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test_input">
        <table:table-row>
          <table:table-cell table:style-name="pd1" office:value-type="string" office:string-value="Instance">
            <text:p>Instance</text:p>
          </table:table-cell>
          <table:table-cell table:style-name="pd1" office:value-type="string" office:string-value="Nantes">
            <text:p>Nantes</text:p>
          </table:table-cell>
          <table:table-cell table:style-name="pd1" office:value-type="string" office:string-value="pabulib/netherlands_amsterdam_166_">
            <text:p>pabulib/netherlands_amsterdam_166_</text:p>
          </table:table-cell>
          <table:table-cell table:style-name="pd1" office:value-type="string" office:string-value="pabulib/netherlands_amsterdam_179_">
            <text:p>pabulib/netherlands_amsterdam_179_</text:p>
          </table:table-cell>
          <table:table-cell table:style-name="pd1" office:value-type="string" office:string-value="pabulib/netherlands_amsterdam_212_">
            <text:p>pabulib/netherlands_amsterdam_212_</text:p>
          </table:table-cell>
          <table:table-cell table:style-name="pd1" office:value-type="string" office:string-value="pabulib/netherlands_amsterdam_252_">
            <text:p>pabulib/netherlands_amsterdam_252_</text:p>
          </table:table-cell>
          <table:table-cell table:style-name="pd1" office:value-type="string" office:string-value="netherlands_amsterdam_166_.pb">
            <text:p>netherlands_amsterdam_166_.pb</text:p>
          </table:table-cell>
          <table:table-cell table:style-name="pd1" office:value-type="string" office:string-value="netherlands_amsterdam_179_.pb">
            <text:p>netherlands_amsterdam_179_.pb</text:p>
          </table:table-cell>
          <table:table-cell table:style-name="pd1" office:value-type="string" office:string-value="netherlands_amsterdam_212_.pb">
            <text:p>netherlands_amsterdam_212_.pb</text:p>
          </table:table-cell>
          <table:table-cell table:style-name="pd1" office:value-type="string" office:string-value="netherlands_amsterdam_267_.pb">
            <text:p>netherlands_amsterdam_267_.pb</text:p>
          </table:table-cell>
          <table:table-cell table:style-name="pd1" office:value-type="string" office:string-value="netherlands_amsterdam_252_.pb">
            <text:p>netherlands_amsterdam_252_.pb</text:p>
          </table:table-cell>
          <table:table-cell table:style-name="pd1" office:value-type="string" office:string-value="netherlands_amsterdam_644_.pb">
            <text:p>netherlands_amsterdam_644_.pb</text:p>
          </table:table-cell>
          <table:table-cell table:style-name="pd1" office:value-type="string" office:string-value="netherlands_amsterdam_646_.pb">
            <text:p>netherlands_amsterdam_646_.pb</text:p>
          </table:table-cell>
          <table:table-cell table:style-name="pd1" office:value-type="string" office:string-value="netherlands_amsterdam_287_.pb">
            <text:p>netherlands_amsterdam_287_.pb</text:p>
          </table:table-cell>
          <table:table-cell table:style-name="pd1" office:value-type="string" office:string-value="netherlands_amsterdam_332_.pb">
            <text:p>netherlands_amsterdam_332_.pb</text:p>
          </table:table-cell>
          <table:table-cell table:style-name="pd1" office:value-type="string" office:string-value="netherlands_amsterdam_524_.pb">
            <text:p>netherlands_amsterdam_524_.pb</text:p>
          </table:table-cell>
          <table:table-cell table:style-name="pd1" office:value-type="string" office:string-value="netherlands_amsterdam_335_.pb">
            <text:p>netherlands_amsterdam_335_.pb</text:p>
          </table:table-cell>
          <table:table-cell table:style-name="pd1" office:value-type="string" office:string-value="netherlands_amsterdam_622_.pb">
            <text:p>netherlands_amsterdam_622_.pb</text:p>
          </table:table-cell>
          <table:table-cell table:style-name="pd1" office:value-type="string" office:string-value="netherlands_amsterdam_605_.pb">
            <text:p>netherlands_amsterdam_605_.pb</text:p>
          </table:table-cell>
          <table:table-cell table:style-name="pd1" office:value-type="string" office:string-value="netherlands_amsterdam_631_.pb">
            <text:p>netherlands_amsterdam_631_.pb</text:p>
          </table:table-cell>
          <table:table-cell table:style-name="pd1" office:value-type="string" office:string-value="netherlands_amsterdam_490_.pb">
            <text:p>netherlands_amsterdam_490_.pb</text:p>
          </table:table-cell>
          <table:table-cell table:style-name="pd1" office:value-type="string" office:string-value="netherlands_amsterdam_613_.pb">
            <text:p>netherlands_amsterdam_613_.pb</text:p>
          </table:table-cell>
          <table:table-cell table:style-name="pd1" office:value-type="string" office:string-value="netherlands_amsterdam_621_.pb">
            <text:p>netherlands_amsterdam_621_.pb</text:p>
          </table:table-cell>
          <table:table-cell table:style-name="pd1" office:value-type="string" office:string-value="netherlands_amsterdam_285_.pb">
            <text:p>netherlands_amsterdam_285_.pb</text:p>
          </table:table-cell>
          <table:table-cell table:style-name="pd1" office:value-type="string" office:string-value="netherlands_amsterdam_492_.pb">
            <text:p>netherlands_amsterdam_492_.pb</text:p>
          </table:table-cell>
          <table:table-cell table:style-name="pd1" office:value-type="string" office:string-value="netherlands_amsterdam_417_.pb">
            <text:p>netherlands_amsterdam_417_.pb</text:p>
          </table:table-cell>
          <table:table-cell table:style-name="pd1" office:value-type="string" office:string-value="netherlands_amsterdam_588_.pb">
            <text:p>netherlands_amsterdam_588_.pb</text:p>
          </table:table-cell>
          <table:table-cell table:style-name="pd1" office:value-type="string" office:string-value="netherlands_amsterdam_604_.pb">
            <text:p>netherlands_amsterdam_604_.pb</text:p>
          </table:table-cell>
          <table:table-cell table:style-name="pd1" office:value-type="string" office:string-value="netherlands_amsterdam_509_.pb">
            <text:p>netherlands_amsterdam_509_.pb</text:p>
          </table:table-cell>
          <table:table-cell table:style-name="pd1" office:value-type="string" office:string-value="netherlands_amsterdam_619_.pb">
            <text:p>netherlands_amsterdam_619_.pb</text:p>
          </table:table-cell>
          <table:table-cell table:style-name="pd1" office:value-type="string" office:string-value="netherlands_amsterdam_304_.pb">
            <text:p>netherlands_amsterdam_304_.pb</text:p>
          </table:table-cell>
          <table:table-cell table:style-name="pd1" office:value-type="string" office:string-value="netherlands_amsterdam_324_.pb">
            <text:p>netherlands_amsterdam_324_.pb</text:p>
          </table:table-cell>
          <table:table-cell table:style-name="pd1" office:value-type="string" office:string-value="netherlands_amsterdam_515_.pb">
            <text:p>netherlands_amsterdam_515_.pb</text:p>
          </table:table-cell>
          <table:table-cell table:style-name="pd1" office:value-type="string" office:string-value="netherlands_amsterdam_645_.pb">
            <text:p>netherlands_amsterdam_645_.pb</text:p>
          </table:table-cell>
          <table:table-cell table:style-name="pd1" office:value-type="string" office:string-value="netherlands_amsterdam_358_.pb">
            <text:p>netherlands_amsterdam_358_.pb</text:p>
          </table:table-cell>
          <table:table-cell table:style-name="pd1" office:value-type="string" office:string-value="netherlands_amsterdam_289_.pb">
            <text:p>netherlands_amsterdam_289_.pb</text:p>
          </table:table-cell>
          <table:table-cell table:style-name="pd1" office:value-type="string" office:string-value="netherlands_amsterdam_489_.pb">
            <text:p>netherlands_amsterdam_489_.pb</text:p>
          </table:table-cell>
          <table:table-cell table:style-name="pd1" office:value-type="string" office:string-value="netherlands_amsterdam_491_.pb">
            <text:p>netherlands_amsterdam_491_.pb</text:p>
          </table:table-cell>
          <table:table-cell table:style-name="pd1" office:value-type="string" office:string-value="netherlands_amsterdam_523_.pb">
            <text:p>netherlands_amsterdam_523_.pb</text:p>
          </table:table-cell>
          <table:table-cell table:style-name="pd1" office:value-type="string" office:string-value="netherlands_amsterdam_288_.pb">
            <text:p>netherlands_amsterdam_288_.pb</text:p>
          </table:table-cell>
          <table:table-cell table:style-name="pd1" office:value-type="string" office:string-value="netherlands_amsterdam_628_.pb">
            <text:p>netherlands_amsterdam_628_.pb</text:p>
          </table:table-cell>
          <table:table-cell table:style-name="pd1" office:value-type="string" office:string-value="netherlands_amsterdam_522_.pb">
            <text:p>netherlands_amsterdam_522_.pb</text:p>
          </table:table-cell>
          <table:table-cell table:style-name="pd1" office:value-type="string" office:string-value="netherlands_amsterdam_525_.pb">
            <text:p>netherlands_amsterdam_525_.pb</text:p>
          </table:table-cell>
          <table:table-cell table:style-name="pd1" office:value-type="string" office:string-value="netherlands_amsterdam_647_.pb">
            <text:p>netherlands_amsterdam_647_.pb</text:p>
          </table:table-cell>
          <table:table-cell table:style-name="pd1" office:value-type="string" office:string-value="netherlands_amsterdam_309_.pb">
            <text:p>netherlands_amsterdam_309_.pb</text:p>
          </table:table-cell>
          <table:table-cell table:style-name="pd1" office:value-type="string" office:string-value="netherlands_amsterdam_166_">
            <text:p>netherlands_amsterdam_166_</text:p>
          </table:table-cell>
          <table:table-cell table:style-name="pd1" office:value-type="string" office:string-value="poland_gdynia_2020_karwiny-small.pb">
            <text:p>poland_gdynia_2020_karwiny-small.pb</text:p>
          </table:table-cell>
          <table:table-cell table:style-name="pd1" office:value-type="string" office:string-value="poland_gdynia_2020_wzgorze-sw-maksymiliana-small.pb">
            <text:p>poland_gdynia_2020_wzgorze-sw-maksymiliana-small.pb</text:p>
          </table:table-cell>
          <table:table-cell table:style-name="pd1" office:value-type="string" office:string-value="poland_gdynia_2020_cisowa-small.pb">
            <text:p>poland_gdynia_2020_cisowa-small.pb</text:p>
          </table:table-cell>
          <table:table-cell table:style-name="pd1" office:value-type="string" office:string-value="poland_gdynia_2020_oksywie-large.pb">
            <text:p>poland_gdynia_2020_oksywie-large.pb</text:p>
          </table:table-cell>
          <table:table-cell table:style-name="pd1" office:value-type="string" office:string-value="poland_gdynia_2020_dzialki-lesne-small.pb">
            <text:p>poland_gdynia_2020_dzialki-lesne-small.pb</text:p>
          </table:table-cell>
          <table:table-cell table:style-name="pd1" office:value-type="string" office:string-value="poland_gdynia_2020_pustki-cisowskie-demptowo-large.pb">
            <text:p>poland_gdynia_2020_pustki-cisowskie-demptowo-large.pb</text:p>
          </table:table-cell>
          <table:table-cell table:style-name="pd1" office:value-type="string" office:string-value="poland_gdynia_2020_leszczynki-large.pb">
            <text:p>poland_gdynia_2020_leszczynki-large.pb</text:p>
          </table:table-cell>
          <table:table-cell table:style-name="pd1" office:value-type="string" office:string-value="poland_gdynia_2020_babie-doly-small.pb">
            <text:p>poland_gdynia_2020_babie-doly-small.pb</text:p>
          </table:table-cell>
          <table:table-cell table:style-name="pd1" office:value-type="string" office:string-value="poland_gdynia_2020_wielki-kack-small.pb">
            <text:p>poland_gdynia_2020_wielki-kack-small.pb</text:p>
          </table:table-cell>
          <table:table-cell table:style-name="pd1" office:value-type="string" office:string-value="poland_gdynia_2020_pogorze-large.pb">
            <text:p>poland_gdynia_2020_pogorze-large.pb</text:p>
          </table:table-cell>
          <table:table-cell table:style-name="pd1" office:value-type="string" office:string-value="poland_gdynia_2020_maly-kack-small.pb">
            <text:p>poland_gdynia_2020_maly-kack-small.pb</text:p>
          </table:table-cell>
          <table:table-cell table:style-name="pd1" office:value-type="string" office:string-value="poland_gdynia_2020_wielki-kack-large.pb">
            <text:p>poland_gdynia_2020_wielki-kack-large.pb</text:p>
          </table:table-cell>
          <table:table-cell table:style-name="pd1" office:value-type="string" office:string-value="poland_gdynia_2020_chylonia-small.pb">
            <text:p>poland_gdynia_2020_chylonia-small.pb</text:p>
          </table:table-cell>
          <table:table-cell table:style-name="pd1" office:value-type="string" office:string-value="poland_gdynia_2020_cisowa-large.pb">
            <text:p>poland_gdynia_2020_cisowa-large.pb</text:p>
          </table:table-cell>
          <table:table-cell table:style-name="pd1" office:value-type="string" office:string-value="poland_gdynia_2020_chylonia-large.pb">
            <text:p>poland_gdynia_2020_chylonia-large.pb</text:p>
          </table:table-cell>
          <table:table-cell table:style-name="pd1" office:value-type="string" office:string-value="poland_gdynia_2020_.pb">
            <text:p>poland_gdynia_2020_.pb</text:p>
          </table:table-cell>
          <table:table-cell table:style-name="pd1" office:value-type="string" office:string-value="poland_gdynia_2020_redlowo-large.pb">
            <text:p>poland_gdynia_2020_redlowo-large.pb</text:p>
          </table:table-cell>
          <table:table-cell table:style-name="pd1" office:value-type="string" office:string-value="poland_gdynia_2020_orlowo-small.pb">
            <text:p>poland_gdynia_2020_orlowo-small.pb</text:p>
          </table:table-cell>
          <table:table-cell table:style-name="pd1" office:value-type="string" office:string-value="poland_gdynia_2020_redlowo-small.pb">
            <text:p>poland_gdynia_2020_redlowo-small.pb</text:p>
          </table:table-cell>
          <table:table-cell table:style-name="pd1" office:value-type="string" office:string-value="poland_gdynia_2020_witomino-small.pb">
            <text:p>poland_gdynia_2020_witomino-small.pb</text:p>
          </table:table-cell>
          <table:table-cell table:style-name="pd1" office:value-type="string" office:string-value="poland_gdynia_2020_grabowek-large.pb">
            <text:p>poland_gdynia_2020_grabowek-large.pb</text:p>
          </table:table-cell>
          <table:table-cell table:style-name="pd1" office:value-type="string" office:string-value="poland_gdynia_2020_witomino-large.pb">
            <text:p>poland_gdynia_2020_witomino-large.pb</text:p>
          </table:table-cell>
          <table:table-cell table:style-name="pd1" office:value-type="string" office:string-value="poland_gdynia_2020_leszczynki-small.pb">
            <text:p>poland_gdynia_2020_leszczynki-small.pb</text:p>
          </table:table-cell>
          <table:table-cell table:style-name="pd1" office:value-type="string" office:string-value="poland_gdynia_2020_wzgorze-sw-maksymiliana-large.pb">
            <text:p>poland_gdynia_2020_wzgorze-sw-maksymiliana-large.pb</text:p>
          </table:table-cell>
          <table:table-cell table:style-name="pd1" office:value-type="string" office:string-value="poland_gdynia_2020_pustki-cisowskie-demptowo-small.pb">
            <text:p>poland_gdynia_2020_pustki-cisowskie-demptowo-small.pb</text:p>
          </table:table-cell>
          <table:table-cell table:style-name="pd1" office:value-type="string" office:string-value="poland_gdynia_2020_srodmiescie-large.pb">
            <text:p>poland_gdynia_2020_srodmiescie-large.pb</text:p>
          </table:table-cell>
          <table:table-cell table:style-name="pd1" office:value-type="string" office:string-value="poland_gdynia_2020_obluze-large.pb">
            <text:p>poland_gdynia_2020_obluze-large.pb</text:p>
          </table:table-cell>
          <table:table-cell table:style-name="pd1" office:value-type="string" office:string-value="poland_gdynia_2020_dzialki-lesne-large.pb">
            <text:p>poland_gdynia_2020_dzialki-lesne-large.pb</text:p>
          </table:table-cell>
          <table:table-cell table:style-name="pd1" office:value-type="string" office:string-value="poland_gdynia_2020_babie-doly-large.pb">
            <text:p>poland_gdynia_2020_babie-doly-large.pb</text:p>
          </table:table-cell>
          <table:table-cell table:style-name="pd1" office:value-type="string" office:string-value="poland_gdynia_2020_kamienna-gora-large.pb">
            <text:p>poland_gdynia_2020_kamienna-gora-large.pb</text:p>
          </table:table-cell>
          <table:table-cell table:style-name="pd1" office:value-type="string" office:string-value="poland_gdynia_2020_karwiny-large.pb">
            <text:p>poland_gdynia_2020_karwiny-large.pb</text:p>
          </table:table-cell>
          <table:table-cell table:style-name="pd1" office:value-type="string" office:string-value="poland_gdynia_2020_orlowo-large.pb">
            <text:p>poland_gdynia_2020_orlowo-large.pb</text:p>
          </table:table-cell>
          <table:table-cell table:style-name="pd1" office:value-type="string" office:string-value="poland_gdynia_2020_obluze-small.pb">
            <text:p>poland_gdynia_2020_obluze-small.pb</text:p>
          </table:table-cell>
          <table:table-cell table:style-name="pd1" office:value-type="string" office:string-value="poland_gdynia_2020_pogorze-small.pb">
            <text:p>poland_gdynia_2020_pogorze-small.pb</text:p>
          </table:table-cell>
          <table:table-cell table:style-name="pd1" office:value-type="string" office:string-value="poland_warszawa_2023_mokotow.pb">
            <text:p>poland_warszawa_2023_mokotow.pb</text:p>
          </table:table-cell>
          <table:table-cell table:style-name="pd1" office:value-type="string" office:string-value="poland_warszawa_2019_wesola.pb">
            <text:p>poland_warszawa_2019_wesola.pb</text:p>
          </table:table-cell>
          <table:table-cell table:style-name="pd1" office:value-type="string" office:string-value="poland_gdynia_2020_maly-kack-large.pb">
            <text:p>poland_gdynia_2020_maly-kack-large.pb</text:p>
          </table:table-cell>
          <table:table-cell table:style-name="pd1" office:value-type="string" office:string-value="poland_gdynia_2020_kamienna-gora-small.pb">
            <text:p>poland_gdynia_2020_kamienna-gora-small.pb</text:p>
          </table:table-cell>
          <table:table-cell table:style-name="pd1" office:value-type="string" office:string-value="poland_gdynia_2020_srodmiescie-small.pb">
            <text:p>poland_gdynia_2020_srodmiescie-small.pb</text:p>
          </table:table-cell>
          <table:table-cell table:style-name="pd1" office:value-type="string" office:string-value="poland_gdynia_2020_dabrowa-large.pb">
            <text:p>poland_gdynia_2020_dabrowa-large.pb</text:p>
          </table:table-cell>
          <table:table-cell table:style-name="pd1" office:value-type="string" office:string-value="poland_gdynia_2020_oksywie-small.pb">
            <text:p>poland_gdynia_2020_oksywie-small.pb</text:p>
          </table:table-cell>
          <table:table-cell table:style-name="pd1" office:value-type="string" office:string-value="poland_warszawa_2021_bielany.pb">
            <text:p>poland_warszawa_2021_bielany.pb</text:p>
          </table:table-cell>
          <table:table-cell table:style-name="pd1" office:value-type="string" office:string-value="poland_gdynia_2020_grabowek-small.pb">
            <text:p>poland_gdynia_2020_grabowek-small.pb</text:p>
          </table:table-cell>
          <table:table-cell table:style-name="pd1" office:value-type="string" office:string-value="poland_gdynia_2020_dabrowa-small.pb">
            <text:p>poland_gdynia_2020_dabrowa-small.pb</text:p>
          </table:table-cell>
          <table:table-cell table:style-name="pd1" office:value-type="string" office:string-value="poland_lodz_2023_ruda.pb">
            <text:p>poland_lodz_2023_ruda.pb</text:p>
          </table:table-cell>
          <table:table-cell table:style-name="pd1" office:value-type="string" office:string-value="poland_lodz_2020_srodmiescie-wschod.pb">
            <text:p>poland_lodz_2020_srodmiescie-wschod.pb</text:p>
          </table:table-cell>
          <table:table-cell table:style-name="pd1" office:value-type="string" office:string-value="poland_lodz_2020_ruda.pb">
            <text:p>poland_lodz_2020_ruda.pb</text:p>
          </table:table-cell>
          <table:table-cell table:style-name="pd1" office:value-type="string" office:string-value="poland_lodz_2022_radogoszcz.pb">
            <text:p>poland_lodz_2022_radogoszcz.pb</text:p>
          </table:table-cell>
          <table:table-cell table:style-name="pd1" office:value-type="string" office:string-value="poland_lodz_2020_wzniesien-lodzkich.pb">
            <text:p>poland_lodz_2020_wzniesien-lodzkich.pb</text:p>
          </table:table-cell>
          <table:table-cell table:style-name="pd1" office:value-type="string" office:string-value="poland_lodz_2023_rokicie.pb">
            <text:p>poland_lodz_2023_rokicie.pb</text:p>
          </table:table-cell>
          <table:table-cell table:style-name="pd1" office:value-type="string" office:string-value="poland_lodz_2023_chojny-dabrowa.pb">
            <text:p>poland_lodz_2023_chojny-dabrowa.pb</text:p>
          </table:table-cell>
          <table:table-cell table:style-name="pd1" office:value-type="string" office:string-value="poland_lodz_2020_radogoszcz.pb">
            <text:p>poland_lodz_2020_radogoszcz.pb</text:p>
          </table:table-cell>
          <table:table-cell table:style-name="pd1" office:value-type="string" office:string-value="poland_lodz_2022_stare-polesie.pb">
            <text:p>poland_lodz_2022_stare-polesie.pb</text:p>
          </table:table-cell>
          <table:table-cell table:style-name="pd1" office:value-type="string" office:string-value="poland_lodz_2022_widzew-wschod.pb">
            <text:p>poland_lodz_2022_widzew-wschod.pb</text:p>
          </table:table-cell>
          <table:table-cell table:style-name="pd1" office:value-type="string" office:string-value="poland_lodz_2022_wzniesien-lodzkich.pb">
            <text:p>poland_lodz_2022_wzniesien-lodzkich.pb</text:p>
          </table:table-cell>
          <table:table-cell table:style-name="pd1" office:value-type="string" office:string-value="poland_lodz_2022_karolew-retkinia-wschod.pb">
            <text:p>poland_lodz_2022_karolew-retkinia-wschod.pb</text:p>
          </table:table-cell>
          <table:table-cell table:style-name="pd1" office:value-type="string" office:string-value="poland_lodz_2023_piastow-kurak.pb">
            <text:p>poland_lodz_2023_piastow-kurak.pb</text:p>
          </table:table-cell>
          <table:table-cell table:style-name="pd1" office:value-type="string" office:string-value="poland_lodz_2020_rokicie.pb">
            <text:p>poland_lodz_2020_rokicie.pb</text:p>
          </table:table-cell>
          <table:table-cell table:style-name="pd1" office:value-type="string" office:string-value="poland_lodz_2023_stare-polesie.pb">
            <text:p>poland_lodz_2023_stare-polesie.pb</text:p>
          </table:table-cell>
          <table:table-cell table:style-name="pd1" office:value-type="string" office:string-value="poland_lodz_2020_stoki-sikawa-podgorze.pb">
            <text:p>poland_lodz_2020_stoki-sikawa-podgorze.pb</text:p>
          </table:table-cell>
          <table:table-cell table:style-name="pd1" office:value-type="string" office:string-value="poland_lodz_2022_zdrowie-mania.pb">
            <text:p>poland_lodz_2022_zdrowie-mania.pb</text:p>
          </table:table-cell>
          <table:table-cell table:style-name="pd1" office:value-type="string" office:string-value="poland_lodz_2020_gorniak.pb">
            <text:p>poland_lodz_2020_gorniak.pb</text:p>
          </table:table-cell>
          <table:table-cell table:style-name="pd1" office:value-type="string" office:string-value="poland_lodz_2022_wiskitno.pb">
            <text:p>poland_lodz_2022_wiskitno.pb</text:p>
          </table:table-cell>
          <table:table-cell table:style-name="pd1" office:value-type="string" office:string-value="poland_lodz_2022_lagiewniki.pb">
            <text:p>poland_lodz_2022_lagiewniki.pb</text:p>
          </table:table-cell>
          <table:table-cell table:style-name="pd1" office:value-type="string" office:string-value="poland_lodz_2023_baluty-centrum.pb">
            <text:p>poland_lodz_2023_baluty-centrum.pb</text:p>
          </table:table-cell>
          <table:table-cell table:style-name="pd1" office:value-type="string" office:string-value="poland_lodz_2020_lublinek-pienista.pb">
            <text:p>poland_lodz_2020_lublinek-pienista.pb</text:p>
          </table:table-cell>
          <table:table-cell table:style-name="pd1" office:value-type="string" office:string-value="poland_lodz_2023_nowosolna.pb">
            <text:p>poland_lodz_2023_nowosolna.pb</text:p>
          </table:table-cell>
          <table:table-cell table:style-name="pd1" office:value-type="string" office:string-value="poland_lodz_2022_olechow-janow.pb">
            <text:p>poland_lodz_2022_olechow-janow.pb</text:p>
          </table:table-cell>
          <table:table-cell table:style-name="pd1" office:value-type="string" office:string-value="poland_lodz_2020_zlotno.pb">
            <text:p>poland_lodz_2020_zlotno.pb</text:p>
          </table:table-cell>
          <table:table-cell table:style-name="pd1" office:value-type="string" office:string-value="poland_lodz_2022_zlotno.pb">
            <text:p>poland_lodz_2022_zlotno.pb</text:p>
          </table:table-cell>
          <table:table-cell table:style-name="pd1" office:value-type="string" office:string-value="poland_lodz_2023_olechow-janow.pb">
            <text:p>poland_lodz_2023_olechow-janow.pb</text:p>
          </table:table-cell>
          <table:table-cell table:style-name="pd1" office:value-type="string" office:string-value="poland_lodz_2020_wiskitno.pb">
            <text:p>poland_lodz_2020_wiskitno.pb</text:p>
          </table:table-cell>
          <table:table-cell table:style-name="pd1" office:value-type="string" office:string-value="poland_lodz_2020_widzew-wschod.pb">
            <text:p>poland_lodz_2020_widzew-wschod.pb</text:p>
          </table:table-cell>
          <table:table-cell table:style-name="pd1" office:value-type="string" office:string-value="poland_lodz_2022_dolina-lodki.pb">
            <text:p>poland_lodz_2022_dolina-lodki.pb</text:p>
          </table:table-cell>
          <table:table-cell table:style-name="pd1" office:value-type="string" office:string-value="poland_lodz_2023_chojny.pb">
            <text:p>poland_lodz_2023_chojny.pb</text:p>
          </table:table-cell>
          <table:table-cell table:style-name="pd1" office:value-type="string" office:string-value="poland_lodz_2023_.pb">
            <text:p>poland_lodz_2023_.pb</text:p>
          </table:table-cell>
          <table:table-cell table:style-name="pd1" office:value-type="string" office:string-value="poland_lodz_2022_mileszki.pb">
            <text:p>poland_lodz_2022_mileszki.pb</text:p>
          </table:table-cell>
          <table:table-cell table:style-name="pd1" office:value-type="string" office:string-value="poland_lodz_2023_nad-nerem.pb">
            <text:p>poland_lodz_2023_nad-nerem.pb</text:p>
          </table:table-cell>
          <table:table-cell table:style-name="pd1" office:value-type="string" office:string-value="poland_lodz_2020_lagiewniki.pb">
            <text:p>poland_lodz_2020_lagiewniki.pb</text:p>
          </table:table-cell>
          <table:table-cell table:style-name="pd1" office:value-type="string" office:string-value="poland_lodz_2022_rokicie.pb">
            <text:p>poland_lodz_2022_rokicie.pb</text:p>
          </table:table-cell>
          <table:table-cell table:style-name="pd1" office:value-type="string" office:string-value="poland_lodz_2022_gorniak.pb">
            <text:p>poland_lodz_2022_gorniak.pb</text:p>
          </table:table-cell>
          <table:table-cell table:style-name="pd1" office:value-type="string" office:string-value="poland_lodz_2023_stoki-sikawa-podgorze.pb">
            <text:p>poland_lodz_2023_stoki-sikawa-podgorze.pb</text:p>
          </table:table-cell>
          <table:table-cell table:style-name="pd1" office:value-type="string" office:string-value="poland_lodz_2020_nr-33.pb">
            <text:p>poland_lodz_2020_nr-33.pb</text:p>
          </table:table-cell>
          <table:table-cell table:style-name="pd1" office:value-type="string" office:string-value="poland_lodz_2023_gorniak.pb">
            <text:p>poland_lodz_2023_gorniak.pb</text:p>
          </table:table-cell>
          <table:table-cell table:style-name="pd1" office:value-type="string" office:string-value="poland_lodz_2023_widzew-wschod.pb">
            <text:p>poland_lodz_2023_widzew-wschod.pb</text:p>
          </table:table-cell>
          <table:table-cell table:style-name="pd1" office:value-type="string" office:string-value="poland_lodz_2020_koziny.pb">
            <text:p>poland_lodz_2020_koziny.pb</text:p>
          </table:table-cell>
          <table:table-cell table:style-name="pd1" office:value-type="string" office:string-value="poland_lodz_2020_piastow-kurak.pb">
            <text:p>poland_lodz_2020_piastow-kurak.pb</text:p>
          </table:table-cell>
          <table:table-cell table:style-name="pd1" office:value-type="string" office:string-value="poland_lodz_2020_chojny-dabrowa.pb">
            <text:p>poland_lodz_2020_chojny-dabrowa.pb</text:p>
          </table:table-cell>
          <table:table-cell table:style-name="pd1" office:value-type="string" office:string-value="poland_warszawa_2021_wilanow.pb">
            <text:p>poland_warszawa_2021_wilanow.pb</text:p>
          </table:table-cell>
          <table:table-cell table:style-name="pd1" office:value-type="string" office:string-value="poland_warszawa_2021_.pb">
            <text:p>poland_warszawa_2021_.pb</text:p>
          </table:table-cell>
          <table:table-cell table:style-name="pd1" office:value-type="string" office:string-value="poland_warszawa_2024_rembertow.pb">
            <text:p>poland_warszawa_2024_rembertow.pb</text:p>
          </table:table-cell>
          <table:table-cell table:style-name="pd1" office:value-type="string" office:string-value="poland_warszawa_2021_ochota.pb">
            <text:p>poland_warszawa_2021_ochota.pb</text:p>
          </table:table-cell>
          <table:table-cell table:style-name="pd1" office:value-type="string" office:string-value="poland_wroclaw_2018_.pb">
            <text:p>poland_wroclaw_2018_.pb</text:p>
          </table:table-cell>
          <table:table-cell table:style-name="pd1" office:value-type="string" office:string-value="poland_wroclaw_2016_.pb">
            <text:p>poland_wroclaw_2016_.pb</text:p>
          </table:table-cell>
          <table:table-cell table:style-name="pd1" office:value-type="string" office:string-value="poland_warszawa_2017_nowe-wlochy.pb">
            <text:p>poland_warszawa_2017_nowe-wlochy.pb</text:p>
          </table:table-cell>
          <table:table-cell table:style-name="pd1" office:value-type="string" office:string-value="poland_warszawa_2017_sady-zoliborskie-zatrasie.pb">
            <text:p>poland_warszawa_2017_sady-zoliborskie-zatrasie.pb</text:p>
          </table:table-cell>
          <table:table-cell table:style-name="pd1" office:value-type="string" office:string-value="poland_warszawa_2017_anin.pb">
            <text:p>poland_warszawa_2017_anin.pb</text:p>
          </table:table-cell>
          <table:table-cell table:style-name="pd1" office:value-type="string" office:string-value="poland_warszawa_2017_rejon-e.pb">
            <text:p>poland_warszawa_2017_rejon-e.pb</text:p>
          </table:table-cell>
          <table:table-cell table:style-name="pd1" office:value-type="string" office:string-value="poland_warszawa_2017_rejon-b.pb">
            <text:p>poland_warszawa_2017_rejon-b.pb</text:p>
          </table:table-cell>
          <table:table-cell table:style-name="pd1" office:value-type="string" office:string-value="poland_warszawa_2017_aleksandrow.pb">
            <text:p>poland_warszawa_2017_aleksandrow.pb</text:p>
          </table:table-cell>
          <table:table-cell table:style-name="pd1" office:value-type="string" office:string-value="poland_warszawa_2017_ursus-polnocny.pb">
            <text:p>poland_warszawa_2017_ursus-polnocny.pb</text:p>
          </table:table-cell>
          <table:table-cell table:style-name="pd1" office:value-type="string" office:string-value="poland_warszawa_2017_srodmiescie.pb">
            <text:p>poland_warszawa_2017_srodmiescie.pb</text:p>
          </table:table-cell>
          <table:table-cell table:style-name="pd1" office:value-type="string" office:string-value="poland_warszawa_2017_grochow-kinowa.pb">
            <text:p>poland_warszawa_2017_grochow-kinowa.pb</text:p>
          </table:table-cell>
          <table:table-cell table:style-name="pd1" office:value-type="string" office:string-value="poland_warszawa_2017_nowa-praga-z-pelcowizna.pb">
            <text:p>poland_warszawa_2017_nowa-praga-z-pelcowizna.pb</text:p>
          </table:table-cell>
          <table:table-cell table:style-name="pd1" office:value-type="string" office:string-value="poland_warszawa_2017_wawer.pb">
            <text:p>poland_warszawa_2017_wawer.pb</text:p>
          </table:table-cell>
          <table:table-cell table:style-name="pd1" office:value-type="string" office:string-value="poland_warszawa_2017_grochow-poludniowy.pb">
            <text:p>poland_warszawa_2017_grochow-poludniowy.pb</text:p>
          </table:table-cell>
          <table:table-cell table:style-name="pd1" office:value-type="string" office:string-value="poland_warszawa_2017_boernerowo-fort-radiowo-groty-gorce.pb">
            <text:p>poland_warszawa_2017_boernerowo-fort-radiowo-groty-gorce.pb</text:p>
          </table:table-cell>
          <table:table-cell table:style-name="pd1" office:value-type="string" office:string-value="poland_warszawa_2017_praga-poludnie.pb">
            <text:p>poland_warszawa_2017_praga-poludnie.pb</text:p>
          </table:table-cell>
          <table:table-cell table:style-name="pd1" office:value-type="string" office:string-value="poland_warszawa_2017_wilanow-obszar-i.pb">
            <text:p>poland_warszawa_2017_wilanow-obszar-i.pb</text:p>
          </table:table-cell>
          <table:table-cell table:style-name="pd1" office:value-type="string" office:string-value="poland_warszawa_2017_wawrzyszew.pb">
            <text:p>poland_warszawa_2017_wawrzyszew.pb</text:p>
          </table:table-cell>
          <table:table-cell table:style-name="pd1" office:value-type="string" office:string-value="poland_warszawa_2017_wysokie-okecie.pb">
            <text:p>poland_warszawa_2017_wysokie-okecie.pb</text:p>
          </table:table-cell>
          <table:table-cell table:style-name="pd1" office:value-type="string" office:string-value="poland_warszawa_2017_ursynow-wysoki-polnocny.pb">
            <text:p>poland_warszawa_2017_ursynow-wysoki-polnocny.pb</text:p>
          </table:table-cell>
          <table:table-cell table:style-name="pd1" office:value-type="string" office:string-value="poland_warszawa_2017_nadwisle.pb">
            <text:p>poland_warszawa_2017_nadwisle.pb</text:p>
          </table:table-cell>
          <table:table-cell table:style-name="pd1" office:value-type="string" office:string-value="poland_warszawa_2017_rejon-a.pb">
            <text:p>poland_warszawa_2017_rejon-a.pb</text:p>
          </table:table-cell>
          <table:table-cell table:style-name="pd1" office:value-type="string" office:string-value="poland_warszawa_2017_miedzylesie.pb">
            <text:p>poland_warszawa_2017_miedzylesie.pb</text:p>
          </table:table-cell>
          <table:table-cell table:style-name="pd1" office:value-type="string" office:string-value="poland_warszawa_2017_targowek-fabryczny-elsnerow-i-utrata.pb">
            <text:p>poland_warszawa_2017_targowek-fabryczny-elsnerow-i-utrata.pb</text:p>
          </table:table-cell>
          <table:table-cell table:style-name="pd1" office:value-type="string" office:string-value="poland_warszawa_2017_choszczowka-dabrowka-szlachecka-bialoleka-dworska-henrykow-szamocin.pb">
            <text:p>poland_warszawa_2017_choszczowka-dabrowka-szlachecka-bialoleka-dworska-henrykow-szamocin.pb</text:p>
          </table:table-cell>
          <table:table-cell table:style-name="pd1" office:value-type="string" office:string-value="poland_warszawa_2017_falenica.pb">
            <text:p>poland_warszawa_2017_falenica.pb</text:p>
          </table:table-cell>
          <table:table-cell table:style-name="pd1" office:value-type="string" office:string-value="poland_warszawa_2017_stare-wlochy.pb">
            <text:p>poland_warszawa_2017_stare-wlochy.pb</text:p>
          </table:table-cell>
          <table:table-cell table:style-name="pd1" office:value-type="string" office:string-value="poland_warszawa_2017_marysin-poludniowy.pb">
            <text:p>poland_warszawa_2017_marysin-poludniowy.pb</text:p>
          </table:table-cell>
          <table:table-cell table:style-name="pd1" office:value-type="string" office:string-value="poland_warszawa_2017_subunit-wawer.pb">
            <text:p>poland_warszawa_2017_subunit-wawer.pb</text:p>
          </table:table-cell>
          <table:table-cell table:style-name="pd1" office:value-type="string" office:string-value="poland_warszawa_2017_marymont-potok-zoliborz-dziennikarski.pb">
            <text:p>poland_warszawa_2017_marymont-potok-zoliborz-dziennikarski.pb</text:p>
          </table:table-cell>
          <table:table-cell table:style-name="pd1" office:value-type="string" office:string-value="poland_warszawa_2017_ochota.pb">
            <text:p>poland_warszawa_2017_ochota.pb</text:p>
          </table:table-cell>
          <table:table-cell table:style-name="pd1" office:value-type="string" office:string-value="poland_warszawa_2017_rakowiec.pb">
            <text:p>poland_warszawa_2017_rakowiec.pb</text:p>
          </table:table-cell>
          <table:table-cell table:style-name="pd1" office:value-type="string" office:string-value="poland_warszawa_2017_zacisze.pb">
            <text:p>poland_warszawa_2017_zacisze.pb</text:p>
          </table:table-cell>
          <table:table-cell table:style-name="pd1" office:value-type="string" office:string-value="poland_warszawa_2017_bielany.pb">
            <text:p>poland_warszawa_2017_bielany.pb</text:p>
          </table:table-cell>
          <table:table-cell table:style-name="pd1" office:value-type="string" office:string-value="poland_warszawa_2017_zielona-grzybowa.pb">
            <text:p>poland_warszawa_2017_zielona-grzybowa.pb</text:p>
          </table:table-cell>
          <table:table-cell table:style-name="pd1" office:value-type="string" office:string-value="poland_warszawa_2017_kobialka-augustow-brzeziny-grodzisk-lewandow-annopol-zeran.pb">
            <text:p>poland_warszawa_2017_kobialka-augustow-brzeziny-grodzisk-lewandow-annopol-zeran.pb</text:p>
          </table:table-cell>
          <table:table-cell table:style-name="pd1" office:value-type="string" office:string-value="poland_warszawa_2017_grochow-centrum.pb">
            <text:p>poland_warszawa_2017_grochow-centrum.pb</text:p>
          </table:table-cell>
          <table:table-cell table:style-name="pd1" office:value-type="string" office:string-value="poland_warszawa_2017_mlynow.pb">
            <text:p>poland_warszawa_2017_mlynow.pb</text:p>
          </table:table-cell>
          <table:table-cell table:style-name="pd1" office:value-type="string" office:string-value="poland_warszawa_2017_bemowo.pb">
            <text:p>poland_warszawa_2017_bemowo.pb</text:p>
          </table:table-cell>
          <table:table-cell table:style-name="pd1" office:value-type="string" office:string-value="poland_warszawa_2017_praga-polnoc.pb">
            <text:p>poland_warszawa_2017_praga-polnoc.pb</text:p>
          </table:table-cell>
          <table:table-cell table:style-name="pd1" office:value-type="string" office:string-value="poland_warszawa_2017_stara-ochota.pb">
            <text:p>poland_warszawa_2017_stara-ochota.pb</text:p>
          </table:table-cell>
          <table:table-cell table:style-name="pd1" office:value-type="string" office:string-value="poland_warszawa_2017_wrzeciono-mlociny.pb">
            <text:p>poland_warszawa_2017_wrzeciono-mlociny.pb</text:p>
          </table:table-cell>
          <table:table-cell table:style-name="pd1" office:value-type="string" office:string-value="poland_warszawa_2017_las.pb">
            <text:p>poland_warszawa_2017_las.pb</text:p>
          </table:table-cell>
          <table:table-cell table:style-name="pd1" office:value-type="string" office:string-value="poland_warszawa_2017_kolo.pb">
            <text:p>poland_warszawa_2017_kolo.pb</text:p>
          </table:table-cell>
          <table:table-cell table:style-name="pd1" office:value-type="string" office:string-value="poland_warszawa_2017_lotnisko-bemowo-lotnisko-fort-bema.pb">
            <text:p>poland_warszawa_2017_lotnisko-bemowo-lotnisko-fort-bema.pb</text:p>
          </table:table-cell>
          <table:table-cell table:style-name="pd1" office:value-type="string" office:string-value="poland_warszawa_2017_centrum-wola-grzybowska-groszowka.pb">
            <text:p>poland_warszawa_2017_centrum-wola-grzybowska-groszowka.pb</text:p>
          </table:table-cell>
          <table:table-cell table:style-name="pd1" office:value-type="string" office:string-value="poland_warszawa_2017_zoliborz-centralny.pb">
            <text:p>poland_warszawa_2017_zoliborz-centralny.pb</text:p>
          </table:table-cell>
          <table:table-cell table:style-name="pd1" office:value-type="string" office:string-value="poland_warszawa_2017_radosc.pb">
            <text:p>poland_warszawa_2017_radosc.pb</text:p>
          </table:table-cell>
          <table:table-cell table:style-name="pd1" office:value-type="string" office:string-value="poland_warszawa_2017_saska-kepa.pb">
            <text:p>poland_warszawa_2017_saska-kepa.pb</text:p>
          </table:table-cell>
          <table:table-cell table:style-name="pd1" office:value-type="string" office:string-value="poland_warszawa_2017_szczesliwice.pb">
            <text:p>poland_warszawa_2017_szczesliwice.pb</text:p>
          </table:table-cell>
          <table:table-cell table:style-name="pd1" office:value-type="string" office:string-value="poland_warszawa_2017_grochow-polnocny.pb">
            <text:p>poland_warszawa_2017_grochow-polnocny.pb</text:p>
          </table:table-cell>
          <table:table-cell table:style-name="pd1" office:value-type="string" office:string-value="poland_warszawa_2017_zerzen.pb">
            <text:p>poland_warszawa_2017_zerzen.pb</text:p>
          </table:table-cell>
          <table:table-cell table:style-name="pd1" office:value-type="string" office:string-value="poland_warszawa_2017_miedzeszyn.pb">
            <text:p>poland_warszawa_2017_miedzeszyn.pb</text:p>
          </table:table-cell>
          <table:table-cell table:style-name="pd1" office:value-type="string" office:string-value="poland_warszawa_2017_rejon-f.pb">
            <text:p>poland_warszawa_2017_rejon-f.pb</text:p>
          </table:table-cell>
          <table:table-cell table:style-name="pd1" office:value-type="string" office:string-value="poland_warszawa_2017_ruda-marymont-las-bielanski.pb">
            <text:p>poland_warszawa_2017_ruda-marymont-las-bielanski.pb</text:p>
          </table:table-cell>
          <table:table-cell table:style-name="pd1" office:value-type="string" office:string-value="poland_warszawa_2017_sadul.pb">
            <text:p>poland_warszawa_2017_sadul.pb</text:p>
          </table:table-cell>
          <table:table-cell table:style-name="pd1" office:value-type="string" office:string-value="poland_warszawa_2017_tarchomin-nowodwory-piekielko.pb">
            <text:p>poland_warszawa_2017_tarchomin-nowodwory-piekielko.pb</text:p>
          </table:table-cell>
          <table:table-cell table:style-name="pd1" office:value-type="string" office:string-value="poland_warszawa_2017_niskie-okecie.pb">
            <text:p>poland_warszawa_2017_niskie-okecie.pb</text:p>
          </table:table-cell>
          <table:table-cell table:style-name="pd1" office:value-type="string" office:string-value="poland_warszawa_2017_ulrychow-odolany.pb">
            <text:p>poland_warszawa_2017_ulrychow-odolany.pb</text:p>
          </table:table-cell>
          <table:table-cell table:style-name="pd1" office:value-type="string" office:string-value="poland_warszawa_2017_ursynow.pb">
            <text:p>poland_warszawa_2017_ursynow.pb</text:p>
          </table:table-cell>
          <table:table-cell table:style-name="pd1" office:value-type="string" office:string-value="poland_warszawa_2017_plac-wojska-polskiego.pb">
            <text:p>poland_warszawa_2017_plac-wojska-polskiego.pb</text:p>
          </table:table-cell>
          <table:table-cell table:style-name="pd1" office:value-type="string" office:string-value="poland_warszawa_2017_wars.pb">
            <text:p>poland_warszawa_2017_wars.pb</text:p>
          </table:table-cell>
          <table:table-cell table:style-name="pd1" office:value-type="string" office:string-value="poland_warszawa_2017_kamionek.pb">
            <text:p>poland_warszawa_2017_kamionek.pb</text:p>
          </table:table-cell>
          <table:table-cell table:style-name="pd1" office:value-type="string" office:string-value="poland_warszawa_2017_marysin-polnocny.pb">
            <text:p>poland_warszawa_2017_marysin-polnocny.pb</text:p>
          </table:table-cell>
          <table:table-cell table:style-name="pd1" office:value-type="string" office:string-value="poland_warszawa_2017_stara-praga-i-szmulowizna-z-michalowem.pb">
            <text:p>poland_warszawa_2017_stara-praga-i-szmulowizna-z-michalowem.pb</text:p>
          </table:table-cell>
          <table:table-cell table:style-name="pd1" office:value-type="string" office:string-value="poland_warszawa_2017_brodno-podgrodzie.pb">
            <text:p>poland_warszawa_2017_brodno-podgrodzie.pb</text:p>
          </table:table-cell>
          <table:table-cell table:style-name="pd1" office:value-type="string" office:string-value="poland_warszawa_2017_nowolipki-powazki.pb">
            <text:p>poland_warszawa_2017_nowolipki-powazki.pb</text:p>
          </table:table-cell>
          <table:table-cell table:style-name="pd1" office:value-type="string" office:string-value="poland_warszawa_2017_targowek-mieszkaniowy.pb">
            <text:p>poland_warszawa_2017_targowek-mieszkaniowy.pb</text:p>
          </table:table-cell>
          <table:table-cell table:style-name="pd1" office:value-type="string" office:string-value="poland_warszawa_2017_sawa.pb">
            <text:p>poland_warszawa_2017_sawa.pb</text:p>
          </table:table-cell>
          <table:table-cell table:style-name="pd1" office:value-type="string" office:string-value="poland_warszawa_2017_czyste-mirow.pb">
            <text:p>poland_warszawa_2017_czyste-mirow.pb</text:p>
          </table:table-cell>
          <table:table-cell table:style-name="pd1" office:value-type="string" office:string-value="poland_warszawa_2017_radiowo-wolka-weglowa-placowka-huta.pb">
            <text:p>poland_warszawa_2017_radiowo-wolka-weglowa-placowka-huta.pb</text:p>
          </table:table-cell>
          <table:table-cell table:style-name="pd1" office:value-type="string" office:string-value="poland_warszawa_2017_piaski.pb">
            <text:p>poland_warszawa_2017_piaski.pb</text:p>
          </table:table-cell>
          <table:table-cell table:style-name="pd1" office:value-type="string" office:string-value="poland_warszawa_2017_goclaw.pb">
            <text:p>poland_warszawa_2017_goclaw.pb</text:p>
          </table:table-cell>
          <table:table-cell table:style-name="pd1" office:value-type="string" office:string-value="poland_warszawa_2017_stara-milosna.pb">
            <text:p>poland_warszawa_2017_stara-milosna.pb</text:p>
          </table:table-cell>
          <table:table-cell table:style-name="pd1" office:value-type="string" office:string-value="poland_warszawa_2017_brodno.pb">
            <text:p>poland_warszawa_2017_brodno.pb</text:p>
          </table:table-cell>
          <table:table-cell table:style-name="pd1" office:value-type="string" office:string-value="poland_warszawa_2017_rejon-d.pb">
            <text:p>poland_warszawa_2017_rejon-d.pb</text:p>
          </table:table-cell>
          <table:table-cell table:style-name="pd1" office:value-type="string" office:string-value="poland_warszawa_2017_ursynow-wysoki-poludniowy.pb">
            <text:p>poland_warszawa_2017_ursynow-wysoki-poludniowy.pb</text:p>
          </table:table-cell>
          <table:table-cell table:style-name="pd1" office:value-type="string" office:string-value="poland_warszawa_2017_chomiczowka.pb">
            <text:p>poland_warszawa_2017_chomiczowka.pb</text:p>
          </table:table-cell>
          <table:table-cell table:style-name="pd1" office:value-type="string" office:string-value="poland_warszawa_2017_zielony-ursynow.pb">
            <text:p>poland_warszawa_2017_zielony-ursynow.pb</text:p>
          </table:table-cell>
          <table:table-cell table:style-name="pd1" office:value-type="string" office:string-value="poland_warszawa_2017_rejon-c.pb">
            <text:p>poland_warszawa_2017_rejon-c.pb</text:p>
          </table:table-cell>
          <table:table-cell table:style-name="pd1" office:value-type="string" office:string-value="poland_warszawa_2017_rembertow.pb">
            <text:p>poland_warszawa_2017_rembertow.pb</text:p>
          </table:table-cell>
          <table:table-cell table:style-name="pd1" office:value-type="string" office:string-value="poland_warszawa_2017_slodowiec.pb">
            <text:p>poland_warszawa_2017_slodowiec.pb</text:p>
          </table:table-cell>
          <table:table-cell table:style-name="pd1" office:value-type="string" office:string-value="poland_warszawa_2017_stare-bielany.pb">
            <text:p>poland_warszawa_2017_stare-bielany.pb</text:p>
          </table:table-cell>
          <table:table-cell table:style-name="pd1" office:value-type="string" office:string-value="poland_warszawa_2017_ursus-poludniowy.pb">
            <text:p>poland_warszawa_2017_ursus-poludniowy.pb</text:p>
          </table:table-cell>
          <table:table-cell table:style-name="pd1" office:value-type="string" office:string-value="poland_warszawa_2017_chrzanow-jelonki-polnocne-jelonki-poludniowe.pb">
            <text:p>poland_warszawa_2017_chrzanow-jelonki-polnocne-jelonki-poludniowe.pb</text:p>
          </table:table-cell>
          <table:table-cell table:style-name="pd1" office:value-type="string" office:string-value="poland_warszawa_2017_przyczolek-grochowski.pb">
            <text:p>poland_warszawa_2017_przyczolek-grochowski.pb</text:p>
          </table:table-cell>
          <table:table-cell table:style-name="pd1" office:value-type="string" office:string-value="poland_warszawa_2017_wilanow-obszar-ii.pb">
            <text:p>poland_warszawa_2017_wilanow-obszar-ii.pb</text:p>
          </table:table-cell>
          <table:table-cell table:style-name="pd1" office:value-type="string" office:string-value="poland_warszawa_2017_zoliborz-poludniowy-powazki.pb">
            <text:p>poland_warszawa_2017_zoliborz-poludniowy-powazki.pb</text:p>
          </table:table-cell>
          <table:table-cell table:style-name="pd1" office:value-type="string" office:string-value="poland_warszawa_2018_ursynow-wysoki-poludniowy.pb">
            <text:p>poland_warszawa_2018_ursynow-wysoki-poludniowy.pb</text:p>
          </table:table-cell>
          <table:table-cell table:style-name="pd1" office:value-type="string" office:string-value="poland_warszawa_2018_wilanow-obszar-i.pb">
            <text:p>poland_warszawa_2018_wilanow-obszar-i.pb</text:p>
          </table:table-cell>
          <table:table-cell table:style-name="pd1" office:value-type="string" office:string-value="poland_warszawa_2018_rejon-4.pb">
            <text:p>poland_warszawa_2018_rejon-4.pb</text:p>
          </table:table-cell>
          <table:table-cell table:style-name="pd1" office:value-type="string" office:string-value="poland_warszawa_2018_ursus-poludniowy.pb">
            <text:p>poland_warszawa_2018_ursus-poludniowy.pb</text:p>
          </table:table-cell>
          <table:table-cell table:style-name="pd1" office:value-type="string" office:string-value="poland_warszawa_2018_przyczolek-grochowski.pb">
            <text:p>poland_warszawa_2018_przyczolek-grochowski.pb</text:p>
          </table:table-cell>
          <table:table-cell table:style-name="pd1" office:value-type="string" office:string-value="poland_warszawa_2018_subunit-wawer.pb">
            <text:p>poland_warszawa_2018_subunit-wawer.pb</text:p>
          </table:table-cell>
          <table:table-cell table:style-name="pd1" office:value-type="string" office:string-value="poland_warszawa_2018_zacisze.pb">
            <text:p>poland_warszawa_2018_zacisze.pb</text:p>
          </table:table-cell>
          <table:table-cell table:style-name="pd1" office:value-type="string" office:string-value="poland_warszawa_2018_sadul.pb">
            <text:p>poland_warszawa_2018_sadul.pb</text:p>
          </table:table-cell>
          <table:table-cell table:style-name="pd1" office:value-type="string" office:string-value="poland_warszawa_2018_obszar-ii-stara-praga-ze-szmulowizna-z-michalowem.pb">
            <text:p>poland_warszawa_2018_obszar-ii-stara-praga-ze-szmulowizna-z-michalowem.pb</text:p>
          </table:table-cell>
          <table:table-cell table:style-name="pd1" office:value-type="string" office:string-value="poland_warszawa_2018_grochow-poludniowy.pb">
            <text:p>poland_warszawa_2018_grochow-poludniowy.pb</text:p>
          </table:table-cell>
          <table:table-cell table:style-name="pd1" office:value-type="string" office:string-value="poland_warszawa_2018_srodmiescie-polnocne.pb">
            <text:p>poland_warszawa_2018_srodmiescie-polnocne.pb</text:p>
          </table:table-cell>
          <table:table-cell table:style-name="pd1" office:value-type="string" office:string-value="poland_warszawa_2018_nadwisle.pb">
            <text:p>poland_warszawa_2018_nadwisle.pb</text:p>
          </table:table-cell>
          <table:table-cell table:style-name="pd1" office:value-type="string" office:string-value="poland_warszawa_2018_targowek.pb">
            <text:p>poland_warszawa_2018_targowek.pb</text:p>
          </table:table-cell>
          <table:table-cell table:style-name="pd1" office:value-type="string" office:string-value="poland_warszawa_2018_rejon-8.pb">
            <text:p>poland_warszawa_2018_rejon-8.pb</text:p>
          </table:table-cell>
          <table:table-cell table:style-name="pd1" office:value-type="string" office:string-value="poland_warszawa_2018_rakowiec.pb">
            <text:p>poland_warszawa_2018_rakowiec.pb</text:p>
          </table:table-cell>
          <table:table-cell table:style-name="pd1" office:value-type="string" office:string-value="poland_warszawa_2018_wilanow-obszar-ii.pb">
            <text:p>poland_warszawa_2018_wilanow-obszar-ii.pb</text:p>
          </table:table-cell>
          <table:table-cell table:style-name="pd1" office:value-type="string" office:string-value="poland_warszawa_2018_rejon-6.pb">
            <text:p>poland_warszawa_2018_rejon-6.pb</text:p>
          </table:table-cell>
          <table:table-cell table:style-name="pd1" office:value-type="string" office:string-value="poland_warszawa_2018_grochow-kinowa.pb">
            <text:p>poland_warszawa_2018_grochow-kinowa.pb</text:p>
          </table:table-cell>
          <table:table-cell table:style-name="pd1" office:value-type="string" office:string-value="poland_warszawa_2018_srodmiescie-poludniowe.pb">
            <text:p>poland_warszawa_2018_srodmiescie-poludniowe.pb</text:p>
          </table:table-cell>
          <table:table-cell table:style-name="pd1" office:value-type="string" office:string-value="poland_warszawa_2018_miedzylesie.pb">
            <text:p>poland_warszawa_2018_miedzylesie.pb</text:p>
          </table:table-cell>
          <table:table-cell table:style-name="pd1" office:value-type="string" office:string-value="poland_warszawa_2018_marysin-wawerski-poludniowy.pb">
            <text:p>poland_warszawa_2018_marysin-wawerski-poludniowy.pb</text:p>
          </table:table-cell>
          <table:table-cell table:style-name="pd1" office:value-type="string" office:string-value="poland_warszawa_2018_rejon-3.pb">
            <text:p>poland_warszawa_2018_rejon-3.pb</text:p>
          </table:table-cell>
          <table:table-cell table:style-name="pd1" office:value-type="string" office:string-value="poland_warszawa_2018_praga-poludnie.pb">
            <text:p>poland_warszawa_2018_praga-poludnie.pb</text:p>
          </table:table-cell>
          <table:table-cell table:style-name="pd1" office:value-type="string" office:string-value="poland_warszawa_2018_stara-ochota.pb">
            <text:p>poland_warszawa_2018_stara-ochota.pb</text:p>
          </table:table-cell>
          <table:table-cell table:style-name="pd1" office:value-type="string" office:string-value="poland_warszawa_2018_targowek-mieszkaniowy.pb">
            <text:p>poland_warszawa_2018_targowek-mieszkaniowy.pb</text:p>
          </table:table-cell>
          <table:table-cell table:style-name="pd1" office:value-type="string" office:string-value="poland_warszawa_2018_boernerowo-fort-radiowo-groty-gorce.pb">
            <text:p>poland_warszawa_2018_boernerowo-fort-radiowo-groty-gorce.pb</text:p>
          </table:table-cell>
          <table:table-cell table:style-name="pd1" office:value-type="string" office:string-value="poland_warszawa_2018_stare-bielany.pb">
            <text:p>poland_warszawa_2018_stare-bielany.pb</text:p>
          </table:table-cell>
          <table:table-cell table:style-name="pd1" office:value-type="string" office:string-value="poland_warszawa_2018_stare-wlochy.pb">
            <text:p>poland_warszawa_2018_stare-wlochy.pb</text:p>
          </table:table-cell>
          <table:table-cell table:style-name="pd1" office:value-type="string" office:string-value="poland_warszawa_2018_marysin-wawerski-polnocny.pb">
            <text:p>poland_warszawa_2018_marysin-wawerski-polnocny.pb</text:p>
          </table:table-cell>
          <table:table-cell table:style-name="pd1" office:value-type="string" office:string-value="poland_warszawa_2018_nowolipki-powazki.pb">
            <text:p>poland_warszawa_2018_nowolipki-powazki.pb</text:p>
          </table:table-cell>
          <table:table-cell table:style-name="pd1" office:value-type="string" office:string-value="poland_warszawa_2018_bialoleka-obszar-1.pb">
            <text:p>poland_warszawa_2018_bialoleka-obszar-1.pb</text:p>
          </table:table-cell>
          <table:table-cell table:style-name="pd1" office:value-type="string" office:string-value="poland_warszawa_2018_wysokie-okecie.pb">
            <text:p>poland_warszawa_2018_wysokie-okecie.pb</text:p>
          </table:table-cell>
          <table:table-cell table:style-name="pd1" office:value-type="string" office:string-value="poland_warszawa_2018_grochow-polnocny.pb">
            <text:p>poland_warszawa_2018_grochow-polnocny.pb</text:p>
          </table:table-cell>
          <table:table-cell table:style-name="pd1" office:value-type="string" office:string-value="poland_warszawa_2018_bialoleka.pb">
            <text:p>poland_warszawa_2018_bialoleka.pb</text:p>
          </table:table-cell>
          <table:table-cell table:style-name="pd1" office:value-type="string" office:string-value="poland_warszawa_2018_czyste-mirow.pb">
            <text:p>poland_warszawa_2018_czyste-mirow.pb</text:p>
          </table:table-cell>
          <table:table-cell table:style-name="pd1" office:value-type="string" office:string-value="poland_warszawa_2018_slodowiec.pb">
            <text:p>poland_warszawa_2018_slodowiec.pb</text:p>
          </table:table-cell>
          <table:table-cell table:style-name="pd1" office:value-type="string" office:string-value="poland_warszawa_2018_anin.pb">
            <text:p>poland_warszawa_2018_anin.pb</text:p>
          </table:table-cell>
          <table:table-cell table:style-name="pd1" office:value-type="string" office:string-value="poland_warszawa_2018_obszar-2-sady-zoliborskie-zatrasie.pb">
            <text:p>poland_warszawa_2018_obszar-2-sady-zoliborskie-zatrasie.pb</text:p>
          </table:table-cell>
          <table:table-cell table:style-name="pd1" office:value-type="string" office:string-value="poland_warszawa_2018_targowek-fabryczny-elsnerow-i-utrata.pb">
            <text:p>poland_warszawa_2018_targowek-fabryczny-elsnerow-i-utrata.pb</text:p>
          </table:table-cell>
          <table:table-cell table:style-name="pd1" office:value-type="string" office:string-value="poland_warszawa_2018_chomiczowka.pb">
            <text:p>poland_warszawa_2018_chomiczowka.pb</text:p>
          </table:table-cell>
          <table:table-cell table:style-name="pd1" office:value-type="string" office:string-value="poland_warszawa_2018_rejon-5.pb">
            <text:p>poland_warszawa_2018_rejon-5.pb</text:p>
          </table:table-cell>
          <table:table-cell table:style-name="pd1" office:value-type="string" office:string-value="poland_warszawa_2018_ursus-polnocny.pb">
            <text:p>poland_warszawa_2018_ursus-polnocny.pb</text:p>
          </table:table-cell>
          <table:table-cell table:style-name="pd1" office:value-type="string" office:string-value="poland_warszawa_2018_szczesliwice.pb">
            <text:p>poland_warszawa_2018_szczesliwice.pb</text:p>
          </table:table-cell>
          <table:table-cell table:style-name="pd1" office:value-type="string" office:string-value="poland_warszawa_2018_wilanow.pb">
            <text:p>poland_warszawa_2018_wilanow.pb</text:p>
          </table:table-cell>
          <table:table-cell table:style-name="pd1" office:value-type="string" office:string-value="poland_warszawa_2018_ulrychow-odolany.pb">
            <text:p>poland_warszawa_2018_ulrychow-odolany.pb</text:p>
          </table:table-cell>
          <table:table-cell table:style-name="pd1" office:value-type="string" office:string-value="poland_warszawa_2018_grochow-centrum.pb">
            <text:p>poland_warszawa_2018_grochow-centrum.pb</text:p>
          </table:table-cell>
          <table:table-cell table:style-name="pd1" office:value-type="string" office:string-value="poland_warszawa_2018_obszar-i-nowa-praga-z-pelcowizna.pb">
            <text:p>poland_warszawa_2018_obszar-i-nowa-praga-z-pelcowizna.pb</text:p>
          </table:table-cell>
          <table:table-cell table:style-name="pd1" office:value-type="string" office:string-value="poland_warszawa_2018_pole-mokotowskie.pb">
            <text:p>poland_warszawa_2018_pole-mokotowskie.pb</text:p>
          </table:table-cell>
          <table:table-cell table:style-name="pd1" office:value-type="string" office:string-value="poland_warszawa_2018_falenica.pb">
            <text:p>poland_warszawa_2018_falenica.pb</text:p>
          </table:table-cell>
          <table:table-cell table:style-name="pd1" office:value-type="string" office:string-value="poland_warszawa_2018_radosc.pb">
            <text:p>poland_warszawa_2018_radosc.pb</text:p>
          </table:table-cell>
          <table:table-cell table:style-name="pd1" office:value-type="string" office:string-value="poland_warszawa_2018_zerzen.pb">
            <text:p>poland_warszawa_2018_zerzen.pb</text:p>
          </table:table-cell>
          <table:table-cell table:style-name="pd1" office:value-type="string" office:string-value="poland_warszawa_2018_obszar-2-stara-milosna.pb">
            <text:p>poland_warszawa_2018_obszar-2-stara-milosna.pb</text:p>
          </table:table-cell>
          <table:table-cell table:style-name="pd1" office:value-type="string" office:string-value="poland_warszawa_2018_wawrzyszew.pb">
            <text:p>poland_warszawa_2018_wawrzyszew.pb</text:p>
          </table:table-cell>
          <table:table-cell table:style-name="pd1" office:value-type="string" office:string-value="poland_warszawa_2018_las.pb">
            <text:p>poland_warszawa_2018_las.pb</text:p>
          </table:table-cell>
          <table:table-cell table:style-name="pd1" office:value-type="string" office:string-value="poland_warszawa_2018_radiowo-wolka-weglowa-placowka-huta.pb">
            <text:p>poland_warszawa_2018_radiowo-wolka-weglowa-placowka-huta.pb</text:p>
          </table:table-cell>
          <table:table-cell table:style-name="pd1" office:value-type="string" office:string-value="poland_warszawa_2018_rembertow.pb">
            <text:p>poland_warszawa_2018_rembertow.pb</text:p>
          </table:table-cell>
          <table:table-cell table:style-name="pd1" office:value-type="string" office:string-value="poland_warszawa_2018_obszar-4-zoliborz-poludniowy-powazki.pb">
            <text:p>poland_warszawa_2018_obszar-4-zoliborz-poludniowy-powazki.pb</text:p>
          </table:table-cell>
          <table:table-cell table:style-name="pd1" office:value-type="string" office:string-value="poland_warszawa_2018_ursynow-wysoki-polnocny.pb">
            <text:p>poland_warszawa_2018_ursynow-wysoki-polnocny.pb</text:p>
          </table:table-cell>
          <table:table-cell table:style-name="pd1" office:value-type="string" office:string-value="poland_warszawa_2018_obszar-1-zoliborz-centralny.pb">
            <text:p>poland_warszawa_2018_obszar-1-zoliborz-centralny.pb</text:p>
          </table:table-cell>
          <table:table-cell table:style-name="pd1" office:value-type="string" office:string-value="poland_warszawa_2018_zielony-ursynow.pb">
            <text:p>poland_warszawa_2018_zielony-ursynow.pb</text:p>
          </table:table-cell>
          <table:table-cell table:style-name="pd1" office:value-type="string" office:string-value="poland_warszawa_2018_stare-miasto.pb">
            <text:p>poland_warszawa_2018_stare-miasto.pb</text:p>
          </table:table-cell>
          <table:table-cell table:style-name="pd1" office:value-type="string" office:string-value="poland_warszawa_2018_nowe-wlochy.pb">
            <text:p>poland_warszawa_2018_nowe-wlochy.pb</text:p>
          </table:table-cell>
          <table:table-cell table:style-name="pd1" office:value-type="string" office:string-value="poland_warszawa_2018_niskie-okecie.pb">
            <text:p>poland_warszawa_2018_niskie-okecie.pb</text:p>
          </table:table-cell>
          <table:table-cell table:style-name="pd1" office:value-type="string" office:string-value="poland_warszawa_2018_rejon-9.pb">
            <text:p>poland_warszawa_2018_rejon-9.pb</text:p>
          </table:table-cell>
          <table:table-cell table:style-name="pd1" office:value-type="string" office:string-value="poland_warszawa_2018_saska-kepa.pb">
            <text:p>poland_warszawa_2018_saska-kepa.pb</text:p>
          </table:table-cell>
          <table:table-cell table:style-name="pd1" office:value-type="string" office:string-value="poland_warszawa_2018_brodno-podgrodzie.pb">
            <text:p>poland_warszawa_2018_brodno-podgrodzie.pb</text:p>
          </table:table-cell>
          <table:table-cell table:style-name="pd1" office:value-type="string" office:string-value="poland_warszawa_2018_bielany.pb">
            <text:p>poland_warszawa_2018_bielany.pb</text:p>
          </table:table-cell>
          <table:table-cell table:style-name="pd1" office:value-type="string" office:string-value="poland_warszawa_2018_muranow.pb">
            <text:p>poland_warszawa_2018_muranow.pb</text:p>
          </table:table-cell>
          <table:table-cell table:style-name="pd1" office:value-type="string" office:string-value="poland_warszawa_2018_bialoleka-obszar-2.pb">
            <text:p>poland_warszawa_2018_bialoleka-obszar-2.pb</text:p>
          </table:table-cell>
          <table:table-cell table:style-name="pd1" office:value-type="string" office:string-value="poland_warszawa_2018_goclaw.pb">
            <text:p>poland_warszawa_2018_goclaw.pb</text:p>
          </table:table-cell>
          <table:table-cell table:style-name="pd1" office:value-type="string" office:string-value="poland_warszawa_2018_mlynow.pb">
            <text:p>poland_warszawa_2018_mlynow.pb</text:p>
          </table:table-cell>
          <table:table-cell table:style-name="pd1" office:value-type="string" office:string-value="poland_warszawa_2018_obszar-3-marymont-potok-zoliborz-dziennikarski.pb">
            <text:p>poland_warszawa_2018_obszar-3-marymont-potok-zoliborz-dziennikarski.pb</text:p>
          </table:table-cell>
          <table:table-cell table:style-name="pd1" office:value-type="string" office:string-value="poland_warszawa_2018_kamionek.pb">
            <text:p>poland_warszawa_2018_kamionek.pb</text:p>
          </table:table-cell>
          <table:table-cell table:style-name="pd1" office:value-type="string" office:string-value="poland_warszawa_2018_rejon-1.pb">
            <text:p>poland_warszawa_2018_rejon-1.pb</text:p>
          </table:table-cell>
          <table:table-cell table:style-name="pd1" office:value-type="string" office:string-value="poland_warszawa_2018_obszar-1-plac-wojska-polskiego-wola-grzybowska-centrum-groszowka-grzybowa-zielona.pb">
            <text:p>poland_warszawa_2018_obszar-1-plac-wojska-polskiego-wola-grzybowska-centrum-groszowka-grzybowa-zielona.pb</text:p>
          </table:table-cell>
          <table:table-cell table:style-name="pd1" office:value-type="string" office:string-value="poland_warszawa_2018_bialoleka-obszar-3.pb">
            <text:p>poland_warszawa_2018_bialoleka-obszar-3.pb</text:p>
          </table:table-cell>
          <table:table-cell table:style-name="pd1" office:value-type="string" office:string-value="poland_warszawa_2018_chrzanow-jelonki-polnocne-jelonki-poludniowe.pb">
            <text:p>poland_warszawa_2018_chrzanow-jelonki-polnocne-jelonki-poludniowe.pb</text:p>
          </table:table-cell>
          <table:table-cell table:style-name="pd1" office:value-type="string" office:string-value="poland_warszawa_2018_rejon-2.pb">
            <text:p>poland_warszawa_2018_rejon-2.pb</text:p>
          </table:table-cell>
          <table:table-cell table:style-name="pd1" office:value-type="string" office:string-value="poland_warszawa_2018_rejon-7.pb">
            <text:p>poland_warszawa_2018_rejon-7.pb</text:p>
          </table:table-cell>
          <table:table-cell table:style-name="pd1" office:value-type="string" office:string-value="poland_warszawa_2018_przywisle.pb">
            <text:p>poland_warszawa_2018_przywisle.pb</text:p>
          </table:table-cell>
          <table:table-cell table:style-name="pd1" office:value-type="string" office:string-value="poland_warszawa_2018_kolo.pb">
            <text:p>poland_warszawa_2018_kolo.pb</text:p>
          </table:table-cell>
          <table:table-cell table:style-name="pd1" office:value-type="string" office:string-value="poland_warszawa_2018_wawer.pb">
            <text:p>poland_warszawa_2018_wawer.pb</text:p>
          </table:table-cell>
          <table:table-cell table:style-name="pd1" office:value-type="string" office:string-value="poland_warszawa_2018_miedzeszyn.pb">
            <text:p>poland_warszawa_2018_miedzeszyn.pb</text:p>
          </table:table-cell>
          <table:table-cell table:style-name="pd1" office:value-type="string" office:string-value="poland_warszawa_2018_srodmiescie.pb">
            <text:p>poland_warszawa_2018_srodmiescie.pb</text:p>
          </table:table-cell>
          <table:table-cell table:style-name="pd1" office:value-type="string" office:string-value="poland_warszawa_2018_ruda-marymont-las-bielanski.pb">
            <text:p>poland_warszawa_2018_ruda-marymont-las-bielanski.pb</text:p>
          </table:table-cell>
          <table:table-cell table:style-name="pd1" office:value-type="string" office:string-value="poland_warszawa_2018_wola.pb">
            <text:p>poland_warszawa_2018_wola.pb</text:p>
          </table:table-cell>
          <table:table-cell table:style-name="pd1" office:value-type="string" office:string-value="poland_warszawa_2018_piaski.pb">
            <text:p>poland_warszawa_2018_piaski.pb</text:p>
          </table:table-cell>
          <table:table-cell table:style-name="pd1" office:value-type="string" office:string-value="poland_warszawa_2018_wrzeciono-mlociny.pb">
            <text:p>poland_warszawa_2018_wrzeciono-mlociny.pb</text:p>
          </table:table-cell>
          <table:table-cell table:style-name="pd1" office:value-type="string" office:string-value="poland_warszawa_2018_lotnisko-bemowo-lotnisko-fort-bema.pb">
            <text:p>poland_warszawa_2018_lotnisko-bemowo-lotnisko-fort-bema.pb</text:p>
          </table:table-cell>
          <table:table-cell table:style-name="pd1" office:value-type="string" office:string-value="poland_warszawa_2018_aleksandrow.pb">
            <text:p>poland_warszawa_2018_aleksandrow.pb</text:p>
          </table:table-cell>
          <table:table-cell table:style-name="pd1" office:value-type="string" office:string-value="poland_warszawa_2018_praga-polnoc.pb">
            <text:p>poland_warszawa_2018_praga-polnoc.pb</text:p>
          </table:table-cell>
          <table:table-cell table:style-name="pd1" office:value-type="string" office:string-value="poland_warszawa_2018_brodno.pb">
            <text:p>poland_warszawa_2018_brodno.pb</text:p>
          </table:table-cell>
          <table:table-cell table:style-name="pd1" office:value-type="string" office:string-value="poland_warszawa_2019_praga-polnoc.pb">
            <text:p>poland_warszawa_2019_praga-polnoc.pb</text:p>
          </table:table-cell>
          <table:table-cell table:style-name="pd1" office:value-type="string" office:string-value="poland_warszawa_2019_marysin-wawerski-poludniowy.pb">
            <text:p>poland_warszawa_2019_marysin-wawerski-poludniowy.pb</text:p>
          </table:table-cell>
          <table:table-cell table:style-name="pd1" office:value-type="string" office:string-value="poland_warszawa_2019_przywisle.pb">
            <text:p>poland_warszawa_2019_przywisle.pb</text:p>
          </table:table-cell>
          <table:table-cell table:style-name="pd1" office:value-type="string" office:string-value="poland_warszawa_2019_ursynow.pb">
            <text:p>poland_warszawa_2019_ursynow.pb</text:p>
          </table:table-cell>
          <table:table-cell table:style-name="pd1" office:value-type="string" office:string-value="poland_warszawa_2019_obszar-1-zoliborz-centralny.pb">
            <text:p>poland_warszawa_2019_obszar-1-zoliborz-centralny.pb</text:p>
          </table:table-cell>
          <table:table-cell table:style-name="pd1" office:value-type="string" office:string-value="poland_warszawa_2019_stary-mokotow.pb">
            <text:p>poland_warszawa_2019_stary-mokotow.pb</text:p>
          </table:table-cell>
          <table:table-cell table:style-name="pd1" office:value-type="string" office:string-value="poland_warszawa_2019_rembertow.pb">
            <text:p>poland_warszawa_2019_rembertow.pb</text:p>
          </table:table-cell>
          <table:table-cell table:style-name="pd1" office:value-type="string" office:string-value="poland_warszawa_2019_srodmiescie.pb">
            <text:p>poland_warszawa_2019_srodmiescie.pb</text:p>
          </table:table-cell>
          <table:table-cell table:style-name="pd1" office:value-type="string" office:string-value="poland_warszawa_2019_targowek-fabryczny-elsnerow-i-utrata.pb">
            <text:p>poland_warszawa_2019_targowek-fabryczny-elsnerow-i-utrata.pb</text:p>
          </table:table-cell>
          <table:table-cell table:style-name="pd1" office:value-type="string" office:string-value="poland_warszawa_2019_stara-ochota.pb">
            <text:p>poland_warszawa_2019_stara-ochota.pb</text:p>
          </table:table-cell>
          <table:table-cell table:style-name="pd1" office:value-type="string" office:string-value="poland_warszawa_2019_zielony-ursynow.pb">
            <text:p>poland_warszawa_2019_zielony-ursynow.pb</text:p>
          </table:table-cell>
          <table:table-cell table:style-name="pd1" office:value-type="string" office:string-value="poland_warszawa_2019_radiowo-wolka-weglowa-placowka-huta.pb">
            <text:p>poland_warszawa_2019_radiowo-wolka-weglowa-placowka-huta.pb</text:p>
          </table:table-cell>
          <table:table-cell table:style-name="pd1" office:value-type="string" office:string-value="poland_warszawa_2019_obszar-1-tarchomin-nowodwory-kepa-tarchominska.pb">
            <text:p>poland_warszawa_2019_obszar-1-tarchomin-nowodwory-kepa-tarchominska.pb</text:p>
          </table:table-cell>
          <table:table-cell table:style-name="pd1" office:value-type="string" office:string-value="poland_warszawa_2019_kamionek.pb">
            <text:p>poland_warszawa_2019_kamionek.pb</text:p>
          </table:table-cell>
          <table:table-cell table:style-name="pd1" office:value-type="string" office:string-value="poland_warszawa_2019_miedzylesie.pb">
            <text:p>poland_warszawa_2019_miedzylesie.pb</text:p>
          </table:table-cell>
          <table:table-cell table:style-name="pd1" office:value-type="string" office:string-value="poland_warszawa_2019_muranow.pb">
            <text:p>poland_warszawa_2019_muranow.pb</text:p>
          </table:table-cell>
          <table:table-cell table:style-name="pd1" office:value-type="string" office:string-value="poland_warszawa_2019_ursus-polnocny.pb">
            <text:p>poland_warszawa_2019_ursus-polnocny.pb</text:p>
          </table:table-cell>
          <table:table-cell table:style-name="pd1" office:value-type="string" office:string-value="poland_warszawa_2019_sluzew.pb">
            <text:p>poland_warszawa_2019_sluzew.pb</text:p>
          </table:table-cell>
          <table:table-cell table:style-name="pd1" office:value-type="string" office:string-value="poland_warszawa_2019_piaski.pb">
            <text:p>poland_warszawa_2019_piaski.pb</text:p>
          </table:table-cell>
          <table:table-cell table:style-name="pd1" office:value-type="string" office:string-value="poland_warszawa_2019_wierzbno-wygledow.pb">
            <text:p>poland_warszawa_2019_wierzbno-wygledow.pb</text:p>
          </table:table-cell>
          <table:table-cell table:style-name="pd1" office:value-type="string" office:string-value="poland_warszawa_2019_grochow-poludniowy.pb">
            <text:p>poland_warszawa_2019_grochow-poludniowy.pb</text:p>
          </table:table-cell>
          <table:table-cell table:style-name="pd1" office:value-type="string" office:string-value="poland_warszawa_2019_aleksandrow.pb">
            <text:p>poland_warszawa_2019_aleksandrow.pb</text:p>
          </table:table-cell>
          <table:table-cell table:style-name="pd1" office:value-type="string" office:string-value="poland_warszawa_2019_przyczolek-grochowski.pb">
            <text:p>poland_warszawa_2019_przyczolek-grochowski.pb</text:p>
          </table:table-cell>
          <table:table-cell table:style-name="pd1" office:value-type="string" office:string-value="poland_warszawa_2019_obszar-3-kobialka-augustow-brzeziny-grodzisk-lewandow.pb">
            <text:p>poland_warszawa_2019_obszar-3-kobialka-augustow-brzeziny-grodzisk-lewandow.pb</text:p>
          </table:table-cell>
          <table:table-cell table:style-name="pd1" office:value-type="string" office:string-value="poland_warszawa_2019_saska-kepa.pb">
            <text:p>poland_warszawa_2019_saska-kepa.pb</text:p>
          </table:table-cell>
          <table:table-cell table:style-name="pd1" office:value-type="string" office:string-value="poland_warszawa_2019_chomiczowka.pb">
            <text:p>poland_warszawa_2019_chomiczowka.pb</text:p>
          </table:table-cell>
          <table:table-cell table:style-name="pd1" office:value-type="string" office:string-value="poland_warszawa_2019_zerzen.pb">
            <text:p>poland_warszawa_2019_zerzen.pb</text:p>
          </table:table-cell>
          <table:table-cell table:style-name="pd1" office:value-type="string" office:string-value="poland_warszawa_2019_grochow-polnocny.pb">
            <text:p>poland_warszawa_2019_grochow-polnocny.pb</text:p>
          </table:table-cell>
          <table:table-cell table:style-name="pd1" office:value-type="string" office:string-value="poland_warszawa_2019_miasto-ogrod-sadyba.pb">
            <text:p>poland_warszawa_2019_miasto-ogrod-sadyba.pb</text:p>
          </table:table-cell>
          <table:table-cell table:style-name="pd1" office:value-type="string" office:string-value="poland_warszawa_2019_miedzeszyn.pb">
            <text:p>poland_warszawa_2019_miedzeszyn.pb</text:p>
          </table:table-cell>
          <table:table-cell table:style-name="pd1" office:value-type="string" office:string-value="poland_warszawa_2019_obszar-ii-stara-praga-ze-szmulowizna-z-michalowem.pb">
            <text:p>poland_warszawa_2019_obszar-ii-stara-praga-ze-szmulowizna-z-michalowem.pb</text:p>
          </table:table-cell>
          <table:table-cell table:style-name="pd1" office:value-type="string" office:string-value="poland_warszawa_2019_wola.pb">
            <text:p>poland_warszawa_2019_wola.pb</text:p>
          </table:table-cell>
          <table:table-cell table:style-name="pd1" office:value-type="string" office:string-value="poland_warszawa_2019_boernerowo-fort-radiowo-gorce-groty.pb">
            <text:p>poland_warszawa_2019_boernerowo-fort-radiowo-gorce-groty.pb</text:p>
          </table:table-cell>
          <table:table-cell table:style-name="pd1" office:value-type="string" office:string-value="poland_warszawa_2019_brodno.pb">
            <text:p>poland_warszawa_2019_brodno.pb</text:p>
          </table:table-cell>
          <table:table-cell table:style-name="pd1" office:value-type="string" office:string-value="poland_warszawa_2019_subunit-wlochy.pb">
            <text:p>poland_warszawa_2019_subunit-wlochy.pb</text:p>
          </table:table-cell>
          <table:table-cell table:style-name="pd1" office:value-type="string" office:string-value="poland_warszawa_2019_obszar-4-piekielko-zeran-annopol.pb">
            <text:p>poland_warszawa_2019_obszar-4-piekielko-zeran-annopol.pb</text:p>
          </table:table-cell>
          <table:table-cell table:style-name="pd1" office:value-type="string" office:string-value="poland_warszawa_2019_obszar-3-marymont-potok-zoliborz-dziennikarski.pb">
            <text:p>poland_warszawa_2019_obszar-3-marymont-potok-zoliborz-dziennikarski.pb</text:p>
          </table:table-cell>
          <table:table-cell table:style-name="pd1" office:value-type="string" office:string-value="poland_warszawa_2019_bemowo.pb">
            <text:p>poland_warszawa_2019_bemowo.pb</text:p>
          </table:table-cell>
          <table:table-cell table:style-name="pd1" office:value-type="string" office:string-value="poland_warszawa_2019_srodmiescie-poludniowe.pb">
            <text:p>poland_warszawa_2019_srodmiescie-poludniowe.pb</text:p>
          </table:table-cell>
          <table:table-cell table:style-name="pd1" office:value-type="string" office:string-value="poland_warszawa_2019_chrzanow-jelonki-poludniowe-jelonki-polnocne.pb">
            <text:p>poland_warszawa_2019_chrzanow-jelonki-poludniowe-jelonki-polnocne.pb</text:p>
          </table:table-cell>
          <table:table-cell table:style-name="pd1" office:value-type="string" office:string-value="poland_warszawa_2019_zacisze.pb">
            <text:p>poland_warszawa_2019_zacisze.pb</text:p>
          </table:table-cell>
          <table:table-cell table:style-name="pd1" office:value-type="string" office:string-value="poland_warszawa_2019_ursynow-poludniowy.pb">
            <text:p>poland_warszawa_2019_ursynow-poludniowy.pb</text:p>
          </table:table-cell>
          <table:table-cell table:style-name="pd1" office:value-type="string" office:string-value="poland_warszawa_2019_stare-bielany.pb">
            <text:p>poland_warszawa_2019_stare-bielany.pb</text:p>
          </table:table-cell>
          <table:table-cell table:style-name="pd1" office:value-type="string" office:string-value="poland_warszawa_2019_radosc.pb">
            <text:p>poland_warszawa_2019_radosc.pb</text:p>
          </table:table-cell>
          <table:table-cell table:style-name="pd1" office:value-type="string" office:string-value="poland_warszawa_2019_brodno-podgrodzie.pb">
            <text:p>poland_warszawa_2019_brodno-podgrodzie.pb</text:p>
          </table:table-cell>
          <table:table-cell table:style-name="pd1" office:value-type="string" office:string-value="poland_warszawa_2019_sielce.pb">
            <text:p>poland_warszawa_2019_sielce.pb</text:p>
          </table:table-cell>
          <table:table-cell table:style-name="pd1" office:value-type="string" office:string-value="poland_warszawa_2019_wawrzyszew.pb">
            <text:p>poland_warszawa_2019_wawrzyszew.pb</text:p>
          </table:table-cell>
          <table:table-cell table:style-name="pd1" office:value-type="string" office:string-value="poland_warszawa_2019_praga-poludnie.pb">
            <text:p>poland_warszawa_2019_praga-poludnie.pb</text:p>
          </table:table-cell>
          <table:table-cell table:style-name="pd1" office:value-type="string" office:string-value="poland_warszawa_2019_targowek.pb">
            <text:p>poland_warszawa_2019_targowek.pb</text:p>
          </table:table-cell>
          <table:table-cell table:style-name="pd1" office:value-type="string" office:string-value="poland_warszawa_2019_sluzewiec.pb">
            <text:p>poland_warszawa_2019_sluzewiec.pb</text:p>
          </table:table-cell>
          <table:table-cell table:style-name="pd1" office:value-type="string" office:string-value="poland_warszawa_2019_rejon-poludniowy.pb">
            <text:p>poland_warszawa_2019_rejon-poludniowy.pb</text:p>
          </table:table-cell>
          <table:table-cell table:style-name="pd1" office:value-type="string" office:string-value="poland_warszawa_2019_rejon-polnocno-wschodni.pb">
            <text:p>poland_warszawa_2019_rejon-polnocno-wschodni.pb</text:p>
          </table:table-cell>
          <table:table-cell table:style-name="pd1" office:value-type="string" office:string-value="poland_warszawa_2019_sadyba-stegny.pb">
            <text:p>poland_warszawa_2019_sadyba-stegny.pb</text:p>
          </table:table-cell>
          <table:table-cell table:style-name="pd1" office:value-type="string" office:string-value="poland_warszawa_2019_obszar-ii-wilanow-niski-wschodni-zawady-powsinek-kepa-zawadowska.pb">
            <text:p>poland_warszawa_2019_obszar-ii-wilanow-niski-wschodni-zawady-powsinek-kepa-zawadowska.pb</text:p>
          </table:table-cell>
          <table:table-cell table:style-name="pd1" office:value-type="string" office:string-value="poland_warszawa_2019_szczesliwice.pb">
            <text:p>poland_warszawa_2019_szczesliwice.pb</text:p>
          </table:table-cell>
          <table:table-cell table:style-name="pd1" office:value-type="string" office:string-value="poland_warszawa_2019_obszar-2-sady-zoliborskie-zatrasie-rudawka.pb">
            <text:p>poland_warszawa_2019_obszar-2-sady-zoliborskie-zatrasie-rudawka.pb</text:p>
          </table:table-cell>
          <table:table-cell table:style-name="pd1" office:value-type="string" office:string-value="poland_warszawa_2019_ochota.pb">
            <text:p>poland_warszawa_2019_ochota.pb</text:p>
          </table:table-cell>
          <table:table-cell table:style-name="pd1" office:value-type="string" office:string-value="poland_warszawa_2019_ursus-poludniowy.pb">
            <text:p>poland_warszawa_2019_ursus-poludniowy.pb</text:p>
          </table:table-cell>
          <table:table-cell table:style-name="pd1" office:value-type="string" office:string-value="poland_warszawa_2019_bemowo-lotnisko-fort-bema.pb">
            <text:p>poland_warszawa_2019_bemowo-lotnisko-fort-bema.pb</text:p>
          </table:table-cell>
          <table:table-cell table:style-name="pd1" office:value-type="string" office:string-value="poland_warszawa_2019_ursynow-polnocny.pb">
            <text:p>poland_warszawa_2019_ursynow-polnocny.pb</text:p>
          </table:table-cell>
          <table:table-cell table:style-name="pd1" office:value-type="string" office:string-value="poland_warszawa_2019_nadwisle.pb">
            <text:p>poland_warszawa_2019_nadwisle.pb</text:p>
          </table:table-cell>
          <table:table-cell table:style-name="pd1" office:value-type="string" office:string-value="poland_warszawa_2019_targowek-mieszkaniowy.pb">
            <text:p>poland_warszawa_2019_targowek-mieszkaniowy.pb</text:p>
          </table:table-cell>
          <table:table-cell table:style-name="pd1" office:value-type="string" office:string-value="poland_warszawa_2019_anin.pb">
            <text:p>poland_warszawa_2019_anin.pb</text:p>
          </table:table-cell>
          <table:table-cell table:style-name="pd1" office:value-type="string" office:string-value="poland_warszawa_2019_slodowiec.pb">
            <text:p>poland_warszawa_2019_slodowiec.pb</text:p>
          </table:table-cell>
          <table:table-cell table:style-name="pd1" office:value-type="string" office:string-value="poland_warszawa_2019_stare-miasto.pb">
            <text:p>poland_warszawa_2019_stare-miasto.pb</text:p>
          </table:table-cell>
          <table:table-cell table:style-name="pd1" office:value-type="string" office:string-value="poland_warszawa_2019_obszar-iii-powsin-kepa-latoszkowa-zamosc-latoszki.pb">
            <text:p>poland_warszawa_2019_obszar-iii-powsin-kepa-latoszkowa-zamosc-latoszki.pb</text:p>
          </table:table-cell>
          <table:table-cell table:style-name="pd1" office:value-type="string" office:string-value="poland_warszawa_2019_obszar-4-zoliborz-poludniowy.pb">
            <text:p>poland_warszawa_2019_obszar-4-zoliborz-poludniowy.pb</text:p>
          </table:table-cell>
          <table:table-cell table:style-name="pd1" office:value-type="string" office:string-value="poland_warszawa_2019_siekierki-augustowka.pb">
            <text:p>poland_warszawa_2019_siekierki-augustowka.pb</text:p>
          </table:table-cell>
          <table:table-cell table:style-name="pd1" office:value-type="string" office:string-value="poland_warszawa_2019_rakowiec.pb">
            <text:p>poland_warszawa_2019_rakowiec.pb</text:p>
          </table:table-cell>
          <table:table-cell table:style-name="pd1" office:value-type="string" office:string-value="poland_warszawa_2019_subunit-wawer.pb">
            <text:p>poland_warszawa_2019_subunit-wawer.pb</text:p>
          </table:table-cell>
          <table:table-cell table:style-name="pd1" office:value-type="string" office:string-value="poland_warszawa_2019_ruda-marymont-las-bielanski.pb">
            <text:p>poland_warszawa_2019_ruda-marymont-las-bielanski.pb</text:p>
          </table:table-cell>
          <table:table-cell table:style-name="pd1" office:value-type="string" office:string-value="poland_warszawa_2019_bielany.pb">
            <text:p>poland_warszawa_2019_bielany.pb</text:p>
          </table:table-cell>
          <table:table-cell table:style-name="pd1" office:value-type="string" office:string-value="poland_warszawa_2019_obszar-5-powazki.pb">
            <text:p>poland_warszawa_2019_obszar-5-powazki.pb</text:p>
          </table:table-cell>
          <table:table-cell table:style-name="pd1" office:value-type="string" office:string-value="poland_warszawa_2019_las.pb">
            <text:p>poland_warszawa_2019_las.pb</text:p>
          </table:table-cell>
          <table:table-cell table:style-name="pd1" office:value-type="string" office:string-value="poland_warszawa_2019_srodmiescie-polnocne.pb">
            <text:p>poland_warszawa_2019_srodmiescie-polnocne.pb</text:p>
          </table:table-cell>
          <table:table-cell table:style-name="pd1" office:value-type="string" office:string-value="poland_warszawa_2019_rejon-polnocno-zachodni.pb">
            <text:p>poland_warszawa_2019_rejon-polnocno-zachodni.pb</text:p>
          </table:table-cell>
          <table:table-cell table:style-name="pd1" office:value-type="string" office:string-value="poland_warszawa_2019_obszar-i-nowa-praga-z-pelcowizna.pb">
            <text:p>poland_warszawa_2019_obszar-i-nowa-praga-z-pelcowizna.pb</text:p>
          </table:table-cell>
          <table:table-cell table:style-name="pd1" office:value-type="string" office:string-value="poland_warszawa_2019_obszar-i-wilanow-wysoki-wilanow-niski-zachodni.pb">
            <text:p>poland_warszawa_2019_obszar-i-wilanow-wysoki-wilanow-niski-zachodni.pb</text:p>
          </table:table-cell>
          <table:table-cell table:style-name="pd1" office:value-type="string" office:string-value="poland_warszawa_2019_wrzeciono-mlociny.pb">
            <text:p>poland_warszawa_2019_wrzeciono-mlociny.pb</text:p>
          </table:table-cell>
          <table:table-cell table:style-name="pd1" office:value-type="string" office:string-value="poland_warszawa_2019_grochow-centrum.pb">
            <text:p>poland_warszawa_2019_grochow-centrum.pb</text:p>
          </table:table-cell>
          <table:table-cell table:style-name="pd1" office:value-type="string" office:string-value="poland_warszawa_2019_okecie.pb">
            <text:p>poland_warszawa_2019_okecie.pb</text:p>
          </table:table-cell>
          <table:table-cell table:style-name="pd1" office:value-type="string" office:string-value="poland_warszawa_2019_falenica.pb">
            <text:p>poland_warszawa_2019_falenica.pb</text:p>
          </table:table-cell>
          <table:table-cell table:style-name="pd1" office:value-type="string" office:string-value="poland_warszawa_2019_grochow-kinowa.pb">
            <text:p>poland_warszawa_2019_grochow-kinowa.pb</text:p>
          </table:table-cell>
          <table:table-cell table:style-name="pd1" office:value-type="string" office:string-value="poland_warszawa_2019_wawer.pb">
            <text:p>poland_warszawa_2019_wawer.pb</text:p>
          </table:table-cell>
          <table:table-cell table:style-name="pd1" office:value-type="string" office:string-value="poland_warszawa_2019_marysin-wawerski-polnocny.pb">
            <text:p>poland_warszawa_2019_marysin-wawerski-polnocny.pb</text:p>
          </table:table-cell>
          <table:table-cell table:style-name="pd1" office:value-type="string" office:string-value="poland_warszawa_2019_goclaw.pb">
            <text:p>poland_warszawa_2019_goclaw.pb</text:p>
          </table:table-cell>
          <table:table-cell table:style-name="pd1" office:value-type="string" office:string-value="poland_warszawa_2019_sadul.pb">
            <text:p>poland_warszawa_2019_sadul.pb</text:p>
          </table:table-cell>
          <table:table-cell table:style-name="pd1" office:value-type="string" office:string-value="poland_warszawa_2019_obszar-2-choszczowka-bialoleka-dworska-dabrowka-szlachecka-henrykow-szamocin.pb">
            <text:p>poland_warszawa_2019_obszar-2-choszczowka-bialoleka-dworska-dabrowka-szlachecka-henrykow-szamocin.pb</text:p>
          </table:table-cell>
          <table:table-cell table:style-name="pd1" office:value-type="string" office:string-value="poland_warszawa_2019_obszar-iv-wilanow-zachodni-osiedle-arbuzowa.pb">
            <text:p>poland_warszawa_2019_obszar-iv-wilanow-zachodni-osiedle-arbuzowa.pb</text:p>
          </table:table-cell>
          <table:table-cell table:style-name="pd1" office:value-type="string" office:string-value="poland_warszawa_2020_praga-polnoc.pb">
            <text:p>poland_warszawa_2020_praga-polnoc.pb</text:p>
          </table:table-cell>
          <table:table-cell table:style-name="pd1" office:value-type="string" office:string-value="poland_warszawa_2020_bialoleka.pb">
            <text:p>poland_warszawa_2020_bialoleka.pb</text:p>
          </table:table-cell>
          <table:table-cell table:style-name="pd1" office:value-type="string" office:string-value="poland_warszawa_2020_wawer.pb">
            <text:p>poland_warszawa_2020_wawer.pb</text:p>
          </table:table-cell>
          <table:table-cell table:style-name="pd1" office:value-type="string" office:string-value="poland_warszawa_2020_praga-poludnie.pb">
            <text:p>poland_warszawa_2020_praga-poludnie.pb</text:p>
          </table:table-cell>
          <table:table-cell table:style-name="pd1" office:value-type="string" office:string-value="poland_warszawa_2020_bielany.pb">
            <text:p>poland_warszawa_2020_bielany.pb</text:p>
          </table:table-cell>
          <table:table-cell table:style-name="pd1" office:value-type="string" office:string-value="poland_warszawa_2020_wesola.pb">
            <text:p>poland_warszawa_2020_wesola.pb</text:p>
          </table:table-cell>
          <table:table-cell table:style-name="pd1" office:value-type="string" office:string-value="poland_warszawa_2020_zoliborz.pb">
            <text:p>poland_warszawa_2020_zoliborz.pb</text:p>
          </table:table-cell>
          <table:table-cell table:style-name="pd1" office:value-type="string" office:string-value="poland_warszawa_2020_wlochy.pb">
            <text:p>poland_warszawa_2020_wlochy.pb</text:p>
          </table:table-cell>
          <table:table-cell table:style-name="pd1" office:value-type="string" office:string-value="poland_warszawa_2020_ursynow.pb">
            <text:p>poland_warszawa_2020_ursynow.pb</text:p>
          </table:table-cell>
          <table:table-cell table:style-name="pd1" office:value-type="string" office:string-value="poland_warszawa_2020_ochota.pb">
            <text:p>poland_warszawa_2020_ochota.pb</text:p>
          </table:table-cell>
          <table:table-cell table:style-name="pd1" office:value-type="string" office:string-value="poland_warszawa_2020_.pb">
            <text:p>poland_warszawa_2020_.pb</text:p>
          </table:table-cell>
          <table:table-cell table:style-name="pd1" office:value-type="string" office:string-value="poland_warszawa_2020_mokotow.pb">
            <text:p>poland_warszawa_2020_mokotow.pb</text:p>
          </table:table-cell>
          <table:table-cell table:style-name="pd1" office:value-type="string" office:string-value="poland_warszawa_2020_bemowo.pb">
            <text:p>poland_warszawa_2020_bemowo.pb</text:p>
          </table:table-cell>
          <table:table-cell table:style-name="pd1" office:value-type="string" office:string-value="poland_warszawa_2020_wola.pb">
            <text:p>poland_warszawa_2020_wola.pb</text:p>
          </table:table-cell>
          <table:table-cell table:style-name="pd1" office:value-type="string" office:string-value="poland_warszawa_2020_srodmiescie.pb">
            <text:p>poland_warszawa_2020_srodmiescie.pb</text:p>
          </table:table-cell>
          <table:table-cell table:style-name="pd1" office:value-type="string" office:string-value="poland_warszawa_2020_rembertow.pb">
            <text:p>poland_warszawa_2020_rembertow.pb</text:p>
          </table:table-cell>
          <table:table-cell table:style-name="pd1" office:value-type="string" office:string-value="poland_warszawa_2020_targowek.pb">
            <text:p>poland_warszawa_2020_targowek.pb</text:p>
          </table:table-cell>
          <table:table-cell table:style-name="pd1" office:value-type="string" office:string-value="poland_warszawa_2020_ursus.pb">
            <text:p>poland_warszawa_2020_ursus.pb</text:p>
          </table:table-cell>
          <table:table-cell table:style-name="pd1" office:value-type="string" office:string-value="poland_warszawa_2020_wilanow.pb">
            <text:p>poland_warszawa_2020_wilanow.pb</text:p>
          </table:table-cell>
          <table:table-cell table:style-name="pd1" office:value-type="string" office:string-value="poland_warszawa_2021_ursus.pb">
            <text:p>poland_warszawa_2021_ursus.pb</text:p>
          </table:table-cell>
          <table:table-cell table:style-name="pd1" office:value-type="string" office:string-value="poland_warszawa_2021_rembertow.pb">
            <text:p>poland_warszawa_2021_rembertow.pb</text:p>
          </table:table-cell>
          <table:table-cell table:style-name="pd1" office:value-type="string" office:string-value="poland_warszawa_2021_praga-poludnie.pb">
            <text:p>poland_warszawa_2021_praga-poludnie.pb</text:p>
          </table:table-cell>
          <table:table-cell table:style-name="pd1" office:value-type="string" office:string-value="poland_warszawa_2021_wesola.pb">
            <text:p>poland_warszawa_2021_wesola.pb</text:p>
          </table:table-cell>
          <table:table-cell table:style-name="pd1" office:value-type="string" office:string-value="poland_warszawa_2021_wawer.pb">
            <text:p>poland_warszawa_2021_wawer.pb</text:p>
          </table:table-cell>
          <table:table-cell table:style-name="pd1" office:value-type="string" office:string-value="poland_warszawa_2021_ursynow.pb">
            <text:p>poland_warszawa_2021_ursynow.pb</text:p>
          </table:table-cell>
          <table:table-cell table:style-name="pd1" office:value-type="string" office:string-value="poland_warszawa_2021_zoliborz.pb">
            <text:p>poland_warszawa_2021_zoliborz.pb</text:p>
          </table:table-cell>
          <table:table-cell table:style-name="pd1" office:value-type="string" office:string-value="poland_warszawa_2021_mokotow.pb">
            <text:p>poland_warszawa_2021_mokotow.pb</text:p>
          </table:table-cell>
          <table:table-cell table:style-name="pd1" office:value-type="string" office:string-value="poland_warszawa_2021_praga-polnoc.pb">
            <text:p>poland_warszawa_2021_praga-polnoc.pb</text:p>
          </table:table-cell>
          <table:table-cell table:style-name="pd1" office:value-type="string" office:string-value="poland_warszawa_2021_bemowo.pb">
            <text:p>poland_warszawa_2021_bemowo.pb</text:p>
          </table:table-cell>
          <table:table-cell table:style-name="pd1" office:value-type="string" office:string-value="poland_warszawa_2021_bialoleka.pb">
            <text:p>poland_warszawa_2021_bialoleka.pb</text:p>
          </table:table-cell>
          <table:table-cell table:style-name="pd1" office:value-type="string" office:string-value="poland_warszawa_2021_wlochy.pb">
            <text:p>poland_warszawa_2021_wlochy.pb</text:p>
          </table:table-cell>
          <table:table-cell table:style-name="pd1" office:value-type="string" office:string-value="poland_warszawa_2021_targowek.pb">
            <text:p>poland_warszawa_2021_targowek.pb</text:p>
          </table:table-cell>
          <table:table-cell table:style-name="pd1" office:value-type="string" office:string-value="poland_warszawa_2021_wola.pb">
            <text:p>poland_warszawa_2021_wola.pb</text:p>
          </table:table-cell>
          <table:table-cell table:style-name="pd1" office:value-type="string" office:string-value="poland_warszawa_2021_srodmiescie.pb">
            <text:p>poland_warszawa_2021_srodmiescie.pb</text:p>
          </table:table-cell>
          <table:table-cell table:style-name="pd1" office:value-type="string" office:string-value="poland_warszawa_2022_bemowo.pb">
            <text:p>poland_warszawa_2022_bemowo.pb</text:p>
          </table:table-cell>
          <table:table-cell table:style-name="pd1" office:value-type="string" office:string-value="poland_warszawa_2022_mokotow.pb">
            <text:p>poland_warszawa_2022_mokotow.pb</text:p>
          </table:table-cell>
          <table:table-cell table:style-name="pd1" office:value-type="string" office:string-value="poland_warszawa_2022_wilanow.pb">
            <text:p>poland_warszawa_2022_wilanow.pb</text:p>
          </table:table-cell>
          <table:table-cell table:style-name="pd1" office:value-type="string" office:string-value="poland_warszawa_2022_ursynow.pb">
            <text:p>poland_warszawa_2022_ursynow.pb</text:p>
          </table:table-cell>
          <table:table-cell table:style-name="pd1" office:value-type="string" office:string-value="poland_warszawa_2022_praga-poludnie.pb">
            <text:p>poland_warszawa_2022_praga-poludnie.pb</text:p>
          </table:table-cell>
          <table:table-cell table:style-name="pd1" office:value-type="string" office:string-value="poland_warszawa_2022_bielany.pb">
            <text:p>poland_warszawa_2022_bielany.pb</text:p>
          </table:table-cell>
          <table:table-cell table:style-name="pd1" office:value-type="string" office:string-value="poland_warszawa_2022_zoliborz.pb">
            <text:p>poland_warszawa_2022_zoliborz.pb</text:p>
          </table:table-cell>
          <table:table-cell table:style-name="pd1" office:value-type="string" office:string-value="poland_warszawa_2022_bialoleka.pb">
            <text:p>poland_warszawa_2022_bialoleka.pb</text:p>
          </table:table-cell>
          <table:table-cell table:style-name="pd1" office:value-type="string" office:string-value="poland_warszawa_2022_ochota.pb">
            <text:p>poland_warszawa_2022_ochota.pb</text:p>
          </table:table-cell>
          <table:table-cell table:style-name="pd1" office:value-type="string" office:string-value="poland_warszawa_2022_rembertow.pb">
            <text:p>poland_warszawa_2022_rembertow.pb</text:p>
          </table:table-cell>
          <table:table-cell table:style-name="pd1" office:value-type="string" office:string-value="poland_warszawa_2022_ursus.pb">
            <text:p>poland_warszawa_2022_ursus.pb</text:p>
          </table:table-cell>
          <table:table-cell table:style-name="pd1" office:value-type="string" office:string-value="poland_warszawa_2022_wola.pb">
            <text:p>poland_warszawa_2022_wola.pb</text:p>
          </table:table-cell>
          <table:table-cell table:style-name="pd1" office:value-type="string" office:string-value="poland_warszawa_2022_.pb">
            <text:p>poland_warszawa_2022_.pb</text:p>
          </table:table-cell>
          <table:table-cell table:style-name="pd1" office:value-type="string" office:string-value="poland_warszawa_2022_srodmiescie.pb">
            <text:p>poland_warszawa_2022_srodmiescie.pb</text:p>
          </table:table-cell>
          <table:table-cell table:style-name="pd1" office:value-type="string" office:string-value="poland_warszawa_2022_wawer.pb">
            <text:p>poland_warszawa_2022_wawer.pb</text:p>
          </table:table-cell>
          <table:table-cell table:style-name="pd1" office:value-type="string" office:string-value="poland_warszawa_2022_targowek.pb">
            <text:p>poland_warszawa_2022_targowek.pb</text:p>
          </table:table-cell>
          <table:table-cell table:style-name="pd1" office:value-type="string" office:string-value="poland_warszawa_2022_wlochy.pb">
            <text:p>poland_warszawa_2022_wlochy.pb</text:p>
          </table:table-cell>
          <table:table-cell table:style-name="pd1" office:value-type="string" office:string-value="poland_warszawa_2022_wesola.pb">
            <text:p>poland_warszawa_2022_wesola.pb</text:p>
          </table:table-cell>
          <table:table-cell table:style-name="pd1" office:value-type="string" office:string-value="poland_warszawa_2022_praga-polnoc.pb">
            <text:p>poland_warszawa_2022_praga-polnoc.pb</text:p>
          </table:table-cell>
          <table:table-cell table:style-name="pd1" office:value-type="string" office:string-value="poland_warszawa_2023_bielany.pb">
            <text:p>poland_warszawa_2023_bielany.pb</text:p>
          </table:table-cell>
          <table:table-cell table:style-name="pd1" office:value-type="string" office:string-value="poland_warszawa_2023_rembertow.pb">
            <text:p>poland_warszawa_2023_rembertow.pb</text:p>
          </table:table-cell>
          <table:table-cell table:style-name="pd1" office:value-type="string" office:string-value="poland_warszawa_2023_praga-polnoc.pb">
            <text:p>poland_warszawa_2023_praga-polnoc.pb</text:p>
          </table:table-cell>
          <table:table-cell table:style-name="pd1" office:value-type="string" office:string-value="poland_warszawa_2023_bialoleka.pb">
            <text:p>poland_warszawa_2023_bialoleka.pb</text:p>
          </table:table-cell>
          <table:table-cell table:style-name="pd1" office:value-type="string" office:string-value="poland_warszawa_2023_wlochy.pb">
            <text:p>poland_warszawa_2023_wlochy.pb</text:p>
          </table:table-cell>
          <table:table-cell table:style-name="pd1" office:value-type="string" office:string-value="poland_warszawa_2023_bemowo.pb">
            <text:p>poland_warszawa_2023_bemowo.pb</text:p>
          </table:table-cell>
          <table:table-cell table:style-name="pd1" office:value-type="string" office:string-value="poland_warszawa_2023_wola.pb">
            <text:p>poland_warszawa_2023_wola.pb</text:p>
          </table:table-cell>
          <table:table-cell table:style-name="pd1" office:value-type="string" office:string-value="poland_warszawa_2023_zoliborz.pb">
            <text:p>poland_warszawa_2023_zoliborz.pb</text:p>
          </table:table-cell>
          <table:table-cell table:style-name="pd1" office:value-type="string" office:string-value="poland_warszawa_2023_.pb">
            <text:p>poland_warszawa_2023_.pb</text:p>
          </table:table-cell>
          <table:table-cell table:style-name="pd1" office:value-type="string" office:string-value="poland_warszawa_2023_wilanow.pb">
            <text:p>poland_warszawa_2023_wilanow.pb</text:p>
          </table:table-cell>
          <table:table-cell table:style-name="pd1" office:value-type="string" office:string-value="poland_warszawa_2023_ursus.pb">
            <text:p>poland_warszawa_2023_ursus.pb</text:p>
          </table:table-cell>
          <table:table-cell table:style-name="pd1" office:value-type="string" office:string-value="poland_warszawa_2023_praga-poludnie.pb">
            <text:p>poland_warszawa_2023_praga-poludnie.pb</text:p>
          </table:table-cell>
          <table:table-cell table:style-name="pd1" office:value-type="string" office:string-value="poland_warszawa_2023_wesola.pb">
            <text:p>poland_warszawa_2023_wesola.pb</text:p>
          </table:table-cell>
          <table:table-cell table:style-name="pd1" office:value-type="string" office:string-value="poland_warszawa_2023_ursynow.pb">
            <text:p>poland_warszawa_2023_ursynow.pb</text:p>
          </table:table-cell>
          <table:table-cell table:style-name="pd1" office:value-type="string" office:string-value="poland_warszawa_2023_targowek.pb">
            <text:p>poland_warszawa_2023_targowek.pb</text:p>
          </table:table-cell>
          <table:table-cell table:style-name="pd1" office:value-type="string" office:string-value="poland_warszawa_2023_srodmiescie.pb">
            <text:p>poland_warszawa_2023_srodmiescie.pb</text:p>
          </table:table-cell>
          <table:table-cell table:style-name="pd1" office:value-type="string" office:string-value="poland_warszawa_2023_wawer.pb">
            <text:p>poland_warszawa_2023_wawer.pb</text:p>
          </table:table-cell>
          <table:table-cell table:style-name="pd1" office:value-type="string" office:string-value="poland_warszawa_2023_ochota.pb">
            <text:p>poland_warszawa_2023_ochota.pb</text:p>
          </table:table-cell>
          <table:table-cell table:style-name="pd1" office:value-type="string" office:string-value="poland_warszawa_2024_praga-polnoc.pb">
            <text:p>poland_warszawa_2024_praga-polnoc.pb</text:p>
          </table:table-cell>
          <table:table-cell table:style-name="pd1" office:value-type="string" office:string-value="poland_warszawa_2024_zoliborz.pb">
            <text:p>poland_warszawa_2024_zoliborz.pb</text:p>
          </table:table-cell>
          <table:table-cell table:style-name="pd1" office:value-type="string" office:string-value="poland_warszawa_2024_mokotow.pb">
            <text:p>poland_warszawa_2024_mokotow.pb</text:p>
          </table:table-cell>
          <table:table-cell table:style-name="pd1" office:value-type="string" office:string-value="poland_warszawa_2024_wilanow.pb">
            <text:p>poland_warszawa_2024_wilanow.pb</text:p>
          </table:table-cell>
          <table:table-cell table:style-name="pd1" office:value-type="string" office:string-value="poland_warszawa_2024_bielany.pb">
            <text:p>poland_warszawa_2024_bielany.pb</text:p>
          </table:table-cell>
          <table:table-cell table:style-name="pd1" office:value-type="string" office:string-value="poland_warszawa_2024_ochota.pb">
            <text:p>poland_warszawa_2024_ochota.pb</text:p>
          </table:table-cell>
          <table:table-cell table:style-name="pd1" office:value-type="string" office:string-value="poland_warszawa_2024_srodmiescie.pb">
            <text:p>poland_warszawa_2024_srodmiescie.pb</text:p>
          </table:table-cell>
          <table:table-cell table:style-name="pd1" office:value-type="string" office:string-value="poland_warszawa_2024_targowek.pb">
            <text:p>poland_warszawa_2024_targowek.pb</text:p>
          </table:table-cell>
          <table:table-cell table:style-name="pd1" office:value-type="string" office:string-value="poland_warszawa_2024_bialoleka.pb">
            <text:p>poland_warszawa_2024_bialoleka.pb</text:p>
          </table:table-cell>
          <table:table-cell table:style-name="pd1" office:value-type="string" office:string-value="poland_warszawa_2024_wawer.pb">
            <text:p>poland_warszawa_2024_wawer.pb</text:p>
          </table:table-cell>
          <table:table-cell table:style-name="pd1" office:value-type="string" office:string-value="poland_warszawa_2024_wesola.pb">
            <text:p>poland_warszawa_2024_wesola.pb</text:p>
          </table:table-cell>
          <table:table-cell table:style-name="pd1" office:value-type="string" office:string-value="poland_warszawa_2024_wlochy.pb">
            <text:p>poland_warszawa_2024_wlochy.pb</text:p>
          </table:table-cell>
          <table:table-cell table:style-name="pd1" office:value-type="string" office:string-value="poland_warszawa_2024_ursus.pb">
            <text:p>poland_warszawa_2024_ursus.pb</text:p>
          </table:table-cell>
          <table:table-cell table:style-name="pd1" office:value-type="string" office:string-value="poland_warszawa_2024_ursynow.pb">
            <text:p>poland_warszawa_2024_ursynow.pb</text:p>
          </table:table-cell>
          <table:table-cell table:style-name="pd1" office:value-type="string" office:string-value="poland_warszawa_2024_.pb">
            <text:p>poland_warszawa_2024_.pb</text:p>
          </table:table-cell>
          <table:table-cell table:style-name="pd1" office:value-type="string" office:string-value="poland_warszawa_2024_praga-poludnie.pb">
            <text:p>poland_warszawa_2024_praga-poludnie.pb</text:p>
          </table:table-cell>
          <table:table-cell table:style-name="pd1" office:value-type="string" office:string-value="poland_warszawa_2024_wola.pb">
            <text:p>poland_warszawa_2024_wola.pb</text:p>
          </table:table-cell>
          <table:table-cell table:style-name="pd1" office:value-type="string" office:string-value="poland_warszawa_2024_bemowo.pb">
            <text:p>poland_warszawa_2024_bemowo.pb</text:p>
          </table:table-cell>
          <table:table-cell table:style-name="pd1" office:value-type="string" office:string-value="poland_poznan_2023_13-jezyce-sw-lazarz.pb">
            <text:p>poland_poznan_2023_13-jezyce-sw-lazarz.pb</text:p>
          </table:table-cell>
          <table:table-cell table:style-name="pd1" office:value-type="string" office:string-value="poland_poznan_2023_5-grunwald-polnoc-grunwald-poludnie-stary-grunwald.pb">
            <text:p>poland_poznan_2023_5-grunwald-polnoc-grunwald-poludnie-stary-grunwald.pb</text:p>
          </table:table-cell>
          <table:table-cell table:style-name="pd1" office:value-type="string" office:string-value="poland_poznan_2023_11-fabianowo-kotowo-gorczyn-junikowo-kwiatowe-lawica.pb">
            <text:p>poland_poznan_2023_11-fabianowo-kotowo-gorczyn-junikowo-kwiatowe-lawica.pb</text:p>
          </table:table-cell>
          <table:table-cell table:style-name="pd1" office:value-type="string" office:string-value="poland_poznan_2023_4-gluszyna-krzesiny-pokrzywno-garaszewo-staroleka-minikowo-szczepankowo-splawie-krzesinki.pb">
            <text:p>poland_poznan_2023_4-gluszyna-krzesiny-pokrzywno-garaszewo-staroleka-minikowo-szczepankowo-splawie-krzesinki.pb</text:p>
          </table:table-cell>
          <table:table-cell table:style-name="pd1" office:value-type="string" office:string-value="poland_poznan_2023_8-chartowo-rataje-zegrze.pb">
            <text:p>poland_poznan_2023_8-chartowo-rataje-zegrze.pb</text:p>
          </table:table-cell>
          <table:table-cell table:style-name="pd1" office:value-type="string" office:string-value="poland_poznan_2023_2-kiekrz-krzyzowniki-smochowice-podolany-strzeszyn.pb">
            <text:p>poland_poznan_2023_2-kiekrz-krzyzowniki-smochowice-podolany-strzeszyn.pb</text:p>
          </table:table-cell>
          <table:table-cell table:style-name="pd1" office:value-type="string" office:string-value="poland_poznan_2023_9-stare-miasto.pb">
            <text:p>poland_poznan_2023_9-stare-miasto.pb</text:p>
          </table:table-cell>
          <table:table-cell table:style-name="pd1" office:value-type="string" office:string-value="poland_poznan_2023_10-swierczewo-wilda-zielony-debiec.pb">
            <text:p>poland_poznan_2023_10-swierczewo-wilda-zielony-debiec.pb</text:p>
          </table:table-cell>
        </table:table-row>
        <table:table-row>
          <table:table-cell office:value-type="string" office:string-value="nb_voters">
            <text:p>nb_voters</text:p>
          </table:table-cell>
          <table:table-cell office:value-type="float" office:value="5.0">
            <text:p>5.0</text:p>
          </table:table-cell>
          <table:table-cell office:value-type="float" office:value="426">
            <text:p>426</text:p>
          </table:table-cell>
          <table:table-cell office:value-type="float" office:value="219">
            <text:p>219</text:p>
          </table:table-cell>
          <table:table-cell office:value-type="float" office:value="3834">
            <text:p>3834</text:p>
          </table:table-cell>
          <table:table-cell office:value-type="float" office:value="8520">
            <text:p>8520</text:p>
          </table:table-cell>
          <table:table-cell office:value-type="float" office:value="426.0">
            <text:p>426.0</text:p>
          </table:table-cell>
          <table:table-cell office:value-type="float" office:value="219.0">
            <text:p>219.0</text:p>
          </table:table-cell>
          <table:table-cell office:value-type="float" office:value="3834.0">
            <text:p>3834.0</text:p>
          </table:table-cell>
          <table:table-cell office:value-type="float" office:value="3184.0">
            <text:p>3184.0</text:p>
          </table:table-cell>
          <table:table-cell office:value-type="float" office:value="8520.0">
            <text:p>8520.0</text:p>
          </table:table-cell>
          <table:table-cell office:value-type="float" office:value="2742.0">
            <text:p>2742.0</text:p>
          </table:table-cell>
          <table:table-cell office:value-type="float" office:value="2323.0">
            <text:p>2323.0</text:p>
          </table:table-cell>
          <table:table-cell office:value-type="float" office:value="6187.0">
            <text:p>6187.0</text:p>
          </table:table-cell>
          <table:table-cell office:value-type="float" office:value="4984.0">
            <text:p>4984.0</text:p>
          </table:table-cell>
          <table:table-cell office:value-type="float" office:value="3162.0">
            <text:p>3162.0</text:p>
          </table:table-cell>
          <table:table-cell office:value-type="float" office:value="5448.0">
            <text:p>5448.0</text:p>
          </table:table-cell>
          <table:table-cell office:value-type="float" office:value="2575.0">
            <text:p>2575.0</text:p>
          </table:table-cell>
          <table:table-cell office:value-type="float" office:value="2037.0">
            <text:p>2037.0</text:p>
          </table:table-cell>
          <table:table-cell office:value-type="float" office:value="11519.0">
            <text:p>11519.0</text:p>
          </table:table-cell>
          <table:table-cell office:value-type="float" office:value="2791.0">
            <text:p>2791.0</text:p>
          </table:table-cell>
          <table:table-cell office:value-type="float" office:value="1961.0">
            <text:p>1961.0</text:p>
          </table:table-cell>
          <table:table-cell office:value-type="float" office:value="10081.0">
            <text:p>10081.0</text:p>
          </table:table-cell>
          <table:table-cell office:value-type="float" office:value="5510.0">
            <text:p>5510.0</text:p>
          </table:table-cell>
          <table:table-cell office:value-type="float" office:value="4528.0">
            <text:p>4528.0</text:p>
          </table:table-cell>
          <table:table-cell office:value-type="float" office:value="9562.0">
            <text:p>9562.0</text:p>
          </table:table-cell>
          <table:table-cell office:value-type="float" office:value="212.0">
            <text:p>212.0</text:p>
          </table:table-cell>
          <table:table-cell office:value-type="float" office:value="2324.0">
            <text:p>2324.0</text:p>
          </table:table-cell>
          <table:table-cell office:value-type="float" office:value="12283.0">
            <text:p>12283.0</text:p>
          </table:table-cell>
          <table:table-cell office:value-type="float" office:value="865.0">
            <text:p>865.0</text:p>
          </table:table-cell>
          <table:table-cell office:value-type="float" office:value="624.0">
            <text:p>624.0</text:p>
          </table:table-cell>
          <table:table-cell office:value-type="float" office:value="4453.0">
            <text:p>4453.0</text:p>
          </table:table-cell>
          <table:table-cell office:value-type="float" office:value="3140.0">
            <text:p>3140.0</text:p>
          </table:table-cell>
          <table:table-cell office:value-type="float" office:value="3908.0">
            <text:p>3908.0</text:p>
          </table:table-cell>
          <table:table-cell office:value-type="float" office:value="1182.0">
            <text:p>1182.0</text:p>
          </table:table-cell>
          <table:table-cell office:value-type="float" office:value="7045.0">
            <text:p>7045.0</text:p>
          </table:table-cell>
          <table:table-cell office:value-type="float" office:value="3978.0">
            <text:p>3978.0</text:p>
          </table:table-cell>
          <table:table-cell office:value-type="float" office:value="3218.0">
            <text:p>3218.0</text:p>
          </table:table-cell>
          <table:table-cell office:value-type="float" office:value="938.0">
            <text:p>938.0</text:p>
          </table:table-cell>
          <table:table-cell office:value-type="float" office:value="3057.0">
            <text:p>3057.0</text:p>
          </table:table-cell>
          <table:table-cell office:value-type="float" office:value="2472.0">
            <text:p>2472.0</text:p>
          </table:table-cell>
          <table:table-cell office:value-type="float" office:value="318.0">
            <text:p>318.0</text:p>
          </table:table-cell>
          <table:table-cell office:value-type="float" office:value="3428.0">
            <text:p>3428.0</text:p>
          </table:table-cell>
          <table:table-cell office:value-type="float" office:value="3190.0">
            <text:p>3190.0</text:p>
          </table:table-cell>
          <table:table-cell office:value-type="float" office:value="14411.0">
            <text:p>14411.0</text:p>
          </table:table-cell>
          <table:table-cell office:value-type="float" office:value="426">
            <text:p>426</text:p>
          </table:table-cell>
          <table:table-cell office:value-type="float" office:value="1056.0">
            <text:p>1056.0</text:p>
          </table:table-cell>
          <table:table-cell office:value-type="float" office:value="1300.0">
            <text:p>1300.0</text:p>
          </table:table-cell>
          <table:table-cell office:value-type="float" office:value="572.0">
            <text:p>572.0</text:p>
          </table:table-cell>
          <table:table-cell office:value-type="float" office:value="819.0">
            <text:p>819.0</text:p>
          </table:table-cell>
          <table:table-cell office:value-type="float" office:value="697.0">
            <text:p>697.0</text:p>
          </table:table-cell>
          <table:table-cell office:value-type="float" office:value="1056.0">
            <text:p>1056.0</text:p>
          </table:table-cell>
          <table:table-cell office:value-type="float" office:value="727.0">
            <text:p>727.0</text:p>
          </table:table-cell>
          <table:table-cell office:value-type="float" office:value="306.0">
            <text:p>306.0</text:p>
          </table:table-cell>
          <table:table-cell office:value-type="float" office:value="1228.0">
            <text:p>1228.0</text:p>
          </table:table-cell>
          <table:table-cell office:value-type="float" office:value="1197.0">
            <text:p>1197.0</text:p>
          </table:table-cell>
          <table:table-cell office:value-type="float" office:value="2881.0">
            <text:p>2881.0</text:p>
          </table:table-cell>
          <table:table-cell office:value-type="float" office:value="1192">
            <text:p>1192</text:p>
          </table:table-cell>
          <table:table-cell office:value-type="float" office:value="1218.0">
            <text:p>1218.0</text:p>
          </table:table-cell>
          <table:table-cell office:value-type="float" office:value="671.0">
            <text:p>671.0</text:p>
          </table:table-cell>
          <table:table-cell office:value-type="float" office:value="1231.0">
            <text:p>1231.0</text:p>
          </table:table-cell>
          <table:table-cell office:value-type="float" office:value="27073.0">
            <text:p>27073.0</text:p>
          </table:table-cell>
          <table:table-cell office:value-type="float" office:value="2316.0">
            <text:p>2316.0</text:p>
          </table:table-cell>
          <table:table-cell office:value-type="float" office:value="399.0">
            <text:p>399.0</text:p>
          </table:table-cell>
          <table:table-cell office:value-type="float" office:value="2122.0">
            <text:p>2122.0</text:p>
          </table:table-cell>
          <table:table-cell office:value-type="float" office:value="946.0">
            <text:p>946.0</text:p>
          </table:table-cell>
          <table:table-cell office:value-type="float" office:value="1511.0">
            <text:p>1511.0</text:p>
          </table:table-cell>
          <table:table-cell office:value-type="float" office:value="966.0">
            <text:p>966.0</text:p>
          </table:table-cell>
          <table:table-cell office:value-type="float" office:value="675.0">
            <text:p>675.0</text:p>
          </table:table-cell>
          <table:table-cell office:value-type="float" office:value="1277.0">
            <text:p>1277.0</text:p>
          </table:table-cell>
          <table:table-cell office:value-type="float" office:value="1046.0">
            <text:p>1046.0</text:p>
          </table:table-cell>
          <table:table-cell office:value-type="float" office:value="1020.0">
            <text:p>1020.0</text:p>
          </table:table-cell>
          <table:table-cell office:value-type="float" office:value="1973.0">
            <text:p>1973.0</text:p>
          </table:table-cell>
          <table:table-cell office:value-type="float" office:value="745.0">
            <text:p>745.0</text:p>
          </table:table-cell>
          <table:table-cell office:value-type="float" office:value="318.0">
            <text:p>318.0</text:p>
          </table:table-cell>
          <table:table-cell office:value-type="float" office:value="477.0">
            <text:p>477.0</text:p>
          </table:table-cell>
          <table:table-cell office:value-type="float" office:value="1104.0">
            <text:p>1104.0</text:p>
          </table:table-cell>
          <table:table-cell office:value-type="float" office:value="368.0">
            <text:p>368.0</text:p>
          </table:table-cell>
          <table:table-cell office:value-type="float" office:value="1811.0">
            <text:p>1811.0</text:p>
          </table:table-cell>
          <table:table-cell office:value-type="float" office:value="849.0">
            <text:p>849.0</text:p>
          </table:table-cell>
          <table:table-cell office:value-type="float" office:value="11067.0">
            <text:p>11067.0</text:p>
          </table:table-cell>
          <table:table-cell office:value-type="float" office:value="1578.0">
            <text:p>1578.0</text:p>
          </table:table-cell>
          <table:table-cell office:value-type="float" office:value="3050.0">
            <text:p>3050.0</text:p>
          </table:table-cell>
          <table:table-cell office:value-type="float" office:value="429.0">
            <text:p>429.0</text:p>
          </table:table-cell>
          <table:table-cell office:value-type="float" office:value="940.0">
            <text:p>940.0</text:p>
          </table:table-cell>
          <table:table-cell office:value-type="float" office:value="2100.0">
            <text:p>2100.0</text:p>
          </table:table-cell>
          <table:table-cell office:value-type="float" office:value="789.0">
            <text:p>789.0</text:p>
          </table:table-cell>
          <table:table-cell office:value-type="float" office:value="8172.0">
            <text:p>8172.0</text:p>
          </table:table-cell>
          <table:table-cell office:value-type="float" office:value="1380.0">
            <text:p>1380.0</text:p>
          </table:table-cell>
          <table:table-cell office:value-type="float" office:value="2066.0">
            <text:p>2066.0</text:p>
          </table:table-cell>
          <table:table-cell office:value-type="float" office:value="1896.0">
            <text:p>1896.0</text:p>
          </table:table-cell>
          <table:table-cell office:value-type="float" office:value="2167.0">
            <text:p>2167.0</text:p>
          </table:table-cell>
          <table:table-cell office:value-type="float" office:value="2322.0">
            <text:p>2322.0</text:p>
          </table:table-cell>
          <table:table-cell office:value-type="float" office:value="3752.0">
            <text:p>3752.0</text:p>
          </table:table-cell>
          <table:table-cell office:value-type="float" office:value="689.0">
            <text:p>689.0</text:p>
          </table:table-cell>
          <table:table-cell office:value-type="float" office:value="2270.0">
            <text:p>2270.0</text:p>
          </table:table-cell>
          <table:table-cell office:value-type="float" office:value="5368.0">
            <text:p>5368.0</text:p>
          </table:table-cell>
          <table:table-cell office:value-type="float" office:value="3610.0">
            <text:p>3610.0</text:p>
          </table:table-cell>
          <table:table-cell office:value-type="float" office:value="3003.0">
            <text:p>3003.0</text:p>
          </table:table-cell>
          <table:table-cell office:value-type="float" office:value="3300.0">
            <text:p>3300.0</text:p>
          </table:table-cell>
          <table:table-cell office:value-type="float" office:value="784.0">
            <text:p>784.0</text:p>
          </table:table-cell>
          <table:table-cell office:value-type="float" office:value="4461.0">
            <text:p>4461.0</text:p>
          </table:table-cell>
          <table:table-cell office:value-type="float" office:value="1420.0">
            <text:p>1420.0</text:p>
          </table:table-cell>
          <table:table-cell office:value-type="float" office:value="1960.0">
            <text:p>1960.0</text:p>
          </table:table-cell>
          <table:table-cell office:value-type="float" office:value="2830.0">
            <text:p>2830.0</text:p>
          </table:table-cell>
          <table:table-cell office:value-type="float" office:value="2331.0">
            <text:p>2331.0</text:p>
          </table:table-cell>
          <table:table-cell office:value-type="float" office:value="460.0">
            <text:p>460.0</text:p>
          </table:table-cell>
          <table:table-cell office:value-type="float" office:value="759.0">
            <text:p>759.0</text:p>
          </table:table-cell>
          <table:table-cell office:value-type="float" office:value="1130.0">
            <text:p>1130.0</text:p>
          </table:table-cell>
          <table:table-cell office:value-type="float" office:value="981.0">
            <text:p>981.0</text:p>
          </table:table-cell>
          <table:table-cell office:value-type="float" office:value="5329.0">
            <text:p>5329.0</text:p>
          </table:table-cell>
          <table:table-cell office:value-type="float" office:value="1717.0">
            <text:p>1717.0</text:p>
          </table:table-cell>
          <table:table-cell office:value-type="float" office:value="1557.0">
            <text:p>1557.0</text:p>
          </table:table-cell>
          <table:table-cell office:value-type="float" office:value="2843.0">
            <text:p>2843.0</text:p>
          </table:table-cell>
          <table:table-cell office:value-type="float" office:value="3600.0">
            <text:p>3600.0</text:p>
          </table:table-cell>
          <table:table-cell office:value-type="float" office:value="3452.0">
            <text:p>3452.0</text:p>
          </table:table-cell>
          <table:table-cell office:value-type="float" office:value="3484.0">
            <text:p>3484.0</text:p>
          </table:table-cell>
          <table:table-cell office:value-type="float" office:value="1362.0">
            <text:p>1362.0</text:p>
          </table:table-cell>
          <table:table-cell office:value-type="float" office:value="2426.0">
            <text:p>2426.0</text:p>
          </table:table-cell>
          <table:table-cell office:value-type="float" office:value="1622.0">
            <text:p>1622.0</text:p>
          </table:table-cell>
          <table:table-cell office:value-type="float" office:value="3623.0">
            <text:p>3623.0</text:p>
          </table:table-cell>
          <table:table-cell office:value-type="float" office:value="70747.0">
            <text:p>70747.0</text:p>
          </table:table-cell>
          <table:table-cell office:value-type="float" office:value="619.0">
            <text:p>619.0</text:p>
          </table:table-cell>
          <table:table-cell office:value-type="float" office:value="409.0">
            <text:p>409.0</text:p>
          </table:table-cell>
          <table:table-cell office:value-type="float" office:value="435.0">
            <text:p>435.0</text:p>
          </table:table-cell>
          <table:table-cell office:value-type="float" office:value="1962.0">
            <text:p>1962.0</text:p>
          </table:table-cell>
          <table:table-cell office:value-type="float" office:value="1402.0">
            <text:p>1402.0</text:p>
          </table:table-cell>
          <table:table-cell office:value-type="float" office:value="2585.0">
            <text:p>2585.0</text:p>
          </table:table-cell>
          <table:table-cell office:value-type="float" office:value="237.0">
            <text:p>237.0</text:p>
          </table:table-cell>
          <table:table-cell office:value-type="float" office:value="1275.0">
            <text:p>1275.0</text:p>
          </table:table-cell>
          <table:table-cell office:value-type="float" office:value="4639.0">
            <text:p>4639.0</text:p>
          </table:table-cell>
          <table:table-cell office:value-type="float" office:value="1270.0">
            <text:p>1270.0</text:p>
          </table:table-cell>
          <table:table-cell office:value-type="float" office:value="2079.0">
            <text:p>2079.0</text:p>
          </table:table-cell>
          <table:table-cell office:value-type="float" office:value="5220.0">
            <text:p>5220.0</text:p>
          </table:table-cell>
          <table:table-cell office:value-type="float" office:value="3007.0">
            <text:p>3007.0</text:p>
          </table:table-cell>
          <table:table-cell office:value-type="float" office:value="95899.0">
            <text:p>95899.0</text:p>
          </table:table-cell>
          <table:table-cell office:value-type="float" office:value="1374.0">
            <text:p>1374.0</text:p>
          </table:table-cell>
          <table:table-cell office:value-type="float" office:value="5552.0">
            <text:p>5552.0</text:p>
          </table:table-cell>
          <table:table-cell office:value-type="float" office:value="53801.0">
            <text:p>53801.0</text:p>
          </table:table-cell>
          <table:table-cell office:value-type="float" office:value="67103.0">
            <text:p>67103.0</text:p>
          </table:table-cell>
          <table:table-cell office:value-type="float" office:value="923.0">
            <text:p>923.0</text:p>
          </table:table-cell>
          <table:table-cell office:value-type="float" office:value="1135.0">
            <text:p>1135.0</text:p>
          </table:table-cell>
          <table:table-cell office:value-type="float" office:value="510.0">
            <text:p>510.0</text:p>
          </table:table-cell>
          <table:table-cell office:value-type="float" office:value="654.0">
            <text:p>654.0</text:p>
          </table:table-cell>
          <table:table-cell office:value-type="float" office:value="4377.0">
            <text:p>4377.0</text:p>
          </table:table-cell>
          <table:table-cell office:value-type="float" office:value="422.0">
            <text:p>422.0</text:p>
          </table:table-cell>
          <table:table-cell office:value-type="float" office:value="1158.0">
            <text:p>1158.0</text:p>
          </table:table-cell>
          <table:table-cell office:value-type="float" office:value="5765.0">
            <text:p>5765.0</text:p>
          </table:table-cell>
          <table:table-cell office:value-type="float" office:value="713">
            <text:p>713</text:p>
          </table:table-cell>
          <table:table-cell office:value-type="float" office:value="1105.0">
            <text:p>1105.0</text:p>
          </table:table-cell>
          <table:table-cell office:value-type="float" office:value="3604.0">
            <text:p>3604.0</text:p>
          </table:table-cell>
          <table:table-cell office:value-type="float" office:value="1684">
            <text:p>1684</text:p>
          </table:table-cell>
          <table:table-cell office:value-type="float" office:value="647.0">
            <text:p>647.0</text:p>
          </table:table-cell>
          <table:table-cell office:value-type="float" office:value="7565">
            <text:p>7565</text:p>
          </table:table-cell>
          <table:table-cell office:value-type="float" office:value="1669.0">
            <text:p>1669.0</text:p>
          </table:table-cell>
          <table:table-cell office:value-type="float" office:value="2238.0">
            <text:p>2238.0</text:p>
          </table:table-cell>
          <table:table-cell office:value-type="float" office:value="729.0">
            <text:p>729.0</text:p>
          </table:table-cell>
          <table:table-cell office:value-type="float" office:value="4313.0">
            <text:p>4313.0</text:p>
          </table:table-cell>
          <table:table-cell office:value-type="float" office:value="108.0">
            <text:p>108.0</text:p>
          </table:table-cell>
          <table:table-cell office:value-type="float" office:value="2064.0">
            <text:p>2064.0</text:p>
          </table:table-cell>
          <table:table-cell office:value-type="float" office:value="465.0">
            <text:p>465.0</text:p>
          </table:table-cell>
          <table:table-cell office:value-type="float" office:value="377.0">
            <text:p>377.0</text:p>
          </table:table-cell>
          <table:table-cell office:value-type="float" office:value="1572.0">
            <text:p>1572.0</text:p>
          </table:table-cell>
          <table:table-cell office:value-type="float" office:value="494.0">
            <text:p>494.0</text:p>
          </table:table-cell>
          <table:table-cell office:value-type="float" office:value="851.0">
            <text:p>851.0</text:p>
          </table:table-cell>
          <table:table-cell office:value-type="float" office:value="265.0">
            <text:p>265.0</text:p>
          </table:table-cell>
          <table:table-cell office:value-type="float" office:value="373.0">
            <text:p>373.0</text:p>
          </table:table-cell>
          <table:table-cell office:value-type="float" office:value="587.0">
            <text:p>587.0</text:p>
          </table:table-cell>
          <table:table-cell office:value-type="float" office:value="3112.0">
            <text:p>3112.0</text:p>
          </table:table-cell>
          <table:table-cell office:value-type="float" office:value="1012.0">
            <text:p>1012.0</text:p>
          </table:table-cell>
          <table:table-cell office:value-type="float" office:value="1107.0">
            <text:p>1107.0</text:p>
          </table:table-cell>
          <table:table-cell office:value-type="float" office:value="7477.0">
            <text:p>7477.0</text:p>
          </table:table-cell>
          <table:table-cell office:value-type="float" office:value="268.0">
            <text:p>268.0</text:p>
          </table:table-cell>
          <table:table-cell office:value-type="float" office:value="2333.0">
            <text:p>2333.0</text:p>
          </table:table-cell>
          <table:table-cell office:value-type="float" office:value="826">
            <text:p>826</text:p>
          </table:table-cell>
          <table:table-cell office:value-type="float" office:value="1438.0">
            <text:p>1438.0</text:p>
          </table:table-cell>
          <table:table-cell office:value-type="float" office:value="4197.0">
            <text:p>4197.0</text:p>
          </table:table-cell>
          <table:table-cell office:value-type="float" office:value="1978.0">
            <text:p>1978.0</text:p>
          </table:table-cell>
          <table:table-cell office:value-type="float" office:value="1265.0">
            <text:p>1265.0</text:p>
          </table:table-cell>
          <table:table-cell office:value-type="float" office:value="1735.0">
            <text:p>1735.0</text:p>
          </table:table-cell>
          <table:table-cell office:value-type="float" office:value="135.0">
            <text:p>135.0</text:p>
          </table:table-cell>
          <table:table-cell office:value-type="float" office:value="1006.0">
            <text:p>1006.0</text:p>
          </table:table-cell>
          <table:table-cell office:value-type="float" office:value="1386.0">
            <text:p>1386.0</text:p>
          </table:table-cell>
          <table:table-cell office:value-type="float" office:value="580.0">
            <text:p>580.0</text:p>
          </table:table-cell>
          <table:table-cell office:value-type="float" office:value="1119.0">
            <text:p>1119.0</text:p>
          </table:table-cell>
          <table:table-cell office:value-type="float" office:value="258.0">
            <text:p>258.0</text:p>
          </table:table-cell>
          <table:table-cell office:value-type="float" office:value="1470">
            <text:p>1470</text:p>
          </table:table-cell>
          <table:table-cell office:value-type="float" office:value="1326.0">
            <text:p>1326.0</text:p>
          </table:table-cell>
          <table:table-cell office:value-type="float" office:value="1375">
            <text:p>1375</text:p>
          </table:table-cell>
          <table:table-cell office:value-type="float" office:value="327.0">
            <text:p>327.0</text:p>
          </table:table-cell>
          <table:table-cell office:value-type="float" office:value="545.0">
            <text:p>545.0</text:p>
          </table:table-cell>
          <table:table-cell office:value-type="float" office:value="3203.0">
            <text:p>3203.0</text:p>
          </table:table-cell>
          <table:table-cell office:value-type="float" office:value="1147.0">
            <text:p>1147.0</text:p>
          </table:table-cell>
          <table:table-cell office:value-type="float" office:value="120.0">
            <text:p>120.0</text:p>
          </table:table-cell>
          <table:table-cell office:value-type="float" office:value="4849.0">
            <text:p>4849.0</text:p>
          </table:table-cell>
          <table:table-cell office:value-type="float" office:value="440.0">
            <text:p>440.0</text:p>
          </table:table-cell>
          <table:table-cell office:value-type="float" office:value="2784.0">
            <text:p>2784.0</text:p>
          </table:table-cell>
          <table:table-cell office:value-type="float" office:value="7493.0">
            <text:p>7493.0</text:p>
          </table:table-cell>
          <table:table-cell office:value-type="float" office:value="27.0">
            <text:p>27.0</text:p>
          </table:table-cell>
          <table:table-cell office:value-type="float" office:value="1751.0">
            <text:p>1751.0</text:p>
          </table:table-cell>
          <table:table-cell office:value-type="float" office:value="927">
            <text:p>927</text:p>
          </table:table-cell>
          <table:table-cell office:value-type="float" office:value="397.0">
            <text:p>397.0</text:p>
          </table:table-cell>
          <table:table-cell office:value-type="float" office:value="967.0">
            <text:p>967.0</text:p>
          </table:table-cell>
          <table:table-cell office:value-type="float" office:value="793.0">
            <text:p>793.0</text:p>
          </table:table-cell>
          <table:table-cell office:value-type="float" office:value="2850.0">
            <text:p>2850.0</text:p>
          </table:table-cell>
          <table:table-cell office:value-type="float" office:value="765.0">
            <text:p>765.0</text:p>
          </table:table-cell>
          <table:table-cell office:value-type="float" office:value="2370.0">
            <text:p>2370.0</text:p>
          </table:table-cell>
          <table:table-cell office:value-type="float" office:value="1326.0">
            <text:p>1326.0</text:p>
          </table:table-cell>
          <table:table-cell office:value-type="float" office:value="228.0">
            <text:p>228.0</text:p>
          </table:table-cell>
          <table:table-cell office:value-type="float" office:value="577.0">
            <text:p>577.0</text:p>
          </table:table-cell>
          <table:table-cell office:value-type="float" office:value="2093">
            <text:p>2093</text:p>
          </table:table-cell>
          <table:table-cell office:value-type="float" office:value="1078.0">
            <text:p>1078.0</text:p>
          </table:table-cell>
          <table:table-cell office:value-type="float" office:value="3507.0">
            <text:p>3507.0</text:p>
          </table:table-cell>
          <table:table-cell office:value-type="float" office:value="4480.0">
            <text:p>4480.0</text:p>
          </table:table-cell>
          <table:table-cell office:value-type="float" office:value="3258.0">
            <text:p>3258.0</text:p>
          </table:table-cell>
          <table:table-cell office:value-type="float" office:value="723.0">
            <text:p>723.0</text:p>
          </table:table-cell>
          <table:table-cell office:value-type="float" office:value="743.0">
            <text:p>743.0</text:p>
          </table:table-cell>
          <table:table-cell office:value-type="float" office:value="3371.0">
            <text:p>3371.0</text:p>
          </table:table-cell>
          <table:table-cell office:value-type="float" office:value="1774.0">
            <text:p>1774.0</text:p>
          </table:table-cell>
          <table:table-cell office:value-type="float" office:value="674.0">
            <text:p>674.0</text:p>
          </table:table-cell>
          <table:table-cell office:value-type="float" office:value="1335.0">
            <text:p>1335.0</text:p>
          </table:table-cell>
          <table:table-cell office:value-type="float" office:value="1987.0">
            <text:p>1987.0</text:p>
          </table:table-cell>
          <table:table-cell office:value-type="float" office:value="2215.0">
            <text:p>2215.0</text:p>
          </table:table-cell>
          <table:table-cell office:value-type="float" office:value="176">
            <text:p>176</text:p>
          </table:table-cell>
          <table:table-cell office:value-type="float" office:value="777.0">
            <text:p>777.0</text:p>
          </table:table-cell>
          <table:table-cell office:value-type="float" office:value="1733.0">
            <text:p>1733.0</text:p>
          </table:table-cell>
          <table:table-cell office:value-type="float" office:value="4392.0">
            <text:p>4392.0</text:p>
          </table:table-cell>
          <table:table-cell office:value-type="float" office:value="1664.0">
            <text:p>1664.0</text:p>
          </table:table-cell>
          <table:table-cell office:value-type="float" office:value="1058.0">
            <text:p>1058.0</text:p>
          </table:table-cell>
          <table:table-cell office:value-type="float" office:value="2242">
            <text:p>2242</text:p>
          </table:table-cell>
          <table:table-cell office:value-type="float" office:value="94">
            <text:p>94</text:p>
          </table:table-cell>
          <table:table-cell office:value-type="float" office:value="301.0">
            <text:p>301.0</text:p>
          </table:table-cell>
          <table:table-cell office:value-type="float" office:value="780.0">
            <text:p>780.0</text:p>
          </table:table-cell>
          <table:table-cell office:value-type="float" office:value="91.0">
            <text:p>91.0</text:p>
          </table:table-cell>
          <table:table-cell office:value-type="float" office:value="1507.0">
            <text:p>1507.0</text:p>
          </table:table-cell>
          <table:table-cell office:value-type="float" office:value="2260">
            <text:p>2260</text:p>
          </table:table-cell>
          <table:table-cell office:value-type="float" office:value="477.0">
            <text:p>477.0</text:p>
          </table:table-cell>
          <table:table-cell office:value-type="float" office:value="157.0">
            <text:p>157.0</text:p>
          </table:table-cell>
          <table:table-cell office:value-type="float" office:value="4091.0">
            <text:p>4091.0</text:p>
          </table:table-cell>
          <table:table-cell office:value-type="float" office:value="2119.0">
            <text:p>2119.0</text:p>
          </table:table-cell>
          <table:table-cell office:value-type="float" office:value="1364.0">
            <text:p>1364.0</text:p>
          </table:table-cell>
          <table:table-cell office:value-type="float" office:value="901.0">
            <text:p>901.0</text:p>
          </table:table-cell>
          <table:table-cell office:value-type="float" office:value="2736.0">
            <text:p>2736.0</text:p>
          </table:table-cell>
          <table:table-cell office:value-type="float" office:value="826">
            <text:p>826</text:p>
          </table:table-cell>
          <table:table-cell office:value-type="float" office:value="1391.0">
            <text:p>1391.0</text:p>
          </table:table-cell>
          <table:table-cell office:value-type="float" office:value="446.0">
            <text:p>446.0</text:p>
          </table:table-cell>
          <table:table-cell office:value-type="float" office:value="506.0">
            <text:p>506.0</text:p>
          </table:table-cell>
          <table:table-cell office:value-type="float" office:value="1601.0">
            <text:p>1601.0</text:p>
          </table:table-cell>
          <table:table-cell office:value-type="float" office:value="8699">
            <text:p>8699</text:p>
          </table:table-cell>
          <table:table-cell office:value-type="float" office:value="1717.0">
            <text:p>1717.0</text:p>
          </table:table-cell>
          <table:table-cell office:value-type="float" office:value="652.0">
            <text:p>652.0</text:p>
          </table:table-cell>
          <table:table-cell office:value-type="float" office:value="1147.0">
            <text:p>1147.0</text:p>
          </table:table-cell>
          <table:table-cell office:value-type="float" office:value="1205.0">
            <text:p>1205.0</text:p>
          </table:table-cell>
          <table:table-cell office:value-type="float" office:value="1253.0">
            <text:p>1253.0</text:p>
          </table:table-cell>
          <table:table-cell office:value-type="float" office:value="300.0">
            <text:p>300.0</text:p>
          </table:table-cell>
          <table:table-cell office:value-type="float" office:value="1672.0">
            <text:p>1672.0</text:p>
          </table:table-cell>
          <table:table-cell office:value-type="float" office:value="5220.0">
            <text:p>5220.0</text:p>
          </table:table-cell>
          <table:table-cell office:value-type="float" office:value="426.0">
            <text:p>426.0</text:p>
          </table:table-cell>
          <table:table-cell office:value-type="float" office:value="936">
            <text:p>936</text:p>
          </table:table-cell>
          <table:table-cell office:value-type="float" office:value="8274.0">
            <text:p>8274.0</text:p>
          </table:table-cell>
          <table:table-cell office:value-type="float" office:value="586.0">
            <text:p>586.0</text:p>
          </table:table-cell>
          <table:table-cell office:value-type="float" office:value="716.0">
            <text:p>716.0</text:p>
          </table:table-cell>
          <table:table-cell office:value-type="float" office:value="585.0">
            <text:p>585.0</text:p>
          </table:table-cell>
          <table:table-cell office:value-type="float" office:value="1518.0">
            <text:p>1518.0</text:p>
          </table:table-cell>
          <table:table-cell office:value-type="float" office:value="605.0">
            <text:p>605.0</text:p>
          </table:table-cell>
          <table:table-cell office:value-type="float" office:value="1541.0">
            <text:p>1541.0</text:p>
          </table:table-cell>
          <table:table-cell office:value-type="float" office:value="1286.0">
            <text:p>1286.0</text:p>
          </table:table-cell>
          <table:table-cell office:value-type="float" office:value="1551">
            <text:p>1551</text:p>
          </table:table-cell>
          <table:table-cell office:value-type="float" office:value="2082.0">
            <text:p>2082.0</text:p>
          </table:table-cell>
          <table:table-cell office:value-type="float" office:value="2413.0">
            <text:p>2413.0</text:p>
          </table:table-cell>
          <table:table-cell office:value-type="float" office:value="2777.0">
            <text:p>2777.0</text:p>
          </table:table-cell>
          <table:table-cell office:value-type="float" office:value="976">
            <text:p>976</text:p>
          </table:table-cell>
          <table:table-cell office:value-type="float" office:value="2149.0">
            <text:p>2149.0</text:p>
          </table:table-cell>
          <table:table-cell office:value-type="float" office:value="8">
            <text:p>8</text:p>
          </table:table-cell>
          <table:table-cell office:value-type="float" office:value="498.0">
            <text:p>498.0</text:p>
          </table:table-cell>
          <table:table-cell office:value-type="float" office:value="792.0">
            <text:p>792.0</text:p>
          </table:table-cell>
          <table:table-cell office:value-type="float" office:value="678.0">
            <text:p>678.0</text:p>
          </table:table-cell>
          <table:table-cell office:value-type="float" office:value="856.0">
            <text:p>856.0</text:p>
          </table:table-cell>
          <table:table-cell office:value-type="float" office:value="1866.0">
            <text:p>1866.0</text:p>
          </table:table-cell>
          <table:table-cell office:value-type="float" office:value="388.0">
            <text:p>388.0</text:p>
          </table:table-cell>
          <table:table-cell office:value-type="float" office:value="149">
            <text:p>149</text:p>
          </table:table-cell>
          <table:table-cell office:value-type="float" office:value="1517.0">
            <text:p>1517.0</text:p>
          </table:table-cell>
          <table:table-cell office:value-type="float" office:value="3482.0">
            <text:p>3482.0</text:p>
          </table:table-cell>
          <table:table-cell office:value-type="float" office:value="5201.0">
            <text:p>5201.0</text:p>
          </table:table-cell>
          <table:table-cell office:value-type="float" office:value="1131.0">
            <text:p>1131.0</text:p>
          </table:table-cell>
          <table:table-cell office:value-type="float" office:value="1533.0">
            <text:p>1533.0</text:p>
          </table:table-cell>
          <table:table-cell office:value-type="float" office:value="302.0">
            <text:p>302.0</text:p>
          </table:table-cell>
          <table:table-cell office:value-type="float" office:value="1067.0">
            <text:p>1067.0</text:p>
          </table:table-cell>
          <table:table-cell office:value-type="float" office:value="229.0">
            <text:p>229.0</text:p>
          </table:table-cell>
          <table:table-cell office:value-type="float" office:value="1069.0">
            <text:p>1069.0</text:p>
          </table:table-cell>
          <table:table-cell office:value-type="float" office:value="1472">
            <text:p>1472</text:p>
          </table:table-cell>
          <table:table-cell office:value-type="float" office:value="2006.0">
            <text:p>2006.0</text:p>
          </table:table-cell>
          <table:table-cell office:value-type="float" office:value="8171.0">
            <text:p>8171.0</text:p>
          </table:table-cell>
          <table:table-cell office:value-type="float" office:value="882.0">
            <text:p>882.0</text:p>
          </table:table-cell>
          <table:table-cell office:value-type="float" office:value="2438.0">
            <text:p>2438.0</text:p>
          </table:table-cell>
          <table:table-cell office:value-type="float" office:value="2827">
            <text:p>2827</text:p>
          </table:table-cell>
          <table:table-cell office:value-type="float" office:value="2136.0">
            <text:p>2136.0</text:p>
          </table:table-cell>
          <table:table-cell office:value-type="float" office:value="861.0">
            <text:p>861.0</text:p>
          </table:table-cell>
          <table:table-cell office:value-type="float" office:value="1225">
            <text:p>1225</text:p>
          </table:table-cell>
          <table:table-cell office:value-type="float" office:value="1484.0">
            <text:p>1484.0</text:p>
          </table:table-cell>
          <table:table-cell office:value-type="float" office:value="1061.0">
            <text:p>1061.0</text:p>
          </table:table-cell>
          <table:table-cell office:value-type="float" office:value="2176.0">
            <text:p>2176.0</text:p>
          </table:table-cell>
          <table:table-cell office:value-type="float" office:value="2632.0">
            <text:p>2632.0</text:p>
          </table:table-cell>
          <table:table-cell office:value-type="float" office:value="3995.0">
            <text:p>3995.0</text:p>
          </table:table-cell>
          <table:table-cell office:value-type="float" office:value="955.0">
            <text:p>955.0</text:p>
          </table:table-cell>
          <table:table-cell office:value-type="float" office:value="824.0">
            <text:p>824.0</text:p>
          </table:table-cell>
          <table:table-cell office:value-type="float" office:value="609.0">
            <text:p>609.0</text:p>
          </table:table-cell>
          <table:table-cell office:value-type="float" office:value="4641.0">
            <text:p>4641.0</text:p>
          </table:table-cell>
          <table:table-cell office:value-type="float" office:value="454.0">
            <text:p>454.0</text:p>
          </table:table-cell>
          <table:table-cell office:value-type="float" office:value="3819.0">
            <text:p>3819.0</text:p>
          </table:table-cell>
          <table:table-cell office:value-type="float" office:value="1746.0">
            <text:p>1746.0</text:p>
          </table:table-cell>
          <table:table-cell office:value-type="float" office:value="5544.0">
            <text:p>5544.0</text:p>
          </table:table-cell>
          <table:table-cell office:value-type="float" office:value="823.0">
            <text:p>823.0</text:p>
          </table:table-cell>
          <table:table-cell office:value-type="float" office:value="1356.0">
            <text:p>1356.0</text:p>
          </table:table-cell>
          <table:table-cell office:value-type="float" office:value="1448.0">
            <text:p>1448.0</text:p>
          </table:table-cell>
          <table:table-cell office:value-type="float" office:value="475.0">
            <text:p>475.0</text:p>
          </table:table-cell>
          <table:table-cell office:value-type="float" office:value="3157.0">
            <text:p>3157.0</text:p>
          </table:table-cell>
          <table:table-cell office:value-type="float" office:value="1779.0">
            <text:p>1779.0</text:p>
          </table:table-cell>
          <table:table-cell office:value-type="float" office:value="1929.0">
            <text:p>1929.0</text:p>
          </table:table-cell>
          <table:table-cell office:value-type="float" office:value="85.0">
            <text:p>85.0</text:p>
          </table:table-cell>
          <table:table-cell office:value-type="float" office:value="1030.0">
            <text:p>1030.0</text:p>
          </table:table-cell>
          <table:table-cell office:value-type="float" office:value="7683.0">
            <text:p>7683.0</text:p>
          </table:table-cell>
          <table:table-cell office:value-type="float" office:value="756.0">
            <text:p>756.0</text:p>
          </table:table-cell>
          <table:table-cell office:value-type="float" office:value="5318.0">
            <text:p>5318.0</text:p>
          </table:table-cell>
          <table:table-cell office:value-type="float" office:value="740.0">
            <text:p>740.0</text:p>
          </table:table-cell>
          <table:table-cell office:value-type="float" office:value="2458.0">
            <text:p>2458.0</text:p>
          </table:table-cell>
          <table:table-cell office:value-type="float" office:value="344.0">
            <text:p>344.0</text:p>
          </table:table-cell>
          <table:table-cell office:value-type="float" office:value="631.0">
            <text:p>631.0</text:p>
          </table:table-cell>
          <table:table-cell office:value-type="float" office:value="1506.0">
            <text:p>1506.0</text:p>
          </table:table-cell>
          <table:table-cell office:value-type="float" office:value="142">
            <text:p>142</text:p>
          </table:table-cell>
          <table:table-cell office:value-type="float" office:value="3976.0">
            <text:p>3976.0</text:p>
          </table:table-cell>
          <table:table-cell office:value-type="float" office:value="669">
            <text:p>669</text:p>
          </table:table-cell>
          <table:table-cell office:value-type="float" office:value="466.0">
            <text:p>466.0</text:p>
          </table:table-cell>
          <table:table-cell office:value-type="float" office:value="182.0">
            <text:p>182.0</text:p>
          </table:table-cell>
          <table:table-cell office:value-type="float" office:value="1534.0">
            <text:p>1534.0</text:p>
          </table:table-cell>
          <table:table-cell office:value-type="float" office:value="663.0">
            <text:p>663.0</text:p>
          </table:table-cell>
          <table:table-cell office:value-type="float" office:value="558.0">
            <text:p>558.0</text:p>
          </table:table-cell>
          <table:table-cell office:value-type="float" office:value="3005.0">
            <text:p>3005.0</text:p>
          </table:table-cell>
          <table:table-cell office:value-type="float" office:value="2106">
            <text:p>2106</text:p>
          </table:table-cell>
          <table:table-cell office:value-type="float" office:value="529.0">
            <text:p>529.0</text:p>
          </table:table-cell>
          <table:table-cell office:value-type="float" office:value="274">
            <text:p>274</text:p>
          </table:table-cell>
          <table:table-cell office:value-type="float" office:value="2494.0">
            <text:p>2494.0</text:p>
          </table:table-cell>
          <table:table-cell office:value-type="float" office:value="1308">
            <text:p>1308</text:p>
          </table:table-cell>
          <table:table-cell office:value-type="float" office:value="1175.0">
            <text:p>1175.0</text:p>
          </table:table-cell>
          <table:table-cell office:value-type="float" office:value="331.0">
            <text:p>331.0</text:p>
          </table:table-cell>
          <table:table-cell office:value-type="float" office:value="642.0">
            <text:p>642.0</text:p>
          </table:table-cell>
          <table:table-cell office:value-type="float" office:value="1063.0">
            <text:p>1063.0</text:p>
          </table:table-cell>
          <table:table-cell office:value-type="float" office:value="295.0">
            <text:p>295.0</text:p>
          </table:table-cell>
          <table:table-cell office:value-type="float" office:value="1123.0">
            <text:p>1123.0</text:p>
          </table:table-cell>
          <table:table-cell office:value-type="float" office:value="4076.0">
            <text:p>4076.0</text:p>
          </table:table-cell>
          <table:table-cell office:value-type="float" office:value="963.0">
            <text:p>963.0</text:p>
          </table:table-cell>
          <table:table-cell office:value-type="float" office:value="972.0">
            <text:p>972.0</text:p>
          </table:table-cell>
          <table:table-cell office:value-type="float" office:value="1667.0">
            <text:p>1667.0</text:p>
          </table:table-cell>
          <table:table-cell office:value-type="float" office:value="748.0">
            <text:p>748.0</text:p>
          </table:table-cell>
          <table:table-cell office:value-type="float" office:value="606.0">
            <text:p>606.0</text:p>
          </table:table-cell>
          <table:table-cell office:value-type="float" office:value="2696.0">
            <text:p>2696.0</text:p>
          </table:table-cell>
          <table:table-cell office:value-type="float" office:value="934.0">
            <text:p>934.0</text:p>
          </table:table-cell>
          <table:table-cell office:value-type="float" office:value="1588.0">
            <text:p>1588.0</text:p>
          </table:table-cell>
          <table:table-cell office:value-type="float" office:value="454.0">
            <text:p>454.0</text:p>
          </table:table-cell>
          <table:table-cell office:value-type="float" office:value="3990.0">
            <text:p>3990.0</text:p>
          </table:table-cell>
          <table:table-cell office:value-type="float" office:value="847.0">
            <text:p>847.0</text:p>
          </table:table-cell>
          <table:table-cell office:value-type="float" office:value="185.0">
            <text:p>185.0</text:p>
          </table:table-cell>
          <table:table-cell office:value-type="float" office:value="494.0">
            <text:p>494.0</text:p>
          </table:table-cell>
          <table:table-cell office:value-type="float" office:value="1439.0">
            <text:p>1439.0</text:p>
          </table:table-cell>
          <table:table-cell office:value-type="float" office:value="1837.0">
            <text:p>1837.0</text:p>
          </table:table-cell>
          <table:table-cell office:value-type="float" office:value="7343">
            <text:p>7343</text:p>
          </table:table-cell>
          <table:table-cell office:value-type="float" office:value="2701.0">
            <text:p>2701.0</text:p>
          </table:table-cell>
          <table:table-cell office:value-type="float" office:value="1006.0">
            <text:p>1006.0</text:p>
          </table:table-cell>
          <table:table-cell office:value-type="float" office:value="929.0">
            <text:p>929.0</text:p>
          </table:table-cell>
          <table:table-cell office:value-type="float" office:value="2680.0">
            <text:p>2680.0</text:p>
          </table:table-cell>
          <table:table-cell office:value-type="float" office:value="2207.0">
            <text:p>2207.0</text:p>
          </table:table-cell>
          <table:table-cell office:value-type="float" office:value="512.0">
            <text:p>512.0</text:p>
          </table:table-cell>
          <table:table-cell office:value-type="float" office:value="1552.0">
            <text:p>1552.0</text:p>
          </table:table-cell>
          <table:table-cell office:value-type="float" office:value="752.0">
            <text:p>752.0</text:p>
          </table:table-cell>
          <table:table-cell office:value-type="float" office:value="2751.0">
            <text:p>2751.0</text:p>
          </table:table-cell>
          <table:table-cell office:value-type="float" office:value="1887.0">
            <text:p>1887.0</text:p>
          </table:table-cell>
          <table:table-cell office:value-type="float" office:value="606.0">
            <text:p>606.0</text:p>
          </table:table-cell>
          <table:table-cell office:value-type="float" office:value="3779.0">
            <text:p>3779.0</text:p>
          </table:table-cell>
          <table:table-cell office:value-type="float" office:value="205.0">
            <text:p>205.0</text:p>
          </table:table-cell>
          <table:table-cell office:value-type="float" office:value="623.0">
            <text:p>623.0</text:p>
          </table:table-cell>
          <table:table-cell office:value-type="float" office:value="457.0">
            <text:p>457.0</text:p>
          </table:table-cell>
          <table:table-cell office:value-type="float" office:value="447.0">
            <text:p>447.0</text:p>
          </table:table-cell>
          <table:table-cell office:value-type="float" office:value="413.0">
            <text:p>413.0</text:p>
          </table:table-cell>
          <table:table-cell office:value-type="float" office:value="154.0">
            <text:p>154.0</text:p>
          </table:table-cell>
          <table:table-cell office:value-type="float" office:value="439.0">
            <text:p>439.0</text:p>
          </table:table-cell>
          <table:table-cell office:value-type="float" office:value="687.0">
            <text:p>687.0</text:p>
          </table:table-cell>
          <table:table-cell office:value-type="float" office:value="1357.0">
            <text:p>1357.0</text:p>
          </table:table-cell>
          <table:table-cell office:value-type="float" office:value="287.0">
            <text:p>287.0</text:p>
          </table:table-cell>
          <table:table-cell office:value-type="float" office:value="718.0">
            <text:p>718.0</text:p>
          </table:table-cell>
          <table:table-cell office:value-type="float" office:value="6134.0">
            <text:p>6134.0</text:p>
          </table:table-cell>
          <table:table-cell office:value-type="float" office:value="364.0">
            <text:p>364.0</text:p>
          </table:table-cell>
          <table:table-cell office:value-type="float" office:value="127.0">
            <text:p>127.0</text:p>
          </table:table-cell>
          <table:table-cell office:value-type="float" office:value="396.0">
            <text:p>396.0</text:p>
          </table:table-cell>
          <table:table-cell office:value-type="float" office:value="1485.0">
            <text:p>1485.0</text:p>
          </table:table-cell>
          <table:table-cell office:value-type="float" office:value="1134.0">
            <text:p>1134.0</text:p>
          </table:table-cell>
          <table:table-cell office:value-type="float" office:value="242.0">
            <text:p>242.0</text:p>
          </table:table-cell>
          <table:table-cell office:value-type="float" office:value="1560.0">
            <text:p>1560.0</text:p>
          </table:table-cell>
          <table:table-cell office:value-type="float" office:value="598">
            <text:p>598</text:p>
          </table:table-cell>
          <table:table-cell office:value-type="float" office:value="791.0">
            <text:p>791.0</text:p>
          </table:table-cell>
          <table:table-cell office:value-type="float" office:value="652.0">
            <text:p>652.0</text:p>
          </table:table-cell>
          <table:table-cell office:value-type="float" office:value="491">
            <text:p>491</text:p>
          </table:table-cell>
          <table:table-cell office:value-type="float" office:value="3495.0">
            <text:p>3495.0</text:p>
          </table:table-cell>
          <table:table-cell office:value-type="float" office:value="421.0">
            <text:p>421.0</text:p>
          </table:table-cell>
          <table:table-cell office:value-type="float" office:value="2706">
            <text:p>2706</text:p>
          </table:table-cell>
          <table:table-cell office:value-type="float" office:value="110.0">
            <text:p>110.0</text:p>
          </table:table-cell>
          <table:table-cell office:value-type="float" office:value="1773.0">
            <text:p>1773.0</text:p>
          </table:table-cell>
          <table:table-cell office:value-type="float" office:value="1622.0">
            <text:p>1622.0</text:p>
          </table:table-cell>
          <table:table-cell office:value-type="float" office:value="2948.0">
            <text:p>2948.0</text:p>
          </table:table-cell>
          <table:table-cell office:value-type="float" office:value="10756.0">
            <text:p>10756.0</text:p>
          </table:table-cell>
          <table:table-cell office:value-type="float" office:value="5452.0">
            <text:p>5452.0</text:p>
          </table:table-cell>
          <table:table-cell office:value-type="float" office:value="14897.0">
            <text:p>14897.0</text:p>
          </table:table-cell>
          <table:table-cell office:value-type="float" office:value="8003.0">
            <text:p>8003.0</text:p>
          </table:table-cell>
          <table:table-cell office:value-type="float" office:value="1505.0">
            <text:p>1505.0</text:p>
          </table:table-cell>
          <table:table-cell office:value-type="float" office:value="3522.0">
            <text:p>3522.0</text:p>
          </table:table-cell>
          <table:table-cell office:value-type="float" office:value="2374.0">
            <text:p>2374.0</text:p>
          </table:table-cell>
          <table:table-cell office:value-type="float" office:value="10105.0">
            <text:p>10105.0</text:p>
          </table:table-cell>
          <table:table-cell office:value-type="float" office:value="5115.0">
            <text:p>5115.0</text:p>
          </table:table-cell>
          <table:table-cell office:value-type="float" office:value="86721.0">
            <text:p>86721.0</text:p>
          </table:table-cell>
          <table:table-cell office:value-type="float" office:value="12021.0">
            <text:p>12021.0</text:p>
          </table:table-cell>
          <table:table-cell office:value-type="float" office:value="5458.0">
            <text:p>5458.0</text:p>
          </table:table-cell>
          <table:table-cell office:value-type="float" office:value="6848.0">
            <text:p>6848.0</text:p>
          </table:table-cell>
          <table:table-cell office:value-type="float" office:value="3197.0">
            <text:p>3197.0</text:p>
          </table:table-cell>
          <table:table-cell office:value-type="float" office:value="1515.0">
            <text:p>1515.0</text:p>
          </table:table-cell>
          <table:table-cell office:value-type="float" office:value="5438.0">
            <text:p>5438.0</text:p>
          </table:table-cell>
          <table:table-cell office:value-type="float" office:value="3187.0">
            <text:p>3187.0</text:p>
          </table:table-cell>
          <table:table-cell office:value-type="float" office:value="2600.0">
            <text:p>2600.0</text:p>
          </table:table-cell>
          <table:table-cell office:value-type="float" office:value="4255.0">
            <text:p>4255.0</text:p>
          </table:table-cell>
          <table:table-cell office:value-type="float" office:value="1811.0">
            <text:p>1811.0</text:p>
          </table:table-cell>
          <table:table-cell office:value-type="float" office:value="10568.0">
            <text:p>10568.0</text:p>
          </table:table-cell>
          <table:table-cell office:value-type="float" office:value="1487.0">
            <text:p>1487.0</text:p>
          </table:table-cell>
          <table:table-cell office:value-type="float" office:value="4662.0">
            <text:p>4662.0</text:p>
          </table:table-cell>
          <table:table-cell office:value-type="float" office:value="9338.0">
            <text:p>9338.0</text:p>
          </table:table-cell>
          <table:table-cell office:value-type="float" office:value="4697.0">
            <text:p>4697.0</text:p>
          </table:table-cell>
          <table:table-cell office:value-type="float" office:value="12933.0">
            <text:p>12933.0</text:p>
          </table:table-cell>
          <table:table-cell office:value-type="float" office:value="3007.0">
            <text:p>3007.0</text:p>
          </table:table-cell>
          <table:table-cell office:value-type="float" office:value="5867.0">
            <text:p>5867.0</text:p>
          </table:table-cell>
          <table:table-cell office:value-type="float" office:value="11063.0">
            <text:p>11063.0</text:p>
          </table:table-cell>
          <table:table-cell office:value-type="float" office:value="3079.0">
            <text:p>3079.0</text:p>
          </table:table-cell>
          <table:table-cell office:value-type="float" office:value="5495.0">
            <text:p>5495.0</text:p>
          </table:table-cell>
          <table:table-cell office:value-type="float" office:value="8647.0">
            <text:p>8647.0</text:p>
          </table:table-cell>
          <table:table-cell office:value-type="float" office:value="4092.0">
            <text:p>4092.0</text:p>
          </table:table-cell>
          <table:table-cell office:value-type="float" office:value="4940.0">
            <text:p>4940.0</text:p>
          </table:table-cell>
          <table:table-cell office:value-type="float" office:value="11039.0">
            <text:p>11039.0</text:p>
          </table:table-cell>
          <table:table-cell office:value-type="float" office:value="2400.0">
            <text:p>2400.0</text:p>
          </table:table-cell>
          <table:table-cell office:value-type="float" office:value="6672.0">
            <text:p>6672.0</text:p>
          </table:table-cell>
          <table:table-cell office:value-type="float" office:value="10424.0">
            <text:p>10424.0</text:p>
          </table:table-cell>
          <table:table-cell office:value-type="float" office:value="6603.0">
            <text:p>6603.0</text:p>
          </table:table-cell>
          <table:table-cell office:value-type="float" office:value="2718.0">
            <text:p>2718.0</text:p>
          </table:table-cell>
          <table:table-cell office:value-type="float" office:value="7405.0">
            <text:p>7405.0</text:p>
          </table:table-cell>
          <table:table-cell office:value-type="float" office:value="4930.0">
            <text:p>4930.0</text:p>
          </table:table-cell>
          <table:table-cell office:value-type="float" office:value="1288.0">
            <text:p>1288.0</text:p>
          </table:table-cell>
          <table:table-cell office:value-type="float" office:value="3628.0">
            <text:p>3628.0</text:p>
          </table:table-cell>
          <table:table-cell office:value-type="float" office:value="9256.0">
            <text:p>9256.0</text:p>
          </table:table-cell>
          <table:table-cell office:value-type="float" office:value="81234.0">
            <text:p>81234.0</text:p>
          </table:table-cell>
          <table:table-cell office:value-type="float" office:value="3880.0">
            <text:p>3880.0</text:p>
          </table:table-cell>
          <table:table-cell office:value-type="float" office:value="5045.0">
            <text:p>5045.0</text:p>
          </table:table-cell>
          <table:table-cell office:value-type="float" office:value="4940.0">
            <text:p>4940.0</text:p>
          </table:table-cell>
          <table:table-cell office:value-type="float" office:value="2468.0">
            <text:p>2468.0</text:p>
          </table:table-cell>
          <table:table-cell office:value-type="float" office:value="1320.0">
            <text:p>1320.0</text:p>
          </table:table-cell>
          <table:table-cell office:value-type="float" office:value="2614.0">
            <text:p>2614.0</text:p>
          </table:table-cell>
          <table:table-cell office:value-type="float" office:value="4956.0">
            <text:p>4956.0</text:p>
          </table:table-cell>
          <table:table-cell office:value-type="float" office:value="1172.0">
            <text:p>1172.0</text:p>
          </table:table-cell>
          <table:table-cell office:value-type="float" office:value="2818.0">
            <text:p>2818.0</text:p>
          </table:table-cell>
          <table:table-cell office:value-type="float" office:value="9173.0">
            <text:p>9173.0</text:p>
          </table:table-cell>
          <table:table-cell office:value-type="float" office:value="2220.0">
            <text:p>2220.0</text:p>
          </table:table-cell>
          <table:table-cell office:value-type="float" office:value="5180.0">
            <text:p>5180.0</text:p>
          </table:table-cell>
          <table:table-cell office:value-type="float" office:value="6760.0">
            <text:p>6760.0</text:p>
          </table:table-cell>
          <table:table-cell office:value-type="float" office:value="2506.0">
            <text:p>2506.0</text:p>
          </table:table-cell>
          <table:table-cell office:value-type="float" office:value="78904.0">
            <text:p>78904.0</text:p>
          </table:table-cell>
          <table:table-cell office:value-type="float" office:value="2358.0">
            <text:p>2358.0</text:p>
          </table:table-cell>
          <table:table-cell office:value-type="float" office:value="4519.0">
            <text:p>4519.0</text:p>
          </table:table-cell>
          <table:table-cell office:value-type="float" office:value="8922.0">
            <text:p>8922.0</text:p>
          </table:table-cell>
          <table:table-cell office:value-type="float" office:value="1181.0">
            <text:p>1181.0</text:p>
          </table:table-cell>
          <table:table-cell office:value-type="float" office:value="6260.0">
            <text:p>6260.0</text:p>
          </table:table-cell>
          <table:table-cell office:value-type="float" office:value="4680.0">
            <text:p>4680.0</text:p>
          </table:table-cell>
          <table:table-cell office:value-type="float" office:value="3883.0">
            <text:p>3883.0</text:p>
          </table:table-cell>
          <table:table-cell office:value-type="float" office:value="5091.0">
            <text:p>5091.0</text:p>
          </table:table-cell>
          <table:table-cell office:value-type="float" office:value="4392.0">
            <text:p>4392.0</text:p>
          </table:table-cell>
          <table:table-cell office:value-type="float" office:value="2601.0">
            <text:p>2601.0</text:p>
          </table:table-cell>
          <table:table-cell office:value-type="float" office:value="2845.0">
            <text:p>2845.0</text:p>
          </table:table-cell>
          <table:table-cell office:value-type="float" office:value="9442.0">
            <text:p>9442.0</text:p>
          </table:table-cell>
          <table:table-cell office:value-type="float" office:value="1837.0">
            <text:p>1837.0</text:p>
          </table:table-cell>
          <table:table-cell office:value-type="float" office:value="5501.0">
            <text:p>5501.0</text:p>
          </table:table-cell>
          <table:table-cell office:value-type="float" office:value="4038.0">
            <text:p>4038.0</text:p>
          </table:table-cell>
          <table:table-cell office:value-type="float" office:value="4044.0">
            <text:p>4044.0</text:p>
          </table:table-cell>
          <table:table-cell office:value-type="float" office:value="4510.0">
            <text:p>4510.0</text:p>
          </table:table-cell>
          <table:table-cell office:value-type="float" office:value="8422.0">
            <text:p>8422.0</text:p>
          </table:table-cell>
          <table:table-cell office:value-type="float" office:value="4761.0">
            <text:p>4761.0</text:p>
          </table:table-cell>
          <table:table-cell office:value-type="float" office:value="1009.0">
            <text:p>1009.0</text:p>
          </table:table-cell>
          <table:table-cell office:value-type="float" office:value="1754.0">
            <text:p>1754.0</text:p>
          </table:table-cell>
          <table:table-cell office:value-type="float" office:value="4235.0">
            <text:p>4235.0</text:p>
          </table:table-cell>
          <table:table-cell office:value-type="float" office:value="5870.0">
            <text:p>5870.0</text:p>
          </table:table-cell>
          <table:table-cell office:value-type="float" office:value="75255.0">
            <text:p>75255.0</text:p>
          </table:table-cell>
          <table:table-cell office:value-type="float" office:value="8244.0">
            <text:p>8244.0</text:p>
          </table:table-cell>
          <table:table-cell office:value-type="float" office:value="5689.0">
            <text:p>5689.0</text:p>
          </table:table-cell>
          <table:table-cell office:value-type="float" office:value="5951.0">
            <text:p>5951.0</text:p>
          </table:table-cell>
          <table:table-cell office:value-type="float" office:value="11402">
            <text:p>11402</text:p>
          </table:table-cell>
          <table:table-cell office:value-type="float" office:value="19257">
            <text:p>19257</text:p>
          </table:table-cell>
          <table:table-cell office:value-type="float" office:value="10857">
            <text:p>10857</text:p>
          </table:table-cell>
          <table:table-cell office:value-type="float" office:value="12546">
            <text:p>12546</text:p>
          </table:table-cell>
          <table:table-cell office:value-type="float" office:value="16243">
            <text:p>16243</text:p>
          </table:table-cell>
          <table:table-cell office:value-type="float" office:value="9552">
            <text:p>9552</text:p>
          </table:table-cell>
          <table:table-cell office:value-type="float" office:value="6119">
            <text:p>6119</text:p>
          </table:table-cell>
          <table:table-cell office:value-type="float" office:value="10923">
            <text:p>10923</text:p>
          </table:table-cell>
        </table:table-row>
        <table:table-row>
          <table:table-cell office:value-type="string" office:string-value="nb_projects">
            <text:p>nb_projects</text:p>
          </table:table-cell>
          <table:table-cell office:value-type="float" office:value="8.0">
            <text:p>8.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52.0">
            <text:p>52.0</text:p>
          </table:table-cell>
          <table:table-cell office:value-type="float" office:value="24.0">
            <text:p>24.0</text:p>
          </table:table-cell>
          <table:table-cell office:value-type="float" office:value="57.0">
            <text:p>57.0</text:p>
          </table:table-cell>
          <table:table-cell office:value-type="float" office:value="53.0">
            <text:p>53.0</text:p>
          </table:table-cell>
          <table:table-cell office:value-type="float" office:value="85.0">
            <text:p>85.0</text:p>
          </table:table-cell>
          <table:table-cell office:value-type="float" office:value="43.0">
            <text:p>43.0</text:p>
          </table:table-cell>
          <table:table-cell office:value-type="float" office:value="23.0">
            <text:p>23.0</text:p>
          </table:table-cell>
          <table:table-cell office:value-type="float" office:value="19.0">
            <text:p>19.0</text:p>
          </table:table-cell>
          <table:table-cell office:value-type="float" office:value="56.0">
            <text:p>56.0</text:p>
          </table:table-cell>
          <table:table-cell office:value-type="float" office:value="19.0">
            <text:p>19.0</text:p>
          </table:table-cell>
          <table:table-cell office:value-type="float" office:value="34.0">
            <text:p>34.0</text:p>
          </table:table-cell>
          <table:table-cell office:value-type="float" office:value="67.0">
            <text:p>67.0</text:p>
          </table:table-cell>
          <table:table-cell office:value-type="float" office:value="25.0">
            <text:p>25.0</text:p>
          </table:table-cell>
          <table:table-cell office:value-type="float" office:value="62.0">
            <text:p>62.0</text:p>
          </table:table-cell>
          <table:table-cell office:value-type="float" office:value="31.0">
            <text:p>31.0</text:p>
          </table:table-cell>
          <table:table-cell office:value-type="float" office:value="41.0">
            <text:p>41.0</text:p>
          </table:table-cell>
          <table:table-cell office:value-type="float" office:value="60.0">
            <text:p>60.0</text:p>
          </table:table-cell>
          <table:table-cell office:value-type="float" office:value="97.0">
            <text:p>97.0</text:p>
          </table:table-cell>
          <table:table-cell office:value-type="float" office:value="29.0">
            <text:p>29.0</text:p>
          </table:table-cell>
          <table:table-cell office:value-type="float" office:value="39.0">
            <text:p>39.0</text:p>
          </table:table-cell>
          <table:table-cell office:value-type="float" office:value="15.0">
            <text:p>15.0</text:p>
          </table:table-cell>
          <table:table-cell office:value-type="float" office:value="24.0">
            <text:p>24.0</text:p>
          </table:table-cell>
          <table:table-cell office:value-type="float" office:value="24.0">
            <text:p>24.0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  <table:table-cell office:value-type="float" office:value="18.0">
            <text:p>18.0</text:p>
          </table:table-cell>
          <table:table-cell office:value-type="float" office:value="8.0">
            <text:p>8.0</text:p>
          </table:table-cell>
          <table:table-cell office:value-type="float" office:value="38.0">
            <text:p>38.0</text:p>
          </table:table-cell>
          <table:table-cell office:value-type="float" office:value="29.0">
            <text:p>29.0</text:p>
          </table:table-cell>
          <table:table-cell office:value-type="float" office:value="38.0">
            <text:p>38.0</text:p>
          </table:table-cell>
          <table:table-cell office:value-type="float" office:value="32.0">
            <text:p>32.0</text:p>
          </table:table-cell>
          <table:table-cell office:value-type="float" office:value="18.0">
            <text:p>18.0</text:p>
          </table:table-cell>
          <table:table-cell office:value-type="float" office:value="7.0">
            <text:p>7.0</text:p>
          </table:table-cell>
          <table:table-cell office:value-type="float" office:value="14.0">
            <text:p>14.0</text:p>
          </table:table-cell>
          <table:table-cell office:value-type="float" office:value="35.0">
            <text:p>35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19.0">
            <text:p>19.0</text:p>
          </table:table-cell>
          <table:table-cell office:value-type="float" office:value="58.0">
            <text:p>58.0</text:p>
          </table:table-cell>
          <table:table-cell office:value-type="float" office:value="52">
            <text:p>52</text:p>
          </table:table-cell>
          <table:table-cell office:value-type="float" office:value="6.0">
            <text:p>6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8.0">
            <text:p>8.0</text:p>
          </table:table-cell>
          <table:table-cell office:value-type="float" office:value="81.0">
            <text:p>81.0</text:p>
          </table:table-cell>
          <table:table-cell office:value-type="float" office:value="25.0">
            <text:p>25.0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9.0">
            <text:p>9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32.0">
            <text:p>132.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20.0">
            <text:p>20.0</text:p>
          </table:table-cell>
          <table:table-cell office:value-type="float" office:value="6.0">
            <text:p>6.0</text:p>
          </table:table-cell>
          <table:table-cell office:value-type="float" office:value="16.0">
            <text:p>16.0</text:p>
          </table:table-cell>
          <table:table-cell office:value-type="float" office:value="33.0">
            <text:p>33.0</text:p>
          </table:table-cell>
          <table:table-cell office:value-type="float" office:value="17.0">
            <text:p>17.0</text:p>
          </table:table-cell>
          <table:table-cell office:value-type="float" office:value="20.0">
            <text:p>20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7.0">
            <text:p>37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28.0">
            <text:p>28.0</text:p>
          </table:table-cell>
          <table:table-cell office:value-type="float" office:value="15.0">
            <text:p>15.0</text:p>
          </table:table-cell>
          <table:table-cell office:value-type="float" office:value="14.0">
            <text:p>1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3.0">
            <text:p>13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office:value-type="float" office:value="22.0">
            <text:p>22.0</text:p>
          </table:table-cell>
          <table:table-cell office:value-type="float" office:value="29.0">
            <text:p>29.0</text:p>
          </table:table-cell>
          <table:table-cell office:value-type="float" office:value="139.0">
            <text:p>139.0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22.0">
            <text:p>22.0</text:p>
          </table:table-cell>
          <table:table-cell office:value-type="float" office:value="9.0">
            <text:p>9.0</text:p>
          </table:table-cell>
          <table:table-cell office:value-type="float" office:value="8.0">
            <text:p>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106.0">
            <text:p>106.0</text:p>
          </table:table-cell>
          <table:table-cell office:value-type="float" office:value="36.0">
            <text:p>36.0</text:p>
          </table:table-cell>
          <table:table-cell office:value-type="float" office:value="90.0">
            <text:p>90.0</text:p>
          </table:table-cell>
          <table:table-cell office:value-type="float" office:value="39.0">
            <text:p>39.0</text:p>
          </table:table-cell>
          <table:table-cell office:value-type="float" office:value="52.0">
            <text:p>52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53.0">
            <text:p>53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57.0">
            <text:p>57.0</text:p>
          </table:table-cell>
          <table:table-cell office:value-type="float" office:value="15">
            <text:p>15</text:p>
          </table:table-cell>
          <table:table-cell office:value-type="float" office:value="15.0">
            <text:p>15.0</text:p>
          </table:table-cell>
          <table:table-cell office:value-type="float" office:value="51.0">
            <text:p>51.0</text:p>
          </table:table-cell>
          <table:table-cell office:value-type="float" office:value="17">
            <text:p>17</text:p>
          </table:table-cell>
          <table:table-cell office:value-type="float" office:value="4.0">
            <text:p>4.0</text:p>
          </table:table-cell>
          <table:table-cell office:value-type="float" office:value="43">
            <text:p>43</text:p>
          </table:table-cell>
          <table:table-cell office:value-type="float" office:value="22.0">
            <text:p>22.0</text:p>
          </table:table-cell>
          <table:table-cell office:value-type="float" office:value="13.0">
            <text:p>13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28.0">
            <text:p>28.0</text:p>
          </table:table-cell>
          <table:table-cell office:value-type="float" office:value="18.0">
            <text:p>18.0</text:p>
          </table:table-cell>
          <table:table-cell office:value-type="float" office:value="21.0">
            <text:p>21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41.0">
            <text:p>41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22.0">
            <text:p>22.0</text:p>
          </table:table-cell>
          <table:table-cell office:value-type="float" office:value="18.0">
            <text:p>18.0</text:p>
          </table:table-cell>
          <table:table-cell office:value-type="float" office:value="5.0">
            <text:p>5.0</text:p>
          </table:table-cell>
          <table:table-cell office:value-type="float" office:value="25.0">
            <text:p>25.0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23.0">
            <text:p>23.0</text:p>
          </table:table-cell>
          <table:table-cell office:value-type="float" office:value="6.0">
            <text:p>6.0</text:p>
          </table:table-cell>
          <table:table-cell office:value-type="float" office:value="23">
            <text:p>23</text:p>
          </table:table-cell>
          <table:table-cell office:value-type="float" office:value="26.0">
            <text:p>26.0</text:p>
          </table:table-cell>
          <table:table-cell office:value-type="float" office:value="14">
            <text:p>14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47.0">
            <text:p>47.0</text:p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63.0">
            <text:p>63.0</text:p>
          </table:table-cell>
          <table:table-cell office:value-type="float" office:value="5.0">
            <text:p>5.0</text:p>
          </table:table-cell>
          <table:table-cell office:value-type="float" office:value="31.0">
            <text:p>31.0</text:p>
          </table:table-cell>
          <table:table-cell office:value-type="float" office:value="46.0">
            <text:p>46.0</text:p>
          </table:table-cell>
          <table:table-cell office:value-type="float" office:value="4.0">
            <text:p>4.0</text:p>
          </table:table-cell>
          <table:table-cell office:value-type="float" office:value="27.0">
            <text:p>27.0</text:p>
          </table:table-cell>
          <table:table-cell office:value-type="float" office:value="9">
            <text:p>9</text:p>
          </table:table-cell>
          <table:table-cell office:value-type="float" office:value="8.0">
            <text:p>8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18">
            <text:p>18</text:p>
          </table:table-cell>
          <table:table-cell office:value-type="float" office:value="29.0">
            <text:p>29.0</text:p>
          </table:table-cell>
          <table:table-cell office:value-type="float" office:value="44.0">
            <text:p>44.0</text:p>
          </table:table-cell>
          <table:table-cell office:value-type="float" office:value="38.0">
            <text:p>38.0</text:p>
          </table:table-cell>
          <table:table-cell office:value-type="float" office:value="17.0">
            <text:p>17.0</text:p>
          </table:table-cell>
          <table:table-cell office:value-type="float" office:value="11.0">
            <text:p>11.0</text:p>
          </table:table-cell>
          <table:table-cell office:value-type="float" office:value="12.0">
            <text:p>12.0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20.0">
            <text:p>20.0</text:p>
          </table:table-cell>
          <table:table-cell office:value-type="float" office:value="16.0">
            <text:p>16.0</text:p>
          </table:table-cell>
          <table:table-cell office:value-type="float" office:value="4">
            <text:p>4</text:p>
          </table:table-cell>
          <table:table-cell office:value-type="float" office:value="21.0">
            <text:p>21.0</text:p>
          </table:table-cell>
          <table:table-cell office:value-type="float" office:value="5.0">
            <text:p>5.0</text:p>
          </table:table-cell>
          <table:table-cell office:value-type="float" office:value="48.0">
            <text:p>48.0</text:p>
          </table:table-cell>
          <table:table-cell office:value-type="float" office:value="9.0">
            <text:p>9.0</text:p>
          </table:table-cell>
          <table:table-cell office:value-type="float" office:value="13.0">
            <text:p>13.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.0">
            <text:p>5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7.0">
            <text:p>27.0</text:p>
          </table:table-cell>
          <table:table-cell office:value-type="float" office:value="19">
            <text:p>19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float" office:value="37.0">
            <text:p>37.0</text:p>
          </table:table-cell>
          <table:table-cell office:value-type="float" office:value="29.0">
            <text:p>29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18">
            <text:p>18</text:p>
          </table:table-cell>
          <table:table-cell office:value-type="float" office:value="28.0">
            <text:p>28.0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39.0">
            <text:p>39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7.0">
            <text:p>17.0</text:p>
          </table:table-cell>
          <table:table-cell office:value-type="float" office:value="15.0">
            <text:p>15.0</text:p>
          </table:table-cell>
          <table:table-cell office:value-type="float" office:value="15.0">
            <text:p>15.0</text:p>
          </table:table-cell>
          <table:table-cell office:value-type="float" office:value="19.0">
            <text:p>19.0</text:p>
          </table:table-cell>
          <table:table-cell office:value-type="float" office:value="8.0">
            <text:p>8.0</text:p>
          </table:table-cell>
          <table:table-cell office:value-type="float" office:value="18.0">
            <text:p>18.0</text:p>
          </table:table-cell>
          <table:table-cell office:value-type="float" office:value="48.0">
            <text:p>48.0</text:p>
          </table:table-cell>
          <table:table-cell office:value-type="float" office:value="18.0">
            <text:p>18.0</text:p>
          </table:table-cell>
          <table:table-cell office:value-type="float" office:value="9">
            <text:p>9</text:p>
          </table:table-cell>
          <table:table-cell office:value-type="float" office:value="29.0">
            <text:p>29.0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17.0">
            <text:p>17.0</text:p>
          </table:table-cell>
          <table:table-cell office:value-type="float" office:value="27.0">
            <text:p>27.0</text:p>
          </table:table-cell>
          <table:table-cell office:value-type="float" office:value="17.0">
            <text:p>17.0</text:p>
          </table:table-cell>
          <table:table-cell office:value-type="float" office:value="16.0">
            <text:p>16.0</text:p>
          </table:table-cell>
          <table:table-cell office:value-type="float" office:value="25.0">
            <text:p>25.0</text:p>
          </table:table-cell>
          <table:table-cell office:value-type="float" office:value="20">
            <text:p>20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  <table:table-cell office:value-type="float" office:value="15">
            <text:p>15</text:p>
          </table:table-cell>
          <table:table-cell office:value-type="float" office:value="24.0">
            <text:p>24.0</text:p>
          </table:table-cell>
          <table:table-cell office:value-type="float" office:value="1">
            <text:p>1</text:p>
          </table:table-cell>
          <table:table-cell office:value-type="float" office:value="8.0">
            <text:p>8.0</text:p>
          </table:table-cell>
          <table:table-cell office:value-type="float" office:value="11.0">
            <text:p>11.0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2.0">
            <text:p>12.0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  <table:table-cell office:value-type="float" office:value="62.0">
            <text:p>62.0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23.0">
            <text:p>23.0</text:p>
          </table:table-cell>
          <table:table-cell office:value-type="float" office:value="12.0">
            <text:p>12.0</text:p>
          </table:table-cell>
          <table:table-cell office:value-type="float" office:value="18.0">
            <text:p>18.0</text:p>
          </table:table-cell>
          <table:table-cell office:value-type="float" office:value="21">
            <text:p>21</text:p>
          </table:table-cell>
          <table:table-cell office:value-type="float" office:value="18.0">
            <text:p>18.0</text:p>
          </table:table-cell>
          <table:table-cell office:value-type="float" office:value="43.0">
            <text:p>43.0</text:p>
          </table:table-cell>
          <table:table-cell office:value-type="float" office:value="8.0">
            <text:p>8.0</text:p>
          </table:table-cell>
          <table:table-cell office:value-type="float" office:value="35.0">
            <text:p>35.0</text:p>
          </table:table-cell>
          <table:table-cell office:value-type="float" office:value="34">
            <text:p>34</text:p>
          </table:table-cell>
          <table:table-cell office:value-type="float" office:value="23.0">
            <text:p>23.0</text:p>
          </table:table-cell>
          <table:table-cell office:value-type="float" office:value="21.0">
            <text:p>21.0</text:p>
          </table:table-cell>
          <table:table-cell office:value-type="float" office:value="11">
            <text:p>11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21.0">
            <text:p>21.0</text:p>
          </table:table-cell>
          <table:table-cell office:value-type="float" office:value="23.0">
            <text:p>23.0</text:p>
          </table:table-cell>
          <table:table-cell office:value-type="float" office:value="41.0">
            <text:p>41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3.0">
            <text:p>13.0</text:p>
          </table:table-cell>
          <table:table-cell office:value-type="float" office:value="55.0">
            <text:p>55.0</text:p>
          </table:table-cell>
          <table:table-cell office:value-type="float" office:value="7.0">
            <text:p>7.0</text:p>
          </table:table-cell>
          <table:table-cell office:value-type="float" office:value="32.0">
            <text:p>32.0</text:p>
          </table:table-cell>
          <table:table-cell office:value-type="float" office:value="14.0">
            <text:p>14.0</text:p>
          </table:table-cell>
          <table:table-cell office:value-type="float" office:value="11.0">
            <text:p>11.0</text:p>
          </table:table-cell>
          <table:table-cell office:value-type="float" office:value="15.0">
            <text:p>15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float" office:value="31.0">
            <text:p>31.0</text:p>
          </table:table-cell>
          <table:table-cell office:value-type="float" office:value="28.0">
            <text:p>28.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58.0">
            <text:p>58.0</text:p>
          </table:table-cell>
          <table:table-cell office:value-type="float" office:value="19.0">
            <text:p>19.0</text:p>
          </table:table-cell>
          <table:table-cell office:value-type="float" office:value="25.0">
            <text:p>25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1">
            <text:p>1</text:p>
          </table:table-cell>
          <table:table-cell office:value-type="float" office:value="61.0">
            <text:p>61.0</text:p>
          </table:table-cell>
          <table:table-cell office:value-type="float" office:value="7">
            <text:p>7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6.0">
            <text:p>26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24.0">
            <text:p>24.0</text:p>
          </table:table-cell>
          <table:table-cell office:value-type="float" office:value="32">
            <text:p>32</text:p>
          </table:table-cell>
          <table:table-cell office:value-type="float" office:value="5.0">
            <text:p>5.0</text:p>
          </table:table-cell>
          <table:table-cell office:value-type="float" office:value="4">
            <text:p>4</text:p>
          </table:table-cell>
          <table:table-cell office:value-type="float" office:value="50.0">
            <text:p>50.0</text:p>
          </table:table-cell>
          <table:table-cell office:value-type="float" office:value="20">
            <text:p>2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24.0">
            <text:p>24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  <table:table-cell office:value-type="float" office:value="8.0">
            <text:p>8.0</text:p>
          </table:table-cell>
          <table:table-cell office:value-type="float" office:value="14.0">
            <text:p>14.0</text:p>
          </table:table-cell>
          <table:table-cell office:value-type="float" office:value="42.0">
            <text:p>42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11.0">
            <text:p>11.0</text:p>
          </table:table-cell>
          <table:table-cell office:value-type="float" office:value="41.0">
            <text:p>41.0</text:p>
          </table:table-cell>
          <table:table-cell office:value-type="float" office:value="17.0">
            <text:p>17.0</text:p>
          </table:table-cell>
          <table:table-cell office:value-type="float" office:value="35">
            <text:p>35</text:p>
          </table:table-cell>
          <table:table-cell office:value-type="float" office:value="29.0">
            <text:p>29.0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9.0">
            <text:p>19.0</text:p>
          </table:table-cell>
          <table:table-cell office:value-type="float" office:value="16.0">
            <text:p>16.0</text:p>
          </table:table-cell>
          <table:table-cell office:value-type="float" office:value="14.0">
            <text:p>14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51.0">
            <text:p>51.0</text:p>
          </table:table-cell>
          <table:table-cell office:value-type="float" office:value="7.0">
            <text:p>7.0</text:p>
          </table:table-cell>
          <table:table-cell office:value-type="float" office:value="21.0">
            <text:p>21.0</text:p>
          </table:table-cell>
          <table:table-cell office:value-type="float" office:value="17.0">
            <text:p>17.0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  <table:table-cell office:value-type="float" office:value="26.0">
            <text:p>26.0</text:p>
          </table:table-cell>
          <table:table-cell office:value-type="float" office:value="6.0">
            <text:p>6.0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6.0">
            <text:p>6.0</text:p>
          </table:table-cell>
          <table:table-cell office:value-type="float" office:value="13.0">
            <text:p>13.0</text:p>
          </table:table-cell>
          <table:table-cell office:value-type="float" office:value="9.0">
            <text:p>9.0</text:p>
          </table:table-cell>
          <table:table-cell office:value-type="float" office:value="15.0">
            <text:p>15.0</text:p>
          </table:table-cell>
          <table:table-cell office:value-type="float" office:value="20.0">
            <text:p>20.0</text:p>
          </table:table-cell>
          <table:table-cell office:value-type="float" office:value="7.0">
            <text:p>7.0</text:p>
          </table:table-cell>
          <table:table-cell office:value-type="float" office:value="27.0">
            <text:p>27.0</text:p>
          </table:table-cell>
          <table:table-cell office:value-type="float" office:value="8">
            <text:p>8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  <table:table-cell office:value-type="float" office:value="10">
            <text:p>10</text:p>
          </table:table-cell>
          <table:table-cell office:value-type="float" office:value="48.0">
            <text:p>48.0</text:p>
          </table:table-cell>
          <table:table-cell office:value-type="float" office:value="13.0">
            <text:p>13.0</text:p>
          </table:table-cell>
          <table:table-cell office:value-type="float" office:value="29">
            <text:p>29</text:p>
          </table:table-cell>
          <table:table-cell office:value-type="float" office:value="2.0">
            <text:p>2.0</text:p>
          </table:table-cell>
          <table:table-cell office:value-type="float" office:value="35.0">
            <text:p>35.0</text:p>
          </table:table-cell>
          <table:table-cell office:value-type="float" office:value="17.0">
            <text:p>17.0</text:p>
          </table:table-cell>
          <table:table-cell office:value-type="float" office:value="68.0">
            <text:p>68.0</text:p>
          </table:table-cell>
          <table:table-cell office:value-type="float" office:value="113.0">
            <text:p>113.0</text:p>
          </table:table-cell>
          <table:table-cell office:value-type="float" office:value="137.0">
            <text:p>137.0</text:p>
          </table:table-cell>
          <table:table-cell office:value-type="float" office:value="134.0">
            <text:p>134.0</text:p>
          </table:table-cell>
          <table:table-cell office:value-type="float" office:value="108.0">
            <text:p>108.0</text:p>
          </table:table-cell>
          <table:table-cell office:value-type="float" office:value="21.0">
            <text:p>21.0</text:p>
          </table:table-cell>
          <table:table-cell office:value-type="float" office:value="26.0">
            <text:p>26.0</text:p>
          </table:table-cell>
          <table:table-cell office:value-type="float" office:value="45.0">
            <text:p>45.0</text:p>
          </table:table-cell>
          <table:table-cell office:value-type="float" office:value="121.0">
            <text:p>121.0</text:p>
          </table:table-cell>
          <table:table-cell office:value-type="float" office:value="51.0">
            <text:p>51.0</text:p>
          </table:table-cell>
          <table:table-cell office:value-type="float" office:value="101.0">
            <text:p>101.0</text:p>
          </table:table-cell>
          <table:table-cell office:value-type="float" office:value="118.0">
            <text:p>118.0</text:p>
          </table:table-cell>
          <table:table-cell office:value-type="float" office:value="44.0">
            <text:p>44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41.0">
            <text:p>41.0</text:p>
          </table:table-cell>
          <table:table-cell office:value-type="float" office:value="88.0">
            <text:p>88.0</text:p>
          </table:table-cell>
          <table:table-cell office:value-type="float" office:value="30.0">
            <text:p>30.0</text:p>
          </table:table-cell>
          <table:table-cell office:value-type="float" office:value="43.0">
            <text:p>43.0</text:p>
          </table:table-cell>
          <table:table-cell office:value-type="float" office:value="65.0">
            <text:p>65.0</text:p>
          </table:table-cell>
          <table:table-cell office:value-type="float" office:value="53.0">
            <text:p>53.0</text:p>
          </table:table-cell>
          <table:table-cell office:value-type="float" office:value="106.0">
            <text:p>106.0</text:p>
          </table:table-cell>
          <table:table-cell office:value-type="float" office:value="40.0">
            <text:p>40.0</text:p>
          </table:table-cell>
          <table:table-cell office:value-type="float" office:value="100.0">
            <text:p>100.0</text:p>
          </table:table-cell>
          <table:table-cell office:value-type="float" office:value="105.0">
            <text:p>105.0</text:p>
          </table:table-cell>
          <table:table-cell office:value-type="float" office:value="67.0">
            <text:p>67.0</text:p>
          </table:table-cell>
          <table:table-cell office:value-type="float" office:value="98.0">
            <text:p>98.0</text:p>
          </table:table-cell>
          <table:table-cell office:value-type="float" office:value="59.0">
            <text:p>59.0</text:p>
          </table:table-cell>
          <table:table-cell office:value-type="float" office:value="48.0">
            <text:p>48.0</text:p>
          </table:table-cell>
          <table:table-cell office:value-type="float" office:value="110.0">
            <text:p>110.0</text:p>
          </table:table-cell>
          <table:table-cell office:value-type="float" office:value="49.0">
            <text:p>49.0</text:p>
          </table:table-cell>
          <table:table-cell office:value-type="float" office:value="91.0">
            <text:p>91.0</text:p>
          </table:table-cell>
          <table:table-cell office:value-type="float" office:value="107.0">
            <text:p>107.0</text:p>
          </table:table-cell>
          <table:table-cell office:value-type="float" office:value="51.0">
            <text:p>51.0</text:p>
          </table:table-cell>
          <table:table-cell office:value-type="float" office:value="49.0">
            <text:p>49.0</text:p>
          </table:table-cell>
          <table:table-cell office:value-type="float" office:value="97.0">
            <text:p>97.0</text:p>
          </table:table-cell>
          <table:table-cell office:value-type="float" office:value="25.0">
            <text:p>25.0</text:p>
          </table:table-cell>
          <table:table-cell office:value-type="float" office:value="107.0">
            <text:p>107.0</text:p>
          </table:table-cell>
          <table:table-cell office:value-type="float" office:value="96.0">
            <text:p>96.0</text:p>
          </table:table-cell>
          <table:table-cell office:value-type="float" office:value="109.0">
            <text:p>109.0</text:p>
          </table:table-cell>
          <table:table-cell office:value-type="float" office:value="32.0">
            <text:p>32.0</text:p>
          </table:table-cell>
          <table:table-cell office:value-type="float" office:value="79.0">
            <text:p>79.0</text:p>
          </table:table-cell>
          <table:table-cell office:value-type="float" office:value="54.0">
            <text:p>54.0</text:p>
          </table:table-cell>
          <table:table-cell office:value-type="float" office:value="66.0">
            <text:p>66.0</text:p>
          </table:table-cell>
          <table:table-cell office:value-type="float" office:value="75.0">
            <text:p>75.0</text:p>
          </table:table-cell>
          <table:table-cell office:value-type="float" office:value="94.0">
            <text:p>94.0</text:p>
          </table:table-cell>
          <table:table-cell office:value-type="float" office:value="129.0">
            <text:p>129.0</text:p>
          </table:table-cell>
          <table:table-cell office:value-type="float" office:value="31.0">
            <text:p>31.0</text:p>
          </table:table-cell>
          <table:table-cell office:value-type="float" office:value="111.0">
            <text:p>111.0</text:p>
          </table:table-cell>
          <table:table-cell office:value-type="float" office:value="87.0">
            <text:p>87.0</text:p>
          </table:table-cell>
          <table:table-cell office:value-type="float" office:value="54.0">
            <text:p>54.0</text:p>
          </table:table-cell>
          <table:table-cell office:value-type="float" office:value="44.0">
            <text:p>44.0</text:p>
          </table:table-cell>
          <table:table-cell office:value-type="float" office:value="90.0">
            <text:p>90.0</text:p>
          </table:table-cell>
          <table:table-cell office:value-type="float" office:value="98.0">
            <text:p>98.0</text:p>
          </table:table-cell>
          <table:table-cell office:value-type="float" office:value="38.0">
            <text:p>38.0</text:p>
          </table:table-cell>
          <table:table-cell office:value-type="float" office:value="91.0">
            <text:p>91.0</text:p>
          </table:table-cell>
          <table:table-cell office:value-type="float" office:value="72.0">
            <text:p>72.0</text:p>
          </table:table-cell>
          <table:table-cell office:value-type="float" office:value="43.0">
            <text:p>43.0</text:p>
          </table:table-cell>
          <table:table-cell office:value-type="float" office:value="83.0">
            <text:p>83.0</text:p>
          </table:table-cell>
          <table:table-cell office:value-type="float" office:value="67.0">
            <text:p>67.0</text:p>
          </table:table-cell>
          <table:table-cell office:value-type="float" office:value="31.0">
            <text:p>31.0</text:p>
          </table:table-cell>
          <table:table-cell office:value-type="float" office:value="138.0">
            <text:p>138.0</text:p>
          </table:table-cell>
          <table:table-cell office:value-type="float" office:value="35.0">
            <text:p>35.0</text:p>
          </table:table-cell>
          <table:table-cell office:value-type="float" office:value="72.0">
            <text:p>72.0</text:p>
          </table:table-cell>
          <table:table-cell office:value-type="float" office:value="81.0">
            <text:p>81.0</text:p>
          </table:table-cell>
          <table:table-cell office:value-type="float" office:value="29.0">
            <text:p>29.0</text:p>
          </table:table-cell>
          <table:table-cell office:value-type="float" office:value="64.0">
            <text:p>64.0</text:p>
          </table:table-cell>
          <table:table-cell office:value-type="float" office:value="97.0">
            <text:p>97.0</text:p>
          </table:table-cell>
          <table:table-cell office:value-type="float" office:value="47.0">
            <text:p>47.0</text:p>
          </table:table-cell>
          <table:table-cell office:value-type="float" office:value="79.0">
            <text:p>79.0</text:p>
          </table:table-cell>
          <table:table-cell office:value-type="float" office:value="81.0">
            <text:p>81.0</text:p>
          </table:table-cell>
          <table:table-cell office:value-type="float" office:value="52.0">
            <text:p>52.0</text:p>
          </table:table-cell>
          <table:table-cell office:value-type="float" office:value="46.0">
            <text:p>46.0</text:p>
          </table:table-cell>
          <table:table-cell office:value-type="float" office:value="76.0">
            <text:p>76.0</text:p>
          </table:table-cell>
          <table:table-cell office:value-type="float" office:value="18.0">
            <text:p>18.0</text:p>
          </table:table-cell>
          <table:table-cell office:value-type="float" office:value="100.0">
            <text:p>100.0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81.0">
            <text:p>81.0</text:p>
          </table:table-cell>
          <table:table-cell office:value-type="float" office:value="54.0">
            <text:p>54.0</text:p>
          </table:table-cell>
          <table:table-cell office:value-type="float" office:value="95.0">
            <text:p>95.0</text:p>
          </table:table-cell>
          <table:table-cell office:value-type="float" office:value="32.0">
            <text:p>32.0</text:p>
          </table:table-cell>
          <table:table-cell office:value-type="float" office:value="59.0">
            <text:p>59.0</text:p>
          </table:table-cell>
          <table:table-cell office:value-type="float" office:value="55.0">
            <text:p>55.0</text:p>
          </table:table-cell>
          <table:table-cell office:value-type="float" office:value="60.0">
            <text:p>60.0</text:p>
          </table:table-cell>
          <table:table-cell office:value-type="float" office:value="118.0">
            <text:p>118.0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74.0">
            <text:p>74.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 office:string-value="budget">
            <text:p>budget</text:p>
          </table:table-cell>
          <table:table-cell office:value-type="float" office:value="100.0">
            <text:p>100.0</text:p>
          </table:table-cell>
          <table:table-cell office:value-type="string" office:string-value="250000">
            <text:p>250000</text:p>
          </table:table-cell>
          <table:table-cell office:value-type="string" office:string-value="250000">
            <text:p>250000</text:p>
          </table:table-cell>
          <table:table-cell office:value-type="string" office:string-value="200000">
            <text:p>200000</text:p>
          </table:table-cell>
          <table:table-cell office:value-type="string" office:string-value="500000">
            <text:p>500000</text:p>
          </table:table-cell>
          <table:table-cell office:value-type="float" office:value="250000.0">
            <text:p>250000.0</text:p>
          </table:table-cell>
          <table:table-cell office:value-type="float" office:value="250000.0">
            <text:p>250000.0</text:p>
          </table:table-cell>
          <table:table-cell office:value-type="float" office:value="200000.0">
            <text:p>200000.0</text:p>
          </table:table-cell>
          <table:table-cell office:value-type="float" office:value="200000.0">
            <text:p>200000.0</text:p>
          </table:table-cell>
          <table:table-cell office:value-type="float" office:value="500000.0">
            <text:p>500000.0</text:p>
          </table:table-cell>
          <table:table-cell office:value-type="float" office:value="265900.0">
            <text:p>265900.0</text:p>
          </table:table-cell>
          <table:table-cell office:value-type="float" office:value="227800.0">
            <text:p>227800.0</text:p>
          </table:table-cell>
          <table:table-cell office:value-type="float" office:value="100000.0">
            <text:p>100000.0</text:p>
          </table:table-cell>
          <table:table-cell office:value-type="float" office:value="200000.0">
            <text:p>200000.0</text:p>
          </table:table-cell>
          <table:table-cell office:value-type="float" office:value="155000.0">
            <text:p>155000.0</text:p>
          </table:table-cell>
          <table:table-cell office:value-type="float" office:value="200000.0">
            <text:p>200000.0</text:p>
          </table:table-cell>
          <table:table-cell office:value-type="float" office:value="256769.0">
            <text:p>256769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215000.0">
            <text:p>215000.0</text:p>
          </table:table-cell>
          <table:table-cell office:value-type="float" office:value="262474.0">
            <text:p>262474.0</text:p>
          </table:table-cell>
          <table:table-cell office:value-type="float" office:value="450000.0">
            <text:p>450000.0</text:p>
          </table:table-cell>
          <table:table-cell office:value-type="float" office:value="400000.0">
            <text:p>400000.0</text:p>
          </table:table-cell>
          <table:table-cell office:value-type="float" office:value="240000.0">
            <text:p>24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300000.0">
            <text:p>300000.0</text:p>
          </table:table-cell>
          <table:table-cell office:value-type="float" office:value="300000.0">
            <text:p>300000.0</text:p>
          </table:table-cell>
          <table:table-cell office:value-type="float" office:value="100000.0">
            <text:p>100000.0</text:p>
          </table:table-cell>
          <table:table-cell office:value-type="float" office:value="250000.0">
            <text:p>250000.0</text:p>
          </table:table-cell>
          <table:table-cell office:value-type="float" office:value="30000.0">
            <text:p>30000.0</text:p>
          </table:table-cell>
          <table:table-cell office:value-type="float" office:value="30000.0">
            <text:p>30000.0</text:p>
          </table:table-cell>
          <table:table-cell office:value-type="float" office:value="254200.0">
            <text:p>254200.0</text:p>
          </table:table-cell>
          <table:table-cell office:value-type="float" office:value="250000.0">
            <text:p>250000.0</text:p>
          </table:table-cell>
          <table:table-cell office:value-type="float" office:value="100000.0">
            <text:p>100000.0</text:p>
          </table:table-cell>
          <table:table-cell office:value-type="float" office:value="255000.0">
            <text:p>255000.0</text:p>
          </table:table-cell>
          <table:table-cell office:value-type="float" office:value="154000.0">
            <text:p>154000.0</text:p>
          </table:table-cell>
          <table:table-cell office:value-type="float" office:value="155000.0">
            <text:p>155000.0</text:p>
          </table:table-cell>
          <table:table-cell office:value-type="float" office:value="100000.0">
            <text:p>100000.0</text:p>
          </table:table-cell>
          <table:table-cell office:value-type="float" office:value="320068.0">
            <text:p>320068.0</text:p>
          </table:table-cell>
          <table:table-cell office:value-type="float" office:value="100000.0">
            <text:p>100000.0</text:p>
          </table:table-cell>
          <table:table-cell office:value-type="float" office:value="155000.0">
            <text:p>155000.0</text:p>
          </table:table-cell>
          <table:table-cell office:value-type="float" office:value="163000.0">
            <text:p>163000.0</text:p>
          </table:table-cell>
          <table:table-cell office:value-type="float" office:value="300000.0">
            <text:p>300000.0</text:p>
          </table:table-cell>
          <table:table-cell office:value-type="string" office:string-value="250000">
            <text:p>250000</text:p>
          </table:table-cell>
          <table:table-cell office:value-type="float" office:value="31930.0">
            <text:p>31930.0</text:p>
          </table:table-cell>
          <table:table-cell office:value-type="float" office:value="35230.0">
            <text:p>35230.0</text:p>
          </table:table-cell>
          <table:table-cell office:value-type="float" office:value="49790.0">
            <text:p>49790.0</text:p>
          </table:table-cell>
          <table:table-cell office:value-type="float" office:value="456930.0">
            <text:p>456930.0</text:p>
          </table:table-cell>
          <table:table-cell office:value-type="float" office:value="31850.0">
            <text:p>31850.0</text:p>
          </table:table-cell>
          <table:table-cell office:value-type="float" office:value="271440.0">
            <text:p>271440.0</text:p>
          </table:table-cell>
          <table:table-cell office:value-type="float" office:value="278370.0">
            <text:p>278370.0</text:p>
          </table:table-cell>
          <table:table-cell office:value-type="float" office:value="24420.0">
            <text:p>24420.0</text:p>
          </table:table-cell>
          <table:table-cell office:value-type="float" office:value="49970.0">
            <text:p>49970.0</text:p>
          </table:table-cell>
          <table:table-cell office:value-type="float" office:value="347932.0">
            <text:p>347932.0</text:p>
          </table:table-cell>
          <table:table-cell office:value-type="float" office:value="54660.0">
            <text:p>54660.0</text:p>
          </table:table-cell>
          <table:table-cell office:value-type="float" office:value="449730">
            <text:p>449730</text:p>
          </table:table-cell>
          <table:table-cell office:value-type="float" office:value="56790.0">
            <text:p>56790.0</text:p>
          </table:table-cell>
          <table:table-cell office:value-type="float" office:value="448110.0">
            <text:p>448110.0</text:p>
          </table:table-cell>
          <table:table-cell office:value-type="float" office:value="511110.0">
            <text:p>511110.0</text:p>
          </table:table-cell>
          <table:table-cell office:value-type="float" office:value="1500000.0">
            <text:p>1500000.0</text:p>
          </table:table-cell>
          <table:table-cell office:value-type="float" office:value="280350.0">
            <text:p>280350.0</text:p>
          </table:table-cell>
          <table:table-cell office:value-type="float" office:value="41780.0">
            <text:p>41780.0</text:p>
          </table:table-cell>
          <table:table-cell office:value-type="float" office:value="31150.0">
            <text:p>31150.0</text:p>
          </table:table-cell>
          <table:table-cell office:value-type="float" office:value="63640.0">
            <text:p>63640.0</text:p>
          </table:table-cell>
          <table:table-cell office:value-type="float" office:value="295110.0">
            <text:p>295110.0</text:p>
          </table:table-cell>
          <table:table-cell office:value-type="float" office:value="572760.0">
            <text:p>572760.0</text:p>
          </table:table-cell>
          <table:table-cell office:value-type="float" office:value="30930.0">
            <text:p>30930.0</text:p>
          </table:table-cell>
          <table:table-cell office:value-type="float" office:value="317070.0">
            <text:p>317070.0</text:p>
          </table:table-cell>
          <table:table-cell office:value-type="float" office:value="30160.0">
            <text:p>30160.0</text:p>
          </table:table-cell>
          <table:table-cell office:value-type="float" office:value="361890.0">
            <text:p>361890.0</text:p>
          </table:table-cell>
          <table:table-cell office:value-type="float" office:value="467100.0">
            <text:p>467100.0</text:p>
          </table:table-cell>
          <table:table-cell office:value-type="float" office:value="286650.0">
            <text:p>286650.0</text:p>
          </table:table-cell>
          <table:table-cell office:value-type="float" office:value="219780.0">
            <text:p>219780.0</text:p>
          </table:table-cell>
          <table:table-cell office:value-type="float" office:value="190170.0">
            <text:p>190170.0</text:p>
          </table:table-cell>
          <table:table-cell office:value-type="float" office:value="287370.0">
            <text:p>287370.0</text:p>
          </table:table-cell>
          <table:table-cell office:value-type="float" office:value="376020.0">
            <text:p>376020.0</text:p>
          </table:table-cell>
          <table:table-cell office:value-type="float" office:value="51900.0">
            <text:p>51900.0</text:p>
          </table:table-cell>
          <table:table-cell office:value-type="float" office:value="38380.0">
            <text:p>38380.0</text:p>
          </table:table-cell>
          <table:table-cell office:value-type="float" office:value="8697250.0">
            <text:p>8697250.0</text:p>
          </table:table-cell>
          <table:table-cell office:value-type="float" office:value="730000.0">
            <text:p>730000.0</text:p>
          </table:table-cell>
          <table:table-cell office:value-type="float" office:value="491940.0">
            <text:p>491940.0</text:p>
          </table:table-cell>
          <table:table-cell office:value-type="float" office:value="21130.0">
            <text:p>21130.0</text:p>
          </table:table-cell>
          <table:table-cell office:value-type="float" office:value="40210.0">
            <text:p>40210.0</text:p>
          </table:table-cell>
          <table:table-cell office:value-type="float" office:value="598410.0">
            <text:p>598410.0</text:p>
          </table:table-cell>
          <table:table-cell office:value-type="float" office:value="50770.0">
            <text:p>50770.0</text:p>
          </table:table-cell>
          <table:table-cell office:value-type="float" office:value="4321791.0">
            <text:p>4321791.0</text:p>
          </table:table-cell>
          <table:table-cell office:value-type="float" office:value="32790.0">
            <text:p>32790.0</text:p>
          </table:table-cell>
          <table:table-cell office:value-type="float" office:value="66490.0">
            <text:p>66490.0</text:p>
          </table:table-cell>
          <table:table-cell office:value-type="float" office:value="550000.0">
            <text:p>550000.0</text:p>
          </table:table-cell>
          <table:table-cell office:value-type="float" office:value="537000.0">
            <text:p>537000.0</text:p>
          </table:table-cell>
          <table:table-cell office:value-type="float" office:value="491000.0">
            <text:p>491000.0</text:p>
          </table:table-cell>
          <table:table-cell office:value-type="float" office:value="714000.0">
            <text:p>714000.0</text:p>
          </table:table-cell>
          <table:table-cell office:value-type="float" office:value="411000.0">
            <text:p>411000.0</text:p>
          </table:table-cell>
          <table:table-cell office:value-type="float" office:value="621000.0">
            <text:p>621000.0</text:p>
          </table:table-cell>
          <table:table-cell office:value-type="float" office:value="1002000.0">
            <text:p>1002000.0</text:p>
          </table:table-cell>
          <table:table-cell office:value-type="float" office:value="646000.0">
            <text:p>646000.0</text:p>
          </table:table-cell>
          <table:table-cell office:value-type="float" office:value="717000.0">
            <text:p>717000.0</text:p>
          </table:table-cell>
          <table:table-cell office:value-type="float" office:value="774000.0">
            <text:p>774000.0</text:p>
          </table:table-cell>
          <table:table-cell office:value-type="float" office:value="414000.0">
            <text:p>414000.0</text:p>
          </table:table-cell>
          <table:table-cell office:value-type="float" office:value="753000.0">
            <text:p>753000.0</text:p>
          </table:table-cell>
          <table:table-cell office:value-type="float" office:value="648000.0">
            <text:p>648000.0</text:p>
          </table:table-cell>
          <table:table-cell office:value-type="float" office:value="533000.0">
            <text:p>533000.0</text:p>
          </table:table-cell>
          <table:table-cell office:value-type="float" office:value="817000.0">
            <text:p>817000.0</text:p>
          </table:table-cell>
          <table:table-cell office:value-type="float" office:value="486000.0">
            <text:p>486000.0</text:p>
          </table:table-cell>
          <table:table-cell office:value-type="float" office:value="433000.0">
            <text:p>433000.0</text:p>
          </table:table-cell>
          <table:table-cell office:value-type="float" office:value="538000.0">
            <text:p>538000.0</text:p>
          </table:table-cell>
          <table:table-cell office:value-type="float" office:value="438000.0">
            <text:p>438000.0</text:p>
          </table:table-cell>
          <table:table-cell office:value-type="float" office:value="416000.0">
            <text:p>416000.0</text:p>
          </table:table-cell>
          <table:table-cell office:value-type="float" office:value="993000.0">
            <text:p>993000.0</text:p>
          </table:table-cell>
          <table:table-cell office:value-type="float" office:value="446000.0">
            <text:p>446000.0</text:p>
          </table:table-cell>
          <table:table-cell office:value-type="float" office:value="465000.0">
            <text:p>465000.0</text:p>
          </table:table-cell>
          <table:table-cell office:value-type="float" office:value="615000.0">
            <text:p>615000.0</text:p>
          </table:table-cell>
          <table:table-cell office:value-type="float" office:value="470000.0">
            <text:p>470000.0</text:p>
          </table:table-cell>
          <table:table-cell office:value-type="float" office:value="497000.0">
            <text:p>497000.0</text:p>
          </table:table-cell>
          <table:table-cell office:value-type="float" office:value="691000.0">
            <text:p>691000.0</text:p>
          </table:table-cell>
          <table:table-cell office:value-type="float" office:value="428000.0">
            <text:p>428000.0</text:p>
          </table:table-cell>
          <table:table-cell office:value-type="float" office:value="694000.0">
            <text:p>694000.0</text:p>
          </table:table-cell>
          <table:table-cell office:value-type="float" office:value="425000.0">
            <text:p>425000.0</text:p>
          </table:table-cell>
          <table:table-cell office:value-type="float" office:value="838000.0">
            <text:p>838000.0</text:p>
          </table:table-cell>
          <table:table-cell office:value-type="float" office:value="7605325.0">
            <text:p>7605325.0</text:p>
          </table:table-cell>
          <table:table-cell office:value-type="float" office:value="422000.0">
            <text:p>422000.0</text:p>
          </table:table-cell>
          <table:table-cell office:value-type="float" office:value="415000.0">
            <text:p>415000.0</text:p>
          </table:table-cell>
          <table:table-cell office:value-type="float" office:value="414000.0">
            <text:p>414000.0</text:p>
          </table:table-cell>
          <table:table-cell office:value-type="float" office:value="567000.0">
            <text:p>567000.0</text:p>
          </table:table-cell>
          <table:table-cell office:value-type="float" office:value="572000.0">
            <text:p>572000.0</text:p>
          </table:table-cell>
          <table:table-cell office:value-type="float" office:value="554000.0">
            <text:p>554000.0</text:p>
          </table:table-cell>
          <table:table-cell office:value-type="float" office:value="411000.0">
            <text:p>411000.0</text:p>
          </table:table-cell>
          <table:table-cell office:value-type="float" office:value="627000.0">
            <text:p>627000.0</text:p>
          </table:table-cell>
          <table:table-cell office:value-type="float" office:value="897000.0">
            <text:p>897000.0</text:p>
          </table:table-cell>
          <table:table-cell office:value-type="float" office:value="478000.0">
            <text:p>478000.0</text:p>
          </table:table-cell>
          <table:table-cell office:value-type="float" office:value="552000.0">
            <text:p>552000.0</text:p>
          </table:table-cell>
          <table:table-cell office:value-type="float" office:value="768000.0">
            <text:p>768000.0</text:p>
          </table:table-cell>
          <table:table-cell office:value-type="float" office:value="1246670.0">
            <text:p>1246670.0</text:p>
          </table:table-cell>
          <table:table-cell office:value-type="float" office:value="24933409.0">
            <text:p>24933409.0</text:p>
          </table:table-cell>
          <table:table-cell office:value-type="float" office:value="1014271.0">
            <text:p>1014271.0</text:p>
          </table:table-cell>
          <table:table-cell office:value-type="float" office:value="2742675.0">
            <text:p>2742675.0</text:p>
          </table:table-cell>
          <table:table-cell office:value-type="float" office:value="4000000.0">
            <text:p>4000000.0</text:p>
          </table:table-cell>
          <table:table-cell office:value-type="float" office:value="4500000.0">
            <text:p>4500000.0</text:p>
          </table:table-cell>
          <table:table-cell office:value-type="float" office:value="336250.0">
            <text:p>336250.0</text:p>
          </table:table-cell>
          <table:table-cell office:value-type="float" office:value="475000.0">
            <text:p>475000.0</text:p>
          </table:table-cell>
          <table:table-cell office:value-type="float" office:value="122468.0">
            <text:p>122468.0</text:p>
          </table:table-cell>
          <table:table-cell office:value-type="float" office:value="374200.0">
            <text:p>374200.0</text:p>
          </table:table-cell>
          <table:table-cell office:value-type="float" office:value="1045538.0">
            <text:p>1045538.0</text:p>
          </table:table-cell>
          <table:table-cell office:value-type="float" office:value="110411.0">
            <text:p>110411.0</text:p>
          </table:table-cell>
          <table:table-cell office:value-type="float" office:value="763500.0">
            <text:p>763500.0</text:p>
          </table:table-cell>
          <table:table-cell office:value-type="float" office:value="3200000.0">
            <text:p>3200000.0</text:p>
          </table:table-cell>
          <table:table-cell office:value-type="string" office:string-value="21682941/100">
            <text:p>21682941/100</text:p>
          </table:table-cell>
          <table:table-cell office:value-type="float" office:value="1000000.0">
            <text:p>1000000.0</text:p>
          </table:table-cell>
          <table:table-cell office:value-type="float" office:value="426483.0">
            <text:p>426483.0</text:p>
          </table:table-cell>
          <table:table-cell office:value-type="string" office:string-value="77631403/100">
            <text:p>77631403/100</text:p>
          </table:table-cell>
          <table:table-cell office:value-type="float" office:value="400000.0">
            <text:p>400000.0</text:p>
          </table:table-cell>
          <table:table-cell office:value-type="string" office:string-value="2234147/5">
            <text:p>2234147/5</text:p>
          </table:table-cell>
          <table:table-cell office:value-type="float" office:value="600000.0">
            <text:p>600000.0</text:p>
          </table:table-cell>
          <table:table-cell office:value-type="float" office:value="700000.0">
            <text:p>700000.0</text:p>
          </table:table-cell>
          <table:table-cell office:value-type="float" office:value="336250.0">
            <text:p>336250.0</text:p>
          </table:table-cell>
          <table:table-cell office:value-type="float" office:value="1700000.0">
            <text:p>1700000.0</text:p>
          </table:table-cell>
          <table:table-cell office:value-type="float" office:value="98600.0">
            <text:p>98600.0</text:p>
          </table:table-cell>
          <table:table-cell office:value-type="float" office:value="1048158.0">
            <text:p>1048158.0</text:p>
          </table:table-cell>
          <table:table-cell office:value-type="float" office:value="133458.0">
            <text:p>133458.0</text:p>
          </table:table-cell>
          <table:table-cell office:value-type="float" office:value="625320.0">
            <text:p>625320.0</text:p>
          </table:table-cell>
          <table:table-cell office:value-type="float" office:value="1000000.0">
            <text:p>1000000.0</text:p>
          </table:table-cell>
          <table:table-cell office:value-type="float" office:value="136165.0">
            <text:p>136165.0</text:p>
          </table:table-cell>
          <table:table-cell office:value-type="float" office:value="336250.0">
            <text:p>336250.0</text:p>
          </table:table-cell>
          <table:table-cell office:value-type="float" office:value="128824.0">
            <text:p>128824.0</text:p>
          </table:table-cell>
          <table:table-cell office:value-type="float" office:value="115208.0">
            <text:p>115208.0</text:p>
          </table:table-cell>
          <table:table-cell office:value-type="float" office:value="475000.0">
            <text:p>475000.0</text:p>
          </table:table-cell>
          <table:table-cell office:value-type="float" office:value="505000.0">
            <text:p>505000.0</text:p>
          </table:table-cell>
          <table:table-cell office:value-type="float" office:value="600000.0">
            <text:p>600000.0</text:p>
          </table:table-cell>
          <table:table-cell office:value-type="float" office:value="625320.0">
            <text:p>625320.0</text:p>
          </table:table-cell>
          <table:table-cell office:value-type="float" office:value="1227000.0">
            <text:p>1227000.0</text:p>
          </table:table-cell>
          <table:table-cell office:value-type="float" office:value="148884.0">
            <text:p>148884.0</text:p>
          </table:table-cell>
          <table:table-cell office:value-type="float" office:value="1000000.0">
            <text:p>1000000.0</text:p>
          </table:table-cell>
          <table:table-cell office:value-type="string" office:string-value="9093372/25">
            <text:p>9093372/25</text:p>
          </table:table-cell>
          <table:table-cell office:value-type="float" office:value="1330900.0">
            <text:p>1330900.0</text:p>
          </table:table-cell>
          <table:table-cell office:value-type="float" office:value="725000.0">
            <text:p>725000.0</text:p>
          </table:table-cell>
          <table:table-cell office:value-type="float" office:value="743000.0">
            <text:p>743000.0</text:p>
          </table:table-cell>
          <table:table-cell office:value-type="float" office:value="600000.0">
            <text:p>600000.0</text:p>
          </table:table-cell>
          <table:table-cell office:value-type="float" office:value="1300000.0">
            <text:p>1300000.0</text:p>
          </table:table-cell>
          <table:table-cell office:value-type="float" office:value="113800.0">
            <text:p>113800.0</text:p>
          </table:table-cell>
          <table:table-cell office:value-type="float" office:value="827525.0">
            <text:p>827525.0</text:p>
          </table:table-cell>
          <table:table-cell office:value-type="float" office:value="760000.0">
            <text:p>760000.0</text:p>
          </table:table-cell>
          <table:table-cell office:value-type="float" office:value="143007.0">
            <text:p>143007.0</text:p>
          </table:table-cell>
          <table:table-cell office:value-type="float" office:value="475000.0">
            <text:p>475000.0</text:p>
          </table:table-cell>
          <table:table-cell office:value-type="float" office:value="130502.0">
            <text:p>130502.0</text:p>
          </table:table-cell>
          <table:table-cell office:value-type="string" office:string-value="14815861/20">
            <text:p>14815861/20</text:p>
          </table:table-cell>
          <table:table-cell office:value-type="float" office:value="800000.0">
            <text:p>800000.0</text:p>
          </table:table-cell>
          <table:table-cell office:value-type="string" office:string-value="13592891/25">
            <text:p>13592891/25</text:p>
          </table:table-cell>
          <table:table-cell office:value-type="float" office:value="132036.0">
            <text:p>132036.0</text:p>
          </table:table-cell>
          <table:table-cell office:value-type="float" office:value="117063.0">
            <text:p>117063.0</text:p>
          </table:table-cell>
          <table:table-cell office:value-type="float" office:value="862148.0">
            <text:p>862148.0</text:p>
          </table:table-cell>
          <table:table-cell office:value-type="float" office:value="550000.0">
            <text:p>550000.0</text:p>
          </table:table-cell>
          <table:table-cell office:value-type="float" office:value="110180.0">
            <text:p>110180.0</text:p>
          </table:table-cell>
          <table:table-cell office:value-type="float" office:value="1000000.0">
            <text:p>1000000.0</text:p>
          </table:table-cell>
          <table:table-cell office:value-type="float" office:value="336250.0">
            <text:p>336250.0</text:p>
          </table:table-cell>
          <table:table-cell office:value-type="float" office:value="1058150.0">
            <text:p>1058150.0</text:p>
          </table:table-cell>
          <table:table-cell office:value-type="float" office:value="1900000.0">
            <text:p>1900000.0</text:p>
          </table:table-cell>
          <table:table-cell office:value-type="float" office:value="51195.0">
            <text:p>51195.0</text:p>
          </table:table-cell>
          <table:table-cell office:value-type="float" office:value="1500000.0">
            <text:p>1500000.0</text:p>
          </table:table-cell>
          <table:table-cell office:value-type="string" office:string-value="6165977/20">
            <text:p>6165977/20</text:p>
          </table:table-cell>
          <table:table-cell office:value-type="float" office:value="124802.0">
            <text:p>124802.0</text:p>
          </table:table-cell>
          <table:table-cell office:value-type="float" office:value="1000000.0">
            <text:p>1000000.0</text:p>
          </table:table-cell>
          <table:table-cell office:value-type="float" office:value="625320.0">
            <text:p>625320.0</text:p>
          </table:table-cell>
          <table:table-cell office:value-type="float" office:value="886525.0">
            <text:p>886525.0</text:p>
          </table:table-cell>
          <table:table-cell office:value-type="float" office:value="625320.0">
            <text:p>625320.0</text:p>
          </table:table-cell>
          <table:table-cell office:value-type="float" office:value="1500000.0">
            <text:p>1500000.0</text:p>
          </table:table-cell>
          <table:table-cell office:value-type="float" office:value="1096900.0">
            <text:p>1096900.0</text:p>
          </table:table-cell>
          <table:table-cell office:value-type="float" office:value="200000.0">
            <text:p>200000.0</text:p>
          </table:table-cell>
          <table:table-cell office:value-type="float" office:value="900000.0">
            <text:p>900000.0</text:p>
          </table:table-cell>
          <table:table-cell office:value-type="string" office:string-value="48462269/50">
            <text:p>48462269/50</text:p>
          </table:table-cell>
          <table:table-cell office:value-type="float" office:value="309914.0">
            <text:p>309914.0</text:p>
          </table:table-cell>
          <table:table-cell office:value-type="float" office:value="625320.0">
            <text:p>625320.0</text:p>
          </table:table-cell>
          <table:table-cell office:value-type="float" office:value="1152321.0">
            <text:p>1152321.0</text:p>
          </table:table-cell>
          <table:table-cell office:value-type="float" office:value="1500000.0">
            <text:p>1500000.0</text:p>
          </table:table-cell>
          <table:table-cell office:value-type="float" office:value="1200000.0">
            <text:p>1200000.0</text:p>
          </table:table-cell>
          <table:table-cell office:value-type="float" office:value="1100000.0">
            <text:p>1100000.0</text:p>
          </table:table-cell>
          <table:table-cell office:value-type="float" office:value="1117635.0">
            <text:p>1117635.0</text:p>
          </table:table-cell>
          <table:table-cell office:value-type="float" office:value="694000.0">
            <text:p>694000.0</text:p>
          </table:table-cell>
          <table:table-cell office:value-type="float" office:value="650000.0">
            <text:p>650000.0</text:p>
          </table:table-cell>
          <table:table-cell office:value-type="float" office:value="800000.0">
            <text:p>800000.0</text:p>
          </table:table-cell>
          <table:table-cell office:value-type="float" office:value="763500.0">
            <text:p>763500.0</text:p>
          </table:table-cell>
          <table:table-cell office:value-type="float" office:value="815000.0">
            <text:p>815000.0</text:p>
          </table:table-cell>
          <table:table-cell office:value-type="string" office:string-value="2563334/25">
            <text:p>2563334/25</text:p>
          </table:table-cell>
          <table:table-cell office:value-type="float" office:value="600000.0">
            <text:p>600000.0</text:p>
          </table:table-cell>
          <table:table-cell office:value-type="float" office:value="475000.0">
            <text:p>475000.0</text:p>
          </table:table-cell>
          <table:table-cell office:value-type="float" office:value="2100000.0">
            <text:p>2100000.0</text:p>
          </table:table-cell>
          <table:table-cell office:value-type="float" office:value="600000.0">
            <text:p>600000.0</text:p>
          </table:table-cell>
          <table:table-cell office:value-type="float" office:value="280330.0">
            <text:p>280330.0</text:p>
          </table:table-cell>
          <table:table-cell office:value-type="string" office:string-value="1655677/2">
            <text:p>1655677/2</text:p>
          </table:table-cell>
          <table:table-cell office:value-type="string" office:string-value="2654141/25">
            <text:p>2654141/25</text:p>
          </table:table-cell>
          <table:table-cell office:value-type="float" office:value="125794.0">
            <text:p>125794.0</text:p>
          </table:table-cell>
          <table:table-cell office:value-type="float" office:value="521100.0">
            <text:p>521100.0</text:p>
          </table:table-cell>
          <table:table-cell office:value-type="float" office:value="116735.0">
            <text:p>116735.0</text:p>
          </table:table-cell>
          <table:table-cell office:value-type="float" office:value="1000000.0">
            <text:p>1000000.0</text:p>
          </table:table-cell>
          <table:table-cell office:value-type="string" office:string-value="19250988/25">
            <text:p>19250988/25</text:p>
          </table:table-cell>
          <table:table-cell office:value-type="float" office:value="1120000.0">
            <text:p>1120000.0</text:p>
          </table:table-cell>
          <table:table-cell office:value-type="float" office:value="124744.0">
            <text:p>124744.0</text:p>
          </table:table-cell>
          <table:table-cell office:value-type="float" office:value="583109.0">
            <text:p>583109.0</text:p>
          </table:table-cell>
          <table:table-cell office:value-type="float" office:value="850340.0">
            <text:p>850340.0</text:p>
          </table:table-cell>
          <table:table-cell office:value-type="float" office:value="820000.0">
            <text:p>820000.0</text:p>
          </table:table-cell>
          <table:table-cell office:value-type="float" office:value="600000.0">
            <text:p>600000.0</text:p>
          </table:table-cell>
          <table:table-cell office:value-type="float" office:value="881160.0">
            <text:p>881160.0</text:p>
          </table:table-cell>
          <table:table-cell office:value-type="string" office:string-value="1071932/5">
            <text:p>1071932/5</text:p>
          </table:table-cell>
          <table:table-cell office:value-type="float" office:value="1846775.0">
            <text:p>1846775.0</text:p>
          </table:table-cell>
          <table:table-cell office:value-type="float" office:value="156239.0">
            <text:p>156239.0</text:p>
          </table:table-cell>
          <table:table-cell office:value-type="float" office:value="148188.0">
            <text:p>148188.0</text:p>
          </table:table-cell>
          <table:table-cell office:value-type="float" office:value="791850.0">
            <text:p>791850.0</text:p>
          </table:table-cell>
          <table:table-cell office:value-type="string" office:string-value="18719316/25">
            <text:p>18719316/25</text:p>
          </table:table-cell>
          <table:table-cell office:value-type="float" office:value="710000.0">
            <text:p>710000.0</text:p>
          </table:table-cell>
          <table:table-cell office:value-type="float" office:value="521100.0">
            <text:p>521100.0</text:p>
          </table:table-cell>
          <table:table-cell office:value-type="float" office:value="616000.0">
            <text:p>616000.0</text:p>
          </table:table-cell>
          <table:table-cell office:value-type="float" office:value="800000.0">
            <text:p>800000.0</text:p>
          </table:table-cell>
          <table:table-cell office:value-type="float" office:value="372500.0">
            <text:p>372500.0</text:p>
          </table:table-cell>
          <table:table-cell office:value-type="float" office:value="141968.0">
            <text:p>141968.0</text:p>
          </table:table-cell>
          <table:table-cell office:value-type="float" office:value="805637.0">
            <text:p>805637.0</text:p>
          </table:table-cell>
          <table:table-cell office:value-type="float" office:value="1000000.0">
            <text:p>1000000.0</text:p>
          </table:table-cell>
          <table:table-cell office:value-type="float" office:value="372500.0">
            <text:p>372500.0</text:p>
          </table:table-cell>
          <table:table-cell office:value-type="string" office:string-value="54105709/100">
            <text:p>54105709/100</text:p>
          </table:table-cell>
          <table:table-cell office:value-type="float" office:value="1000000.0">
            <text:p>1000000.0</text:p>
          </table:table-cell>
          <table:table-cell office:value-type="float" office:value="1011464.0">
            <text:p>1011464.0</text:p>
          </table:table-cell>
          <table:table-cell office:value-type="float" office:value="650000.0">
            <text:p>650000.0</text:p>
          </table:table-cell>
          <table:table-cell office:value-type="float" office:value="136877.0">
            <text:p>136877.0</text:p>
          </table:table-cell>
          <table:table-cell office:value-type="float" office:value="487500.0">
            <text:p>487500.0</text:p>
          </table:table-cell>
          <table:table-cell office:value-type="float" office:value="521100.0">
            <text:p>521100.0</text:p>
          </table:table-cell>
          <table:table-cell office:value-type="float" office:value="1200000.0">
            <text:p>1200000.0</text:p>
          </table:table-cell>
          <table:table-cell office:value-type="float" office:value="553670.0">
            <text:p>553670.0</text:p>
          </table:table-cell>
          <table:table-cell office:value-type="string" office:string-value="1655677/2">
            <text:p>1655677/2</text:p>
          </table:table-cell>
          <table:table-cell office:value-type="float" office:value="1070000.0">
            <text:p>1070000.0</text:p>
          </table:table-cell>
          <table:table-cell office:value-type="float" office:value="300000.0">
            <text:p>300000.0</text:p>
          </table:table-cell>
          <table:table-cell office:value-type="float" office:value="1037382.0">
            <text:p>1037382.0</text:p>
          </table:table-cell>
          <table:table-cell office:value-type="string" office:string-value="1808389/5">
            <text:p>1808389/5</text:p>
          </table:table-cell>
          <table:table-cell office:value-type="float" office:value="1000000.0">
            <text:p>1000000.0</text:p>
          </table:table-cell>
          <table:table-cell office:value-type="float" office:value="21064">
            <text:p>21064</text:p>
          </table:table-cell>
          <table:table-cell office:value-type="float" office:value="162175.0">
            <text:p>162175.0</text:p>
          </table:table-cell>
          <table:table-cell office:value-type="float" office:value="162345.0">
            <text:p>162345.0</text:p>
          </table:table-cell>
          <table:table-cell office:value-type="float" office:value="156573.0">
            <text:p>156573.0</text:p>
          </table:table-cell>
          <table:table-cell office:value-type="float" office:value="327724.0">
            <text:p>327724.0</text:p>
          </table:table-cell>
          <table:table-cell office:value-type="float" office:value="700000.0">
            <text:p>700000.0</text:p>
          </table:table-cell>
          <table:table-cell office:value-type="float" office:value="123927.0">
            <text:p>123927.0</text:p>
          </table:table-cell>
          <table:table-cell office:value-type="float" office:value="200000">
            <text:p>200000</text:p>
          </table:table-cell>
          <table:table-cell office:value-type="float" office:value="700000.0">
            <text:p>700000.0</text:p>
          </table:table-cell>
          <table:table-cell office:value-type="float" office:value="487500.0">
            <text:p>487500.0</text:p>
          </table:table-cell>
          <table:table-cell office:value-type="float" office:value="2700000.0">
            <text:p>2700000.0</text:p>
          </table:table-cell>
          <table:table-cell office:value-type="float" office:value="487500.0">
            <text:p>487500.0</text:p>
          </table:table-cell>
          <table:table-cell office:value-type="float" office:value="1500000.0">
            <text:p>1500000.0</text:p>
          </table:table-cell>
          <table:table-cell office:value-type="float" office:value="920000.0">
            <text:p>920000.0</text:p>
          </table:table-cell>
          <table:table-cell office:value-type="float" office:value="372500.0">
            <text:p>372500.0</text:p>
          </table:table-cell>
          <table:table-cell office:value-type="float" office:value="372500.0">
            <text:p>372500.0</text:p>
          </table:table-cell>
          <table:table-cell office:value-type="float" office:value="459900.0">
            <text:p>459900.0</text:p>
          </table:table-cell>
          <table:table-cell office:value-type="string" office:string-value="2942465/4">
            <text:p>2942465/4</text:p>
          </table:table-cell>
          <table:table-cell office:value-type="float" office:value="521100.0">
            <text:p>521100.0</text:p>
          </table:table-cell>
          <table:table-cell office:value-type="float" office:value="1535183.0">
            <text:p>1535183.0</text:p>
          </table:table-cell>
          <table:table-cell office:value-type="float" office:value="920000.0">
            <text:p>920000.0</text:p>
          </table:table-cell>
          <table:table-cell office:value-type="float" office:value="1000000.0">
            <text:p>1000000.0</text:p>
          </table:table-cell>
          <table:table-cell office:value-type="string" office:string-value="24316976/25">
            <text:p>24316976/25</text:p>
          </table:table-cell>
          <table:table-cell office:value-type="float" office:value="1091081.0">
            <text:p>1091081.0</text:p>
          </table:table-cell>
          <table:table-cell office:value-type="float" office:value="487500.0">
            <text:p>487500.0</text:p>
          </table:table-cell>
          <table:table-cell office:value-type="string" office:string-value="15407563/50">
            <text:p>15407563/50</text:p>
          </table:table-cell>
          <table:table-cell office:value-type="float" office:value="406430.0">
            <text:p>406430.0</text:p>
          </table:table-cell>
          <table:table-cell office:value-type="float" office:value="354466.0">
            <text:p>354466.0</text:p>
          </table:table-cell>
          <table:table-cell office:value-type="float" office:value="1000000.0">
            <text:p>1000000.0</text:p>
          </table:table-cell>
          <table:table-cell office:value-type="float" office:value="1108000.0">
            <text:p>1108000.0</text:p>
          </table:table-cell>
          <table:table-cell office:value-type="float" office:value="936760.0">
            <text:p>936760.0</text:p>
          </table:table-cell>
          <table:table-cell office:value-type="float" office:value="639560.0">
            <text:p>639560.0</text:p>
          </table:table-cell>
          <table:table-cell office:value-type="float" office:value="1120000.0">
            <text:p>1120000.0</text:p>
          </table:table-cell>
          <table:table-cell office:value-type="float" office:value="754436.0">
            <text:p>754436.0</text:p>
          </table:table-cell>
          <table:table-cell office:value-type="float" office:value="450087.0">
            <text:p>450087.0</text:p>
          </table:table-cell>
          <table:table-cell office:value-type="float" office:value="126341.0">
            <text:p>126341.0</text:p>
          </table:table-cell>
          <table:table-cell office:value-type="float" office:value="900000.0">
            <text:p>900000.0</text:p>
          </table:table-cell>
          <table:table-cell office:value-type="float" office:value="550000.0">
            <text:p>550000.0</text:p>
          </table:table-cell>
          <table:table-cell office:value-type="float" office:value="500000.0">
            <text:p>500000.0</text:p>
          </table:table-cell>
          <table:table-cell office:value-type="float" office:value="900000.0">
            <text:p>900000.0</text:p>
          </table:table-cell>
          <table:table-cell office:value-type="float" office:value="1300000.0">
            <text:p>1300000.0</text:p>
          </table:table-cell>
          <table:table-cell office:value-type="float" office:value="1026000.0">
            <text:p>1026000.0</text:p>
          </table:table-cell>
          <table:table-cell office:value-type="float" office:value="117431.0">
            <text:p>117431.0</text:p>
          </table:table-cell>
          <table:table-cell office:value-type="float" office:value="1000000.0">
            <text:p>1000000.0</text:p>
          </table:table-cell>
          <table:table-cell office:value-type="float" office:value="521100.0">
            <text:p>521100.0</text:p>
          </table:table-cell>
          <table:table-cell office:value-type="float" office:value="1000000.0">
            <text:p>1000000.0</text:p>
          </table:table-cell>
          <table:table-cell office:value-type="float" office:value="27100.0">
            <text:p>27100.0</text:p>
          </table:table-cell>
          <table:table-cell office:value-type="float" office:value="1120000.0">
            <text:p>1120000.0</text:p>
          </table:table-cell>
          <table:table-cell office:value-type="float" office:value="2000000.0">
            <text:p>2000000.0</text:p>
          </table:table-cell>
          <table:table-cell office:value-type="float" office:value="527500.0">
            <text:p>527500.0</text:p>
          </table:table-cell>
          <table:table-cell office:value-type="float" office:value="1039053.0">
            <text:p>1039053.0</text:p>
          </table:table-cell>
          <table:table-cell office:value-type="float" office:value="700000.0">
            <text:p>700000.0</text:p>
          </table:table-cell>
          <table:table-cell office:value-type="float" office:value="825000.0">
            <text:p>825000.0</text:p>
          </table:table-cell>
          <table:table-cell office:value-type="float" office:value="400000.0">
            <text:p>400000.0</text:p>
          </table:table-cell>
          <table:table-cell office:value-type="float" office:value="373927.0">
            <text:p>373927.0</text:p>
          </table:table-cell>
          <table:table-cell office:value-type="float" office:value="1200000.0">
            <text:p>1200000.0</text:p>
          </table:table-cell>
          <table:table-cell office:value-type="float" office:value="200000">
            <text:p>200000</text:p>
          </table:table-cell>
          <table:table-cell office:value-type="float" office:value="1000000.0">
            <text:p>1000000.0</text:p>
          </table:table-cell>
          <table:table-cell office:value-type="string" office:string-value="6444791/20">
            <text:p>6444791/20</text:p>
          </table:table-cell>
          <table:table-cell office:value-type="float" office:value="179370.0">
            <text:p>179370.0</text:p>
          </table:table-cell>
          <table:table-cell office:value-type="float" office:value="920000.0">
            <text:p>920000.0</text:p>
          </table:table-cell>
          <table:table-cell office:value-type="float" office:value="850000.0">
            <text:p>850000.0</text:p>
          </table:table-cell>
          <table:table-cell office:value-type="float" office:value="670085.0">
            <text:p>670085.0</text:p>
          </table:table-cell>
          <table:table-cell office:value-type="float" office:value="900000.0">
            <text:p>900000.0</text:p>
          </table:table-cell>
          <table:table-cell office:value-type="float" office:value="1005065.0">
            <text:p>1005065.0</text:p>
          </table:table-cell>
          <table:table-cell office:value-type="string" office:string-value="80482879/100">
            <text:p>80482879/100</text:p>
          </table:table-cell>
          <table:table-cell office:value-type="float" office:value="125362.0">
            <text:p>125362.0</text:p>
          </table:table-cell>
          <table:table-cell office:value-type="string" office:string-value="11433991/100">
            <text:p>11433991/100</text:p>
          </table:table-cell>
          <table:table-cell office:value-type="float" office:value="1226744.0">
            <text:p>1226744.0</text:p>
          </table:table-cell>
          <table:table-cell office:value-type="string" office:string-value="75732773/100">
            <text:p>75732773/100</text:p>
          </table:table-cell>
          <table:table-cell office:value-type="float" office:value="1200000.0">
            <text:p>1200000.0</text:p>
          </table:table-cell>
          <table:table-cell office:value-type="float" office:value="181561.0">
            <text:p>181561.0</text:p>
          </table:table-cell>
          <table:table-cell office:value-type="float" office:value="381500.0">
            <text:p>381500.0</text:p>
          </table:table-cell>
          <table:table-cell office:value-type="float" office:value="462911.0">
            <text:p>462911.0</text:p>
          </table:table-cell>
          <table:table-cell office:value-type="float" office:value="137672.0">
            <text:p>137672.0</text:p>
          </table:table-cell>
          <table:table-cell office:value-type="float" office:value="1000000.0">
            <text:p>1000000.0</text:p>
          </table:table-cell>
          <table:table-cell office:value-type="float" office:value="400000.0">
            <text:p>400000.0</text:p>
          </table:table-cell>
          <table:table-cell office:value-type="float" office:value="766000.0">
            <text:p>766000.0</text:p>
          </table:table-cell>
          <table:table-cell office:value-type="float" office:value="400000.0">
            <text:p>400000.0</text:p>
          </table:table-cell>
          <table:table-cell office:value-type="float" office:value="1100000.0">
            <text:p>1100000.0</text:p>
          </table:table-cell>
          <table:table-cell office:value-type="float" office:value="546512.0">
            <text:p>546512.0</text:p>
          </table:table-cell>
          <table:table-cell office:value-type="float" office:value="527500.0">
            <text:p>527500.0</text:p>
          </table:table-cell>
          <table:table-cell office:value-type="float" office:value="588000.0">
            <text:p>588000.0</text:p>
          </table:table-cell>
          <table:table-cell office:value-type="float" office:value="1320000.0">
            <text:p>1320000.0</text:p>
          </table:table-cell>
          <table:table-cell office:value-type="float" office:value="1323000.0">
            <text:p>1323000.0</text:p>
          </table:table-cell>
          <table:table-cell office:value-type="float" office:value="400000.0">
            <text:p>400000.0</text:p>
          </table:table-cell>
          <table:table-cell office:value-type="float" office:value="1500000.0">
            <text:p>1500000.0</text:p>
          </table:table-cell>
          <table:table-cell office:value-type="float" office:value="800000.0">
            <text:p>800000.0</text:p>
          </table:table-cell>
          <table:table-cell office:value-type="float" office:value="151250.0">
            <text:p>151250.0</text:p>
          </table:table-cell>
          <table:table-cell office:value-type="float" office:value="400000.0">
            <text:p>400000.0</text:p>
          </table:table-cell>
          <table:table-cell office:value-type="float" office:value="827476.0">
            <text:p>827476.0</text:p>
          </table:table-cell>
          <table:table-cell office:value-type="float" office:value="700000.0">
            <text:p>700000.0</text:p>
          </table:table-cell>
          <table:table-cell office:value-type="string" office:string-value="46050603/50">
            <text:p>46050603/50</text:p>
          </table:table-cell>
          <table:table-cell office:value-type="float" office:value="1130000.0">
            <text:p>1130000.0</text:p>
          </table:table-cell>
          <table:table-cell office:value-type="float" office:value="686996.0">
            <text:p>686996.0</text:p>
          </table:table-cell>
          <table:table-cell office:value-type="float" office:value="1700000.0">
            <text:p>1700000.0</text:p>
          </table:table-cell>
          <table:table-cell office:value-type="float" office:value="1700000.0">
            <text:p>1700000.0</text:p>
          </table:table-cell>
          <table:table-cell office:value-type="float" office:value="898387.0">
            <text:p>898387.0</text:p>
          </table:table-cell>
          <table:table-cell office:value-type="float" office:value="600000.0">
            <text:p>600000.0</text:p>
          </table:table-cell>
          <table:table-cell office:value-type="float" office:value="1056186.0">
            <text:p>1056186.0</text:p>
          </table:table-cell>
          <table:table-cell office:value-type="float" office:value="527500.0">
            <text:p>527500.0</text:p>
          </table:table-cell>
          <table:table-cell office:value-type="float" office:value="550560.0">
            <text:p>550560.0</text:p>
          </table:table-cell>
          <table:table-cell office:value-type="float" office:value="850000.0">
            <text:p>850000.0</text:p>
          </table:table-cell>
          <table:table-cell office:value-type="float" office:value="1233000.0">
            <text:p>1233000.0</text:p>
          </table:table-cell>
          <table:table-cell office:value-type="float" office:value="1800000.0">
            <text:p>1800000.0</text:p>
          </table:table-cell>
          <table:table-cell office:value-type="float" office:value="135502.0">
            <text:p>135502.0</text:p>
          </table:table-cell>
          <table:table-cell office:value-type="float" office:value="400000.0">
            <text:p>400000.0</text:p>
          </table:table-cell>
          <table:table-cell office:value-type="float" office:value="152813.0">
            <text:p>152813.0</text:p>
          </table:table-cell>
          <table:table-cell office:value-type="float" office:value="462000.0">
            <text:p>462000.0</text:p>
          </table:table-cell>
          <table:table-cell office:value-type="float" office:value="920000.0">
            <text:p>920000.0</text:p>
          </table:table-cell>
          <table:table-cell office:value-type="float" office:value="220000.0">
            <text:p>220000.0</text:p>
          </table:table-cell>
          <table:table-cell office:value-type="float" office:value="263750.0">
            <text:p>263750.0</text:p>
          </table:table-cell>
          <table:table-cell office:value-type="float" office:value="310027.0">
            <text:p>310027.0</text:p>
          </table:table-cell>
          <table:table-cell office:value-type="float" office:value="736557.0">
            <text:p>736557.0</text:p>
          </table:table-cell>
          <table:table-cell office:value-type="float" office:value="136447.0">
            <text:p>136447.0</text:p>
          </table:table-cell>
          <table:table-cell office:value-type="float" office:value="550000.0">
            <text:p>550000.0</text:p>
          </table:table-cell>
          <table:table-cell office:value-type="float" office:value="1415000.0">
            <text:p>1415000.0</text:p>
          </table:table-cell>
          <table:table-cell office:value-type="float" office:value="263750.0">
            <text:p>263750.0</text:p>
          </table:table-cell>
          <table:table-cell office:value-type="float" office:value="120905.0">
            <text:p>120905.0</text:p>
          </table:table-cell>
          <table:table-cell office:value-type="float" office:value="1120000.0">
            <text:p>1120000.0</text:p>
          </table:table-cell>
          <table:table-cell office:value-type="float" office:value="1700000.0">
            <text:p>1700000.0</text:p>
          </table:table-cell>
          <table:table-cell office:value-type="float" office:value="1000000.0">
            <text:p>1000000.0</text:p>
          </table:table-cell>
          <table:table-cell office:value-type="float" office:value="459000.0">
            <text:p>459000.0</text:p>
          </table:table-cell>
          <table:table-cell office:value-type="float" office:value="1300000.0">
            <text:p>1300000.0</text:p>
          </table:table-cell>
          <table:table-cell office:value-type="string" office:string-value="18831737/50">
            <text:p>18831737/50</text:p>
          </table:table-cell>
          <table:table-cell office:value-type="float" office:value="900000.0">
            <text:p>900000.0</text:p>
          </table:table-cell>
          <table:table-cell office:value-type="float" office:value="187723.0">
            <text:p>187723.0</text:p>
          </table:table-cell>
          <table:table-cell office:value-type="string" office:string-value="4443537/20">
            <text:p>4443537/20</text:p>
          </table:table-cell>
          <table:table-cell office:value-type="float" office:value="394076.0">
            <text:p>394076.0</text:p>
          </table:table-cell>
          <table:table-cell office:value-type="float" office:value="161719.0">
            <text:p>161719.0</text:p>
          </table:table-cell>
          <table:table-cell office:value-type="string" office:string-value="101994037/100">
            <text:p>101994037/100</text:p>
          </table:table-cell>
          <table:table-cell office:value-type="float" office:value="123500.0">
            <text:p>123500.0</text:p>
          </table:table-cell>
          <table:table-cell office:value-type="float" office:value="1226744.0">
            <text:p>1226744.0</text:p>
          </table:table-cell>
          <table:table-cell office:value-type="float" office:value="721000.0">
            <text:p>721000.0</text:p>
          </table:table-cell>
          <table:table-cell office:value-type="float" office:value="2160895.0">
            <text:p>2160895.0</text:p>
          </table:table-cell>
          <table:table-cell office:value-type="float" office:value="3906234.0">
            <text:p>3906234.0</text:p>
          </table:table-cell>
          <table:table-cell office:value-type="float" office:value="2493341.0">
            <text:p>2493341.0</text:p>
          </table:table-cell>
          <table:table-cell office:value-type="float" office:value="5900907.0">
            <text:p>5900907.0</text:p>
          </table:table-cell>
          <table:table-cell office:value-type="float" office:value="4321791.0">
            <text:p>4321791.0</text:p>
          </table:table-cell>
          <table:table-cell office:value-type="float" office:value="831114.0">
            <text:p>831114.0</text:p>
          </table:table-cell>
          <table:table-cell office:value-type="float" office:value="1662227.0">
            <text:p>1662227.0</text:p>
          </table:table-cell>
          <table:table-cell office:value-type="float" office:value="1412893.0">
            <text:p>1412893.0</text:p>
          </table:table-cell>
          <table:table-cell office:value-type="float" office:value="4986682.0">
            <text:p>4986682.0</text:p>
          </table:table-cell>
          <table:table-cell office:value-type="float" office:value="2742675.0">
            <text:p>2742675.0</text:p>
          </table:table-cell>
          <table:table-cell office:value-type="float" office:value="24933409.0">
            <text:p>24933409.0</text:p>
          </table:table-cell>
          <table:table-cell office:value-type="float" office:value="7147577.0">
            <text:p>7147577.0</text:p>
          </table:table-cell>
          <table:table-cell office:value-type="float" office:value="3989345.0">
            <text:p>3989345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831114.0">
            <text:p>831114.0</text:p>
          </table:table-cell>
          <table:table-cell office:value-type="float" office:value="4072457.0">
            <text:p>4072457.0</text:p>
          </table:table-cell>
          <table:table-cell office:value-type="float" office:value="1994673.0">
            <text:p>1994673.0</text:p>
          </table:table-cell>
          <table:table-cell office:value-type="float" office:value="1246670.0">
            <text:p>1246670.0</text:p>
          </table:table-cell>
          <table:table-cell office:value-type="float" office:value="1994673.0">
            <text:p>1994673.0</text:p>
          </table:table-cell>
          <table:table-cell office:value-type="float" office:value="831114.0">
            <text:p>831114.0</text:p>
          </table:table-cell>
          <table:table-cell office:value-type="float" office:value="5900907.0">
            <text:p>5900907.0</text:p>
          </table:table-cell>
          <table:table-cell office:value-type="float" office:value="831114.0">
            <text:p>831114.0</text:p>
          </table:table-cell>
          <table:table-cell office:value-type="float" office:value="2493341.0">
            <text:p>2493341.0</text:p>
          </table:table-cell>
          <table:table-cell office:value-type="float" office:value="4986682.0">
            <text:p>4986682.0</text:p>
          </table:table-cell>
          <table:table-cell office:value-type="float" office:value="1662227.0">
            <text:p>1662227.0</text:p>
          </table:table-cell>
          <table:table-cell office:value-type="float" office:value="7147577.0">
            <text:p>7147577.0</text:p>
          </table:table-cell>
          <table:table-cell office:value-type="float" office:value="2160895.0">
            <text:p>2160895.0</text:p>
          </table:table-cell>
          <table:table-cell office:value-type="float" office:value="3989345.0">
            <text:p>3989345.0</text:p>
          </table:table-cell>
          <table:table-cell office:value-type="float" office:value="3906234.0">
            <text:p>3906234.0</text:p>
          </table:table-cell>
          <table:table-cell office:value-type="float" office:value="1412893.0">
            <text:p>1412893.0</text:p>
          </table:table-cell>
          <table:table-cell office:value-type="float" office:value="4072457.0">
            <text:p>4072457.0</text:p>
          </table:table-cell>
          <table:table-cell office:value-type="float" office:value="4654236.0">
            <text:p>4654236.0</text:p>
          </table:table-cell>
          <table:table-cell office:value-type="float" office:value="3823123.0">
            <text:p>3823123.0</text:p>
          </table:table-cell>
          <table:table-cell office:value-type="float" office:value="4491605.0">
            <text:p>4491605.0</text:p>
          </table:table-cell>
          <table:table-cell office:value-type="float" office:value="8047458.0">
            <text:p>8047458.0</text:p>
          </table:table-cell>
          <table:table-cell office:value-type="float" office:value="1403626.0">
            <text:p>1403626.0</text:p>
          </table:table-cell>
          <table:table-cell office:value-type="float" office:value="5614506.0">
            <text:p>5614506.0</text:p>
          </table:table-cell>
          <table:table-cell office:value-type="float" office:value="6643832.0">
            <text:p>6643832.0</text:p>
          </table:table-cell>
          <table:table-cell office:value-type="float" office:value="4865905.0">
            <text:p>4865905.0</text:p>
          </table:table-cell>
          <table:table-cell office:value-type="float" office:value="1871502.0">
            <text:p>1871502.0</text:p>
          </table:table-cell>
          <table:table-cell office:value-type="float" office:value="4398029.0">
            <text:p>4398029.0</text:p>
          </table:table-cell>
          <table:table-cell office:value-type="float" office:value="3087978.0">
            <text:p>3087978.0</text:p>
          </table:table-cell>
          <table:table-cell office:value-type="float" office:value="935751.0">
            <text:p>935751.0</text:p>
          </table:table-cell>
          <table:table-cell office:value-type="float" office:value="2245802.0">
            <text:p>2245802.0</text:p>
          </table:table-cell>
          <table:table-cell office:value-type="float" office:value="5240205.0">
            <text:p>5240205.0</text:p>
          </table:table-cell>
          <table:table-cell office:value-type="float" office:value="28072528.0">
            <text:p>28072528.0</text:p>
          </table:table-cell>
          <table:table-cell office:value-type="float" office:value="4304454.0">
            <text:p>4304454.0</text:p>
          </table:table-cell>
          <table:table-cell office:value-type="float" office:value="2807253.0">
            <text:p>2807253.0</text:p>
          </table:table-cell>
          <table:table-cell office:value-type="float" office:value="4585180.0">
            <text:p>4585180.0</text:p>
          </table:table-cell>
          <table:table-cell office:value-type="float" office:value="1590777.0">
            <text:p>1590777.0</text:p>
          </table:table-cell>
          <table:table-cell office:value-type="float" office:value="935751.0">
            <text:p>935751.0</text:p>
          </table:table-cell>
          <table:table-cell office:value-type="float" office:value="2432952.0">
            <text:p>2432952.0</text:p>
          </table:table-cell>
          <table:table-cell office:value-type="float" office:value="5258802.0">
            <text:p>5258802.0</text:p>
          </table:table-cell>
          <table:table-cell office:value-type="float" office:value="1011308.0">
            <text:p>1011308.0</text:p>
          </table:table-cell>
          <table:table-cell office:value-type="float" office:value="2629401.0">
            <text:p>2629401.0</text:p>
          </table:table-cell>
          <table:table-cell office:value-type="float" office:value="4753148.0">
            <text:p>4753148.0</text:p>
          </table:table-cell>
          <table:table-cell office:value-type="float" office:value="1719224.0">
            <text:p>1719224.0</text:p>
          </table:table-cell>
          <table:table-cell office:value-type="float" office:value="4854279.0">
            <text:p>4854279.0</text:p>
          </table:table-cell>
          <table:table-cell office:value-type="float" office:value="5663326.0">
            <text:p>5663326.0</text:p>
          </table:table-cell>
          <table:table-cell office:value-type="float" office:value="2022616.0">
            <text:p>2022616.0</text:p>
          </table:table-cell>
          <table:table-cell office:value-type="float" office:value="30339246.0">
            <text:p>30339246.0</text:p>
          </table:table-cell>
          <table:table-cell office:value-type="float" office:value="1516962.0">
            <text:p>1516962.0</text:p>
          </table:table-cell>
          <table:table-cell office:value-type="float" office:value="2427140.0">
            <text:p>2427140.0</text:p>
          </table:table-cell>
          <table:table-cell office:value-type="float" office:value="7180288.0">
            <text:p>7180288.0</text:p>
          </table:table-cell>
          <table:table-cell office:value-type="float" office:value="1011308.0">
            <text:p>1011308.0</text:p>
          </table:table-cell>
          <table:table-cell office:value-type="float" office:value="6067849.0">
            <text:p>6067849.0</text:p>
          </table:table-cell>
          <table:table-cell office:value-type="float" office:value="4955410.0">
            <text:p>4955410.0</text:p>
          </table:table-cell>
          <table:table-cell office:value-type="float" office:value="4652017.0">
            <text:p>4652017.0</text:p>
          </table:table-cell>
          <table:table-cell office:value-type="float" office:value="3033924.0">
            <text:p>3033924.0</text:p>
          </table:table-cell>
          <table:table-cell office:value-type="float" office:value="3337317.0">
            <text:p>3337317.0</text:p>
          </table:table-cell>
          <table:table-cell office:value-type="float" office:value="2637105.0">
            <text:p>2637105.0</text:p>
          </table:table-cell>
          <table:table-cell office:value-type="float" office:value="2028543.0">
            <text:p>2028543.0</text:p>
          </table:table-cell>
          <table:table-cell office:value-type="float" office:value="8722733.0">
            <text:p>8722733.0</text:p>
          </table:table-cell>
          <table:table-cell office:value-type="float" office:value="1521407.0">
            <text:p>1521407.0</text:p>
          </table:table-cell>
          <table:table-cell office:value-type="float" office:value="5274211.0">
            <text:p>5274211.0</text:p>
          </table:table-cell>
          <table:table-cell office:value-type="float" office:value="3347095.0">
            <text:p>3347095.0</text:p>
          </table:table-cell>
          <table:table-cell office:value-type="float" office:value="4665648.0">
            <text:p>4665648.0</text:p>
          </table:table-cell>
          <table:table-cell office:value-type="float" office:value="4969929.0">
            <text:p>4969929.0</text:p>
          </table:table-cell>
          <table:table-cell office:value-type="float" office:value="4767075.0">
            <text:p>4767075.0</text:p>
          </table:table-cell>
          <table:table-cell office:value-type="float" office:value="3042814.0">
            <text:p>3042814.0</text:p>
          </table:table-cell>
          <table:table-cell office:value-type="float" office:value="1014271.0">
            <text:p>1014271.0</text:p>
          </table:table-cell>
          <table:table-cell office:value-type="float" office:value="1724261.0">
            <text:p>1724261.0</text:p>
          </table:table-cell>
          <table:table-cell office:value-type="float" office:value="2434251.0">
            <text:p>2434251.0</text:p>
          </table:table-cell>
          <table:table-cell office:value-type="float" office:value="6085628.0">
            <text:p>6085628.0</text:p>
          </table:table-cell>
          <table:table-cell office:value-type="float" office:value="30428140.0">
            <text:p>30428140.0</text:p>
          </table:table-cell>
          <table:table-cell office:value-type="float" office:value="7201326.0">
            <text:p>7201326.0</text:p>
          </table:table-cell>
          <table:table-cell office:value-type="float" office:value="5679919.0">
            <text:p>5679919.0</text:p>
          </table:table-cell>
          <table:table-cell office:value-type="float" office:value="4868502.0">
            <text:p>4868502.0</text:p>
          </table:table-cell>
          <table:table-cell office:value-type="string" office:string-value="1310000">
            <text:p>1310000</text:p>
          </table:table-cell>
          <table:table-cell office:value-type="string" office:string-value="1050000">
            <text:p>1050000</text:p>
          </table:table-cell>
          <table:table-cell office:value-type="string" office:string-value="1820000">
            <text:p>1820000</text:p>
          </table:table-cell>
          <table:table-cell office:value-type="string" office:string-value="2030000">
            <text:p>2030000</text:p>
          </table:table-cell>
          <table:table-cell office:value-type="string" office:string-value="2030000">
            <text:p>2030000</text:p>
          </table:table-cell>
          <table:table-cell office:value-type="string" office:string-value="1760000">
            <text:p>1760000</text:p>
          </table:table-cell>
          <table:table-cell office:value-type="string" office:string-value="800000">
            <text:p>800000</text:p>
          </table:table-cell>
          <table:table-cell office:value-type="string" office:string-value="1640000">
            <text:p>1640000</text:p>
          </table:table-cell>
        </table:table-row>
        <table:table-row>
          <table:table-cell office:value-type="string" office:string-value="avg_sat">
            <text:p>avg_sat</text:p>
          </table:table-cell>
          <table:table-cell office:value-type="float" office:value="3.1">
            <text:p>3.1</text:p>
          </table:table-cell>
          <table:table-cell office:value-type="string" office:string-value="3858715/71">
            <text:p>3858715/71</text:p>
          </table:table-cell>
          <table:table-cell office:value-type="string" office:string-value="23202065/219">
            <text:p>23202065/219</text:p>
          </table:table-cell>
          <table:table-cell office:value-type="string" office:string-value="8773871/213">
            <text:p>8773871/213</text:p>
          </table:table-cell>
          <table:table-cell office:value-type="string" office:string-value="34143945/284">
            <text:p>34143945/284</text:p>
          </table:table-cell>
          <table:table-cell office:value-type="float" office:value="52122.981220657275">
            <text:p>52122.981220657275</text:p>
          </table:table-cell>
          <table:table-cell office:value-type="float" office:value="83050.55707762556">
            <text:p>83050.55707762556</text:p>
          </table:table-cell>
          <table:table-cell office:value-type="float" office:value="38759.99400104329">
            <text:p>38759.99400104329</text:p>
          </table:table-cell>
          <table:table-cell office:value-type="float" office:value="29872.477701005024">
            <text:p>29872.477701005024</text:p>
          </table:table-cell>
          <table:table-cell office:value-type="float" office:value="116319.73004694835">
            <text:p>116319.73004694835</text:p>
          </table:table-cell>
          <table:table-cell office:value-type="float" office:value="36450.014587892045">
            <text:p>36450.014587892045</text:p>
          </table:table-cell>
          <table:table-cell office:value-type="float" office:value="51029.74601808006">
            <text:p>51029.74601808006</text:p>
          </table:table-cell>
          <table:table-cell office:value-type="float" office:value="26338.340391142716">
            <text:p>26338.340391142716</text:p>
          </table:table-cell>
          <table:table-cell office:value-type="float" office:value="45483.15770465489">
            <text:p>45483.15770465489</text:p>
          </table:table-cell>
          <table:table-cell office:value-type="float" office:value="65422.936432637565">
            <text:p>65422.936432637565</text:p>
          </table:table-cell>
          <table:table-cell office:value-type="float" office:value="48792.03579295154">
            <text:p>48792.03579295154</text:p>
          </table:table-cell>
          <table:table-cell office:value-type="float" office:value="21547.45048543689">
            <text:p>21547.45048543689</text:p>
          </table:table-cell>
          <table:table-cell office:value-type="float" office:value="95046.44968090329">
            <text:p>95046.44968090329</text:p>
          </table:table-cell>
          <table:table-cell office:value-type="float" office:value="73548.41349075439">
            <text:p>73548.41349075439</text:p>
          </table:table-cell>
          <table:table-cell office:value-type="float" office:value="35918.69580795414">
            <text:p>35918.69580795414</text:p>
          </table:table-cell>
          <table:table-cell office:value-type="float" office:value="35061.48699643039">
            <text:p>35061.48699643039</text:p>
          </table:table-cell>
          <table:table-cell office:value-type="float" office:value="166161.24084912208">
            <text:p>166161.24084912208</text:p>
          </table:table-cell>
          <table:table-cell office:value-type="float" office:value="21310.762250453718">
            <text:p>21310.762250453718</text:p>
          </table:table-cell>
          <table:table-cell office:value-type="float" office:value="55016.82641342756">
            <text:p>55016.82641342756</text:p>
          </table:table-cell>
          <table:table-cell office:value-type="float" office:value="97601.60531269608">
            <text:p>97601.60531269608</text:p>
          </table:table-cell>
          <table:table-cell office:value-type="float" office:value="28488.09433962264">
            <text:p>28488.09433962264</text:p>
          </table:table-cell>
          <table:table-cell office:value-type="float" office:value="133671.1273666093">
            <text:p>133671.1273666093</text:p>
          </table:table-cell>
          <table:table-cell office:value-type="float" office:value="142030.46112513228">
            <text:p>142030.46112513228</text:p>
          </table:table-cell>
          <table:table-cell office:value-type="float" office:value="46584.73988439306">
            <text:p>46584.73988439306</text:p>
          </table:table-cell>
          <table:table-cell office:value-type="float" office:value="83832.68429487178">
            <text:p>83832.68429487178</text:p>
          </table:table-cell>
          <table:table-cell office:value-type="float" office:value="4491.354143274197">
            <text:p>4491.354143274197</text:p>
          </table:table-cell>
          <table:table-cell office:value-type="float" office:value="9369.426751592357">
            <text:p>9369.426751592357</text:p>
          </table:table-cell>
          <table:table-cell office:value-type="float" office:value="37781.2807062436">
            <text:p>37781.2807062436</text:p>
          </table:table-cell>
          <table:table-cell office:value-type="float" office:value="55366.824027072755">
            <text:p>55366.824027072755</text:p>
          </table:table-cell>
          <table:table-cell office:value-type="float" office:value="12371.858765081617">
            <text:p>12371.858765081617</text:p>
          </table:table-cell>
          <table:table-cell office:value-type="float" office:value="56298.51684263448">
            <text:p>56298.51684263448</text:p>
          </table:table-cell>
          <table:table-cell office:value-type="float" office:value="32915.38222498446">
            <text:p>32915.38222498446</text:p>
          </table:table-cell>
          <table:table-cell office:value-type="float" office:value="46020.895522388055">
            <text:p>46020.895522388055</text:p>
          </table:table-cell>
          <table:table-cell office:value-type="float" office:value="28165.586195616615">
            <text:p>28165.586195616615</text:p>
          </table:table-cell>
          <table:table-cell office:value-type="float" office:value="43443.03964401294">
            <text:p>43443.03964401294</text:p>
          </table:table-cell>
          <table:table-cell office:value-type="float" office:value="34221.383647798735">
            <text:p>34221.383647798735</text:p>
          </table:table-cell>
          <table:table-cell office:value-type="float" office:value="40927.59626604434">
            <text:p>40927.59626604434</text:p>
          </table:table-cell>
          <table:table-cell office:value-type="float" office:value="32677.130721003134">
            <text:p>32677.130721003134</text:p>
          </table:table-cell>
          <table:table-cell office:value-type="float" office:value="65685.04177364512">
            <text:p>65685.04177364512</text:p>
          </table:table-cell>
          <table:table-cell office:value-type="string" office:string-value="12940589/213">
            <text:p>12940589/213</text:p>
          </table:table-cell>
          <table:table-cell office:value-type="float" office:value="7610.089962121212">
            <text:p>7610.089962121212</text:p>
          </table:table-cell>
          <table:table-cell office:value-type="float" office:value="6580.576923076923">
            <text:p>6580.576923076923</text:p>
          </table:table-cell>
          <table:table-cell office:value-type="float" office:value="21709.58041958042">
            <text:p>21709.58041958042</text:p>
          </table:table-cell>
          <table:table-cell office:value-type="float" office:value="82783.88278388277">
            <text:p>82783.88278388277</text:p>
          </table:table-cell>
          <table:table-cell office:value-type="float" office:value="8803.077474892396">
            <text:p>8803.077474892396</text:p>
          </table:table-cell>
          <table:table-cell office:value-type="float" office:value="44577.27272727272">
            <text:p>44577.27272727272</text:p>
          </table:table-cell>
          <table:table-cell office:value-type="float" office:value="0.0">
            <text:p/>
          </table:table-cell>
          <table:table-cell office:value-type="float" office:value="6795.555555555555">
            <text:p>6795.555555555555</text:p>
          </table:table-cell>
          <table:table-cell office:value-type="float" office:value="12374.605048859934">
            <text:p>12374.605048859934</text:p>
          </table:table-cell>
          <table:table-cell office:value-type="float" office:value="48993.15789473684">
            <text:p>48993.15789473684</text:p>
          </table:table-cell>
          <table:table-cell office:value-type="float" office:value="8769.494619923636">
            <text:p>8769.494619923636</text:p>
          </table:table-cell>
          <table:table-cell office:value-type="float" office:value="448945">
            <text:p>448945</text:p>
          </table:table-cell>
          <table:table-cell office:value-type="float" office:value="9812.032019704433">
            <text:p>9812.032019704433</text:p>
          </table:table-cell>
          <table:table-cell office:value-type="float" office:value="113754.50968703427">
            <text:p>113754.50968703427</text:p>
          </table:table-cell>
          <table:table-cell office:value-type="float" office:value="60796.5881397238">
            <text:p>60796.5881397238</text:p>
          </table:table-cell>
          <table:table-cell office:value-type="float" office:value="62819.04480478705">
            <text:p>62819.04480478705</text:p>
          </table:table-cell>
          <table:table-cell office:value-type="float" office:value="13995.682210708117">
            <text:p>13995.682210708117</text:p>
          </table:table-cell>
          <table:table-cell office:value-type="float" office:value="14127.969924812029">
            <text:p>14127.969924812029</text:p>
          </table:table-cell>
          <table:table-cell office:value-type="float" office:value="3498.3058435438265">
            <text:p>3498.3058435438265</text:p>
          </table:table-cell>
          <table:table-cell office:value-type="float" office:value="16298.659619450316">
            <text:p>16298.659619450316</text:p>
          </table:table-cell>
          <table:table-cell office:value-type="float" office:value="12927.796161482462">
            <text:p>12927.796161482462</text:p>
          </table:table-cell>
          <table:table-cell office:value-type="float" office:value="69639.75155279503">
            <text:p>69639.75155279503</text:p>
          </table:table-cell>
          <table:table-cell office:value-type="float" office:value="4950.0">
            <text:p>4950.0</text:p>
          </table:table-cell>
          <table:table-cell office:value-type="float" office:value="6006.577916992952">
            <text:p>6006.577916992952</text:p>
          </table:table-cell>
          <table:table-cell office:value-type="float" office:value="9224.569789674952">
            <text:p>9224.569789674952</text:p>
          </table:table-cell>
          <table:table-cell office:value-type="float" office:value="6235.294117647059">
            <text:p>6235.294117647059</text:p>
          </table:table-cell>
          <table:table-cell office:value-type="float" office:value="26164.6122655854">
            <text:p>26164.6122655854</text:p>
          </table:table-cell>
          <table:table-cell office:value-type="float" office:value="16138.58389261745">
            <text:p>16138.58389261745</text:p>
          </table:table-cell>
          <table:table-cell office:value-type="float" office:value="21654.245283018867">
            <text:p>21654.245283018867</text:p>
          </table:table-cell>
          <table:table-cell office:value-type="float" office:value="78263.13417190775">
            <text:p>78263.13417190775</text:p>
          </table:table-cell>
          <table:table-cell office:value-type="float" office:value="35171.51268115942">
            <text:p>35171.51268115942</text:p>
          </table:table-cell>
          <table:table-cell office:value-type="float" office:value="9782.608695652172">
            <text:p>9782.608695652172</text:p>
          </table:table-cell>
          <table:table-cell office:value-type="float" office:value="19276.753175041413">
            <text:p>19276.753175041413</text:p>
          </table:table-cell>
          <table:table-cell office:value-type="float" office:value="4687.868080094228">
            <text:p>4687.868080094228</text:p>
          </table:table-cell>
          <table:table-cell office:value-type="float" office:value="1196037.998012108">
            <text:p>1196037.998012108</text:p>
          </table:table-cell>
          <table:table-cell office:value-type="float" office:value="77275.25855513307">
            <text:p>77275.25855513307</text:p>
          </table:table-cell>
          <table:table-cell office:value-type="float" office:value="18959.672131147538">
            <text:p>18959.672131147538</text:p>
          </table:table-cell>
          <table:table-cell office:value-type="float" office:value="8504.055944055943">
            <text:p>8504.055944055943</text:p>
          </table:table-cell>
          <table:table-cell office:value-type="float" office:value="6955.4">
            <text:p>6955.4</text:p>
          </table:table-cell>
          <table:table-cell office:value-type="float" office:value="175037.95238095237">
            <text:p>175037.95238095237</text:p>
          </table:table-cell>
          <table:table-cell office:value-type="float" office:value="13130.038022813687">
            <text:p>13130.038022813687</text:p>
          </table:table-cell>
          <table:table-cell office:value-type="float" office:value="444080.16103768966">
            <text:p>444080.16103768966</text:p>
          </table:table-cell>
          <table:table-cell office:value-type="float" office:value="5151.213768115942">
            <text:p>5151.213768115942</text:p>
          </table:table-cell>
          <table:table-cell office:value-type="float" office:value="12534.791868344626">
            <text:p>12534.791868344626</text:p>
          </table:table-cell>
          <table:table-cell office:value-type="float" office:value="39190.92827004219">
            <text:p>39190.92827004219</text:p>
          </table:table-cell>
          <table:table-cell office:value-type="float" office:value="32625.749884633133">
            <text:p>32625.749884633133</text:p>
          </table:table-cell>
          <table:table-cell office:value-type="float" office:value="123817.26959517656">
            <text:p>123817.26959517656</text:p>
          </table:table-cell>
          <table:table-cell office:value-type="float" office:value="67718.01705756929">
            <text:p>67718.01705756929</text:p>
          </table:table-cell>
          <table:table-cell office:value-type="float" office:value="24275.61683599419">
            <text:p>24275.61683599419</text:p>
          </table:table-cell>
          <table:table-cell office:value-type="float" office:value="26337.22466960352">
            <text:p>26337.22466960352</text:p>
          </table:table-cell>
          <table:table-cell office:value-type="float" office:value="45213.45007451565">
            <text:p>45213.45007451565</text:p>
          </table:table-cell>
          <table:table-cell office:value-type="float" office:value="49395.56786703601">
            <text:p>49395.56786703601</text:p>
          </table:table-cell>
          <table:table-cell office:value-type="float" office:value="15363.303363303363">
            <text:p>15363.303363303363</text:p>
          </table:table-cell>
          <table:table-cell office:value-type="float" office:value="67701.33333333333">
            <text:p>67701.33333333333</text:p>
          </table:table-cell>
          <table:table-cell office:value-type="float" office:value="6412.5">
            <text:p>6412.5</text:p>
          </table:table-cell>
          <table:table-cell office:value-type="float" office:value="37034.5214077561">
            <text:p>37034.5214077561</text:p>
          </table:table-cell>
          <table:table-cell office:value-type="float" office:value="86511.19718309859">
            <text:p>86511.19718309859</text:p>
          </table:table-cell>
          <table:table-cell office:value-type="float" office:value="70409.28571428571">
            <text:p>70409.28571428571</text:p>
          </table:table-cell>
          <table:table-cell office:value-type="float" office:value="25501.363957597172">
            <text:p>25501.363957597172</text:p>
          </table:table-cell>
          <table:table-cell office:value-type="float" office:value="45693.73659373659">
            <text:p>45693.73659373659</text:p>
          </table:table-cell>
          <table:table-cell office:value-type="float" office:value="78431.52173913043">
            <text:p>78431.52173913043</text:p>
          </table:table-cell>
          <table:table-cell office:value-type="float" office:value="9634.650856389986">
            <text:p>9634.650856389986</text:p>
          </table:table-cell>
          <table:table-cell office:value-type="float" office:value="290771.2389380531">
            <text:p>290771.2389380531</text:p>
          </table:table-cell>
          <table:table-cell office:value-type="float" office:value="30886.850152905197">
            <text:p>30886.850152905197</text:p>
          </table:table-cell>
          <table:table-cell office:value-type="float" office:value="22155.0197035091">
            <text:p>22155.0197035091</text:p>
          </table:table-cell>
          <table:table-cell office:value-type="float" office:value="111243.04018637157">
            <text:p>111243.04018637157</text:p>
          </table:table-cell>
          <table:table-cell office:value-type="float" office:value="22659.922928709053">
            <text:p>22659.922928709053</text:p>
          </table:table-cell>
          <table:table-cell office:value-type="float" office:value="151975.3781217024">
            <text:p>151975.3781217024</text:p>
          </table:table-cell>
          <table:table-cell office:value-type="float" office:value="47158.61111111111">
            <text:p>47158.61111111111</text:p>
          </table:table-cell>
          <table:table-cell office:value-type="float" office:value="91810.66048667439">
            <text:p>91810.66048667439</text:p>
          </table:table-cell>
          <table:table-cell office:value-type="float" office:value="56258.86911595867">
            <text:p>56258.86911595867</text:p>
          </table:table-cell>
          <table:table-cell office:value-type="float" office:value="172676.94566813507">
            <text:p>172676.94566813507</text:p>
          </table:table-cell>
          <table:table-cell office:value-type="float" office:value="60651.69002473207">
            <text:p>60651.69002473207</text:p>
          </table:table-cell>
          <table:table-cell office:value-type="float" office:value="4488.286066584463">
            <text:p>4488.286066584463</text:p>
          </table:table-cell>
          <table:table-cell office:value-type="float" office:value="69082.08666850676">
            <text:p>69082.08666850676</text:p>
          </table:table-cell>
          <table:table-cell office:value-type="float" office:value="537822.9082505264">
            <text:p>537822.9082505264</text:p>
          </table:table-cell>
          <table:table-cell office:value-type="float" office:value="4723.424878836833">
            <text:p>4723.424878836833</text:p>
          </table:table-cell>
          <table:table-cell office:value-type="float" office:value="114528.1173594132">
            <text:p>114528.1173594132</text:p>
          </table:table-cell>
          <table:table-cell office:value-type="float" office:value="67114.94252873563">
            <text:p>67114.94252873563</text:p>
          </table:table-cell>
          <table:table-cell office:value-type="float" office:value="55768.60346585117">
            <text:p>55768.60346585117</text:p>
          </table:table-cell>
          <table:table-cell office:value-type="float" office:value="46137.1398002853">
            <text:p>46137.1398002853</text:p>
          </table:table-cell>
          <table:table-cell office:value-type="float" office:value="31525.145067698257">
            <text:p>31525.145067698257</text:p>
          </table:table-cell>
          <table:table-cell office:value-type="float" office:value="20379.746835443035">
            <text:p>20379.746835443035</text:p>
          </table:table-cell>
          <table:table-cell office:value-type="float" office:value="46145.098039215685">
            <text:p>46145.098039215685</text:p>
          </table:table-cell>
          <table:table-cell office:value-type="float" office:value="109305.86333261478">
            <text:p>109305.86333261478</text:p>
          </table:table-cell>
          <table:table-cell office:value-type="float" office:value="79042.3622047244">
            <text:p>79042.3622047244</text:p>
          </table:table-cell>
          <table:table-cell office:value-type="float" office:value="34759.980759980754">
            <text:p>34759.980759980754</text:p>
          </table:table-cell>
          <table:table-cell office:value-type="float" office:value="22268.659003831417">
            <text:p>22268.659003831417</text:p>
          </table:table-cell>
          <table:table-cell office:value-type="float" office:value="398606.5823079481">
            <text:p>398606.5823079481</text:p>
          </table:table-cell>
          <table:table-cell office:value-type="float" office:value="3113648.227969009">
            <text:p>3113648.227969009</text:p>
          </table:table-cell>
          <table:table-cell office:value-type="float" office:value="246748.2459970888">
            <text:p>246748.2459970888</text:p>
          </table:table-cell>
          <table:table-cell office:value-type="float" office:value="444894.0075648415">
            <text:p>444894.0075648415</text:p>
          </table:table-cell>
          <table:table-cell office:value-type="float" office:value="267926.990204643">
            <text:p>267926.990204643</text:p>
          </table:table-cell>
          <table:table-cell office:value-type="float" office:value="7878.932387523657">
            <text:p>7878.932387523657</text:p>
          </table:table-cell>
          <table:table-cell office:value-type="float" office:value="101110.85157096424">
            <text:p>101110.85157096424</text:p>
          </table:table-cell>
          <table:table-cell office:value-type="float" office:value="88857.03964757708">
            <text:p>88857.03964757708</text:p>
          </table:table-cell>
          <table:table-cell office:value-type="float" office:value="10933.803921568626">
            <text:p>10933.803921568626</text:p>
          </table:table-cell>
          <table:table-cell office:value-type="float" office:value="105792.07951070336">
            <text:p>105792.07951070336</text:p>
          </table:table-cell>
          <table:table-cell office:value-type="float" office:value="68168.28010052547">
            <text:p>68168.28010052547</text:p>
          </table:table-cell>
          <table:table-cell office:value-type="float" office:value="2158.293838862559">
            <text:p>2158.293838862559</text:p>
          </table:table-cell>
          <table:table-cell office:value-type="float" office:value="174479.70639032812">
            <text:p>174479.70639032812</text:p>
          </table:table-cell>
          <table:table-cell office:value-type="float" office:value="222565.8143972246">
            <text:p>222565.8143972246</text:p>
          </table:table-cell>
          <table:table-cell office:value-type="float" office:value="20185.109396914446">
            <text:p>20185.109396914446</text:p>
          </table:table-cell>
          <table:table-cell office:value-type="float" office:value="149759.00452488687">
            <text:p>149759.00452488687</text:p>
          </table:table-cell>
          <table:table-cell office:value-type="float" office:value="27307.45948945616">
            <text:p>27307.45948945616</text:p>
          </table:table-cell>
          <table:table-cell office:value-type="float" office:value="151718.15261282658">
            <text:p>151718.15261282658</text:p>
          </table:table-cell>
          <table:table-cell office:value-type="float" office:value="266899.5363214837">
            <text:p>266899.5363214837</text:p>
          </table:table-cell>
          <table:table-cell office:value-type="float" office:value="33549.72346331791">
            <text:p>33549.72346331791</text:p>
          </table:table-cell>
          <table:table-cell office:value-type="float" office:value="86146.99940083882">
            <text:p>86146.99940083882</text:p>
          </table:table-cell>
          <table:table-cell office:value-type="float" office:value="174458.24843610366">
            <text:p>174458.24843610366</text:p>
          </table:table-cell>
          <table:table-cell office:value-type="float" office:value="39981.94787379972">
            <text:p>39981.94787379972</text:p>
          </table:table-cell>
          <table:table-cell office:value-type="float" office:value="210157.50057964292">
            <text:p>210157.50057964292</text:p>
          </table:table-cell>
          <table:table-cell office:value-type="float" office:value="50423.148148148146">
            <text:p>50423.148148148146</text:p>
          </table:table-cell>
          <table:table-cell office:value-type="float" office:value="77900.92441860464">
            <text:p>77900.92441860464</text:p>
          </table:table-cell>
          <table:table-cell office:value-type="float" office:value="20273.905376344082">
            <text:p>20273.905376344082</text:p>
          </table:table-cell>
          <table:table-cell office:value-type="float" office:value="165711.02652519892">
            <text:p>165711.02652519892</text:p>
          </table:table-cell>
          <table:table-cell office:value-type="float" office:value="196577.21246819338">
            <text:p>196577.21246819338</text:p>
          </table:table-cell>
          <table:table-cell office:value-type="float" office:value="29239.574898785424">
            <text:p>29239.574898785424</text:p>
          </table:table-cell>
          <table:table-cell office:value-type="float" office:value="68549.88014101057">
            <text:p>68549.88014101057</text:p>
          </table:table-cell>
          <table:table-cell office:value-type="float" office:value="16843.018867924526">
            <text:p>16843.018867924526</text:p>
          </table:table-cell>
          <table:table-cell office:value-type="float" office:value="4759.785522788204">
            <text:p>4759.785522788204</text:p>
          </table:table-cell>
          <table:table-cell office:value-type="float" office:value="127642.07836456558">
            <text:p>127642.07836456558</text:p>
          </table:table-cell>
          <table:table-cell office:value-type="float" office:value="55867.62757069409">
            <text:p>55867.62757069409</text:p>
          </table:table-cell>
          <table:table-cell office:value-type="float" office:value="57354.496047430825">
            <text:p>57354.496047430825</text:p>
          </table:table-cell>
          <table:table-cell office:value-type="float" office:value="155003.7335140018">
            <text:p>155003.7335140018</text:p>
          </table:table-cell>
          <table:table-cell office:value-type="float" office:value="97213.17961749365">
            <text:p>97213.17961749365</text:p>
          </table:table-cell>
          <table:table-cell office:value-type="float" office:value="31894.776119402984">
            <text:p>31894.776119402984</text:p>
          </table:table-cell>
          <table:table-cell office:value-type="float" office:value="169299.11015859406">
            <text:p>169299.11015859406</text:p>
          </table:table-cell>
          <table:table-cell office:value-type="float" office:value="39214.76997578692">
            <text:p>39214.76997578692</text:p>
          </table:table-cell>
          <table:table-cell office:value-type="float" office:value="125204.72878998608">
            <text:p>125204.72878998608</text:p>
          </table:table-cell>
          <table:table-cell office:value-type="float" office:value="71458.73147486299">
            <text:p>71458.73147486299</text:p>
          </table:table-cell>
          <table:table-cell office:value-type="float" office:value="117099.16835187057">
            <text:p>117099.16835187057</text:p>
          </table:table-cell>
          <table:table-cell office:value-type="float" office:value="105845.84980237154">
            <text:p>105845.84980237154</text:p>
          </table:table-cell>
          <table:table-cell office:value-type="float" office:value="166973.09279538904">
            <text:p>166973.09279538904</text:p>
          </table:table-cell>
          <table:table-cell office:value-type="float" office:value="62264.81481481481">
            <text:p>62264.81481481481</text:p>
          </table:table-cell>
          <table:table-cell office:value-type="float" office:value="93760.08449304174">
            <text:p>93760.08449304174</text:p>
          </table:table-cell>
          <table:table-cell office:value-type="float" office:value="121517.24098124098">
            <text:p>121517.24098124098</text:p>
          </table:table-cell>
          <table:table-cell office:value-type="float" office:value="17491.40517241379">
            <text:p>17491.40517241379</text:p>
          </table:table-cell>
          <table:table-cell office:value-type="float" office:value="115234.04825737265">
            <text:p>115234.04825737265</text:p>
          </table:table-cell>
          <table:table-cell office:value-type="float" office:value="73887.96899224806">
            <text:p>73887.96899224806</text:p>
          </table:table-cell>
          <table:table-cell office:value-type="float" office:value="106165.77959183673">
            <text:p>106165.77959183673</text:p>
          </table:table-cell>
          <table:table-cell office:value-type="float" office:value="178132.07843137253">
            <text:p>178132.07843137253</text:p>
          </table:table-cell>
          <table:table-cell office:value-type="float" office:value="116954.28072727272">
            <text:p>116954.28072727272</text:p>
          </table:table-cell>
          <table:table-cell office:value-type="float" office:value="0.0">
            <text:p/>
          </table:table-cell>
          <table:table-cell office:value-type="float" office:value="4876.40366972477">
            <text:p>4876.40366972477</text:p>
          </table:table-cell>
          <table:table-cell office:value-type="float" office:value="42010.04776771776">
            <text:p>42010.04776771776</text:p>
          </table:table-cell>
          <table:table-cell office:value-type="float" office:value="38996.96163905841">
            <text:p>38996.96163905841</text:p>
          </table:table-cell>
          <table:table-cell office:value-type="float" office:value="36690.0">
            <text:p>36690.0</text:p>
          </table:table-cell>
          <table:table-cell office:value-type="float" office:value="137489.2876881831">
            <text:p>137489.2876881831</text:p>
          </table:table-cell>
          <table:table-cell office:value-type="float" office:value="66098.38636363635">
            <text:p>66098.38636363635</text:p>
          </table:table-cell>
          <table:table-cell office:value-type="float" office:value="153994.76005747126">
            <text:p>153994.76005747126</text:p>
          </table:table-cell>
          <table:table-cell office:value-type="float" office:value="229489.2256772988">
            <text:p>229489.2256772988</text:p>
          </table:table-cell>
          <table:table-cell office:value-type="float" office:value="13035.925925925925">
            <text:p>13035.925925925925</text:p>
          </table:table-cell>
          <table:table-cell office:value-type="float" office:value="297239.2747001713">
            <text:p>297239.2747001713</text:p>
          </table:table-cell>
          <table:table-cell office:value-type="float" office:value="109171.5210355987">
            <text:p>109171.5210355987</text:p>
          </table:table-cell>
          <table:table-cell office:value-type="float" office:value="22284.98740554156">
            <text:p>22284.98740554156</text:p>
          </table:table-cell>
          <table:table-cell office:value-type="float" office:value="171722.16856256462">
            <text:p>171722.16856256462</text:p>
          </table:table-cell>
          <table:table-cell office:value-type="float" office:value="142421.82849936947">
            <text:p>142421.82849936947</text:p>
          </table:table-cell>
          <table:table-cell office:value-type="float" office:value="39370.71929824561">
            <text:p>39370.71929824561</text:p>
          </table:table-cell>
          <table:table-cell office:value-type="float" office:value="176381.71372549018">
            <text:p>176381.71372549018</text:p>
          </table:table-cell>
          <table:table-cell office:value-type="float" office:value="205534.24430379746">
            <text:p>205534.24430379746</text:p>
          </table:table-cell>
          <table:table-cell office:value-type="float" office:value="98096.4132730015">
            <text:p>98096.4132730015</text:p>
          </table:table-cell>
          <table:table-cell office:value-type="float" office:value="0.0">
            <text:p/>
          </table:table-cell>
          <table:table-cell office:value-type="float" office:value="320426.178509532">
            <text:p>320426.178509532</text:p>
          </table:table-cell>
          <table:table-cell office:value-type="float" office:value="230904.44577161968">
            <text:p>230904.44577161968</text:p>
          </table:table-cell>
          <table:table-cell office:value-type="float" office:value="28896.706864564007">
            <text:p>28896.706864564007</text:p>
          </table:table-cell>
          <table:table-cell office:value-type="float" office:value="33548.21499857428">
            <text:p>33548.21499857428</text:p>
          </table:table-cell>
          <table:table-cell office:value-type="float" office:value="85357.40625">
            <text:p>85357.40625</text:p>
          </table:table-cell>
          <table:table-cell office:value-type="float" office:value="442982.48925721296">
            <text:p>442982.48925721296</text:p>
          </table:table-cell>
          <table:table-cell office:value-type="float" office:value="435400.94190871366">
            <text:p>435400.94190871366</text:p>
          </table:table-cell>
          <table:table-cell office:value-type="float" office:value="318145.76043068635">
            <text:p>318145.76043068635</text:p>
          </table:table-cell>
          <table:table-cell office:value-type="float" office:value="71550.21061999406">
            <text:p>71550.21061999406</text:p>
          </table:table-cell>
          <table:table-cell office:value-type="float" office:value="69653.71984216459">
            <text:p>69653.71984216459</text:p>
          </table:table-cell>
          <table:table-cell office:value-type="float" office:value="147009.56973293767">
            <text:p>147009.56973293767</text:p>
          </table:table-cell>
          <table:table-cell office:value-type="float" office:value="88137.37303370786">
            <text:p>88137.37303370786</text:p>
          </table:table-cell>
          <table:table-cell office:value-type="float" office:value="132973.91243080018">
            <text:p>132973.91243080018</text:p>
          </table:table-cell>
          <table:table-cell office:value-type="float" office:value="41289.378329571104">
            <text:p>41289.378329571104</text:p>
          </table:table-cell>
          <table:table-cell office:value-type="float" office:value="7409.090909090909">
            <text:p>7409.090909090909</text:p>
          </table:table-cell>
          <table:table-cell office:value-type="float" office:value="46889.32432432432">
            <text:p>46889.32432432432</text:p>
          </table:table-cell>
          <table:table-cell office:value-type="float" office:value="112786.67628390074">
            <text:p>112786.67628390074</text:p>
          </table:table-cell>
          <table:table-cell office:value-type="float" office:value="362410.76161202183">
            <text:p>362410.76161202183</text:p>
          </table:table-cell>
          <table:table-cell office:value-type="float" office:value="336376.9411057692">
            <text:p>336376.9411057692</text:p>
          </table:table-cell>
          <table:table-cell office:value-type="float" office:value="49475.1427221172">
            <text:p>49475.1427221172</text:p>
          </table:table-cell>
          <table:table-cell office:value-type="float" office:value="103011.8412132025">
            <text:p>103011.8412132025</text:p>
          </table:table-cell>
          <table:table-cell office:value-type="float" office:value="65000">
            <text:p>65000</text:p>
          </table:table-cell>
          <table:table-cell office:value-type="float" office:value="45795.58803986711">
            <text:p>45795.58803986711</text:p>
          </table:table-cell>
          <table:table-cell office:value-type="float" office:value="158594.76923076922">
            <text:p>158594.76923076922</text:p>
          </table:table-cell>
          <table:table-cell office:value-type="float" office:value="101606.5934065934">
            <text:p>101606.5934065934</text:p>
          </table:table-cell>
          <table:table-cell office:value-type="float" office:value="184163.70272063703">
            <text:p>184163.70272063703</text:p>
          </table:table-cell>
          <table:table-cell office:value-type="float" office:value="178714.44690265486">
            <text:p>178714.44690265486</text:p>
          </table:table-cell>
          <table:table-cell office:value-type="float" office:value="328804.5911949685">
            <text:p>328804.5911949685</text:p>
          </table:table-cell>
          <table:table-cell office:value-type="float" office:value="53547.13375796178">
            <text:p>53547.13375796178</text:p>
          </table:table-cell>
          <table:table-cell office:value-type="float" office:value="92030.9765338548">
            <text:p>92030.9765338548</text:p>
          </table:table-cell>
          <table:table-cell office:value-type="float" office:value="155578.44266163284">
            <text:p>155578.44266163284</text:p>
          </table:table-cell>
          <table:table-cell office:value-type="float" office:value="184827.48607038122">
            <text:p>184827.48607038122</text:p>
          </table:table-cell>
          <table:table-cell office:value-type="float" office:value="74083.04550499444">
            <text:p>74083.04550499444</text:p>
          </table:table-cell>
          <table:table-cell office:value-type="float" office:value="76277.15423976608">
            <text:p>76277.15423976608</text:p>
          </table:table-cell>
          <table:table-cell office:value-type="float" office:value="27252.194915254237">
            <text:p>27252.194915254237</text:p>
          </table:table-cell>
          <table:table-cell office:value-type="float" office:value="405774.98921639106">
            <text:p>405774.98921639106</text:p>
          </table:table-cell>
          <table:table-cell office:value-type="float" office:value="45269.820627802685">
            <text:p>45269.820627802685</text:p>
          </table:table-cell>
          <table:table-cell office:value-type="float" office:value="62248.71541501976">
            <text:p>62248.71541501976</text:p>
          </table:table-cell>
          <table:table-cell office:value-type="float" office:value="109390.57214241098">
            <text:p>109390.57214241098</text:p>
          </table:table-cell>
          <table:table-cell office:value-type="float" office:value="105550.71054144154">
            <text:p>105550.71054144154</text:p>
          </table:table-cell>
          <table:table-cell office:value-type="float" office:value="86608.56027955736">
            <text:p>86608.56027955736</text:p>
          </table:table-cell>
          <table:table-cell office:value-type="float" office:value="169943.06134969325">
            <text:p>169943.06134969325</text:p>
          </table:table-cell>
          <table:table-cell office:value-type="float" office:value="166525.36878814298">
            <text:p>166525.36878814298</text:p>
          </table:table-cell>
          <table:table-cell office:value-type="float" office:value="144789.54356846472">
            <text:p>144789.54356846472</text:p>
          </table:table-cell>
          <table:table-cell office:value-type="float" office:value="63734.37350359138">
            <text:p>63734.37350359138</text:p>
          </table:table-cell>
          <table:table-cell office:value-type="float" office:value="19483.8">
            <text:p>19483.8</text:p>
          </table:table-cell>
          <table:table-cell office:value-type="float" office:value="42263.839712918656">
            <text:p>42263.839712918656</text:p>
          </table:table-cell>
          <table:table-cell office:value-type="float" office:value="123981.88524904214">
            <text:p>123981.88524904214</text:p>
          </table:table-cell>
          <table:table-cell office:value-type="float" office:value="136859.40610328637">
            <text:p>136859.40610328637</text:p>
          </table:table-cell>
          <table:table-cell office:value-type="float" office:value="256194.73717948716">
            <text:p>256194.73717948716</text:p>
          </table:table-cell>
          <table:table-cell office:value-type="float" office:value="84238.6632825719">
            <text:p>84238.6632825719</text:p>
          </table:table-cell>
          <table:table-cell office:value-type="float" office:value="278024.7645051194">
            <text:p>278024.7645051194</text:p>
          </table:table-cell>
          <table:table-cell office:value-type="float" office:value="223578.06703910613">
            <text:p>223578.06703910613</text:p>
          </table:table-cell>
          <table:table-cell office:value-type="float" office:value="36719.30598290598">
            <text:p>36719.30598290598</text:p>
          </table:table-cell>
          <table:table-cell office:value-type="float" office:value="54840.72463768115">
            <text:p>54840.72463768115</text:p>
          </table:table-cell>
          <table:table-cell office:value-type="float" office:value="124673.0082644628">
            <text:p>124673.0082644628</text:p>
          </table:table-cell>
          <table:table-cell office:value-type="float" office:value="353234.05256327055">
            <text:p>353234.05256327055</text:p>
          </table:table-cell>
          <table:table-cell office:value-type="float" office:value="41531.199844479">
            <text:p>41531.199844479</text:p>
          </table:table-cell>
          <table:table-cell office:value-type="float" office:value="92123.79432624113">
            <text:p>92123.79432624113</text:p>
          </table:table-cell>
          <table:table-cell office:value-type="float" office:value="212225.63784822286">
            <text:p>212225.63784822286</text:p>
          </table:table-cell>
          <table:table-cell office:value-type="float" office:value="8664.355573974304">
            <text:p>8664.355573974304</text:p>
          </table:table-cell>
          <table:table-cell office:value-type="float" office:value="189302.0806625855">
            <text:p>189302.0806625855</text:p>
          </table:table-cell>
          <table:table-cell office:value-type="float" office:value="83741.30327868852">
            <text:p>83741.30327868852</text:p>
          </table:table-cell>
          <table:table-cell office:value-type="float" office:value="145296.23080502558">
            <text:p>145296.23080502558</text:p>
          </table:table-cell>
          <table:table-cell office:value-type="float" office:value="21064">
            <text:p>21064</text:p>
          </table:table-cell>
          <table:table-cell office:value-type="float" office:value="52982.93172690763">
            <text:p>52982.93172690763</text:p>
          </table:table-cell>
          <table:table-cell office:value-type="float" office:value="56650.656565656565">
            <text:p>56650.656565656565</text:p>
          </table:table-cell>
          <table:table-cell office:value-type="float" office:value="4634.80825958702">
            <text:p>4634.80825958702</text:p>
          </table:table-cell>
          <table:table-cell office:value-type="float" office:value="57415.16939252336">
            <text:p>57415.16939252336</text:p>
          </table:table-cell>
          <table:table-cell office:value-type="float" office:value="314127.7036441586">
            <text:p>314127.7036441586</text:p>
          </table:table-cell>
          <table:table-cell office:value-type="float" office:value="19159.0206185567">
            <text:p>19159.0206185567</text:p>
          </table:table-cell>
          <table:table-cell office:value-type="float" office:value="200000">
            <text:p>200000</text:p>
          </table:table-cell>
          <table:table-cell office:value-type="float" office:value="121228.26631509558">
            <text:p>121228.26631509558</text:p>
          </table:table-cell>
          <table:table-cell office:value-type="float" office:value="62005.456634118316">
            <text:p>62005.456634118316</text:p>
          </table:table-cell>
          <table:table-cell office:value-type="float" office:value="514938.08805998845">
            <text:p>514938.08805998845</text:p>
          </table:table-cell>
          <table:table-cell office:value-type="float" office:value="102937.47656940759">
            <text:p>102937.47656940759</text:p>
          </table:table-cell>
          <table:table-cell office:value-type="float" office:value="475582.2374429224">
            <text:p>475582.2374429224</text:p>
          </table:table-cell>
          <table:table-cell office:value-type="float" office:value="231887.41721854304">
            <text:p>231887.41721854304</text:p>
          </table:table-cell>
          <table:table-cell office:value-type="float" office:value="89337.33833177132">
            <text:p>89337.33833177132</text:p>
          </table:table-cell>
          <table:table-cell office:value-type="float" office:value="74407.46724890829">
            <text:p>74407.46724890829</text:p>
          </table:table-cell>
          <table:table-cell office:value-type="float" office:value="30130.551917680074">
            <text:p>30130.551917680074</text:p>
          </table:table-cell>
          <table:table-cell office:value-type="float" office:value="229807.57744565216">
            <text:p>229807.57744565216</text:p>
          </table:table-cell>
          <table:table-cell office:value-type="float" office:value="17858.666999002988">
            <text:p>17858.666999002988</text:p>
          </table:table-cell>
          <table:table-cell office:value-type="float" office:value="196027.80663321502">
            <text:p>196027.80663321502</text:p>
          </table:table-cell>
          <table:table-cell office:value-type="float" office:value="482494.64852607704">
            <text:p>482494.64852607704</text:p>
          </table:table-cell>
          <table:table-cell office:value-type="float" office:value="110406.39950779326">
            <text:p>110406.39950779326</text:p>
          </table:table-cell>
          <table:table-cell office:value-type="float" office:value="226146.9554297842">
            <text:p>226146.9554297842</text:p>
          </table:table-cell>
          <table:table-cell office:value-type="float" office:value="153453.07116104866">
            <text:p>153453.07116104866</text:p>
          </table:table-cell>
          <table:table-cell office:value-type="float" office:value="106281.1382113821">
            <text:p>106281.1382113821</text:p>
          </table:table-cell>
          <table:table-cell office:value-type="float" office:value="67067.75510204081">
            <text:p>67067.75510204081</text:p>
          </table:table-cell>
          <table:table-cell office:value-type="float" office:value="57011.83288409703">
            <text:p>57011.83288409703</text:p>
          </table:table-cell>
          <table:table-cell office:value-type="float" office:value="168817.93779453344">
            <text:p>168817.93779453344</text:p>
          </table:table-cell>
          <table:table-cell office:value-type="float" office:value="369479.0317095588">
            <text:p>369479.0317095588</text:p>
          </table:table-cell>
          <table:table-cell office:value-type="float" office:value="219591.3799392097">
            <text:p>219591.3799392097</text:p>
          </table:table-cell>
          <table:table-cell office:value-type="float" office:value="48234.903629536915">
            <text:p>48234.903629536915</text:p>
          </table:table-cell>
          <table:table-cell office:value-type="float" office:value="107694.30366492146">
            <text:p>107694.30366492146</text:p>
          </table:table-cell>
          <table:table-cell office:value-type="float" office:value="511745.4186893204">
            <text:p>511745.4186893204</text:p>
          </table:table-cell>
          <table:table-cell office:value-type="float" office:value="265951.7077175698">
            <text:p>265951.7077175698</text:p>
          </table:table-cell>
          <table:table-cell office:value-type="float" office:value="25261.28205128205">
            <text:p>25261.28205128205</text:p>
          </table:table-cell>
          <table:table-cell office:value-type="float" office:value="46962.466960352416">
            <text:p>46962.466960352416</text:p>
          </table:table-cell>
          <table:table-cell office:value-type="float" office:value="98362.3199790521">
            <text:p>98362.3199790521</text:p>
          </table:table-cell>
          <table:table-cell office:value-type="float" office:value="86387.47651775485">
            <text:p>86387.47651775485</text:p>
          </table:table-cell>
          <table:table-cell office:value-type="float" office:value="172966.15692640693">
            <text:p>172966.15692640693</text:p>
          </table:table-cell>
          <table:table-cell office:value-type="float" office:value="222315.62575941675">
            <text:p>222315.62575941675</text:p>
          </table:table-cell>
          <table:table-cell office:value-type="float" office:value="197324.67404129793">
            <text:p>197324.67404129793</text:p>
          </table:table-cell>
          <table:table-cell office:value-type="float" office:value="326205.2679558011">
            <text:p>326205.2679558011</text:p>
          </table:table-cell>
          <table:table-cell office:value-type="float" office:value="37974.73684210526">
            <text:p>37974.73684210526</text:p>
          </table:table-cell>
          <table:table-cell office:value-type="float" office:value="133159.74025974024">
            <text:p>133159.74025974024</text:p>
          </table:table-cell>
          <table:table-cell office:value-type="float" office:value="102876.64137155705">
            <text:p>102876.64137155705</text:p>
          </table:table-cell>
          <table:table-cell office:value-type="float" office:value="313472.50388802483">
            <text:p>313472.50388802483</text:p>
          </table:table-cell>
          <table:table-cell office:value-type="float" office:value="15294.117647058823">
            <text:p>15294.117647058823</text:p>
          </table:table-cell>
          <table:table-cell office:value-type="float" office:value="98313.78640776698">
            <text:p>98313.78640776698</text:p>
          </table:table-cell>
          <table:table-cell office:value-type="float" office:value="359466.83040478977">
            <text:p>359466.83040478977</text:p>
          </table:table-cell>
          <table:table-cell office:value-type="float" office:value="132478.26984126982">
            <text:p>132478.26984126982</text:p>
          </table:table-cell>
          <table:table-cell office:value-type="float" office:value="45039.45581045505">
            <text:p>45039.45581045505</text:p>
          </table:table-cell>
          <table:table-cell office:value-type="float" office:value="206298.78378378376">
            <text:p>206298.78378378376</text:p>
          </table:table-cell>
          <table:table-cell office:value-type="float" office:value="104945.93165174939">
            <text:p>104945.93165174939</text:p>
          </table:table-cell>
          <table:table-cell office:value-type="float" office:value="192858.72093023255">
            <text:p>192858.72093023255</text:p>
          </table:table-cell>
          <table:table-cell office:value-type="float" office:value="206837.03169572106">
            <text:p>206837.03169572106</text:p>
          </table:table-cell>
          <table:table-cell office:value-type="float" office:value="214821.03386454182">
            <text:p>214821.03386454182</text:p>
          </table:table-cell>
          <table:table-cell office:value-type="float" office:value="200000">
            <text:p>200000</text:p>
          </table:table-cell>
          <table:table-cell office:value-type="float" office:value="92565.08199195171">
            <text:p>92565.08199195171</text:p>
          </table:table-cell>
          <table:table-cell office:value-type="float" office:value="40238.8639760837">
            <text:p>40238.8639760837</text:p>
          </table:table-cell>
          <table:table-cell office:value-type="float" office:value="47219.69527896995">
            <text:p>47219.69527896995</text:p>
          </table:table-cell>
          <table:table-cell office:value-type="float" office:value="94378.57142857142">
            <text:p>94378.57142857142</text:p>
          </table:table-cell>
          <table:table-cell office:value-type="float" office:value="94181.93481095176">
            <text:p>94181.93481095176</text:p>
          </table:table-cell>
          <table:table-cell office:value-type="float" office:value="152666.51583710406">
            <text:p>152666.51583710406</text:p>
          </table:table-cell>
          <table:table-cell office:value-type="float" office:value="206380.84229390678">
            <text:p>206380.84229390678</text:p>
          </table:table-cell>
          <table:table-cell office:value-type="float" office:value="239997.57637271212">
            <text:p>239997.57637271212</text:p>
          </table:table-cell>
          <table:table-cell office:value-type="float" office:value="126930.27065527065">
            <text:p>126930.27065527065</text:p>
          </table:table-cell>
          <table:table-cell office:value-type="float" office:value="17752.3629489603">
            <text:p>17752.3629489603</text:p>
          </table:table-cell>
          <table:table-cell office:value-type="float" office:value="0">
            <text:p/>
          </table:table-cell>
          <table:table-cell office:value-type="float" office:value="149344.6094627105">
            <text:p>149344.6094627105</text:p>
          </table:table-cell>
          <table:table-cell office:value-type="float" office:value="255157.38914373086">
            <text:p>255157.38914373086</text:p>
          </table:table-cell>
          <table:table-cell office:value-type="float" office:value="440724.72170212766">
            <text:p>440724.72170212766</text:p>
          </table:table-cell>
          <table:table-cell office:value-type="float" office:value="89462.94561933534">
            <text:p>89462.94561933534</text:p>
          </table:table-cell>
          <table:table-cell office:value-type="float" office:value="241694.70404984424">
            <text:p>241694.70404984424</text:p>
          </table:table-cell>
          <table:table-cell office:value-type="float" office:value="43126.04891815616">
            <text:p>43126.04891815616</text:p>
          </table:table-cell>
          <table:table-cell office:value-type="float" office:value="14298.779661016948">
            <text:p>14298.779661016948</text:p>
          </table:table-cell>
          <table:table-cell office:value-type="float" office:value="121722.38646482636">
            <text:p>121722.38646482636</text:p>
          </table:table-cell>
          <table:table-cell office:value-type="float" office:value="45474.09224730127">
            <text:p>45474.09224730127</text:p>
          </table:table-cell>
          <table:table-cell office:value-type="float" office:value="171081.3707165109">
            <text:p>171081.3707165109</text:p>
          </table:table-cell>
          <table:table-cell office:value-type="float" office:value="79158.10082304526">
            <text:p>79158.10082304526</text:p>
          </table:table-cell>
          <table:table-cell office:value-type="float" office:value="330593.92921415716">
            <text:p>330593.92921415716</text:p>
          </table:table-cell>
          <table:table-cell office:value-type="float" office:value="305920.6604278075">
            <text:p>305920.6604278075</text:p>
          </table:table-cell>
          <table:table-cell office:value-type="float" office:value="157311.87458745873">
            <text:p>157311.87458745873</text:p>
          </table:table-cell>
          <table:table-cell office:value-type="float" office:value="217289.3983679525">
            <text:p>217289.3983679525</text:p>
          </table:table-cell>
          <table:table-cell office:value-type="float" office:value="223897.32334047108">
            <text:p>223897.32334047108</text:p>
          </table:table-cell>
          <table:table-cell office:value-type="float" office:value="321074.38350125944">
            <text:p>321074.38350125944</text:p>
          </table:table-cell>
          <table:table-cell office:value-type="float" office:value="163752.40088105726">
            <text:p>163752.40088105726</text:p>
          </table:table-cell>
          <table:table-cell office:value-type="float" office:value="248457.34385964912">
            <text:p>248457.34385964912</text:p>
          </table:table-cell>
          <table:table-cell office:value-type="float" office:value="179435.37662337662">
            <text:p>179435.37662337662</text:p>
          </table:table-cell>
          <table:table-cell office:value-type="float" office:value="58104.05405405405">
            <text:p>58104.05405405405</text:p>
          </table:table-cell>
          <table:table-cell office:value-type="float" office:value="76565.85222672064">
            <text:p>76565.85222672064</text:p>
          </table:table-cell>
          <table:table-cell office:value-type="float" office:value="97580.43780403057">
            <text:p>97580.43780403057</text:p>
          </table:table-cell>
          <table:table-cell office:value-type="float" office:value="143309.41535111592">
            <text:p>143309.41535111592</text:p>
          </table:table-cell>
          <table:table-cell office:value-type="float" office:value="157405.3956148713">
            <text:p>157405.3956148713</text:p>
          </table:table-cell>
          <table:table-cell office:value-type="float" office:value="292580.3354313217">
            <text:p>292580.3354313217</text:p>
          </table:table-cell>
          <table:table-cell office:value-type="float" office:value="128152.41153081511">
            <text:p>128152.41153081511</text:p>
          </table:table-cell>
          <table:table-cell office:value-type="float" office:value="728516.8191603875">
            <text:p>728516.8191603875</text:p>
          </table:table-cell>
          <table:table-cell office:value-type="float" office:value="119412.3462686567">
            <text:p>119412.3462686567</text:p>
          </table:table-cell>
          <table:table-cell office:value-type="float" office:value="80050.57997281376">
            <text:p>80050.57997281376</text:p>
          </table:table-cell>
          <table:table-cell office:value-type="float" office:value="115435.15625">
            <text:p>115435.15625</text:p>
          </table:table-cell>
          <table:table-cell office:value-type="float" office:value="311711.74613402056">
            <text:p>311711.74613402056</text:p>
          </table:table-cell>
          <table:table-cell office:value-type="float" office:value="112173.40425531914">
            <text:p>112173.40425531914</text:p>
          </table:table-cell>
          <table:table-cell office:value-type="float" office:value="147994.56197746273">
            <text:p>147994.56197746273</text:p>
          </table:table-cell>
          <table:table-cell office:value-type="float" office:value="148324.09326974032">
            <text:p>148324.09326974032</text:p>
          </table:table-cell>
          <table:table-cell office:value-type="float" office:value="633284.1419141913">
            <text:p>633284.1419141913</text:p>
          </table:table-cell>
          <table:table-cell office:value-type="float" office:value="261669.3887271765">
            <text:p>261669.3887271765</text:p>
          </table:table-cell>
          <table:table-cell office:value-type="float" office:value="45656.024390243896">
            <text:p>45656.024390243896</text:p>
          </table:table-cell>
          <table:table-cell office:value-type="float" office:value="90776.53290529695">
            <text:p>90776.53290529695</text:p>
          </table:table-cell>
          <table:table-cell office:value-type="float" office:value="51103.960612691466">
            <text:p>51103.960612691466</text:p>
          </table:table-cell>
          <table:table-cell office:value-type="float" office:value="205401.41387024606">
            <text:p>205401.41387024606</text:p>
          </table:table-cell>
          <table:table-cell office:value-type="float" office:value="147285.7627118644">
            <text:p>147285.7627118644</text:p>
          </table:table-cell>
          <table:table-cell office:value-type="float" office:value="15975.0">
            <text:p>15975.0</text:p>
          </table:table-cell>
          <table:table-cell office:value-type="float" office:value="16848.519362186787">
            <text:p>16848.519362186787</text:p>
          </table:table-cell>
          <table:table-cell office:value-type="float" office:value="165596.27365356623">
            <text:p>165596.27365356623</text:p>
          </table:table-cell>
          <table:table-cell office:value-type="float" office:value="133302.11348563005">
            <text:p>133302.11348563005</text:p>
          </table:table-cell>
          <table:table-cell office:value-type="float" office:value="39025.609756097554">
            <text:p>39025.609756097554</text:p>
          </table:table-cell>
          <table:table-cell office:value-type="float" office:value="126853.3704735376">
            <text:p>126853.3704735376</text:p>
          </table:table-cell>
          <table:table-cell office:value-type="float" office:value="220601.4315291816">
            <text:p>220601.4315291816</text:p>
          </table:table-cell>
          <table:table-cell office:value-type="float" office:value="97392.52747252746">
            <text:p>97392.52747252746</text:p>
          </table:table-cell>
          <table:table-cell office:value-type="float" office:value="57706.968503937">
            <text:p>57706.968503937</text:p>
          </table:table-cell>
          <table:table-cell office:value-type="float" office:value="416006.06060606055">
            <text:p>416006.06060606055</text:p>
          </table:table-cell>
          <table:table-cell office:value-type="float" office:value="605382.7407407407">
            <text:p>605382.7407407407</text:p>
          </table:table-cell>
          <table:table-cell office:value-type="float" office:value="146947.3721340388">
            <text:p>146947.3721340388</text:p>
          </table:table-cell>
          <table:table-cell office:value-type="float" office:value="250561.98347107437">
            <text:p>250561.98347107437</text:p>
          </table:table-cell>
          <table:table-cell office:value-type="float" office:value="139092.12115384615">
            <text:p>139092.12115384615</text:p>
          </table:table-cell>
          <table:table-cell office:value-type="float" office:value="74927.0066889632">
            <text:p>74927.0066889632</text:p>
          </table:table-cell>
          <table:table-cell office:value-type="float" office:value="183181.50442477874">
            <text:p>183181.50442477874</text:p>
          </table:table-cell>
          <table:table-cell office:value-type="float" office:value="25739.26380368098">
            <text:p>25739.26380368098</text:p>
          </table:table-cell>
          <table:table-cell office:value-type="float" office:value="26208.26883910387">
            <text:p>26208.26883910387</text:p>
          </table:table-cell>
          <table:table-cell office:value-type="float" office:value="31980.09155937053">
            <text:p>31980.09155937053</text:p>
          </table:table-cell>
          <table:table-cell office:value-type="float" office:value="30382.470308788597">
            <text:p>30382.470308788597</text:p>
          </table:table-cell>
          <table:table-cell office:value-type="float" office:value="244285.79083518108">
            <text:p>244285.79083518108</text:p>
          </table:table-cell>
          <table:table-cell office:value-type="float" office:value="31500.0">
            <text:p>31500.0</text:p>
          </table:table-cell>
          <table:table-cell office:value-type="float" office:value="173309.0953186689">
            <text:p>173309.0953186689</text:p>
          </table:table-cell>
          <table:table-cell office:value-type="float" office:value="183560.91245376077">
            <text:p>183560.91245376077</text:p>
          </table:table-cell>
          <table:table-cell office:value-type="float" office:value="393051.3514246947">
            <text:p>393051.3514246947</text:p>
          </table:table-cell>
          <table:table-cell office:value-type="float" office:value="317815.5373744886">
            <text:p>317815.5373744886</text:p>
          </table:table-cell>
          <table:table-cell office:value-type="float" office:value="142169.23587674246">
            <text:p>142169.23587674246</text:p>
          </table:table-cell>
          <table:table-cell office:value-type="float" office:value="699094.6637578035">
            <text:p>699094.6637578035</text:p>
          </table:table-cell>
          <table:table-cell office:value-type="float" office:value="331812.31838060723">
            <text:p>331812.31838060723</text:p>
          </table:table-cell>
          <table:table-cell office:value-type="float" office:value="213372.33222591362">
            <text:p>213372.33222591362</text:p>
          </table:table-cell>
          <table:table-cell office:value-type="float" office:value="463616.0880181715">
            <text:p>463616.0880181715</text:p>
          </table:table-cell>
          <table:table-cell office:value-type="float" office:value="268783.1381634372">
            <text:p>268783.1381634372</text:p>
          </table:table-cell>
          <table:table-cell office:value-type="float" office:value="594353.0669965363">
            <text:p>594353.0669965363</text:p>
          </table:table-cell>
          <table:table-cell office:value-type="float" office:value="423774.36402737047">
            <text:p>423774.36402737047</text:p>
          </table:table-cell>
          <table:table-cell office:value-type="float" office:value="3868891.7935332847">
            <text:p>3868891.7935332847</text:p>
          </table:table-cell>
          <table:table-cell office:value-type="float" office:value="480412.8657349638">
            <text:p>480412.8657349638</text:p>
          </table:table-cell>
          <table:table-cell office:value-type="float" office:value="890093.3986808354">
            <text:p>890093.3986808354</text:p>
          </table:table-cell>
          <table:table-cell office:value-type="float" office:value="560886.1028037382">
            <text:p>560886.1028037382</text:p>
          </table:table-cell>
          <table:table-cell office:value-type="float" office:value="686976.4576165155">
            <text:p>686976.4576165155</text:p>
          </table:table-cell>
          <table:table-cell office:value-type="float" office:value="183929.92739273925">
            <text:p>183929.92739273925</text:p>
          </table:table-cell>
          <table:table-cell office:value-type="float" office:value="430565.7125781537">
            <text:p>430565.7125781537</text:p>
          </table:table-cell>
          <table:table-cell office:value-type="float" office:value="373478.7759648572">
            <text:p>373478.7759648572</text:p>
          </table:table-cell>
          <table:table-cell office:value-type="float" office:value="301632.6676923077">
            <text:p>301632.6676923077</text:p>
          </table:table-cell>
          <table:table-cell office:value-type="float" office:value="297583.0209165687">
            <text:p>297583.0209165687</text:p>
          </table:table-cell>
          <table:table-cell office:value-type="float" office:value="99182.66151297625">
            <text:p>99182.66151297625</text:p>
          </table:table-cell>
          <table:table-cell office:value-type="float" office:value="1134890.5949091597">
            <text:p>1134890.5949091597</text:p>
          </table:table-cell>
          <table:table-cell office:value-type="float" office:value="149155.6166778749">
            <text:p>149155.6166778749</text:p>
          </table:table-cell>
          <table:table-cell office:value-type="float" office:value="270309.04976404976">
            <text:p>270309.04976404976</text:p>
          </table:table-cell>
          <table:table-cell office:value-type="float" office:value="676090.8029556649">
            <text:p>676090.8029556649</text:p>
          </table:table-cell>
          <table:table-cell office:value-type="float" office:value="380672.0119225037">
            <text:p>380672.0119225037</text:p>
          </table:table-cell>
          <table:table-cell office:value-type="float" office:value="969884.3281527874">
            <text:p>969884.3281527874</text:p>
          </table:table-cell>
          <table:table-cell office:value-type="float" office:value="380309.79514466244">
            <text:p>380309.79514466244</text:p>
          </table:table-cell>
          <table:table-cell office:value-type="float" office:value="750486.2435657064">
            <text:p>750486.2435657064</text:p>
          </table:table-cell>
          <table:table-cell office:value-type="float" office:value="392240.0694205911">
            <text:p>392240.0694205911</text:p>
          </table:table-cell>
          <table:table-cell office:value-type="float" office:value="316231.4660604092">
            <text:p>316231.4660604092</text:p>
          </table:table-cell>
          <table:table-cell office:value-type="float" office:value="566377.6396724294">
            <text:p>566377.6396724294</text:p>
          </table:table-cell>
          <table:table-cell office:value-type="float" office:value="479399.97455765004">
            <text:p>479399.97455765004</text:p>
          </table:table-cell>
          <table:table-cell office:value-type="float" office:value="849305.6744868035">
            <text:p>849305.6744868035</text:p>
          </table:table-cell>
          <table:table-cell office:value-type="float" office:value="983595.7890688259">
            <text:p>983595.7890688259</text:p>
          </table:table-cell>
          <table:table-cell office:value-type="float" office:value="1003050.0887761572">
            <text:p>1003050.0887761572</text:p>
          </table:table-cell>
          <table:table-cell office:value-type="float" office:value="435453.9375">
            <text:p>435453.9375</text:p>
          </table:table-cell>
          <table:table-cell office:value-type="float" office:value="720851.4553357314">
            <text:p>720851.4553357314</text:p>
          </table:table-cell>
          <table:table-cell office:value-type="float" office:value="822590.69742901">
            <text:p>822590.69742901</text:p>
          </table:table-cell>
          <table:table-cell office:value-type="float" office:value="498419.4379827351">
            <text:p>498419.4379827351</text:p>
          </table:table-cell>
          <table:table-cell office:value-type="float" office:value="404332.7814569536">
            <text:p>404332.7814569536</text:p>
          </table:table-cell>
          <table:table-cell office:value-type="float" office:value="700650.7376097231">
            <text:p>700650.7376097231</text:p>
          </table:table-cell>
          <table:table-cell office:value-type="float" office:value="658997.2146044624">
            <text:p>658997.2146044624</text:p>
          </table:table-cell>
          <table:table-cell office:value-type="float" office:value="210016.55279503105">
            <text:p>210016.55279503105</text:p>
          </table:table-cell>
          <table:table-cell office:value-type="float" office:value="320758.0518191841">
            <text:p>320758.0518191841</text:p>
          </table:table-cell>
          <table:table-cell office:value-type="float" office:value="748310.5175021607">
            <text:p>748310.5175021607</text:p>
          </table:table-cell>
          <table:table-cell office:value-type="float" office:value="2506447.9709850554">
            <text:p>2506447.9709850554</text:p>
          </table:table-cell>
          <table:table-cell office:value-type="float" office:value="624170.2654639175">
            <text:p>624170.2654639175</text:p>
          </table:table-cell>
          <table:table-cell office:value-type="float" office:value="273525.110802775">
            <text:p>273525.110802775</text:p>
          </table:table-cell>
          <table:table-cell office:value-type="float" office:value="584106.3910931173">
            <text:p>584106.3910931173</text:p>
          </table:table-cell>
          <table:table-cell office:value-type="float" office:value="278613.60534846026">
            <text:p>278613.60534846026</text:p>
          </table:table-cell>
          <table:table-cell office:value-type="float" office:value="198491.7121212121">
            <text:p>198491.7121212121</text:p>
          </table:table-cell>
          <table:table-cell office:value-type="float" office:value="360867.04973221116">
            <text:p>360867.04973221116</text:p>
          </table:table-cell>
          <table:table-cell office:value-type="float" office:value="824873.7582728006">
            <text:p>824873.7582728006</text:p>
          </table:table-cell>
          <table:table-cell office:value-type="float" office:value="323474.47525597265">
            <text:p>323474.47525597265</text:p>
          </table:table-cell>
          <table:table-cell office:value-type="float" office:value="394507.49751596875">
            <text:p>394507.49751596875</text:p>
          </table:table-cell>
          <table:table-cell office:value-type="float" office:value="581844.4042298048">
            <text:p>581844.4042298048</text:p>
          </table:table-cell>
          <table:table-cell office:value-type="float" office:value="422731.03738738736">
            <text:p>422731.03738738736</text:p>
          </table:table-cell>
          <table:table-cell office:value-type="float" office:value="661216.8073359072">
            <text:p>661216.8073359072</text:p>
          </table:table-cell>
          <table:table-cell office:value-type="float" office:value="973827.1816568046">
            <text:p>973827.1816568046</text:p>
          </table:table-cell>
          <table:table-cell office:value-type="float" office:value="569809.976057462">
            <text:p>569809.976057462</text:p>
          </table:table-cell>
          <table:table-cell office:value-type="float" office:value="4225495.831111223">
            <text:p>4225495.831111223</text:p>
          </table:table-cell>
          <table:table-cell office:value-type="float" office:value="439332.911365564">
            <text:p>439332.911365564</text:p>
          </table:table-cell>
          <table:table-cell office:value-type="float" office:value="337753.3317105554">
            <text:p>337753.3317105554</text:p>
          </table:table-cell>
          <table:table-cell office:value-type="float" office:value="1030936.8592243891">
            <text:p>1030936.8592243891</text:p>
          </table:table-cell>
          <table:table-cell office:value-type="float" office:value="217380.1820491109">
            <text:p>217380.1820491109</text:p>
          </table:table-cell>
          <table:table-cell office:value-type="float" office:value="1687937.115654952">
            <text:p>1687937.115654952</text:p>
          </table:table-cell>
          <table:table-cell office:value-type="float" office:value="488966.44209401705">
            <text:p>488966.44209401705</text:p>
          </table:table-cell>
          <table:table-cell office:value-type="float" office:value="752301.9291784702">
            <text:p>752301.9291784702</text:p>
          </table:table-cell>
          <table:table-cell office:value-type="float" office:value="324432.62816735415">
            <text:p>324432.62816735415</text:p>
          </table:table-cell>
          <table:table-cell office:value-type="float" office:value="730932.8483606557">
            <text:p>730932.8483606557</text:p>
          </table:table-cell>
          <table:table-cell office:value-type="float" office:value="599953.6232218377">
            <text:p>599953.6232218377</text:p>
          </table:table-cell>
          <table:table-cell office:value-type="float" office:value="541267.9915641475">
            <text:p>541267.9915641475</text:p>
          </table:table-cell>
          <table:table-cell office:value-type="float" office:value="1194898.4683329803">
            <text:p>1194898.4683329803</text:p>
          </table:table-cell>
          <table:table-cell office:value-type="float" office:value="558032.8034839411">
            <text:p>558032.8034839411</text:p>
          </table:table-cell>
          <table:table-cell office:value-type="float" office:value="696259.5309943646">
            <text:p>696259.5309943646</text:p>
          </table:table-cell>
          <table:table-cell office:value-type="float" office:value="819884.8563645368">
            <text:p>819884.8563645368</text:p>
          </table:table-cell>
          <table:table-cell office:value-type="float" office:value="916050.8214638971">
            <text:p>916050.8214638971</text:p>
          </table:table-cell>
          <table:table-cell office:value-type="float" office:value="640440.6926829268">
            <text:p>640440.6926829268</text:p>
          </table:table-cell>
          <table:table-cell office:value-type="float" office:value="869584.109475184">
            <text:p>869584.109475184</text:p>
          </table:table-cell>
          <table:table-cell office:value-type="float" office:value="245656.17580340264">
            <text:p>245656.17580340264</text:p>
          </table:table-cell>
          <table:table-cell office:value-type="float" office:value="300445.95837462833">
            <text:p>300445.95837462833</text:p>
          </table:table-cell>
          <table:table-cell office:value-type="float" office:value="416627.85062713793">
            <text:p>416627.85062713793</text:p>
          </table:table-cell>
          <table:table-cell office:value-type="float" office:value="492894.321133412">
            <text:p>492894.321133412</text:p>
          </table:table-cell>
          <table:table-cell office:value-type="float" office:value="1145203.150596252">
            <text:p>1145203.150596252</text:p>
          </table:table-cell>
          <table:table-cell office:value-type="float" office:value="4954457.0838881135">
            <text:p>4954457.0838881135</text:p>
          </table:table-cell>
          <table:table-cell office:value-type="float" office:value="1977508.0436681223">
            <text:p>1977508.0436681223</text:p>
          </table:table-cell>
          <table:table-cell office:value-type="float" office:value="940060.2633151696">
            <text:p>940060.2633151696</text:p>
          </table:table-cell>
          <table:table-cell office:value-type="float" office:value="981089.482103848">
            <text:p>981089.482103848</text:p>
          </table:table-cell>
          <table:table-cell office:value-type="float" office:value="655.1482196105945">
            <text:p>655.1482196105945</text:p>
          </table:table-cell>
          <table:table-cell office:value-type="float" office:value="0.0">
            <text:p/>
          </table:table-cell>
          <table:table-cell office:value-type="float" office:value="504388.8735378097">
            <text:p>504388.8735378097</text:p>
          </table:table-cell>
          <table:table-cell office:value-type="float" office:value="527399.171050534">
            <text:p>527399.171050534</text:p>
          </table:table-cell>
          <table:table-cell office:value-type="float" office:value="341835.99088838266">
            <text:p>341835.99088838266</text:p>
          </table:table-cell>
          <table:table-cell office:value-type="float" office:value="73695.22613065326">
            <text:p>73695.22613065326</text:p>
          </table:table-cell>
          <table:table-cell office:value-type="float" office:value="0.0">
            <text:p/>
          </table:table-cell>
          <table:table-cell office:value-type="float" office:value="483711.43458756746">
            <text:p>483711.43458756746</text:p>
          </table:table-cell>
        </table:table-row>
        <table:table-row>
          <table:table-cell office:value-type="string" office:string-value="gini">
            <text:p>gini</text:p>
          </table:table-cell>
          <table:table-cell office:value-type="float" office:value="0.6">
            <text:p>0.6</text:p>
          </table:table-cell>
          <table:table-cell office:value-type="string" office:string-value="4187123287/11007964818">
            <text:p>4187123287/11007964818</text:p>
          </table:table-cell>
          <table:table-cell office:value-type="string" office:string-value="1364334038/4786587735">
            <text:p>1364334038/4786587735</text:p>
          </table:table-cell>
          <table:table-cell office:value-type="string" office:string-value="283081054417/859382185950">
            <text:p>283081054417/859382185950</text:p>
          </table:table-cell>
          <table:table-cell office:value-type="string" office:string-value="5994110585/22127770824">
            <text:p>5994110585/22127770824</text:p>
          </table:table-cell>
          <table:table-cell office:value-type="float" office:value="0.38037215382023215">
            <text:p>0.38037215382023215</text:p>
          </table:table-cell>
          <table:table-cell office:value-type="float" office:value="0.285032702529164">
            <text:p>0.285032702529164</text:p>
          </table:table-cell>
          <table:table-cell office:value-type="float" office:value="0.3294006543829732">
            <text:p>0.3294006543829732</text:p>
          </table:table-cell>
          <table:table-cell office:value-type="float" office:value="0.4592753589533542">
            <text:p>0.4592753589533542</text:p>
          </table:table-cell>
          <table:table-cell office:value-type="float" office:value="0.27088632798468465">
            <text:p>0.27088632798468465</text:p>
          </table:table-cell>
          <table:table-cell office:value-type="float" office:value="0.40872795063735495">
            <text:p>0.40872795063735495</text:p>
          </table:table-cell>
          <table:table-cell office:value-type="float" office:value="0.27001812723112883">
            <text:p>0.27001812723112883</text:p>
          </table:table-cell>
          <table:table-cell office:value-type="float" office:value="0.32289169519836186">
            <text:p>0.32289169519836186</text:p>
          </table:table-cell>
          <table:table-cell office:value-type="float" office:value="0.34547168906214826">
            <text:p>0.34547168906214826</text:p>
          </table:table-cell>
          <table:table-cell office:value-type="float" office:value="0.24309857998512913">
            <text:p>0.24309857998512913</text:p>
          </table:table-cell>
          <table:table-cell office:value-type="float" office:value="0.3930886174791574">
            <text:p>0.3930886174791574</text:p>
          </table:table-cell>
          <table:table-cell office:value-type="float" office:value="0.4740742812364287">
            <text:p>0.4740742812364287</text:p>
          </table:table-cell>
          <table:table-cell office:value-type="float" office:value="0.2670078134732374">
            <text:p>0.2670078134732374</text:p>
          </table:table-cell>
          <table:table-cell office:value-type="float" office:value="0.2808811359470653">
            <text:p>0.2808811359470653</text:p>
          </table:table-cell>
          <table:table-cell office:value-type="float" office:value="0.27468474706782714">
            <text:p>0.27468474706782714</text:p>
          </table:table-cell>
          <table:table-cell office:value-type="float" office:value="0.3161096587584365">
            <text:p>0.3161096587584365</text:p>
          </table:table-cell>
          <table:table-cell office:value-type="float" office:value="0.26140380580673334">
            <text:p>0.26140380580673334</text:p>
          </table:table-cell>
          <table:table-cell office:value-type="float" office:value="0.4429027802952853">
            <text:p>0.4429027802952853</text:p>
          </table:table-cell>
          <table:table-cell office:value-type="float" office:value="0.3244260397112473">
            <text:p>0.3244260397112473</text:p>
          </table:table-cell>
          <table:table-cell office:value-type="float" office:value="0.2512855457648476">
            <text:p>0.2512855457648476</text:p>
          </table:table-cell>
          <table:table-cell office:value-type="float" office:value="0.3007310823776702">
            <text:p>0.3007310823776702</text:p>
          </table:table-cell>
          <table:table-cell office:value-type="float" office:value="0.2757257610244951">
            <text:p>0.2757257610244951</text:p>
          </table:table-cell>
          <table:table-cell office:value-type="float" office:value="0.20968062390832276">
            <text:p>0.20968062390832276</text:p>
          </table:table-cell>
          <table:table-cell office:value-type="float" office:value="0.25052878754671354">
            <text:p>0.25052878754671354</text:p>
          </table:table-cell>
          <table:table-cell office:value-type="float" office:value="0.2950376147965724">
            <text:p>0.2950376147965724</text:p>
          </table:table-cell>
          <table:table-cell office:value-type="float" office:value="0.38286781944756343">
            <text:p>0.38286781944756343</text:p>
          </table:table-cell>
          <table:table-cell office:value-type="float" office:value="0.23219129697448582">
            <text:p>0.23219129697448582</text:p>
          </table:table-cell>
          <table:table-cell office:value-type="float" office:value="0.3137691532544552">
            <text:p>0.3137691532544552</text:p>
          </table:table-cell>
          <table:table-cell office:value-type="float" office:value="0.36330737122462714">
            <text:p>0.36330737122462714</text:p>
          </table:table-cell>
          <table:table-cell office:value-type="float" office:value="0.473728934615167">
            <text:p>0.473728934615167</text:p>
          </table:table-cell>
          <table:table-cell office:value-type="float" office:value="0.3679635116385822">
            <text:p>0.3679635116385822</text:p>
          </table:table-cell>
          <table:table-cell office:value-type="float" office:value="0.28520854542627916">
            <text:p>0.28520854542627916</text:p>
          </table:table-cell>
          <table:table-cell office:value-type="float" office:value="0.3376495950191701">
            <text:p>0.3376495950191701</text:p>
          </table:table-cell>
          <table:table-cell office:value-type="float" office:value="0.33044011809873364">
            <text:p>0.33044011809873364</text:p>
          </table:table-cell>
          <table:table-cell office:value-type="float" office:value="0.34132941522902266">
            <text:p>0.34132941522902266</text:p>
          </table:table-cell>
          <table:table-cell office:value-type="float" office:value="0.33781583139623955">
            <text:p>0.33781583139623955</text:p>
          </table:table-cell>
          <table:table-cell office:value-type="float" office:value="0.28028821799407355">
            <text:p>0.28028821799407355</text:p>
          </table:table-cell>
          <table:table-cell office:value-type="float" office:value="0.2514954050740588">
            <text:p>0.2514954050740588</text:p>
          </table:table-cell>
          <table:table-cell office:value-type="float" office:value="0.30387182748550556">
            <text:p>0.30387182748550556</text:p>
          </table:table-cell>
          <table:table-cell office:value-type="string" office:string-value="4187123287/11007964818">
            <text:p>4187123287/11007964818</text:p>
          </table:table-cell>
          <table:table-cell office:value-type="float" office:value="0.351943516502765">
            <text:p>0.351943516502765</text:p>
          </table:table-cell>
          <table:table-cell office:value-type="float" office:value="0.6269230769230769">
            <text:p>0.6269230769230769</text:p>
          </table:table-cell>
          <table:table-cell office:value-type="float" office:value="0.2544582727642906">
            <text:p>0.2544582727642906</text:p>
          </table:table-cell>
          <table:table-cell office:value-type="float" office:value="0.44810744810744807">
            <text:p>0.44810744810744807</text:p>
          </table:table-cell>
          <table:table-cell office:value-type="float" office:value="0.32288015073458054">
            <text:p>0.32288015073458054</text:p>
          </table:table-cell>
          <table:table-cell office:value-type="float" office:value="0.5158800165157231">
            <text:p>0.5158800165157231</text:p>
          </table:table-cell>
          <table:table-cell office:value-type="float" office:value="0.0">
            <text:p/>
          </table:table-cell>
          <table:table-cell office:value-type="float" office:value="0.3138138278304692">
            <text:p>0.3138138278304692</text:p>
          </table:table-cell>
          <table:table-cell office:value-type="float" office:value="0.269323219782752">
            <text:p>0.269323219782752</text:p>
          </table:table-cell>
          <table:table-cell office:value-type="float" office:value="0.5263157894736842">
            <text:p>0.5263157894736842</text:p>
          </table:table-cell>
          <table:table-cell office:value-type="float" office:value="0.38051772775230747">
            <text:p>0.38051772775230747</text:p>
          </table:table-cell>
          <table:table-cell office:value-type="float" office:value="0">
            <text:p/>
          </table:table-cell>
          <table:table-cell office:value-type="float" office:value="0.3201730046256056">
            <text:p>0.3201730046256056</text:p>
          </table:table-cell>
          <table:table-cell office:value-type="float" office:value="0.38748137108792846">
            <text:p>0.38748137108792846</text:p>
          </table:table-cell>
          <table:table-cell office:value-type="float" office:value="0.5683805863459043">
            <text:p>0.5683805863459043</text:p>
          </table:table-cell>
          <table:table-cell office:value-type="float" office:value="0.7906031839840431">
            <text:p>0.7906031839840431</text:p>
          </table:table-cell>
          <table:table-cell office:value-type="float" office:value="0.6316925734024179">
            <text:p>0.6316925734024179</text:p>
          </table:table-cell>
          <table:table-cell office:value-type="float" office:value="0.2970110701425289">
            <text:p>0.2970110701425289</text:p>
          </table:table-cell>
          <table:table-cell office:value-type="float" office:value="0.6069745523091422">
            <text:p>0.6069745523091422</text:p>
          </table:table-cell>
          <table:table-cell office:value-type="float" office:value="0.25032508229413514">
            <text:p>0.25032508229413514</text:p>
          </table:table-cell>
          <table:table-cell office:value-type="float" office:value="0.7107875579086697">
            <text:p>0.7107875579086697</text:p>
          </table:table-cell>
          <table:table-cell office:value-type="float" office:value="0.4380819057369027">
            <text:p>0.4380819057369027</text:p>
          </table:table-cell>
          <table:table-cell office:value-type="float" office:value="0.548148148148148">
            <text:p>0.548148148148148</text:p>
          </table:table-cell>
          <table:table-cell office:value-type="float" office:value="0.737925147232788">
            <text:p>0.737925147232788</text:p>
          </table:table-cell>
          <table:table-cell office:value-type="float" office:value="0.3164435946462715">
            <text:p>0.3164435946462715</text:p>
          </table:table-cell>
          <table:table-cell office:value-type="float" office:value="0.6882352941176471">
            <text:p>0.6882352941176471</text:p>
          </table:table-cell>
          <table:table-cell office:value-type="float" office:value="0.7420172326406487">
            <text:p>0.7420172326406487</text:p>
          </table:table-cell>
          <table:table-cell office:value-type="float" office:value="0.6183828165676196">
            <text:p>0.6183828165676196</text:p>
          </table:table-cell>
          <table:table-cell office:value-type="float" office:value="0.5472671505818504">
            <text:p>0.5472671505818504</text:p>
          </table:table-cell>
          <table:table-cell office:value-type="float" office:value="0.259958071278826">
            <text:p>0.259958071278826</text:p>
          </table:table-cell>
          <table:table-cell office:value-type="float" office:value="0.5786118084831354">
            <text:p>0.5786118084831354</text:p>
          </table:table-cell>
          <table:table-cell office:value-type="float" office:value="0.5108695652173912">
            <text:p>0.5108695652173912</text:p>
          </table:table-cell>
          <table:table-cell office:value-type="float" office:value="0.27390735027551827">
            <text:p>0.27390735027551827</text:p>
          </table:table-cell>
          <table:table-cell office:value-type="float" office:value="0.5312131919905771">
            <text:p>0.5312131919905771</text:p>
          </table:table-cell>
          <table:table-cell office:value-type="float" office:value="0.41283585071611323">
            <text:p>0.41283585071611323</text:p>
          </table:table-cell>
          <table:table-cell office:value-type="float" office:value="0.5470596782330304">
            <text:p>0.5470596782330304</text:p>
          </table:table-cell>
          <table:table-cell office:value-type="float" office:value="0.7668852459016393">
            <text:p>0.7668852459016393</text:p>
          </table:table-cell>
          <table:table-cell office:value-type="float" office:value="0.2494172494172494">
            <text:p>0.2494172494172494</text:p>
          </table:table-cell>
          <table:table-cell office:value-type="float" office:value="0.4228793095687185">
            <text:p>0.4228793095687185</text:p>
          </table:table-cell>
          <table:table-cell office:value-type="float" office:value="0.312802740375488">
            <text:p>0.312802740375488</text:p>
          </table:table-cell>
          <table:table-cell office:value-type="float" office:value="0.32055374213551785">
            <text:p>0.32055374213551785</text:p>
          </table:table-cell>
          <table:table-cell office:value-type="float" office:value="0.4200804383356999">
            <text:p>0.4200804383356999</text:p>
          </table:table-cell>
          <table:table-cell office:value-type="float" office:value="0.6">
            <text:p>0.6</text:p>
          </table:table-cell>
          <table:table-cell office:value-type="float" office:value="0.3536543188262514">
            <text:p>0.3536543188262514</text:p>
          </table:table-cell>
          <table:table-cell office:value-type="float" office:value="0.5255361822892018">
            <text:p>0.5255361822892018</text:p>
          </table:table-cell>
          <table:table-cell office:value-type="float" office:value="0.44666506534627354">
            <text:p>0.44666506534627354</text:p>
          </table:table-cell>
          <table:table-cell office:value-type="float" office:value="0.4319389694634127">
            <text:p>0.4319389694634127</text:p>
          </table:table-cell>
          <table:table-cell office:value-type="float" office:value="0.4925967607338364">
            <text:p>0.4925967607338364</text:p>
          </table:table-cell>
          <table:table-cell office:value-type="float" office:value="0.3112490834569585">
            <text:p>0.3112490834569585</text:p>
          </table:table-cell>
          <table:table-cell office:value-type="float" office:value="0.5941114951046629">
            <text:p>0.5941114951046629</text:p>
          </table:table-cell>
          <table:table-cell office:value-type="float" office:value="0.6023789440990768">
            <text:p>0.6023789440990768</text:p>
          </table:table-cell>
          <table:table-cell office:value-type="float" office:value="0.4799992209579565">
            <text:p>0.4799992209579565</text:p>
          </table:table-cell>
          <table:table-cell office:value-type="float" office:value="0.7151133538379291">
            <text:p>0.7151133538379291</text:p>
          </table:table-cell>
          <table:table-cell office:value-type="float" office:value="0.49710234949723536">
            <text:p>0.49710234949723536</text:p>
          </table:table-cell>
          <table:table-cell office:value-type="float" office:value="0.5187596968612006">
            <text:p>0.5187596968612006</text:p>
          </table:table-cell>
          <table:table-cell office:value-type="float" office:value="0.4441310940802201">
            <text:p>0.4441310940802201</text:p>
          </table:table-cell>
          <table:table-cell office:value-type="float" office:value="0.48847573994254956">
            <text:p>0.48847573994254956</text:p>
          </table:table-cell>
          <table:table-cell office:value-type="float" office:value="0.38676773066537184">
            <text:p>0.38676773066537184</text:p>
          </table:table-cell>
          <table:table-cell office:value-type="float" office:value="0.6138998073050167">
            <text:p>0.6138998073050167</text:p>
          </table:table-cell>
          <table:table-cell office:value-type="float" office:value="0.3443779642220946">
            <text:p>0.3443779642220946</text:p>
          </table:table-cell>
          <table:table-cell office:value-type="float" office:value="0.4982216460102115">
            <text:p>0.4982216460102115</text:p>
          </table:table-cell>
          <table:table-cell office:value-type="float" office:value="0.4304250012246999">
            <text:p>0.4304250012246999</text:p>
          </table:table-cell>
          <table:table-cell office:value-type="float" office:value="0.04969939423618401">
            <text:p>0.04969939423618401</text:p>
          </table:table-cell>
          <table:table-cell office:value-type="float" office:value="0.6455218993274449">
            <text:p>0.6455218993274449</text:p>
          </table:table-cell>
          <table:table-cell office:value-type="float" office:value="0.5949131669789159">
            <text:p>0.5949131669789159</text:p>
          </table:table-cell>
          <table:table-cell office:value-type="float" office:value="0.23647203774434664">
            <text:p>0.23647203774434664</text:p>
          </table:table-cell>
          <table:table-cell office:value-type="float" office:value="0.6346840050766661">
            <text:p>0.6346840050766661</text:p>
          </table:table-cell>
          <table:table-cell office:value-type="float" office:value="0.4682391418256305">
            <text:p>0.4682391418256305</text:p>
          </table:table-cell>
          <table:table-cell office:value-type="float" office:value="0.4426473116529347">
            <text:p>0.4426473116529347</text:p>
          </table:table-cell>
          <table:table-cell office:value-type="float" office:value="0.4386073223879821">
            <text:p>0.4386073223879821</text:p>
          </table:table-cell>
          <table:table-cell office:value-type="float" office:value="0.4778195137438835">
            <text:p>0.4778195137438835</text:p>
          </table:table-cell>
          <table:table-cell office:value-type="float" office:value="0.06890864259616279">
            <text:p>0.06890864259616279</text:p>
          </table:table-cell>
          <table:table-cell office:value-type="float" office:value="0.37821229042141175">
            <text:p>0.37821229042141175</text:p>
          </table:table-cell>
          <table:table-cell office:value-type="float" office:value="0.7806172197235948">
            <text:p>0.7806172197235948</text:p>
          </table:table-cell>
          <table:table-cell office:value-type="float" office:value="0.49208158769792737">
            <text:p>0.49208158769792737</text:p>
          </table:table-cell>
          <table:table-cell office:value-type="float" office:value="0.5936030678598906">
            <text:p>0.5936030678598906</text:p>
          </table:table-cell>
          <table:table-cell office:value-type="float" office:value="0.77856897451598">
            <text:p>0.77856897451598</text:p>
          </table:table-cell>
          <table:table-cell office:value-type="float" office:value="0.26768717059450436">
            <text:p>0.26768717059450436</text:p>
          </table:table-cell>
          <table:table-cell office:value-type="float" office:value="0.5555563167208997">
            <text:p>0.5555563167208997</text:p>
          </table:table-cell>
          <table:table-cell office:value-type="float" office:value="0.48238730167514815">
            <text:p>0.48238730167514815</text:p>
          </table:table-cell>
          <table:table-cell office:value-type="float" office:value="0.5491272222162786">
            <text:p>0.5491272222162786</text:p>
          </table:table-cell>
          <table:table-cell office:value-type="float" office:value="0.5519606266526143">
            <text:p>0.5519606266526143</text:p>
          </table:table-cell>
          <table:table-cell office:value-type="float" office:value="0.49907836919394427">
            <text:p>0.49907836919394427</text:p>
          </table:table-cell>
          <table:table-cell office:value-type="float" office:value="0.5163859714022432">
            <text:p>0.5163859714022432</text:p>
          </table:table-cell>
          <table:table-cell office:value-type="float" office:value="0.5061019123445762">
            <text:p>0.5061019123445762</text:p>
          </table:table-cell>
          <table:table-cell office:value-type="float" office:value="0.47464278047956643">
            <text:p>0.47464278047956643</text:p>
          </table:table-cell>
          <table:table-cell office:value-type="float" office:value="0.4368164112979381">
            <text:p>0.4368164112979381</text:p>
          </table:table-cell>
          <table:table-cell office:value-type="float" office:value="0.6060939146504873">
            <text:p>0.6060939146504873</text:p>
          </table:table-cell>
          <table:table-cell office:value-type="float" office:value="0.34565856899770164">
            <text:p>0.34565856899770164</text:p>
          </table:table-cell>
          <table:table-cell office:value-type="float" office:value="0.3901643590313013">
            <text:p>0.3901643590313013</text:p>
          </table:table-cell>
          <table:table-cell office:value-type="float" office:value="0.35594328492586075">
            <text:p>0.35594328492586075</text:p>
          </table:table-cell>
          <table:table-cell office:value-type="float" office:value="0.3840529428872555">
            <text:p>0.3840529428872555</text:p>
          </table:table-cell>
          <table:table-cell office:value-type="float" office:value="0.7320959374275552">
            <text:p>0.7320959374275552</text:p>
          </table:table-cell>
          <table:table-cell office:value-type="float" office:value="0.9212106761247634">
            <text:p>0.9212106761247634</text:p>
          </table:table-cell>
          <table:table-cell office:value-type="float" office:value="0.41238292795183273">
            <text:p>0.41238292795183273</text:p>
          </table:table-cell>
          <table:table-cell office:value-type="float" office:value="0.4916671324296617">
            <text:p>0.4916671324296617</text:p>
          </table:table-cell>
          <table:table-cell office:value-type="float" office:value="0.6426149456281929">
            <text:p>0.6426149456281929</text:p>
          </table:table-cell>
          <table:table-cell office:value-type="float" office:value="0.3118798623953862">
            <text:p>0.3118798623953862</text:p>
          </table:table-cell>
          <table:table-cell office:value-type="float" office:value="0.5995739966141762">
            <text:p>0.5995739966141762</text:p>
          </table:table-cell>
          <table:table-cell office:value-type="float" office:value="0.6946194666745037">
            <text:p>0.6946194666745037</text:p>
          </table:table-cell>
          <table:table-cell office:value-type="float" office:value="0.3268394043064641">
            <text:p>0.3268394043064641</text:p>
          </table:table-cell>
          <table:table-cell office:value-type="float" office:value="0.5526124974944018">
            <text:p>0.5526124974944018</text:p>
          </table:table-cell>
          <table:table-cell office:value-type="float" office:value="0.529246019400162">
            <text:p>0.529246019400162</text:p>
          </table:table-cell>
          <table:table-cell office:value-type="float" office:value="0.5049261762107564">
            <text:p>0.5049261762107564</text:p>
          </table:table-cell>
          <table:table-cell office:value-type="float" office:value="0.5918944065414441">
            <text:p>0.5918944065414441</text:p>
          </table:table-cell>
          <table:table-cell office:value-type="float" office:value="0.4725855796317955">
            <text:p>0.4725855796317955</text:p>
          </table:table-cell>
          <table:table-cell office:value-type="float" office:value="0.2590460242770178">
            <text:p>0.2590460242770178</text:p>
          </table:table-cell>
          <table:table-cell office:value-type="float" office:value="0.554581500276835">
            <text:p>0.554581500276835</text:p>
          </table:table-cell>
          <table:table-cell office:value-type="float" office:value="0.5196376371359094">
            <text:p>0.5196376371359094</text:p>
          </table:table-cell>
          <table:table-cell office:value-type="float" office:value="0.3947157959909983">
            <text:p>0.3947157959909983</text:p>
          </table:table-cell>
          <table:table-cell office:value-type="float" office:value="0.5722277772741079">
            <text:p>0.5722277772741079</text:p>
          </table:table-cell>
          <table:table-cell office:value-type="float" office:value="0.5225623407464504">
            <text:p>0.5225623407464504</text:p>
          </table:table-cell>
          <table:table-cell office:value-type="float" office:value="0.21700080729682064">
            <text:p>0.21700080729682064</text:p>
          </table:table-cell>
          <table:table-cell office:value-type="float" office:value="0.5978633567924182">
            <text:p>0.5978633567924182</text:p>
          </table:table-cell>
          <table:table-cell office:value-type="float" office:value="0.3805839044292236">
            <text:p>0.3805839044292236</text:p>
          </table:table-cell>
          <table:table-cell office:value-type="float" office:value="0.20229022519982648">
            <text:p>0.20229022519982648</text:p>
          </table:table-cell>
          <table:table-cell office:value-type="float" office:value="0.419032336824352">
            <text:p>0.419032336824352</text:p>
          </table:table-cell>
          <table:table-cell office:value-type="float" office:value="0.45941166924142574">
            <text:p>0.45941166924142574</text:p>
          </table:table-cell>
          <table:table-cell office:value-type="float" office:value="0.42351019080549834">
            <text:p>0.42351019080549834</text:p>
          </table:table-cell>
          <table:table-cell office:value-type="float" office:value="0.5132075471698113">
            <text:p>0.5132075471698113</text:p>
          </table:table-cell>
          <table:table-cell office:value-type="float" office:value="0.5384581233968797">
            <text:p>0.5384581233968797</text:p>
          </table:table-cell>
          <table:table-cell office:value-type="float" office:value="0.3357776657145687">
            <text:p>0.3357776657145687</text:p>
          </table:table-cell>
          <table:table-cell office:value-type="float" office:value="0.48057569244793436">
            <text:p>0.48057569244793436</text:p>
          </table:table-cell>
          <table:table-cell office:value-type="float" office:value="0.5349919138816046">
            <text:p>0.5349919138816046</text:p>
          </table:table-cell>
          <table:table-cell office:value-type="float" office:value="0.3263072428816112">
            <text:p>0.3263072428816112</text:p>
          </table:table-cell>
          <table:table-cell office:value-type="float" office:value="0.6167298252850018">
            <text:p>0.6167298252850018</text:p>
          </table:table-cell>
          <table:table-cell office:value-type="float" office:value="0.4437885298867238">
            <text:p>0.4437885298867238</text:p>
          </table:table-cell>
          <table:table-cell office:value-type="float" office:value="0.41998292553585986">
            <text:p>0.41998292553585986</text:p>
          </table:table-cell>
          <table:table-cell office:value-type="float" office:value="0.5900589283940914">
            <text:p>0.5900589283940914</text:p>
          </table:table-cell>
          <table:table-cell office:value-type="float" office:value="0.48562118842686663">
            <text:p>0.48562118842686663</text:p>
          </table:table-cell>
          <table:table-cell office:value-type="float" office:value="0.5558684361844077">
            <text:p>0.5558684361844077</text:p>
          </table:table-cell>
          <table:table-cell office:value-type="float" office:value="0.45669023744928144">
            <text:p>0.45669023744928144</text:p>
          </table:table-cell>
          <table:table-cell office:value-type="float" office:value="0.4424977180387445">
            <text:p>0.4424977180387445</text:p>
          </table:table-cell>
          <table:table-cell office:value-type="float" office:value="0.44048542800967566">
            <text:p>0.44048542800967566</text:p>
          </table:table-cell>
          <table:table-cell office:value-type="float" office:value="0.19169213941593083">
            <text:p>0.19169213941593083</text:p>
          </table:table-cell>
          <table:table-cell office:value-type="float" office:value="0.5741330684865532">
            <text:p>0.5741330684865532</text:p>
          </table:table-cell>
          <table:table-cell office:value-type="float" office:value="0.46682809053281055">
            <text:p>0.46682809053281055</text:p>
          </table:table-cell>
          <table:table-cell office:value-type="float" office:value="0.41190456405838966">
            <text:p>0.41190456405838966</text:p>
          </table:table-cell>
          <table:table-cell office:value-type="float" office:value="0.39702271336786293">
            <text:p>0.39702271336786293</text:p>
          </table:table-cell>
          <table:table-cell office:value-type="float" office:value="0.18977398625030598">
            <text:p>0.18977398625030598</text:p>
          </table:table-cell>
          <table:table-cell office:value-type="float" office:value="0.5016378752253746">
            <text:p>0.5016378752253746</text:p>
          </table:table-cell>
          <table:table-cell office:value-type="float" office:value="0.4020896485105936">
            <text:p>0.4020896485105936</text:p>
          </table:table-cell>
          <table:table-cell office:value-type="float" office:value="0.45281128433830986">
            <text:p>0.45281128433830986</text:p>
          </table:table-cell>
          <table:table-cell office:value-type="float" office:value="0.0">
            <text:p/>
          </table:table-cell>
          <table:table-cell office:value-type="float" office:value="0.7079304822972551">
            <text:p>0.7079304822972551</text:p>
          </table:table-cell>
          <table:table-cell office:value-type="float" office:value="0.6918072934558334">
            <text:p>0.6918072934558334</text:p>
          </table:table-cell>
          <table:table-cell office:value-type="float" office:value="0.61757104708432">
            <text:p>0.61757104708432</text:p>
          </table:table-cell>
          <table:table-cell office:value-type="float" office:value="0.14530704456767302">
            <text:p>0.14530704456767302</text:p>
          </table:table-cell>
          <table:table-cell office:value-type="float" office:value="0.49526052139431787">
            <text:p>0.49526052139431787</text:p>
          </table:table-cell>
          <table:table-cell office:value-type="float" office:value="0.257228589306468">
            <text:p>0.257228589306468</text:p>
          </table:table-cell>
          <table:table-cell office:value-type="float" office:value="0.47297478927334224">
            <text:p>0.47297478927334224</text:p>
          </table:table-cell>
          <table:table-cell office:value-type="float" office:value="0.5083983134149784">
            <text:p>0.5083983134149784</text:p>
          </table:table-cell>
          <table:table-cell office:value-type="float" office:value="0.3525258360613646">
            <text:p>0.3525258360613646</text:p>
          </table:table-cell>
          <table:table-cell office:value-type="float" office:value="0.4459903262465425">
            <text:p>0.4459903262465425</text:p>
          </table:table-cell>
          <table:table-cell office:value-type="float" office:value="0.4073338142230465">
            <text:p>0.4073338142230465</text:p>
          </table:table-cell>
          <table:table-cell office:value-type="float" office:value="0.4570963215854445">
            <text:p>0.4570963215854445</text:p>
          </table:table-cell>
          <table:table-cell office:value-type="float" office:value="0.4937267914008839">
            <text:p>0.4937267914008839</text:p>
          </table:table-cell>
          <table:table-cell office:value-type="float" office:value="0.4409575159724986">
            <text:p>0.4409575159724986</text:p>
          </table:table-cell>
          <table:table-cell office:value-type="float" office:value="0.6746089799671532">
            <text:p>0.6746089799671532</text:p>
          </table:table-cell>
          <table:table-cell office:value-type="float" office:value="0.40611508635085797">
            <text:p>0.40611508635085797</text:p>
          </table:table-cell>
          <table:table-cell office:value-type="float" office:value="0.5446841129460225">
            <text:p>0.5446841129460225</text:p>
          </table:table-cell>
          <table:table-cell office:value-type="float" office:value="0.5890158447614064">
            <text:p>0.5890158447614064</text:p>
          </table:table-cell>
          <table:table-cell office:value-type="float" office:value="0.0">
            <text:p/>
          </table:table-cell>
          <table:table-cell office:value-type="float" office:value="0.2988937910876699">
            <text:p>0.2988937910876699</text:p>
          </table:table-cell>
          <table:table-cell office:value-type="float" office:value="0.41537412257971495">
            <text:p>0.41537412257971495</text:p>
          </table:table-cell>
          <table:table-cell office:value-type="float" office:value="0.5314543944388179">
            <text:p>0.5314543944388179</text:p>
          </table:table-cell>
          <table:table-cell office:value-type="float" office:value="0.6200377151831582">
            <text:p>0.6200377151831582</text:p>
          </table:table-cell>
          <table:table-cell office:value-type="float" office:value="0.5897613515473579">
            <text:p>0.5897613515473579</text:p>
          </table:table-cell>
          <table:table-cell office:value-type="float" office:value="0.3545726693311339">
            <text:p>0.3545726693311339</text:p>
          </table:table-cell>
          <table:table-cell office:value-type="float" office:value="0.3637799277799604">
            <text:p>0.3637799277799604</text:p>
          </table:table-cell>
          <table:table-cell office:value-type="float" office:value="0.42117552517046375">
            <text:p>0.42117552517046375</text:p>
          </table:table-cell>
          <table:table-cell office:value-type="float" office:value="0.6514244466993452">
            <text:p>0.6514244466993452</text:p>
          </table:table-cell>
          <table:table-cell office:value-type="float" office:value="0.479122165873377">
            <text:p>0.479122165873377</text:p>
          </table:table-cell>
          <table:table-cell office:value-type="float" office:value="0.515718917516683">
            <text:p>0.515718917516683</text:p>
          </table:table-cell>
          <table:table-cell office:value-type="float" office:value="0.5314241309049963">
            <text:p>0.5314241309049963</text:p>
          </table:table-cell>
          <table:table-cell office:value-type="float" office:value="0.50735034803767">
            <text:p>0.50735034803767</text:p>
          </table:table-cell>
          <table:table-cell office:value-type="float" office:value="0.6941569644610563">
            <text:p>0.6941569644610563</text:p>
          </table:table-cell>
          <table:table-cell office:value-type="float" office:value="0.2895984383714445">
            <text:p>0.2895984383714445</text:p>
          </table:table-cell>
          <table:table-cell office:value-type="float" office:value="0.5744851012162939">
            <text:p>0.5744851012162939</text:p>
          </table:table-cell>
          <table:table-cell office:value-type="float" office:value="0.29034259673051677">
            <text:p>0.29034259673051677</text:p>
          </table:table-cell>
          <table:table-cell office:value-type="float" office:value="0.4458870246568422">
            <text:p>0.4458870246568422</text:p>
          </table:table-cell>
          <table:table-cell office:value-type="float" office:value="0.16612015262882543">
            <text:p>0.16612015262882543</text:p>
          </table:table-cell>
          <table:table-cell office:value-type="float" office:value="0.4349235897214265">
            <text:p>0.4349235897214265</text:p>
          </table:table-cell>
          <table:table-cell office:value-type="float" office:value="0.4787700113448105">
            <text:p>0.4787700113448105</text:p>
          </table:table-cell>
          <table:table-cell office:value-type="float" office:value="0">
            <text:p/>
          </table:table-cell>
          <table:table-cell office:value-type="float" office:value="0.25010464324112247">
            <text:p>0.25010464324112247</text:p>
          </table:table-cell>
          <table:table-cell office:value-type="float" office:value="0.3227973726976352">
            <text:p>0.3227973726976352</text:p>
          </table:table-cell>
          <table:table-cell office:value-type="float" office:value="0.054945054945054944">
            <text:p>0.054945054945054944</text:p>
          </table:table-cell>
          <table:table-cell office:value-type="float" office:value="0.450312207728861">
            <text:p>0.450312207728861</text:p>
          </table:table-cell>
          <table:table-cell office:value-type="float" office:value="0.4636755982747438">
            <text:p>0.4636755982747438</text:p>
          </table:table-cell>
          <table:table-cell office:value-type="float" office:value="0.36914627764154556">
            <text:p>0.36914627764154556</text:p>
          </table:table-cell>
          <table:table-cell office:value-type="float" office:value="0.2415737815608395">
            <text:p>0.2415737815608395</text:p>
          </table:table-cell>
          <table:table-cell office:value-type="float" office:value="0.3899122321885516">
            <text:p>0.3899122321885516</text:p>
          </table:table-cell>
          <table:table-cell office:value-type="float" office:value="0.5036961602780966">
            <text:p>0.5036961602780966</text:p>
          </table:table-cell>
          <table:table-cell office:value-type="float" office:value="0.3534151698650489">
            <text:p>0.3534151698650489</text:p>
          </table:table-cell>
          <table:table-cell office:value-type="float" office:value="0.4008534143328953">
            <text:p>0.4008534143328953</text:p>
          </table:table-cell>
          <table:table-cell office:value-type="float" office:value="0.5499434079048341">
            <text:p>0.5499434079048341</text:p>
          </table:table-cell>
          <table:table-cell office:value-type="float" office:value="0.5257860376543021">
            <text:p>0.5257860376543021</text:p>
          </table:table-cell>
          <table:table-cell office:value-type="float" office:value="0.47885550657007286">
            <text:p>0.47885550657007286</text:p>
          </table:table-cell>
          <table:table-cell office:value-type="float" office:value="0.45465733078371856">
            <text:p>0.45465733078371856</text:p>
          </table:table-cell>
          <table:table-cell office:value-type="float" office:value="0.19508029850409325">
            <text:p>0.19508029850409325</text:p>
          </table:table-cell>
          <table:table-cell office:value-type="float" office:value="0.527772517682267">
            <text:p>0.527772517682267</text:p>
          </table:table-cell>
          <table:table-cell office:value-type="float" office:value="0.4467325115470386">
            <text:p>0.4467325115470386</text:p>
          </table:table-cell>
          <table:table-cell office:value-type="float" office:value="0.4378198982475682">
            <text:p>0.4378198982475682</text:p>
          </table:table-cell>
          <table:table-cell office:value-type="float" office:value="0.4304744449948507">
            <text:p>0.4304744449948507</text:p>
          </table:table-cell>
          <table:table-cell office:value-type="float" office:value="0.45371942634390466">
            <text:p>0.45371942634390466</text:p>
          </table:table-cell>
          <table:table-cell office:value-type="float" office:value="0.3739988371617125">
            <text:p>0.3739988371617125</text:p>
          </table:table-cell>
          <table:table-cell office:value-type="float" office:value="0.4958587019745574">
            <text:p>0.4958587019745574</text:p>
          </table:table-cell>
          <table:table-cell office:value-type="float" office:value="0.3042427112703879">
            <text:p>0.3042427112703879</text:p>
          </table:table-cell>
          <table:table-cell office:value-type="float" office:value="0.7309964143544885">
            <text:p>0.7309964143544885</text:p>
          </table:table-cell>
          <table:table-cell office:value-type="float" office:value="0.4582407832971775">
            <text:p>0.4582407832971775</text:p>
          </table:table-cell>
          <table:table-cell office:value-type="float" office:value="0.3572094177057488">
            <text:p>0.3572094177057488</text:p>
          </table:table-cell>
          <table:table-cell office:value-type="float" office:value="0.3518022813506751">
            <text:p>0.3518022813506751</text:p>
          </table:table-cell>
          <table:table-cell office:value-type="float" office:value="0.6587862885679543">
            <text:p>0.6587862885679543</text:p>
          </table:table-cell>
          <table:table-cell office:value-type="float" office:value="0.345746381362284">
            <text:p>0.345746381362284</text:p>
          </table:table-cell>
          <table:table-cell office:value-type="float" office:value="0.3534851223889944">
            <text:p>0.3534851223889944</text:p>
          </table:table-cell>
          <table:table-cell office:value-type="float" office:value="0.3499796488633876">
            <text:p>0.3499796488633876</text:p>
          </table:table-cell>
          <table:table-cell office:value-type="float" office:value="0.5155505736766773">
            <text:p>0.5155505736766773</text:p>
          </table:table-cell>
          <table:table-cell office:value-type="float" office:value="0.4371948482494429">
            <text:p>0.4371948482494429</text:p>
          </table:table-cell>
          <table:table-cell office:value-type="float" office:value="0.36880417995083026">
            <text:p>0.36880417995083026</text:p>
          </table:table-cell>
          <table:table-cell office:value-type="float" office:value="0.6790898322735096">
            <text:p>0.6790898322735096</text:p>
          </table:table-cell>
          <table:table-cell office:value-type="float" office:value="0.5852037236419163">
            <text:p>0.5852037236419163</text:p>
          </table:table-cell>
          <table:table-cell office:value-type="float" office:value="0.39904111109386026">
            <text:p>0.39904111109386026</text:p>
          </table:table-cell>
          <table:table-cell office:value-type="float" office:value="0.7232332860481131">
            <text:p>0.7232332860481131</text:p>
          </table:table-cell>
          <table:table-cell office:value-type="float" office:value="0.40309698018950657">
            <text:p>0.40309698018950657</text:p>
          </table:table-cell>
          <table:table-cell office:value-type="float" office:value="0.4477112497424538">
            <text:p>0.4477112497424538</text:p>
          </table:table-cell>
          <table:table-cell office:value-type="float" office:value="0.48862676517892956">
            <text:p>0.48862676517892956</text:p>
          </table:table-cell>
          <table:table-cell office:value-type="float" office:value="0">
            <text:p/>
          </table:table-cell>
          <table:table-cell office:value-type="float" office:value="0.3753463336376131">
            <text:p>0.3753463336376131</text:p>
          </table:table-cell>
          <table:table-cell office:value-type="float" office:value="0.3280599544729104">
            <text:p>0.3280599544729104</text:p>
          </table:table-cell>
          <table:table-cell office:value-type="float" office:value="0.6073267937926932">
            <text:p>0.6073267937926932</text:p>
          </table:table-cell>
          <table:table-cell office:value-type="float" office:value="0.40235169896547995">
            <text:p>0.40235169896547995</text:p>
          </table:table-cell>
          <table:table-cell office:value-type="float" office:value="0.3624922828091852">
            <text:p>0.3624922828091852</text:p>
          </table:table-cell>
          <table:table-cell office:value-type="float" office:value="0.4909007488610267">
            <text:p>0.4909007488610267</text:p>
          </table:table-cell>
          <table:table-cell office:value-type="float" office:value="0">
            <text:p/>
          </table:table-cell>
          <table:table-cell office:value-type="float" office:value="0.42231652118200885">
            <text:p>0.42231652118200885</text:p>
          </table:table-cell>
          <table:table-cell office:value-type="float" office:value="0.562120500971465">
            <text:p>0.562120500971465</text:p>
          </table:table-cell>
          <table:table-cell office:value-type="float" office:value="0.44054820918002485">
            <text:p>0.44054820918002485</text:p>
          </table:table-cell>
          <table:table-cell office:value-type="float" office:value="0.40973249120852684">
            <text:p>0.40973249120852684</text:p>
          </table:table-cell>
          <table:table-cell office:value-type="float" office:value="0.38178178371274507">
            <text:p>0.38178178371274507</text:p>
          </table:table-cell>
          <table:table-cell office:value-type="float" office:value="0.3668605574832335">
            <text:p>0.3668605574832335</text:p>
          </table:table-cell>
          <table:table-cell office:value-type="float" office:value="0.4255667550012788">
            <text:p>0.4255667550012788</text:p>
          </table:table-cell>
          <table:table-cell office:value-type="float" office:value="0.2841137833452988">
            <text:p>0.2841137833452988</text:p>
          </table:table-cell>
          <table:table-cell office:value-type="float" office:value="0.5917000650517461">
            <text:p>0.5917000650517461</text:p>
          </table:table-cell>
          <table:table-cell office:value-type="float" office:value="0.38085896098856475">
            <text:p>0.38085896098856475</text:p>
          </table:table-cell>
          <table:table-cell office:value-type="float" office:value="0.7452342604598123">
            <text:p>0.7452342604598123</text:p>
          </table:table-cell>
          <table:table-cell office:value-type="float" office:value="0.517279351270998">
            <text:p>0.517279351270998</text:p>
          </table:table-cell>
          <table:table-cell office:value-type="float" office:value="0.2554393074082794">
            <text:p>0.2554393074082794</text:p>
          </table:table-cell>
          <table:table-cell office:value-type="float" office:value="0.4466736915304712">
            <text:p>0.4466736915304712</text:p>
          </table:table-cell>
          <table:table-cell office:value-type="float" office:value="0.43630271740482146">
            <text:p>0.43630271740482146</text:p>
          </table:table-cell>
          <table:table-cell office:value-type="float" office:value="0.4844818219264856">
            <text:p>0.4844818219264856</text:p>
          </table:table-cell>
          <table:table-cell office:value-type="float" office:value="0.4283269525346036">
            <text:p>0.4283269525346036</text:p>
          </table:table-cell>
          <table:table-cell office:value-type="float" office:value="0.4674757810804303">
            <text:p>0.4674757810804303</text:p>
          </table:table-cell>
          <table:table-cell office:value-type="float" office:value="0.5719704921731179">
            <text:p>0.5719704921731179</text:p>
          </table:table-cell>
          <table:table-cell office:value-type="float" office:value="0.3001122559946285">
            <text:p>0.3001122559946285</text:p>
          </table:table-cell>
          <table:table-cell office:value-type="float" office:value="0.33890551633377997">
            <text:p>0.33890551633377997</text:p>
          </table:table-cell>
          <table:table-cell office:value-type="float" office:value="0.37353783319709827">
            <text:p>0.37353783319709827</text:p>
          </table:table-cell>
          <table:table-cell office:value-type="float" office:value="0.6182328063653901">
            <text:p>0.6182328063653901</text:p>
          </table:table-cell>
          <table:table-cell office:value-type="float" office:value="0.4680029187935223">
            <text:p>0.4680029187935223</text:p>
          </table:table-cell>
          <table:table-cell office:value-type="float" office:value="0.3222349882611611">
            <text:p>0.3222349882611611</text:p>
          </table:table-cell>
          <table:table-cell office:value-type="float" office:value="0.36730976124211323">
            <text:p>0.36730976124211323</text:p>
          </table:table-cell>
          <table:table-cell office:value-type="float" office:value="0.5826023746261718">
            <text:p>0.5826023746261718</text:p>
          </table:table-cell>
          <table:table-cell office:value-type="float" office:value="0.367787412238746">
            <text:p>0.367787412238746</text:p>
          </table:table-cell>
          <table:table-cell office:value-type="float" office:value="0.47574967209570446">
            <text:p>0.47574967209570446</text:p>
          </table:table-cell>
          <table:table-cell office:value-type="float" office:value="0.43757642599770497">
            <text:p>0.43757642599770497</text:p>
          </table:table-cell>
          <table:table-cell office:value-type="float" office:value="0.37395288752211625">
            <text:p>0.37395288752211625</text:p>
          </table:table-cell>
          <table:table-cell office:value-type="float" office:value="0.3737819154693631">
            <text:p>0.3737819154693631</text:p>
          </table:table-cell>
          <table:table-cell office:value-type="float" office:value="0.4554218251906253">
            <text:p>0.4554218251906253</text:p>
          </table:table-cell>
          <table:table-cell office:value-type="float" office:value="0.3564634935216717">
            <text:p>0.3564634935216717</text:p>
          </table:table-cell>
          <table:table-cell office:value-type="float" office:value="0.22526315789473683">
            <text:p>0.22526315789473683</text:p>
          </table:table-cell>
          <table:table-cell office:value-type="float" office:value="0.4690431936072503">
            <text:p>0.4690431936072503</text:p>
          </table:table-cell>
          <table:table-cell office:value-type="float" office:value="0.4741908786508746">
            <text:p>0.4741908786508746</text:p>
          </table:table-cell>
          <table:table-cell office:value-type="float" office:value="0.38126792359329953">
            <text:p>0.38126792359329953</text:p>
          </table:table-cell>
          <table:table-cell office:value-type="float" office:value="0.23529411764705882">
            <text:p>0.23529411764705882</text:p>
          </table:table-cell>
          <table:table-cell office:value-type="float" office:value="0.37006190059925204">
            <text:p>0.37006190059925204</text:p>
          </table:table-cell>
          <table:table-cell office:value-type="float" office:value="0.4098740244792541">
            <text:p>0.4098740244792541</text:p>
          </table:table-cell>
          <table:table-cell office:value-type="float" office:value="0.39962506800585557">
            <text:p>0.39962506800585557</text:p>
          </table:table-cell>
          <table:table-cell office:value-type="float" office:value="0.6646716290711338">
            <text:p>0.6646716290711338</text:p>
          </table:table-cell>
          <table:table-cell office:value-type="float" office:value="0.322917845725723">
            <text:p>0.322917845725723</text:p>
          </table:table-cell>
          <table:table-cell office:value-type="float" office:value="0.6006977961328391">
            <text:p>0.6006977961328391</text:p>
          </table:table-cell>
          <table:table-cell office:value-type="float" office:value="0.27123199398517006">
            <text:p>0.27123199398517006</text:p>
          </table:table-cell>
          <table:table-cell office:value-type="float" office:value="0.3026115677642454">
            <text:p>0.3026115677642454</text:p>
          </table:table-cell>
          <table:table-cell office:value-type="float" office:value="0.37374103255801994">
            <text:p>0.37374103255801994</text:p>
          </table:table-cell>
          <table:table-cell office:value-type="float" office:value="0">
            <text:p/>
          </table:table-cell>
          <table:table-cell office:value-type="float" office:value="0.5109681712246247">
            <text:p>0.5109681712246247</text:p>
          </table:table-cell>
          <table:table-cell office:value-type="float" office:value="0.48160468979837084">
            <text:p>0.48160468979837084</text:p>
          </table:table-cell>
          <table:table-cell office:value-type="float" office:value="0.3396293811741373">
            <text:p>0.3396293811741373</text:p>
          </table:table-cell>
          <table:table-cell office:value-type="float" office:value="0.1680224571986182">
            <text:p>0.1680224571986182</text:p>
          </table:table-cell>
          <table:table-cell office:value-type="float" office:value="0.5001864818644445">
            <text:p>0.5001864818644445</text:p>
          </table:table-cell>
          <table:table-cell office:value-type="float" office:value="0.385417470732298">
            <text:p>0.385417470732298</text:p>
          </table:table-cell>
          <table:table-cell office:value-type="float" office:value="0.29818876805716443">
            <text:p>0.29818876805716443</text:p>
          </table:table-cell>
          <table:table-cell office:value-type="float" office:value="0.4520021765101459">
            <text:p>0.4520021765101459</text:p>
          </table:table-cell>
          <table:table-cell office:value-type="float" office:value="0.4291005025564543">
            <text:p>0.4291005025564543</text:p>
          </table:table-cell>
          <table:table-cell office:value-type="float" office:value="0.4873146653907262">
            <text:p>0.4873146653907262</text:p>
          </table:table-cell>
          <table:table-cell office:value-type="float" office:value="0">
            <text:p/>
          </table:table-cell>
          <table:table-cell office:value-type="float" office:value="0.4893899823016939">
            <text:p>0.4893899823016939</text:p>
          </table:table-cell>
          <table:table-cell office:value-type="float" office:value="0.4336202727405428">
            <text:p>0.4336202727405428</text:p>
          </table:table-cell>
          <table:table-cell office:value-type="float" office:value="0.3952310542085576">
            <text:p>0.3952310542085576</text:p>
          </table:table-cell>
          <table:table-cell office:value-type="float" office:value="0.2832642076488963">
            <text:p>0.2832642076488963</text:p>
          </table:table-cell>
          <table:table-cell office:value-type="float" office:value="0.2166976169412841">
            <text:p>0.2166976169412841</text:p>
          </table:table-cell>
          <table:table-cell office:value-type="float" office:value="0.5740719096375253">
            <text:p>0.5740719096375253</text:p>
          </table:table-cell>
          <table:table-cell office:value-type="float" office:value="0.49402849500780044">
            <text:p>0.49402849500780044</text:p>
          </table:table-cell>
          <table:table-cell office:value-type="float" office:value="0.5048289670935266">
            <text:p>0.5048289670935266</text:p>
          </table:table-cell>
          <table:table-cell office:value-type="float" office:value="0.47953063615218594">
            <text:p>0.47953063615218594</text:p>
          </table:table-cell>
          <table:table-cell office:value-type="float" office:value="0.365832667080302">
            <text:p>0.365832667080302</text:p>
          </table:table-cell>
          <table:table-cell office:value-type="float" office:value="0.39785150327671154">
            <text:p>0.39785150327671154</text:p>
          </table:table-cell>
          <table:table-cell office:value-type="float" office:value="0.37764055295874915">
            <text:p>0.37764055295874915</text:p>
          </table:table-cell>
          <table:table-cell office:value-type="float" office:value="0.15858780210175505">
            <text:p>0.15858780210175505</text:p>
          </table:table-cell>
          <table:table-cell office:value-type="float" office:value="0.3695687926185102">
            <text:p>0.3695687926185102</text:p>
          </table:table-cell>
          <table:table-cell office:value-type="float" office:value="0.4127758024115049">
            <text:p>0.4127758024115049</text:p>
          </table:table-cell>
          <table:table-cell office:value-type="float" office:value="0.5443189671939163">
            <text:p>0.5443189671939163</text:p>
          </table:table-cell>
          <table:table-cell office:value-type="float" office:value="0.32983473809827407">
            <text:p>0.32983473809827407</text:p>
          </table:table-cell>
          <table:table-cell office:value-type="float" office:value="0.3203955639866612">
            <text:p>0.3203955639866612</text:p>
          </table:table-cell>
          <table:table-cell office:value-type="float" office:value="0.39274940294784494">
            <text:p>0.39274940294784494</text:p>
          </table:table-cell>
          <table:table-cell office:value-type="float" office:value="0.4431227691732072">
            <text:p>0.4431227691732072</text:p>
          </table:table-cell>
          <table:table-cell office:value-type="float" office:value="0.24799781399046103">
            <text:p>0.24799781399046103</text:p>
          </table:table-cell>
          <table:table-cell office:value-type="float" office:value="0.48430320330473076">
            <text:p>0.48430320330473076</text:p>
          </table:table-cell>
          <table:table-cell office:value-type="float" office:value="0.48119638715219243">
            <text:p>0.48119638715219243</text:p>
          </table:table-cell>
          <table:table-cell office:value-type="float" office:value="0.37187002819686305">
            <text:p>0.37187002819686305</text:p>
          </table:table-cell>
          <table:table-cell office:value-type="float" office:value="0.44794022049469623">
            <text:p>0.44794022049469623</text:p>
          </table:table-cell>
          <table:table-cell office:value-type="float" office:value="0.3952621489611231">
            <text:p>0.3952621489611231</text:p>
          </table:table-cell>
          <table:table-cell office:value-type="float" office:value="0.48383688982195094">
            <text:p>0.48383688982195094</text:p>
          </table:table-cell>
          <table:table-cell office:value-type="float" office:value="0.32020737383857706">
            <text:p>0.32020737383857706</text:p>
          </table:table-cell>
          <table:table-cell office:value-type="float" office:value="0.62122634119029">
            <text:p>0.62122634119029</text:p>
          </table:table-cell>
          <table:table-cell office:value-type="float" office:value="0.5018810056030355">
            <text:p>0.5018810056030355</text:p>
          </table:table-cell>
          <table:table-cell office:value-type="float" office:value="0.43559698322508794">
            <text:p>0.43559698322508794</text:p>
          </table:table-cell>
          <table:table-cell office:value-type="float" office:value="0.32177861725267176">
            <text:p>0.32177861725267176</text:p>
          </table:table-cell>
          <table:table-cell office:value-type="float" office:value="0.5160094806458326">
            <text:p>0.5160094806458326</text:p>
          </table:table-cell>
          <table:table-cell office:value-type="float" office:value="0.3993400987650076">
            <text:p>0.3993400987650076</text:p>
          </table:table-cell>
          <table:table-cell office:value-type="float" office:value="0.4713209149575671">
            <text:p>0.4713209149575671</text:p>
          </table:table-cell>
          <table:table-cell office:value-type="float" office:value="0.32982941735393967">
            <text:p>0.32982941735393967</text:p>
          </table:table-cell>
          <table:table-cell office:value-type="float" office:value="0.5232727867029118">
            <text:p>0.5232727867029118</text:p>
          </table:table-cell>
          <table:table-cell office:value-type="float" office:value="0.30295452596627">
            <text:p>0.30295452596627</text:p>
          </table:table-cell>
          <table:table-cell office:value-type="float" office:value="0.38378497299545944">
            <text:p>0.38378497299545944</text:p>
          </table:table-cell>
          <table:table-cell office:value-type="float" office:value="0.34181141594389214">
            <text:p>0.34181141594389214</text:p>
          </table:table-cell>
          <table:table-cell office:value-type="float" office:value="0.290916482662414">
            <text:p>0.290916482662414</text:p>
          </table:table-cell>
          <table:table-cell office:value-type="float" office:value="0.5401780934335847">
            <text:p>0.5401780934335847</text:p>
          </table:table-cell>
          <table:table-cell office:value-type="float" office:value="0.40190381239768475">
            <text:p>0.40190381239768475</text:p>
          </table:table-cell>
          <table:table-cell office:value-type="float" office:value="0.4890092290851384">
            <text:p>0.4890092290851384</text:p>
          </table:table-cell>
          <table:table-cell office:value-type="float" office:value="0.286934804195259">
            <text:p>0.286934804195259</text:p>
          </table:table-cell>
          <table:table-cell office:value-type="float" office:value="0.4612077083242769">
            <text:p>0.4612077083242769</text:p>
          </table:table-cell>
          <table:table-cell office:value-type="float" office:value="0.42426845017240544">
            <text:p>0.42426845017240544</text:p>
          </table:table-cell>
          <table:table-cell office:value-type="float" office:value="0.37437100025885145">
            <text:p>0.37437100025885145</text:p>
          </table:table-cell>
          <table:table-cell office:value-type="float" office:value="0.5090879952282553">
            <text:p>0.5090879952282553</text:p>
          </table:table-cell>
          <table:table-cell office:value-type="float" office:value="0.23473294458556318">
            <text:p>0.23473294458556318</text:p>
          </table:table-cell>
          <table:table-cell office:value-type="float" office:value="0.27405536535285935">
            <text:p>0.27405536535285935</text:p>
          </table:table-cell>
          <table:table-cell office:value-type="float" office:value="0.36403624909653615">
            <text:p>0.36403624909653615</text:p>
          </table:table-cell>
          <table:table-cell office:value-type="float" office:value="0.38278704903851063">
            <text:p>0.38278704903851063</text:p>
          </table:table-cell>
          <table:table-cell office:value-type="float" office:value="0.43723309176374286">
            <text:p>0.43723309176374286</text:p>
          </table:table-cell>
          <table:table-cell office:value-type="float" office:value="0.24028766153156703">
            <text:p>0.24028766153156703</text:p>
          </table:table-cell>
          <table:table-cell office:value-type="float" office:value="0.495632941935816">
            <text:p>0.495632941935816</text:p>
          </table:table-cell>
          <table:table-cell office:value-type="float" office:value="0.44455577096208115">
            <text:p>0.44455577096208115</text:p>
          </table:table-cell>
          <table:table-cell office:value-type="float" office:value="0.47075317560661406">
            <text:p>0.47075317560661406</text:p>
          </table:table-cell>
          <table:table-cell office:value-type="float" office:value="0.4283217284832661">
            <text:p>0.4283217284832661</text:p>
          </table:table-cell>
          <table:table-cell office:value-type="float" office:value="0.5592715701703324">
            <text:p>0.5592715701703324</text:p>
          </table:table-cell>
          <table:table-cell office:value-type="float" office:value="0.5687798149725285">
            <text:p>0.5687798149725285</text:p>
          </table:table-cell>
          <table:table-cell office:value-type="float" office:value="0.4324472970249433">
            <text:p>0.4324472970249433</text:p>
          </table:table-cell>
          <table:table-cell office:value-type="float" office:value="0.4665953446796109">
            <text:p>0.4665953446796109</text:p>
          </table:table-cell>
          <table:table-cell office:value-type="float" office:value="0.0909090909090909">
            <text:p>0.0909090909090909</text:p>
          </table:table-cell>
          <table:table-cell office:value-type="float" office:value="0.4742798683031744">
            <text:p>0.4742798683031744</text:p>
          </table:table-cell>
          <table:table-cell office:value-type="float" office:value="0.2726360972364595">
            <text:p>0.2726360972364595</text:p>
          </table:table-cell>
          <table:table-cell office:value-type="float" office:value="0.4388740058648168">
            <text:p>0.4388740058648168</text:p>
          </table:table-cell>
          <table:table-cell office:value-type="float" office:value="0.44557008942456217">
            <text:p>0.44557008942456217</text:p>
          </table:table-cell>
          <table:table-cell office:value-type="float" office:value="0.5577112908804316">
            <text:p>0.5577112908804316</text:p>
          </table:table-cell>
          <table:table-cell office:value-type="float" office:value="0.5164534182863088">
            <text:p>0.5164534182863088</text:p>
          </table:table-cell>
          <table:table-cell office:value-type="float" office:value="0.5334306585554186">
            <text:p>0.5334306585554186</text:p>
          </table:table-cell>
          <table:table-cell office:value-type="float" office:value="0.4086774153615046">
            <text:p>0.4086774153615046</text:p>
          </table:table-cell>
          <table:table-cell office:value-type="float" office:value="0.3477811553540995">
            <text:p>0.3477811553540995</text:p>
          </table:table-cell>
          <table:table-cell office:value-type="float" office:value="0.3925379201726943">
            <text:p>0.3925379201726943</text:p>
          </table:table-cell>
          <table:table-cell office:value-type="float" office:value="0.3702545326170185">
            <text:p>0.3702545326170185</text:p>
          </table:table-cell>
          <table:table-cell office:value-type="float" office:value="0.41793740949443664">
            <text:p>0.41793740949443664</text:p>
          </table:table-cell>
          <table:table-cell office:value-type="float" office:value="0.41527534215843187">
            <text:p>0.41527534215843187</text:p>
          </table:table-cell>
          <table:table-cell office:value-type="float" office:value="0.49703800782360447">
            <text:p>0.49703800782360447</text:p>
          </table:table-cell>
          <table:table-cell office:value-type="float" office:value="0.38652586013946083">
            <text:p>0.38652586013946083</text:p>
          </table:table-cell>
          <table:table-cell office:value-type="float" office:value="0.36282440211140665">
            <text:p>0.36282440211140665</text:p>
          </table:table-cell>
          <table:table-cell office:value-type="float" office:value="0.418247005965454">
            <text:p>0.418247005965454</text:p>
          </table:table-cell>
          <table:table-cell office:value-type="float" office:value="0.32897289627251386">
            <text:p>0.32897289627251386</text:p>
          </table:table-cell>
          <table:table-cell office:value-type="float" office:value="0.406631153342061">
            <text:p>0.406631153342061</text:p>
          </table:table-cell>
          <table:table-cell office:value-type="float" office:value="0.4338306637048688">
            <text:p>0.4338306637048688</text:p>
          </table:table-cell>
          <table:table-cell office:value-type="float" office:value="0.33586931618878885">
            <text:p>0.33586931618878885</text:p>
          </table:table-cell>
          <table:table-cell office:value-type="float" office:value="0.4333025960446165">
            <text:p>0.4333025960446165</text:p>
          </table:table-cell>
          <table:table-cell office:value-type="float" office:value="0.33533226892577117">
            <text:p>0.33533226892577117</text:p>
          </table:table-cell>
          <table:table-cell office:value-type="float" office:value="0.38714657524645785">
            <text:p>0.38714657524645785</text:p>
          </table:table-cell>
          <table:table-cell office:value-type="float" office:value="0.42594376982641696">
            <text:p>0.42594376982641696</text:p>
          </table:table-cell>
          <table:table-cell office:value-type="float" office:value="0.43826830237094594">
            <text:p>0.43826830237094594</text:p>
          </table:table-cell>
          <table:table-cell office:value-type="float" office:value="0.41232417658431325">
            <text:p>0.41232417658431325</text:p>
          </table:table-cell>
          <table:table-cell office:value-type="float" office:value="0.40951449306115967">
            <text:p>0.40951449306115967</text:p>
          </table:table-cell>
          <table:table-cell office:value-type="float" office:value="0.4413466135529426">
            <text:p>0.4413466135529426</text:p>
          </table:table-cell>
          <table:table-cell office:value-type="float" office:value="0.3885671553823195">
            <text:p>0.3885671553823195</text:p>
          </table:table-cell>
          <table:table-cell office:value-type="float" office:value="0.3471297563985781">
            <text:p>0.3471297563985781</text:p>
          </table:table-cell>
          <table:table-cell office:value-type="float" office:value="0.4757925287534864">
            <text:p>0.4757925287534864</text:p>
          </table:table-cell>
          <table:table-cell office:value-type="float" office:value="0.33234863667343684">
            <text:p>0.33234863667343684</text:p>
          </table:table-cell>
          <table:table-cell office:value-type="float" office:value="0.3776796041148727">
            <text:p>0.3776796041148727</text:p>
          </table:table-cell>
          <table:table-cell office:value-type="float" office:value="0.39142981076864986">
            <text:p>0.39142981076864986</text:p>
          </table:table-cell>
          <table:table-cell office:value-type="float" office:value="0.3701425376647244">
            <text:p>0.3701425376647244</text:p>
          </table:table-cell>
          <table:table-cell office:value-type="float" office:value="0.3492052718924203">
            <text:p>0.3492052718924203</text:p>
          </table:table-cell>
          <table:table-cell office:value-type="float" office:value="0.4535021221683561">
            <text:p>0.4535021221683561</text:p>
          </table:table-cell>
          <table:table-cell office:value-type="float" office:value="0.3682064750849492">
            <text:p>0.3682064750849492</text:p>
          </table:table-cell>
          <table:table-cell office:value-type="float" office:value="0.4119770767490786">
            <text:p>0.4119770767490786</text:p>
          </table:table-cell>
          <table:table-cell office:value-type="float" office:value="0.4368482263987144">
            <text:p>0.4368482263987144</text:p>
          </table:table-cell>
          <table:table-cell office:value-type="float" office:value="0.45932556377450334">
            <text:p>0.45932556377450334</text:p>
          </table:table-cell>
          <table:table-cell office:value-type="float" office:value="0.39414424917748464">
            <text:p>0.39414424917748464</text:p>
          </table:table-cell>
          <table:table-cell office:value-type="float" office:value="0.39745045253813893">
            <text:p>0.39745045253813893</text:p>
          </table:table-cell>
          <table:table-cell office:value-type="float" office:value="0.315275062777138">
            <text:p>0.315275062777138</text:p>
          </table:table-cell>
          <table:table-cell office:value-type="float" office:value="0.3652310441398176">
            <text:p>0.3652310441398176</text:p>
          </table:table-cell>
          <table:table-cell office:value-type="float" office:value="0.39306940489200437">
            <text:p>0.39306940489200437</text:p>
          </table:table-cell>
          <table:table-cell office:value-type="float" office:value="0.36833720295661637">
            <text:p>0.36833720295661637</text:p>
          </table:table-cell>
          <table:table-cell office:value-type="float" office:value="0.4523509469012288">
            <text:p>0.4523509469012288</text:p>
          </table:table-cell>
          <table:table-cell office:value-type="float" office:value="0.46278400359524613">
            <text:p>0.46278400359524613</text:p>
          </table:table-cell>
          <table:table-cell office:value-type="float" office:value="0.5452032144807193">
            <text:p>0.5452032144807193</text:p>
          </table:table-cell>
          <table:table-cell office:value-type="float" office:value="0.38746691739117856">
            <text:p>0.38746691739117856</text:p>
          </table:table-cell>
          <table:table-cell office:value-type="float" office:value="0.3829854438298144">
            <text:p>0.3829854438298144</text:p>
          </table:table-cell>
          <table:table-cell office:value-type="float" office:value="0.39973023438470984">
            <text:p>0.39973023438470984</text:p>
          </table:table-cell>
          <table:table-cell office:value-type="float" office:value="0.4028353477811989">
            <text:p>0.4028353477811989</text:p>
          </table:table-cell>
          <table:table-cell office:value-type="float" office:value="0.39841899712600926">
            <text:p>0.39841899712600926</text:p>
          </table:table-cell>
          <table:table-cell office:value-type="float" office:value="0.34945848576287347">
            <text:p>0.34945848576287347</text:p>
          </table:table-cell>
          <table:table-cell office:value-type="float" office:value="0.443283028509325">
            <text:p>0.443283028509325</text:p>
          </table:table-cell>
          <table:table-cell office:value-type="float" office:value="0.4132290492912413">
            <text:p>0.4132290492912413</text:p>
          </table:table-cell>
          <table:table-cell office:value-type="float" office:value="0.3205626517175113">
            <text:p>0.3205626517175113</text:p>
          </table:table-cell>
          <table:table-cell office:value-type="float" office:value="0.3294811788130369">
            <text:p>0.3294811788130369</text:p>
          </table:table-cell>
          <table:table-cell office:value-type="float" office:value="0.4054086502841316">
            <text:p>0.4054086502841316</text:p>
          </table:table-cell>
          <table:table-cell office:value-type="float" office:value="0.39297101417022906">
            <text:p>0.39297101417022906</text:p>
          </table:table-cell>
          <table:table-cell office:value-type="float" office:value="0.42628829061365164">
            <text:p>0.42628829061365164</text:p>
          </table:table-cell>
          <table:table-cell office:value-type="float" office:value="0.3573689546882527">
            <text:p>0.3573689546882527</text:p>
          </table:table-cell>
          <table:table-cell office:value-type="float" office:value="0.4102039902671407">
            <text:p>0.4102039902671407</text:p>
          </table:table-cell>
          <table:table-cell office:value-type="float" office:value="0.4272313155970209">
            <text:p>0.4272313155970209</text:p>
          </table:table-cell>
          <table:table-cell office:value-type="float" office:value="0.3676849355039023">
            <text:p>0.3676849355039023</text:p>
          </table:table-cell>
          <table:table-cell office:value-type="float" office:value="0.35071159396733065">
            <text:p>0.35071159396733065</text:p>
          </table:table-cell>
          <table:table-cell office:value-type="float" office:value="0.4449619490273923">
            <text:p>0.4449619490273923</text:p>
          </table:table-cell>
          <table:table-cell office:value-type="float" office:value="0.40401695453039055">
            <text:p>0.40401695453039055</text:p>
          </table:table-cell>
          <table:table-cell office:value-type="float" office:value="0.513660707563032">
            <text:p>0.513660707563032</text:p>
          </table:table-cell>
          <table:table-cell office:value-type="float" office:value="0.3666355799683486">
            <text:p>0.3666355799683486</text:p>
          </table:table-cell>
          <table:table-cell office:value-type="float" office:value="0.3557309645605877">
            <text:p>0.3557309645605877</text:p>
          </table:table-cell>
          <table:table-cell office:value-type="float" office:value="0.37693938695203894">
            <text:p>0.37693938695203894</text:p>
          </table:table-cell>
          <table:table-cell office:value-type="float" office:value="0.36126189224984023">
            <text:p>0.36126189224984023</text:p>
          </table:table-cell>
          <table:table-cell office:value-type="float" office:value="0.30704170655135166">
            <text:p>0.30704170655135166</text:p>
          </table:table-cell>
          <table:table-cell office:value-type="float" office:value="0.44368912219158774">
            <text:p>0.44368912219158774</text:p>
          </table:table-cell>
          <table:table-cell office:value-type="float" office:value="0.36578905440757514">
            <text:p>0.36578905440757514</text:p>
          </table:table-cell>
          <table:table-cell office:value-type="float" office:value="0.3814207758766014">
            <text:p>0.3814207758766014</text:p>
          </table:table-cell>
          <table:table-cell office:value-type="float" office:value="0.38987877439765817">
            <text:p>0.38987877439765817</text:p>
          </table:table-cell>
          <table:table-cell office:value-type="float" office:value="0.3874237640181779">
            <text:p>0.3874237640181779</text:p>
          </table:table-cell>
          <table:table-cell office:value-type="float" office:value="0.44989568563482635">
            <text:p>0.44989568563482635</text:p>
          </table:table-cell>
          <table:table-cell office:value-type="float" office:value="0.32461226557807144">
            <text:p>0.32461226557807144</text:p>
          </table:table-cell>
          <table:table-cell office:value-type="float" office:value="0.27199952090888463">
            <text:p>0.27199952090888463</text:p>
          </table:table-cell>
          <table:table-cell office:value-type="float" office:value="0.3377686611748249">
            <text:p>0.3377686611748249</text:p>
          </table:table-cell>
          <table:table-cell office:value-type="float" office:value="0.2991681328457421">
            <text:p>0.2991681328457421</text:p>
          </table:table-cell>
          <table:table-cell office:value-type="float" office:value="0.3891863175003152">
            <text:p>0.3891863175003152</text:p>
          </table:table-cell>
          <table:table-cell office:value-type="float" office:value="0.35291917066094686">
            <text:p>0.35291917066094686</text:p>
          </table:table-cell>
          <table:table-cell office:value-type="float" office:value="0.3861346627360844">
            <text:p>0.3861346627360844</text:p>
          </table:table-cell>
          <table:table-cell office:value-type="float" office:value="0.3295638557695866">
            <text:p>0.3295638557695866</text:p>
          </table:table-cell>
          <table:table-cell office:value-type="float" office:value="0.9563234520259603">
            <text:p>0.9563234520259603</text:p>
          </table:table-cell>
          <table:table-cell office:value-type="float" office:value="0.0">
            <text:p/>
          </table:table-cell>
          <table:table-cell office:value-type="float" office:value="0.3547631292684746">
            <text:p>0.3547631292684746</text:p>
          </table:table-cell>
          <table:table-cell office:value-type="float" office:value="0.3447697812326524">
            <text:p>0.3447697812326524</text:p>
          </table:table-cell>
          <table:table-cell office:value-type="float" office:value="0.5694760820045558">
            <text:p>0.5694760820045558</text:p>
          </table:table-cell>
          <table:table-cell office:value-type="float" office:value="0.7250713562659424">
            <text:p>0.7250713562659424</text:p>
          </table:table-cell>
          <table:table-cell office:value-type="float" office:value="0.0">
            <text:p/>
          </table:table-cell>
          <table:table-cell office:value-type="float" office:value="0.32687873071166695">
            <text:p>0.32687873071166695</text:p>
          </table:table-cell>
        </table:table-row>
        <table:table-row>
          <table:table-cell office:value-type="string" office:string-value="CC">
            <text:p>CC</text:p>
          </table:table-cell>
          <table:table-cell office:value-type="float" office:value="51.2">
            <text:p>51.2</text:p>
          </table:table-cell>
          <table:table-cell office:value-type="string" office:string-value="401/426">
            <text:p>401/426</text:p>
          </table:table-cell>
          <table:table-cell office:value-type="string" office:string-value="72/73">
            <text:p>72/73</text:p>
          </table:table-cell>
          <table:table-cell office:value-type="string" office:string-value="3665/3834">
            <text:p>3665/3834</text:p>
          </table:table-cell>
          <table:table-cell office:value-type="string" office:string-value="4157/4260">
            <text:p>4157/4260</text:p>
          </table:table-cell>
          <table:table-cell office:value-type="float" office:value="0.9413145539906103">
            <text:p>0.9413145539906103</text:p>
          </table:table-cell>
          <table:table-cell office:value-type="float" office:value="0.9863013698630136">
            <text:p>0.9863013698630136</text:p>
          </table:table-cell>
          <table:table-cell office:value-type="float" office:value="0.9559207094418362">
            <text:p>0.9559207094418362</text:p>
          </table:table-cell>
          <table:table-cell office:value-type="float" office:value="0.7949120603015075">
            <text:p>0.7949120603015075</text:p>
          </table:table-cell>
          <table:table-cell office:value-type="float" office:value="0.9758215962441315">
            <text:p>0.9758215962441315</text:p>
          </table:table-cell>
          <table:table-cell office:value-type="float" office:value="0.9569657184536834">
            <text:p>0.9569657184536834</text:p>
          </table:table-cell>
          <table:table-cell office:value-type="float" office:value="0.9922513990529487">
            <text:p>0.9922513990529487</text:p>
          </table:table-cell>
          <table:table-cell office:value-type="float" office:value="0.9453693227735575">
            <text:p>0.9453693227735575</text:p>
          </table:table-cell>
          <table:table-cell office:value-type="float" office:value="0.9390048154093097">
            <text:p>0.9390048154093097</text:p>
          </table:table-cell>
          <table:table-cell office:value-type="float" office:value="0.9702719797596457">
            <text:p>0.9702719797596457</text:p>
          </table:table-cell>
          <table:table-cell office:value-type="float" office:value="0.8777533039647577">
            <text:p>0.8777533039647577</text:p>
          </table:table-cell>
          <table:table-cell office:value-type="float" office:value="0.8679611650485436">
            <text:p>0.8679611650485436</text:p>
          </table:table-cell>
          <table:table-cell office:value-type="float" office:value="0.9484536082474226">
            <text:p>0.9484536082474226</text:p>
          </table:table-cell>
          <table:table-cell office:value-type="float" office:value="0.9927945134126226">
            <text:p>0.9927945134126226</text:p>
          </table:table-cell>
          <table:table-cell office:value-type="float" office:value="0.9863848083124328">
            <text:p>0.9863848083124328</text:p>
          </table:table-cell>
          <table:table-cell office:value-type="float" office:value="0.9449260581336052">
            <text:p>0.9449260581336052</text:p>
          </table:table-cell>
          <table:table-cell office:value-type="float" office:value="0.9887907945640313">
            <text:p>0.9887907945640313</text:p>
          </table:table-cell>
          <table:table-cell office:value-type="float" office:value="0.920508166969147">
            <text:p>0.920508166969147</text:p>
          </table:table-cell>
          <table:table-cell office:value-type="float" office:value="0.9781360424028268">
            <text:p>0.9781360424028268</text:p>
          </table:table-cell>
          <table:table-cell office:value-type="float" office:value="0.9831625183016105">
            <text:p>0.9831625183016105</text:p>
          </table:table-cell>
          <table:table-cell office:value-type="float" office:value="0.9245283018867924">
            <text:p>0.9245283018867924</text:p>
          </table:table-cell>
          <table:table-cell office:value-type="float" office:value="0.9978485370051634">
            <text:p>0.9978485370051634</text:p>
          </table:table-cell>
          <table:table-cell office:value-type="float" office:value="0.9993486933159651">
            <text:p>0.9993486933159651</text:p>
          </table:table-cell>
          <table:table-cell office:value-type="float" office:value="0.9676300578034681">
            <text:p>0.9676300578034681</text:p>
          </table:table-cell>
          <table:table-cell office:value-type="float" office:value="0.9903846153846153">
            <text:p>0.9903846153846153</text:p>
          </table:table-cell>
          <table:table-cell office:value-type="float" office:value="0.7633056366494497">
            <text:p>0.7633056366494497</text:p>
          </table:table-cell>
          <table:table-cell office:value-type="float" office:value="0.9856687898089171">
            <text:p>0.9856687898089171</text:p>
          </table:table-cell>
          <table:table-cell office:value-type="float" office:value="0.9634083930399181">
            <text:p>0.9634083930399181</text:p>
          </table:table-cell>
          <table:table-cell office:value-type="float" office:value="0.9771573604060914">
            <text:p>0.9771573604060914</text:p>
          </table:table-cell>
          <table:table-cell office:value-type="float" office:value="0.789638041163946">
            <text:p>0.789638041163946</text:p>
          </table:table-cell>
          <table:table-cell office:value-type="float" office:value="0.9560080442433383">
            <text:p>0.9560080442433383</text:p>
          </table:table-cell>
          <table:table-cell office:value-type="float" office:value="0.9922311995027967">
            <text:p>0.9922311995027967</text:p>
          </table:table-cell>
          <table:table-cell office:value-type="float" office:value="0.8091684434968016">
            <text:p>0.8091684434968016</text:p>
          </table:table-cell>
          <table:table-cell office:value-type="float" office:value="0.9339221458946679">
            <text:p>0.9339221458946679</text:p>
          </table:table-cell>
          <table:table-cell office:value-type="float" office:value="0.9627831715210355">
            <text:p>0.9627831715210355</text:p>
          </table:table-cell>
          <table:table-cell office:value-type="float" office:value="0.9119496855345911">
            <text:p>0.9119496855345911</text:p>
          </table:table-cell>
          <table:table-cell office:value-type="float" office:value="0.9679113185530921">
            <text:p>0.9679113185530921</text:p>
          </table:table-cell>
          <table:table-cell office:value-type="float" office:value="0.9924764890282131">
            <text:p>0.9924764890282131</text:p>
          </table:table-cell>
          <table:table-cell office:value-type="float" office:value="0.9807785719242245">
            <text:p>0.9807785719242245</text:p>
          </table:table-cell>
          <table:table-cell office:value-type="string" office:string-value="401/426">
            <text:p>401/426</text:p>
          </table:table-cell>
          <table:table-cell office:value-type="float" office:value="0.7803030303030303">
            <text:p>0.7803030303030303</text:p>
          </table:table-cell>
          <table:table-cell office:value-type="float" office:value="0.37307692307692303">
            <text:p>0.37307692307692303</text:p>
          </table:table-cell>
          <table:table-cell office:value-type="float" office:value="0.9353146853146853">
            <text:p>0.9353146853146853</text:p>
          </table:table-cell>
          <table:table-cell office:value-type="float" office:value="0.5518925518925518">
            <text:p>0.5518925518925518</text:p>
          </table:table-cell>
          <table:table-cell office:value-type="float" office:value="0.87948350071736">
            <text:p>0.87948350071736</text:p>
          </table:table-cell>
          <table:table-cell office:value-type="float" office:value="0.5625">
            <text:p>0.5625</text:p>
          </table:table-cell>
          <table:table-cell office:value-type="float" office:value="0.0">
            <text:p/>
          </table:table-cell>
          <table:table-cell office:value-type="float" office:value="0.8202614379084967">
            <text:p>0.8202614379084967</text:p>
          </table:table-cell>
          <table:table-cell office:value-type="float" office:value="0.9136807817589576">
            <text:p>0.9136807817589576</text:p>
          </table:table-cell>
          <table:table-cell office:value-type="float" office:value="0.47368421052631576">
            <text:p>0.47368421052631576</text:p>
          </table:table-cell>
          <table:table-cell office:value-type="float" office:value="0.7761194029850745">
            <text:p>0.7761194029850745</text:p>
          </table:table-cell>
          <table:table-cell office:value-type="float" office:value="1">
            <text:p>1</text:p>
          </table:table-cell>
          <table:table-cell office:value-type="float" office:value="0.8711001642036125">
            <text:p>0.8711001642036125</text:p>
          </table:table-cell>
          <table:table-cell office:value-type="float" office:value="0.6125186289120714">
            <text:p>0.6125186289120714</text:p>
          </table:table-cell>
          <table:table-cell office:value-type="float" office:value="0.5922014622258326">
            <text:p>0.5922014622258326</text:p>
          </table:table-cell>
          <table:table-cell office:value-type="float" office:value="0.20939681601595683">
            <text:p>0.20939681601595683</text:p>
          </table:table-cell>
          <table:table-cell office:value-type="float" office:value="0.36830742659758203">
            <text:p>0.36830742659758203</text:p>
          </table:table-cell>
          <table:table-cell office:value-type="float" office:value="0.9298245614035087">
            <text:p>0.9298245614035087</text:p>
          </table:table-cell>
          <table:table-cell office:value-type="float" office:value="0.3930254476908577">
            <text:p>0.3930254476908577</text:p>
          </table:table-cell>
          <table:table-cell office:value-type="float" office:value="1.0">
            <text:p>1.0</text:p>
          </table:table-cell>
          <table:table-cell office:value-type="float" office:value="0.28921244209133024">
            <text:p>0.28921244209133024</text:p>
          </table:table-cell>
          <table:table-cell office:value-type="float" office:value="0.7091097308488612">
            <text:p>0.7091097308488612</text:p>
          </table:table-cell>
          <table:table-cell office:value-type="float" office:value="0.45185185185185184">
            <text:p>0.45185185185185184</text:p>
          </table:table-cell>
          <table:table-cell office:value-type="float" office:value="0.28817541111981204">
            <text:p>0.28817541111981204</text:p>
          </table:table-cell>
          <table:table-cell office:value-type="float" office:value="0.6835564053537284">
            <text:p>0.6835564053537284</text:p>
          </table:table-cell>
          <table:table-cell office:value-type="float" office:value="0.3117647058823529">
            <text:p>0.3117647058823529</text:p>
          </table:table-cell>
          <table:table-cell office:value-type="float" office:value="0.2579827673593512">
            <text:p>0.2579827673593512</text:p>
          </table:table-cell>
          <table:table-cell office:value-type="float" office:value="0.49664429530201337">
            <text:p>0.49664429530201337</text:p>
          </table:table-cell>
          <table:table-cell office:value-type="float" office:value="0.5094339622641509">
            <text:p>0.5094339622641509</text:p>
          </table:table-cell>
          <table:table-cell office:value-type="float" office:value="0.7400419287211739">
            <text:p>0.7400419287211739</text:p>
          </table:table-cell>
          <table:table-cell office:value-type="float" office:value="0.566123188405797">
            <text:p>0.566123188405797</text:p>
          </table:table-cell>
          <table:table-cell office:value-type="float" office:value="0.48913043478260865">
            <text:p>0.48913043478260865</text:p>
          </table:table-cell>
          <table:table-cell office:value-type="float" office:value="0.9298729983434566">
            <text:p>0.9298729983434566</text:p>
          </table:table-cell>
          <table:table-cell office:value-type="float" office:value="0.4687868080094228">
            <text:p>0.4687868080094228</text:p>
          </table:table-cell>
          <table:table-cell office:value-type="float" office:value="0.9265383572783952">
            <text:p>0.9265383572783952</text:p>
          </table:table-cell>
          <table:table-cell office:value-type="float" office:value="0.726869455006337">
            <text:p>0.726869455006337</text:p>
          </table:table-cell>
          <table:table-cell office:value-type="float" office:value="0.23311475409836063">
            <text:p>0.23311475409836063</text:p>
          </table:table-cell>
          <table:table-cell office:value-type="float" office:value="0.7505827505827505">
            <text:p>0.7505827505827505</text:p>
          </table:table-cell>
          <table:table-cell office:value-type="float" office:value="0.7840425531914893">
            <text:p>0.7840425531914893</text:p>
          </table:table-cell>
          <table:table-cell office:value-type="float" office:value="0.8899999999999999">
            <text:p>0.8899999999999999</text:p>
          </table:table-cell>
          <table:table-cell office:value-type="float" office:value="0.8605830164765526">
            <text:p>0.8605830164765526</text:p>
          </table:table-cell>
          <table:table-cell office:value-type="float" office:value="0.90357317670093">
            <text:p>0.90357317670093</text:p>
          </table:table-cell>
          <table:table-cell office:value-type="float" office:value="0.39999999999999997">
            <text:p>0.39999999999999997</text:p>
          </table:table-cell>
          <table:table-cell office:value-type="float" office:value="0.8262342691190706">
            <text:p>0.8262342691190706</text:p>
          </table:table-cell>
          <table:table-cell office:value-type="float" office:value="0.740506329113924">
            <text:p>0.740506329113924</text:p>
          </table:table-cell>
          <table:table-cell office:value-type="float" office:value="0.9233964005537609">
            <text:p>0.9233964005537609</text:p>
          </table:table-cell>
          <table:table-cell office:value-type="float" office:value="0.817829457364341">
            <text:p>0.817829457364341</text:p>
          </table:table-cell>
          <table:table-cell office:value-type="float" office:value="0.855277185501066">
            <text:p>0.855277185501066</text:p>
          </table:table-cell>
          <table:table-cell office:value-type="float" office:value="0.8795355587808418">
            <text:p>0.8795355587808418</text:p>
          </table:table-cell>
          <table:table-cell office:value-type="float" office:value="0.6784140969162995">
            <text:p>0.6784140969162995</text:p>
          </table:table-cell>
          <table:table-cell office:value-type="float" office:value="0.6348733233979135">
            <text:p>0.6348733233979135</text:p>
          </table:table-cell>
          <table:table-cell office:value-type="float" office:value="0.8520775623268697">
            <text:p>0.8520775623268697</text:p>
          </table:table-cell>
          <table:table-cell office:value-type="float" office:value="0.5521145521145521">
            <text:p>0.5521145521145521</text:p>
          </table:table-cell>
          <table:table-cell office:value-type="float" office:value="0.8545454545454545">
            <text:p>0.8545454545454545</text:p>
          </table:table-cell>
          <table:table-cell office:value-type="float" office:value="0.5446428571428571">
            <text:p>0.5446428571428571</text:p>
          </table:table-cell>
          <table:table-cell office:value-type="float" office:value="0.8222371665545841">
            <text:p>0.8222371665545841</text:p>
          </table:table-cell>
          <table:table-cell office:value-type="float" office:value="0.8647887323943662">
            <text:p>0.8647887323943662</text:p>
          </table:table-cell>
          <table:table-cell office:value-type="float" office:value="0.938265306122449">
            <text:p>0.938265306122449</text:p>
          </table:table-cell>
          <table:table-cell office:value-type="float" office:value="0.7731448763250883">
            <text:p>0.7731448763250883</text:p>
          </table:table-cell>
          <table:table-cell office:value-type="float" office:value="0.891033891033891">
            <text:p>0.891033891033891</text:p>
          </table:table-cell>
          <table:table-cell office:value-type="float" office:value="0.8456521739130434">
            <text:p>0.8456521739130434</text:p>
          </table:table-cell>
          <table:table-cell office:value-type="float" office:value="0.7826086956521738">
            <text:p>0.7826086956521738</text:p>
          </table:table-cell>
          <table:table-cell office:value-type="float" office:value="0.9982300884955752">
            <text:p>0.9982300884955752</text:p>
          </table:table-cell>
          <table:table-cell office:value-type="float" office:value="0.4240570846075433">
            <text:p>0.4240570846075433</text:p>
          </table:table-cell>
          <table:table-cell office:value-type="float" office:value="0.6462750985175455">
            <text:p>0.6462750985175455</text:p>
          </table:table-cell>
          <table:table-cell office:value-type="float" office:value="0.9178800232964472">
            <text:p>0.9178800232964472</text:p>
          </table:table-cell>
          <table:table-cell office:value-type="float" office:value="0.5093127809890815">
            <text:p>0.5093127809890815</text:p>
          </table:table-cell>
          <table:table-cell office:value-type="float" office:value="0.8083010903974674">
            <text:p>0.8083010903974674</text:p>
          </table:table-cell>
          <table:table-cell office:value-type="float" office:value="0.7972222222222222">
            <text:p>0.7972222222222222</text:p>
          </table:table-cell>
          <table:table-cell office:value-type="float" office:value="0.7752027809965237">
            <text:p>0.7752027809965237</text:p>
          </table:table-cell>
          <table:table-cell office:value-type="float" office:value="0.7482778415614236">
            <text:p>0.7482778415614236</text:p>
          </table:table-cell>
          <table:table-cell office:value-type="float" office:value="1.0">
            <text:p>1.0</text:p>
          </table:table-cell>
          <table:table-cell office:value-type="float" office:value="0.9690849134377576">
            <text:p>0.9690849134377576</text:p>
          </table:table-cell>
          <table:table-cell office:value-type="float" office:value="0.23921085080147964">
            <text:p>0.23921085080147964</text:p>
          </table:table-cell>
          <table:table-cell office:value-type="float" office:value="0.8051338669610819">
            <text:p>0.8051338669610819</text:p>
          </table:table-cell>
          <table:table-cell office:value-type="float" office:value="0.7659830098802776">
            <text:p>0.7659830098802776</text:p>
          </table:table-cell>
          <table:table-cell office:value-type="float" office:value="0.2600969305331179">
            <text:p>0.2600969305331179</text:p>
          </table:table-cell>
          <table:table-cell office:value-type="float" office:value="0.9315403422982884">
            <text:p>0.9315403422982884</text:p>
          </table:table-cell>
          <table:table-cell office:value-type="float" office:value="0.8206896551724138">
            <text:p>0.8206896551724138</text:p>
          </table:table-cell>
          <table:table-cell office:value-type="float" office:value="0.8450560652395515">
            <text:p>0.8450560652395515</text:p>
          </table:table-cell>
          <table:table-cell office:value-type="float" office:value="0.7646219686162624">
            <text:p>0.7646219686162624</text:p>
          </table:table-cell>
          <table:table-cell office:value-type="float" office:value="0.6185686653771759">
            <text:p>0.6185686653771759</text:p>
          </table:table-cell>
          <table:table-cell office:value-type="float" office:value="0.6329113924050632">
            <text:p>0.6329113924050632</text:p>
          </table:table-cell>
          <table:table-cell office:value-type="float" office:value="0.6737254901960784">
            <text:p>0.6737254901960784</text:p>
          </table:table-cell>
          <table:table-cell office:value-type="float" office:value="0.8779909463246389">
            <text:p>0.8779909463246389</text:p>
          </table:table-cell>
          <table:table-cell office:value-type="float" office:value="0.889763779527559">
            <text:p>0.889763779527559</text:p>
          </table:table-cell>
          <table:table-cell office:value-type="float" office:value="0.8051948051948051">
            <text:p>0.8051948051948051</text:p>
          </table:table-cell>
          <table:table-cell office:value-type="float" office:value="0.732567049808429">
            <text:p>0.732567049808429</text:p>
          </table:table-cell>
          <table:table-cell office:value-type="float" office:value="0.9491187229797139">
            <text:p>0.9491187229797139</text:p>
          </table:table-cell>
          <table:table-cell office:value-type="float" office:value="0.9667879748485385">
            <text:p>0.9667879748485385</text:p>
          </table:table-cell>
          <table:table-cell office:value-type="float" office:value="0.9606986899563318">
            <text:p>0.9606986899563318</text:p>
          </table:table-cell>
          <table:table-cell office:value-type="float" office:value="0.935878962536023">
            <text:p>0.935878962536023</text:p>
          </table:table-cell>
          <table:table-cell office:value-type="float" office:value="0.2734335793014999">
            <text:p>0.2734335793014999</text:p>
          </table:table-cell>
          <table:table-cell office:value-type="float" office:value="0.07878932387523657">
            <text:p>0.07878932387523657</text:p>
          </table:table-cell>
          <table:table-cell office:value-type="float" office:value="0.8678223185265438">
            <text:p>0.8678223185265438</text:p>
          </table:table-cell>
          <table:table-cell office:value-type="float" office:value="0.7735682819383259">
            <text:p>0.7735682819383259</text:p>
          </table:table-cell>
          <table:table-cell office:value-type="float" office:value="0.5176470588235293">
            <text:p>0.5176470588235293</text:p>
          </table:table-cell>
          <table:table-cell office:value-type="float" office:value="0.95565749235474">
            <text:p>0.95565749235474</text:p>
          </table:table-cell>
          <table:table-cell office:value-type="float" office:value="0.6376513593785698">
            <text:p>0.6376513593785698</text:p>
          </table:table-cell>
          <table:table-cell office:value-type="float" office:value="0.40047393364928907">
            <text:p>0.40047393364928907</text:p>
          </table:table-cell>
          <table:table-cell office:value-type="float" office:value="0.8721934369602763">
            <text:p>0.8721934369602763</text:p>
          </table:table-cell>
          <table:table-cell office:value-type="float" office:value="0.6915871639202081">
            <text:p>0.6915871639202081</text:p>
          </table:table-cell>
          <table:table-cell office:value-type="float" office:value="0.7251051893408134">
            <text:p>0.7251051893408134</text:p>
          </table:table-cell>
          <table:table-cell office:value-type="float" office:value="0.7647058823529411">
            <text:p>0.7647058823529411</text:p>
          </table:table-cell>
          <table:table-cell office:value-type="float" office:value="0.7158712541620421">
            <text:p>0.7158712541620421</text:p>
          </table:table-cell>
          <table:table-cell office:value-type="float" office:value="0.8343230403800475">
            <text:p>0.8343230403800475</text:p>
          </table:table-cell>
          <table:table-cell office:value-type="float" office:value="0.8933539412673879">
            <text:p>0.8933539412673879</text:p>
          </table:table-cell>
          <table:table-cell office:value-type="float" office:value="0.6828816920026437">
            <text:p>0.6828816920026437</text:p>
          </table:table-cell>
          <table:table-cell office:value-type="float" office:value="0.7429598562013181">
            <text:p>0.7429598562013181</text:p>
          </table:table-cell>
          <table:table-cell office:value-type="float" office:value="0.887846291331546">
            <text:p>0.887846291331546</text:p>
          </table:table-cell>
          <table:table-cell office:value-type="float" office:value="0.7613168724279835">
            <text:p>0.7613168724279835</text:p>
          </table:table-cell>
          <table:table-cell office:value-type="float" office:value="0.7565499652214236">
            <text:p>0.7565499652214236</text:p>
          </table:table-cell>
          <table:table-cell office:value-type="float" office:value="0.9722222222222222">
            <text:p>0.9722222222222222</text:p>
          </table:table-cell>
          <table:table-cell office:value-type="float" office:value="0.6681201550387597">
            <text:p>0.6681201550387597</text:p>
          </table:table-cell>
          <table:table-cell office:value-type="float" office:value="0.9118279569892472">
            <text:p>0.9118279569892472</text:p>
          </table:table-cell>
          <table:table-cell office:value-type="float" office:value="0.9628647214854111">
            <text:p>0.9628647214854111</text:p>
          </table:table-cell>
          <table:table-cell office:value-type="float" office:value="0.8829516539440203">
            <text:p>0.8829516539440203</text:p>
          </table:table-cell>
          <table:table-cell office:value-type="float" office:value="0.8481781376518218">
            <text:p>0.8481781376518218</text:p>
          </table:table-cell>
          <table:table-cell office:value-type="float" office:value="0.8742655699177437">
            <text:p>0.8742655699177437</text:p>
          </table:table-cell>
          <table:table-cell office:value-type="float" office:value="0.4867924528301886">
            <text:p>0.4867924528301886</text:p>
          </table:table-cell>
          <table:table-cell office:value-type="float" office:value="0.5603217158176943">
            <text:p>0.5603217158176943</text:p>
          </table:table-cell>
          <table:table-cell office:value-type="float" office:value="0.9540034071550255">
            <text:p>0.9540034071550255</text:p>
          </table:table-cell>
          <table:table-cell office:value-type="float" office:value="0.7985218508997429">
            <text:p>0.7985218508997429</text:p>
          </table:table-cell>
          <table:table-cell office:value-type="float" office:value="0.7223320158102766">
            <text:p>0.7223320158102766</text:p>
          </table:table-cell>
          <table:table-cell office:value-type="float" office:value="0.9015356820234869">
            <text:p>0.9015356820234869</text:p>
          </table:table-cell>
          <table:table-cell office:value-type="float" office:value="0.6663100173866523">
            <text:p>0.6663100173866523</text:p>
          </table:table-cell>
          <table:table-cell office:value-type="float" office:value="0.75">
            <text:p>0.75</text:p>
          </table:table-cell>
          <table:table-cell office:value-type="float" office:value="0.9245606515216459">
            <text:p>0.9245606515216459</text:p>
          </table:table-cell>
          <table:table-cell office:value-type="float" office:value="0.5750605326876512">
            <text:p>0.5750605326876512</text:p>
          </table:table-cell>
          <table:table-cell office:value-type="float" office:value="0.8588317107093184">
            <text:p>0.8588317107093184</text:p>
          </table:table-cell>
          <table:table-cell office:value-type="float" office:value="0.7491065046461758">
            <text:p>0.7491065046461758</text:p>
          </table:table-cell>
          <table:table-cell office:value-type="float" office:value="0.8634984833164813">
            <text:p>0.8634984833164813</text:p>
          </table:table-cell>
          <table:table-cell office:value-type="float" office:value="0.800790513833992">
            <text:p>0.800790513833992</text:p>
          </table:table-cell>
          <table:table-cell office:value-type="float" office:value="0.8363112391930835">
            <text:p>0.8363112391930835</text:p>
          </table:table-cell>
          <table:table-cell office:value-type="float" office:value="0.9851851851851852">
            <text:p>0.9851851851851852</text:p>
          </table:table-cell>
          <table:table-cell office:value-type="float" office:value="0.709741550695825">
            <text:p>0.709741550695825</text:p>
          </table:table-cell>
          <table:table-cell office:value-type="float" office:value="0.8189033189033188">
            <text:p>0.8189033189033188</text:p>
          </table:table-cell>
          <table:table-cell office:value-type="float" office:value="0.7327586206896551">
            <text:p>0.7327586206896551</text:p>
          </table:table-cell>
          <table:table-cell office:value-type="float" office:value="0.8793565683646112">
            <text:p>0.8793565683646112</text:p>
          </table:table-cell>
          <table:table-cell office:value-type="float" office:value="0.9651162790697674">
            <text:p>0.9651162790697674</text:p>
          </table:table-cell>
          <table:table-cell office:value-type="float" office:value="0.801360544217687">
            <text:p>0.801360544217687</text:p>
          </table:table-cell>
          <table:table-cell office:value-type="float" office:value="0.9223227752639517">
            <text:p>0.9223227752639517</text:p>
          </table:table-cell>
          <table:table-cell office:value-type="float" office:value="0.8094545454545454">
            <text:p>0.8094545454545454</text:p>
          </table:table-cell>
          <table:table-cell office:value-type="float" office:value="0.0">
            <text:p/>
          </table:table-cell>
          <table:table-cell office:value-type="float" office:value="0.38348623853211006">
            <text:p>0.38348623853211006</text:p>
          </table:table-cell>
          <table:table-cell office:value-type="float" office:value="0.5828910396503277">
            <text:p>0.5828910396503277</text:p>
          </table:table-cell>
          <table:table-cell office:value-type="float" office:value="0.6059285091543155">
            <text:p>0.6059285091543155</text:p>
          </table:table-cell>
          <table:table-cell office:value-type="float" office:value="0.975">
            <text:p>0.975</text:p>
          </table:table-cell>
          <table:table-cell office:value-type="float" office:value="0.7717055062899566">
            <text:p>0.7717055062899566</text:p>
          </table:table-cell>
          <table:table-cell office:value-type="float" office:value="0.8568181818181818">
            <text:p>0.8568181818181818</text:p>
          </table:table-cell>
          <table:table-cell office:value-type="float" office:value="0.7974137931034482">
            <text:p>0.7974137931034482</text:p>
          </table:table-cell>
          <table:table-cell office:value-type="float" office:value="0.8294408114239957">
            <text:p>0.8294408114239957</text:p>
          </table:table-cell>
          <table:table-cell office:value-type="float" office:value="0.8888888888888888">
            <text:p>0.8888888888888888</text:p>
          </table:table-cell>
          <table:table-cell office:value-type="float" office:value="0.9029126213592232">
            <text:p>0.9029126213592232</text:p>
          </table:table-cell>
          <table:table-cell office:value-type="float" office:value="0.831715210355987">
            <text:p>0.831715210355987</text:p>
          </table:table-cell>
          <table:table-cell office:value-type="float" office:value="0.7304785894206549">
            <text:p>0.7304785894206549</text:p>
          </table:table-cell>
          <table:table-cell office:value-type="float" office:value="0.857290589451913">
            <text:p>0.857290589451913</text:p>
          </table:table-cell>
          <table:table-cell office:value-type="float" office:value="0.8385876418663303">
            <text:p>0.8385876418663303</text:p>
          </table:table-cell>
          <table:table-cell office:value-type="float" office:value="0.45614035087719296">
            <text:p>0.45614035087719296</text:p>
          </table:table-cell>
          <table:table-cell office:value-type="float" office:value="0.8784313725490196">
            <text:p>0.8784313725490196</text:p>
          </table:table-cell>
          <table:table-cell office:value-type="float" office:value="0.7312236286919831">
            <text:p>0.7312236286919831</text:p>
          </table:table-cell>
          <table:table-cell office:value-type="float" office:value="0.6440422322775263">
            <text:p>0.6440422322775263</text:p>
          </table:table-cell>
          <table:table-cell office:value-type="float" office:value="0.0">
            <text:p/>
          </table:table-cell>
          <table:table-cell office:value-type="float" office:value="0.975736568457539">
            <text:p>0.975736568457539</text:p>
          </table:table-cell>
          <table:table-cell office:value-type="float" office:value="0.8561872909698997">
            <text:p>0.8561872909698997</text:p>
          </table:table-cell>
          <table:table-cell office:value-type="float" office:value="0.7235621521335807">
            <text:p>0.7235621521335807</text:p>
          </table:table-cell>
          <table:table-cell office:value-type="float" office:value="0.6107784431137724">
            <text:p>0.6107784431137724</text:p>
          </table:table-cell>
          <table:table-cell office:value-type="float" office:value="0.6656249999999999">
            <text:p>0.6656249999999999</text:p>
          </table:table-cell>
          <table:table-cell office:value-type="float" office:value="0.9432166973603437">
            <text:p>0.9432166973603437</text:p>
          </table:table-cell>
          <table:table-cell office:value-type="float" office:value="0.9806362378976486">
            <text:p>0.9806362378976486</text:p>
          </table:table-cell>
          <table:table-cell office:value-type="float" office:value="0.889636608344549">
            <text:p>0.889636608344549</text:p>
          </table:table-cell>
          <table:table-cell office:value-type="float" office:value="0.599228715514684">
            <text:p>0.599228715514684</text:p>
          </table:table-cell>
          <table:table-cell office:value-type="float" office:value="0.7835400225479142">
            <text:p>0.7835400225479142</text:p>
          </table:table-cell>
          <table:table-cell office:value-type="float" office:value="0.7700296735905044">
            <text:p>0.7700296735905044</text:p>
          </table:table-cell>
          <table:table-cell office:value-type="float" office:value="0.6816479400749064">
            <text:p>0.6816479400749064</text:p>
          </table:table-cell>
          <table:table-cell office:value-type="float" office:value="0.8268746854554604">
            <text:p>0.8268746854554604</text:p>
          </table:table-cell>
          <table:table-cell office:value-type="float" office:value="0.47404063205417607">
            <text:p>0.47404063205417607</text:p>
          </table:table-cell>
          <table:table-cell office:value-type="float" office:value="0.8011363636363635">
            <text:p>0.8011363636363635</text:p>
          </table:table-cell>
          <table:table-cell office:value-type="float" office:value="0.6576576576576576">
            <text:p>0.6576576576576576</text:p>
          </table:table-cell>
          <table:table-cell office:value-type="float" office:value="0.9601846508944027">
            <text:p>0.9601846508944027</text:p>
          </table:table-cell>
          <table:table-cell office:value-type="float" office:value="0.9298724954462659">
            <text:p>0.9298724954462659</text:p>
          </table:table-cell>
          <table:table-cell office:value-type="float" office:value="0.9669471153846153">
            <text:p>0.9669471153846153</text:p>
          </table:table-cell>
          <table:table-cell office:value-type="float" office:value="0.8081285444234404">
            <text:p>0.8081285444234404</text:p>
          </table:table-cell>
          <table:table-cell office:value-type="float" office:value="0.8425512934879571">
            <text:p>0.8425512934879571</text:p>
          </table:table-cell>
          <table:table-cell office:value-type="float" office:value="1">
            <text:p>1</text:p>
          </table:table-cell>
          <table:table-cell office:value-type="float" office:value="0.9202657807308969">
            <text:p>0.9202657807308969</text:p>
          </table:table-cell>
          <table:table-cell office:value-type="float" office:value="0.9756410256410256">
            <text:p>0.9756410256410256</text:p>
          </table:table-cell>
          <table:table-cell office:value-type="float" office:value="0.945054945054945">
            <text:p>0.945054945054945</text:p>
          </table:table-cell>
          <table:table-cell office:value-type="float" office:value="0.8520238885202388">
            <text:p>0.8520238885202388</text:p>
          </table:table-cell>
          <table:table-cell office:value-type="float" office:value="0.8234513274336283">
            <text:p>0.8234513274336283</text:p>
          </table:table-cell>
          <table:table-cell office:value-type="float" office:value="0.960167714884696">
            <text:p>0.960167714884696</text:p>
          </table:table-cell>
          <table:table-cell office:value-type="float" office:value="1.0">
            <text:p>1.0</text:p>
          </table:table-cell>
          <table:table-cell office:value-type="float" office:value="0.8601808848692251">
            <text:p>0.8601808848692251</text:p>
          </table:table-cell>
          <table:table-cell office:value-type="float" office:value="0.7881075979235488">
            <text:p>0.7881075979235488</text:p>
          </table:table-cell>
          <table:table-cell office:value-type="float" office:value="0.9274193548387096">
            <text:p>0.9274193548387096</text:p>
          </table:table-cell>
          <table:table-cell office:value-type="float" office:value="0.8546059933407325">
            <text:p>0.8546059933407325</text:p>
          </table:table-cell>
          <table:table-cell office:value-type="float" office:value="0.7324561403508771">
            <text:p>0.7324561403508771</text:p>
          </table:table-cell>
          <table:table-cell office:value-type="float" office:value="0.7251815980629539">
            <text:p>0.7251815980629539</text:p>
          </table:table-cell>
          <table:table-cell office:value-type="float" office:value="0.8720345075485262">
            <text:p>0.8720345075485262</text:p>
          </table:table-cell>
          <table:table-cell office:value-type="float" office:value="0.6659192825112107">
            <text:p>0.6659192825112107</text:p>
          </table:table-cell>
          <table:table-cell office:value-type="float" office:value="0.9209486166007904">
            <text:p>0.9209486166007904</text:p>
          </table:table-cell>
          <table:table-cell office:value-type="float" office:value="0.7401623985009369">
            <text:p>0.7401623985009369</text:p>
          </table:table-cell>
          <table:table-cell office:value-type="float" office:value="0.8506724910909299">
            <text:p>0.8506724910909299</text:p>
          </table:table-cell>
          <table:table-cell office:value-type="float" office:value="0.8357600465928945">
            <text:p>0.8357600465928945</text:p>
          </table:table-cell>
          <table:table-cell office:value-type="float" office:value="0.9662576687116564">
            <text:p>0.9662576687116564</text:p>
          </table:table-cell>
          <table:table-cell office:value-type="float" office:value="0.7925021795989537">
            <text:p>0.7925021795989537</text:p>
          </table:table-cell>
          <table:table-cell office:value-type="float" office:value="0.925311203319502">
            <text:p>0.925311203319502</text:p>
          </table:table-cell>
          <table:table-cell office:value-type="float" office:value="0.7374301675977654">
            <text:p>0.7374301675977654</text:p>
          </table:table-cell>
          <table:table-cell office:value-type="float" office:value="0.9099999999999999">
            <text:p>0.9099999999999999</text:p>
          </table:table-cell>
          <table:table-cell office:value-type="float" office:value="0.3773923444976076">
            <text:p>0.3773923444976076</text:p>
          </table:table-cell>
          <table:table-cell office:value-type="float" office:value="0.8415708812260536">
            <text:p>0.8415708812260536</text:p>
          </table:table-cell>
          <table:table-cell office:value-type="float" office:value="1.0">
            <text:p>1.0</text:p>
          </table:table-cell>
          <table:table-cell office:value-type="float" office:value="0.9294871794871794">
            <text:p>0.9294871794871794</text:p>
          </table:table-cell>
          <table:table-cell office:value-type="float" office:value="0.5438723712835387">
            <text:p>0.5438723712835387</text:p>
          </table:table-cell>
          <table:table-cell office:value-type="float" office:value="0.8703071672354948">
            <text:p>0.8703071672354948</text:p>
          </table:table-cell>
          <table:table-cell office:value-type="float" office:value="0.9804469273743016">
            <text:p>0.9804469273743016</text:p>
          </table:table-cell>
          <table:table-cell office:value-type="float" office:value="0.9025641025641025">
            <text:p>0.9025641025641025</text:p>
          </table:table-cell>
          <table:table-cell office:value-type="float" office:value="0.7654808959156785">
            <text:p>0.7654808959156785</text:p>
          </table:table-cell>
          <table:table-cell office:value-type="float" office:value="0.824793388429752">
            <text:p>0.824793388429752</text:p>
          </table:table-cell>
          <table:table-cell office:value-type="float" office:value="0.953926022063595">
            <text:p>0.953926022063595</text:p>
          </table:table-cell>
          <table:table-cell office:value-type="float" office:value="0.4860031104199067">
            <text:p>0.4860031104199067</text:p>
          </table:table-cell>
          <table:table-cell office:value-type="float" office:value="0.6640876853642811">
            <text:p>0.6640876853642811</text:p>
          </table:table-cell>
          <table:table-cell office:value-type="float" office:value="0.9068203650336215">
            <text:p>0.9068203650336215</text:p>
          </table:table-cell>
          <table:table-cell office:value-type="float" office:value="0.38126813095731454">
            <text:p>0.38126813095731454</text:p>
          </table:table-cell>
          <table:table-cell office:value-type="float" office:value="0.8804465250270075">
            <text:p>0.8804465250270075</text:p>
          </table:table-cell>
          <table:table-cell office:value-type="float" office:value="0.7571721311475409">
            <text:p>0.7571721311475409</text:p>
          </table:table-cell>
          <table:table-cell office:value-type="float" office:value="0.7677989762680316">
            <text:p>0.7677989762680316</text:p>
          </table:table-cell>
          <table:table-cell office:value-type="float" office:value="1">
            <text:p>1</text:p>
          </table:table-cell>
          <table:table-cell office:value-type="float" office:value="0.8293172690763052">
            <text:p>0.8293172690763052</text:p>
          </table:table-cell>
          <table:table-cell office:value-type="float" office:value="0.813131313131313">
            <text:p>0.813131313131313</text:p>
          </table:table-cell>
          <table:table-cell office:value-type="float" office:value="0.5398230088495575">
            <text:p>0.5398230088495575</text:p>
          </table:table-cell>
          <table:table-cell office:value-type="float" office:value="0.8282710280373832">
            <text:p>0.8282710280373832</text:p>
          </table:table-cell>
          <table:table-cell office:value-type="float" office:value="0.9946409431939978">
            <text:p>0.9946409431939978</text:p>
          </table:table-cell>
          <table:table-cell office:value-type="float" office:value="0.9510309278350515">
            <text:p>0.9510309278350515</text:p>
          </table:table-cell>
          <table:table-cell office:value-type="float" office:value="1">
            <text:p>1</text:p>
          </table:table-cell>
          <table:table-cell office:value-type="float" office:value="0.8912326961107448">
            <text:p>0.8912326961107448</text:p>
          </table:table-cell>
          <table:table-cell office:value-type="float" office:value="0.46151636990235495">
            <text:p>0.46151636990235495</text:p>
          </table:table-cell>
          <table:table-cell office:value-type="float" office:value="0.8927129398192655">
            <text:p>0.8927129398192655</text:p>
          </table:table-cell>
          <table:table-cell office:value-type="float" office:value="0.8417329796640141">
            <text:p>0.8417329796640141</text:p>
          </table:table-cell>
          <table:table-cell office:value-type="float" office:value="0.9106327462491846">
            <text:p>0.9106327462491846</text:p>
          </table:table-cell>
          <table:table-cell office:value-type="float" office:value="0.9602649006622516">
            <text:p>0.9602649006622516</text:p>
          </table:table-cell>
          <table:table-cell office:value-type="float" office:value="0.8819119025304591">
            <text:p>0.8819119025304591</text:p>
          </table:table-cell>
          <table:table-cell office:value-type="float" office:value="0.9126637554585152">
            <text:p>0.9126637554585152</text:p>
          </table:table-cell>
          <table:table-cell office:value-type="float" office:value="0.6847521047708138">
            <text:p>0.6847521047708138</text:p>
          </table:table-cell>
          <table:table-cell office:value-type="float" office:value="0.8824728260869564">
            <text:p>0.8824728260869564</text:p>
          </table:table-cell>
          <table:table-cell office:value-type="float" office:value="0.37786640079760714">
            <text:p>0.37786640079760714</text:p>
          </table:table-cell>
          <table:table-cell office:value-type="float" office:value="0.7712642271447803">
            <text:p>0.7712642271447803</text:p>
          </table:table-cell>
          <table:table-cell office:value-type="float" office:value="0.9444444444444444">
            <text:p>0.9444444444444444</text:p>
          </table:table-cell>
          <table:table-cell office:value-type="float" office:value="0.8556193601312551">
            <text:p>0.8556193601312551</text:p>
          </table:table-cell>
          <table:table-cell office:value-type="float" office:value="0.8298549699327908">
            <text:p>0.8298549699327908</text:p>
          </table:table-cell>
          <table:table-cell office:value-type="float" office:value="0.7860486891385767">
            <text:p>0.7860486891385767</text:p>
          </table:table-cell>
          <table:table-cell office:value-type="float" office:value="0.8792102206736353">
            <text:p>0.8792102206736353</text:p>
          </table:table-cell>
          <table:table-cell office:value-type="float" office:value="0.6914285714285714">
            <text:p>0.6914285714285714</text:p>
          </table:table-cell>
          <table:table-cell office:value-type="float" office:value="0.6913746630727762">
            <text:p>0.6913746630727762</text:p>
          </table:table-cell>
          <table:table-cell office:value-type="float" office:value="0.889726672950047">
            <text:p>0.889726672950047</text:p>
          </table:table-cell>
          <table:table-cell office:value-type="float" office:value="0.9802389705882353">
            <text:p>0.9802389705882353</text:p>
          </table:table-cell>
          <table:table-cell office:value-type="float" office:value="0.945288753799392">
            <text:p>0.945288753799392</text:p>
          </table:table-cell>
          <table:table-cell office:value-type="float" office:value="0.6423028785982478">
            <text:p>0.6423028785982478</text:p>
          </table:table-cell>
          <table:table-cell office:value-type="float" office:value="0.9015706806282722">
            <text:p>0.9015706806282722</text:p>
          </table:table-cell>
          <table:table-cell office:value-type="float" office:value="0.9745145631067961">
            <text:p>0.9745145631067961</text:p>
          </table:table-cell>
          <table:table-cell office:value-type="float" office:value="0.9638752052545155">
            <text:p>0.9638752052545155</text:p>
          </table:table-cell>
          <table:table-cell office:value-type="float" office:value="0.6976944624003447">
            <text:p>0.6976944624003447</text:p>
          </table:table-cell>
          <table:table-cell office:value-type="float" office:value="0.803964757709251">
            <text:p>0.803964757709251</text:p>
          </table:table-cell>
          <table:table-cell office:value-type="float" office:value="0.7873788949986907">
            <text:p>0.7873788949986907</text:p>
          </table:table-cell>
          <table:table-cell office:value-type="float" office:value="0.8218785796105383">
            <text:p>0.8218785796105383</text:p>
          </table:table-cell>
          <table:table-cell office:value-type="float" office:value="0.9929653679653679">
            <text:p>0.9929653679653679</text:p>
          </table:table-cell>
          <table:table-cell office:value-type="float" office:value="0.9185905224787363">
            <text:p>0.9185905224787363</text:p>
          </table:table-cell>
          <table:table-cell office:value-type="float" office:value="0.8635693215339233">
            <text:p>0.8635693215339233</text:p>
          </table:table-cell>
          <table:table-cell office:value-type="float" office:value="0.9654696132596684">
            <text:p>0.9654696132596684</text:p>
          </table:table-cell>
          <table:table-cell office:value-type="float" office:value="0.7747368421052631">
            <text:p>0.7747368421052631</text:p>
          </table:table-cell>
          <table:table-cell office:value-type="float" office:value="0.8713968957871396">
            <text:p>0.8713968957871396</text:p>
          </table:table-cell>
          <table:table-cell office:value-type="float" office:value="0.833052276559865">
            <text:p>0.833052276559865</text:p>
          </table:table-cell>
          <table:table-cell office:value-type="float" office:value="0.9217210990150336">
            <text:p>0.9217210990150336</text:p>
          </table:table-cell>
          <table:table-cell office:value-type="float" office:value="0.7647058823529411">
            <text:p>0.7647058823529411</text:p>
          </table:table-cell>
          <table:table-cell office:value-type="float" office:value="0.8815533980582524">
            <text:p>0.8815533980582524</text:p>
          </table:table-cell>
          <table:table-cell office:value-type="float" office:value="0.9396069243784979">
            <text:p>0.9396069243784979</text:p>
          </table:table-cell>
          <table:table-cell office:value-type="float" office:value="0.9391534391534391">
            <text:p>0.9391534391534391</text:p>
          </table:table-cell>
          <table:table-cell office:value-type="float" office:value="0.5218127115456939">
            <text:p>0.5218127115456939</text:p>
          </table:table-cell>
          <table:table-cell office:value-type="float" office:value="0.9567567567567568">
            <text:p>0.9567567567567568</text:p>
          </table:table-cell>
          <table:table-cell office:value-type="float" office:value="0.6895850284784377">
            <text:p>0.6895850284784377</text:p>
          </table:table-cell>
          <table:table-cell office:value-type="float" office:value="1.0">
            <text:p>1.0</text:p>
          </table:table-cell>
          <table:table-cell office:value-type="float" office:value="0.9286846275752773">
            <text:p>0.9286846275752773</text:p>
          </table:table-cell>
          <table:table-cell office:value-type="float" office:value="0.9017264276228419">
            <text:p>0.9017264276228419</text:p>
          </table:table-cell>
          <table:table-cell office:value-type="float" office:value="1">
            <text:p>1</text:p>
          </table:table-cell>
          <table:table-cell office:value-type="float" office:value="0.8327464788732394">
            <text:p>0.8327464788732394</text:p>
          </table:table-cell>
          <table:table-cell office:value-type="float" office:value="0.6890881913303437">
            <text:p>0.6890881913303437</text:p>
          </table:table-cell>
          <table:table-cell office:value-type="float" office:value="0.8390557939914163">
            <text:p>0.8390557939914163</text:p>
          </table:table-cell>
          <table:table-cell office:value-type="float" office:value="1.0">
            <text:p>1.0</text:p>
          </table:table-cell>
          <table:table-cell office:value-type="float" office:value="0.7783572359843546">
            <text:p>0.7783572359843546</text:p>
          </table:table-cell>
          <table:table-cell office:value-type="float" office:value="0.8959276018099547">
            <text:p>0.8959276018099547</text:p>
          </table:table-cell>
          <table:table-cell office:value-type="float" office:value="0.9605734767025089">
            <text:p>0.9605734767025089</text:p>
          </table:table-cell>
          <table:table-cell office:value-type="float" office:value="0.7996672212978368">
            <text:p>0.7996672212978368</text:p>
          </table:table-cell>
          <table:table-cell office:value-type="float" office:value="0.889363722697056">
            <text:p>0.889363722697056</text:p>
          </table:table-cell>
          <table:table-cell office:value-type="float" office:value="0.6181474480151228">
            <text:p>0.6181474480151228</text:p>
          </table:table-cell>
          <table:table-cell office:value-type="float" office:value="0">
            <text:p/>
          </table:table-cell>
          <table:table-cell office:value-type="float" office:value="0.8744987971130713">
            <text:p>0.8744987971130713</text:p>
          </table:table-cell>
          <table:table-cell office:value-type="float" office:value="0.9495412844036697">
            <text:p>0.9495412844036697</text:p>
          </table:table-cell>
          <table:table-cell office:value-type="float" office:value="0.9412765957446808">
            <text:p>0.9412765957446808</text:p>
          </table:table-cell>
          <table:table-cell office:value-type="float" office:value="0.9818731117824773">
            <text:p>0.9818731117824773</text:p>
          </table:table-cell>
          <table:table-cell office:value-type="float" office:value="0.970404984423676">
            <text:p>0.970404984423676</text:p>
          </table:table-cell>
          <table:table-cell office:value-type="float" office:value="0.6914393226716838">
            <text:p>0.6914393226716838</text:p>
          </table:table-cell>
          <table:table-cell office:value-type="float" office:value="0.6101694915254237">
            <text:p>0.6101694915254237</text:p>
          </table:table-cell>
          <table:table-cell office:value-type="float" office:value="0.7417631344612644">
            <text:p>0.7417631344612644</text:p>
          </table:table-cell>
          <table:table-cell office:value-type="float" office:value="0.7814033366045142">
            <text:p>0.7814033366045142</text:p>
          </table:table-cell>
          <table:table-cell office:value-type="float" office:value="0.8151609553478711">
            <text:p>0.8151609553478711</text:p>
          </table:table-cell>
          <table:table-cell office:value-type="float" office:value="0.9115226337448559">
            <text:p>0.9115226337448559</text:p>
          </table:table-cell>
          <table:table-cell office:value-type="float" office:value="0.9358128374325134">
            <text:p>0.9358128374325134</text:p>
          </table:table-cell>
          <table:table-cell office:value-type="float" office:value="0.9772727272727272">
            <text:p>0.9772727272727272</text:p>
          </table:table-cell>
          <table:table-cell office:value-type="float" office:value="0.863036303630363">
            <text:p>0.863036303630363</text:p>
          </table:table-cell>
          <table:table-cell office:value-type="float" office:value="0.9740356083086052">
            <text:p>0.9740356083086052</text:p>
          </table:table-cell>
          <table:table-cell office:value-type="float" office:value="0.8415417558886509">
            <text:p>0.8415417558886509</text:p>
          </table:table-cell>
          <table:table-cell office:value-type="float" office:value="0.9376574307304786">
            <text:p>0.9376574307304786</text:p>
          </table:table-cell>
          <table:table-cell office:value-type="float" office:value="0.9801762114537445">
            <text:p>0.9801762114537445</text:p>
          </table:table-cell>
          <table:table-cell office:value-type="float" office:value="0.888220551378446">
            <text:p>0.888220551378446</text:p>
          </table:table-cell>
          <table:table-cell office:value-type="float" office:value="0.8264462809917354">
            <text:p>0.8264462809917354</text:p>
          </table:table-cell>
          <table:table-cell office:value-type="float" office:value="0.9783783783783784">
            <text:p>0.9783783783783784</text:p>
          </table:table-cell>
          <table:table-cell office:value-type="float" office:value="0.7469635627530364">
            <text:p>0.7469635627530364</text:p>
          </table:table-cell>
          <table:table-cell office:value-type="float" office:value="0.8047255038220986">
            <text:p>0.8047255038220986</text:p>
          </table:table-cell>
          <table:table-cell office:value-type="float" office:value="0.8655416439847577">
            <text:p>0.8655416439847577</text:p>
          </table:table-cell>
          <table:table-cell office:value-type="float" office:value="0.8748467928639521">
            <text:p>0.8748467928639521</text:p>
          </table:table-cell>
          <table:table-cell office:value-type="float" office:value="0.9233617178822657">
            <text:p>0.9233617178822657</text:p>
          </table:table-cell>
          <table:table-cell office:value-type="float" office:value="0.8001988071570576">
            <text:p>0.8001988071570576</text:p>
          </table:table-cell>
          <table:table-cell office:value-type="float" office:value="0.9784714747039828">
            <text:p>0.9784714747039828</text:p>
          </table:table-cell>
          <table:table-cell office:value-type="float" office:value="0.6406716417910447">
            <text:p>0.6406716417910447</text:p>
          </table:table-cell>
          <table:table-cell office:value-type="float" office:value="0.7562301767104667">
            <text:p>0.7562301767104667</text:p>
          </table:table-cell>
          <table:table-cell office:value-type="float" office:value="0.875">
            <text:p>0.875</text:p>
          </table:table-cell>
          <table:table-cell office:value-type="float" office:value="0.9896907216494845">
            <text:p>0.9896907216494845</text:p>
          </table:table-cell>
          <table:table-cell office:value-type="float" office:value="0.7819148936170213">
            <text:p>0.7819148936170213</text:p>
          </table:table-cell>
          <table:table-cell office:value-type="float" office:value="0.9367502726281351">
            <text:p>0.9367502726281351</text:p>
          </table:table-cell>
          <table:table-cell office:value-type="float" office:value="0.7525172231054583">
            <text:p>0.7525172231054583</text:p>
          </table:table-cell>
          <table:table-cell office:value-type="float" office:value="0.9636963696369636">
            <text:p>0.9636963696369636</text:p>
          </table:table-cell>
          <table:table-cell office:value-type="float" office:value="0.7623709976184175">
            <text:p>0.7623709976184175</text:p>
          </table:table-cell>
          <table:table-cell office:value-type="float" office:value="0.897560975609756">
            <text:p>0.897560975609756</text:p>
          </table:table-cell>
          <table:table-cell office:value-type="float" office:value="0.9149277688603531">
            <text:p>0.9149277688603531</text:p>
          </table:table-cell>
          <table:table-cell office:value-type="float" office:value="0.949671772428884">
            <text:p>0.949671772428884</text:p>
          </table:table-cell>
          <table:table-cell office:value-type="float" office:value="0.9619686800894854">
            <text:p>0.9619686800894854</text:p>
          </table:table-cell>
          <table:table-cell office:value-type="float" office:value="0.8765133171912832">
            <text:p>0.8765133171912832</text:p>
          </table:table-cell>
          <table:table-cell office:value-type="float" office:value="0.8441558441558441">
            <text:p>0.8441558441558441</text:p>
          </table:table-cell>
          <table:table-cell office:value-type="float" office:value="0.8542141230068336">
            <text:p>0.8542141230068336</text:p>
          </table:table-cell>
          <table:table-cell office:value-type="float" office:value="0.982532751091703">
            <text:p>0.982532751091703</text:p>
          </table:table-cell>
          <table:table-cell office:value-type="float" office:value="0.8577745025792188">
            <text:p>0.8577745025792188</text:p>
          </table:table-cell>
          <table:table-cell office:value-type="float" office:value="0.7700348432055748">
            <text:p>0.7700348432055748</text:p>
          </table:table-cell>
          <table:table-cell office:value-type="float" office:value="0.883008356545961">
            <text:p>0.883008356545961</text:p>
          </table:table-cell>
          <table:table-cell office:value-type="float" office:value="0.8348549070753178">
            <text:p>0.8348549070753178</text:p>
          </table:table-cell>
          <table:table-cell office:value-type="float" office:value="0.9615384615384615">
            <text:p>0.9615384615384615</text:p>
          </table:table-cell>
          <table:table-cell office:value-type="float" office:value="1.0">
            <text:p>1.0</text:p>
          </table:table-cell>
          <table:table-cell office:value-type="float" office:value="0.957070707070707">
            <text:p>0.957070707070707</text:p>
          </table:table-cell>
          <table:table-cell office:value-type="float" office:value="0.9023569023569022">
            <text:p>0.9023569023569022</text:p>
          </table:table-cell>
          <table:table-cell office:value-type="float" office:value="0.8677248677248677">
            <text:p>0.8677248677248677</text:p>
          </table:table-cell>
          <table:table-cell office:value-type="float" office:value="1.0">
            <text:p>1.0</text:p>
          </table:table-cell>
          <table:table-cell office:value-type="float" office:value="0.8121794871794871">
            <text:p>0.8121794871794871</text:p>
          </table:table-cell>
          <table:table-cell office:value-type="float" office:value="0.765886287625418">
            <text:p>0.765886287625418</text:p>
          </table:table-cell>
          <table:table-cell office:value-type="float" office:value="0.9279393173198482">
            <text:p>0.9279393173198482</text:p>
          </table:table-cell>
          <table:table-cell office:value-type="float" office:value="0.911042944785276">
            <text:p>0.911042944785276</text:p>
          </table:table-cell>
          <table:table-cell office:value-type="float" office:value="0.6578411405295315">
            <text:p>0.6578411405295315</text:p>
          </table:table-cell>
          <table:table-cell office:value-type="float" office:value="0.700143061516452">
            <text:p>0.700143061516452</text:p>
          </table:table-cell>
          <table:table-cell office:value-type="float" office:value="0.8076009501187648">
            <text:p>0.8076009501187648</text:p>
          </table:table-cell>
          <table:table-cell office:value-type="float" office:value="0.8399852180339985">
            <text:p>0.8399852180339985</text:p>
          </table:table-cell>
          <table:table-cell office:value-type="float" office:value="0.9090909090909091">
            <text:p>0.9090909090909091</text:p>
          </table:table-cell>
          <table:table-cell office:value-type="float" office:value="0.8482797518330513">
            <text:p>0.8482797518330513</text:p>
          </table:table-cell>
          <table:table-cell office:value-type="float" office:value="0.938964241676942">
            <text:p>0.938964241676942</text:p>
          </table:table-cell>
          <table:table-cell office:value-type="float" office:value="0.8734735413839891">
            <text:p>0.8734735413839891</text:p>
          </table:table-cell>
          <table:table-cell office:value-type="float" office:value="0.9053551506136109">
            <text:p>0.9053551506136109</text:p>
          </table:table-cell>
          <table:table-cell office:value-type="float" office:value="0.8662876008804108">
            <text:p>0.8662876008804108</text:p>
          </table:table-cell>
          <table:table-cell office:value-type="float" office:value="0.8227831106934281">
            <text:p>0.8227831106934281</text:p>
          </table:table-cell>
          <table:table-cell office:value-type="float" office:value="0.8510558540547294">
            <text:p>0.8510558540547294</text:p>
          </table:table-cell>
          <table:table-cell office:value-type="float" office:value="0.935548172757475">
            <text:p>0.935548172757475</text:p>
          </table:table-cell>
          <table:table-cell office:value-type="float" office:value="0.9929017603634298">
            <text:p>0.9929017603634298</text:p>
          </table:table-cell>
          <table:table-cell office:value-type="float" office:value="0.9363942712721145">
            <text:p>0.9363942712721145</text:p>
          </table:table-cell>
          <table:table-cell office:value-type="float" office:value="0.9238000989609104">
            <text:p>0.9238000989609104</text:p>
          </table:table-cell>
          <table:table-cell office:value-type="float" office:value="0.927663734115347">
            <text:p>0.927663734115347</text:p>
          </table:table-cell>
          <table:table-cell office:value-type="float" office:value="0.9640802112521765">
            <text:p>0.9640802112521765</text:p>
          </table:table-cell>
          <table:table-cell office:value-type="float" office:value="0.9049163963064636">
            <text:p>0.9049163963064636</text:p>
          </table:table-cell>
          <table:table-cell office:value-type="float" office:value="0.9455844631733235">
            <text:p>0.9455844631733235</text:p>
          </table:table-cell>
          <table:table-cell office:value-type="float" office:value="0.9294684579439252">
            <text:p>0.9294684579439252</text:p>
          </table:table-cell>
          <table:table-cell office:value-type="float" office:value="0.9343134188301532">
            <text:p>0.9343134188301532</text:p>
          </table:table-cell>
          <table:table-cell office:value-type="float" office:value="0.9801980198019802">
            <text:p>0.9801980198019802</text:p>
          </table:table-cell>
          <table:table-cell office:value-type="float" office:value="0.9146745126884883">
            <text:p>0.9146745126884883</text:p>
          </table:table-cell>
          <table:table-cell office:value-type="float" office:value="0.9278318167555695">
            <text:p>0.9278318167555695</text:p>
          </table:table-cell>
          <table:table-cell office:value-type="float" office:value="0.9584615384615384">
            <text:p>0.9584615384615384</text:p>
          </table:table-cell>
          <table:table-cell office:value-type="float" office:value="0.9097532314923619">
            <text:p>0.9097532314923619</text:p>
          </table:table-cell>
          <table:table-cell office:value-type="float" office:value="0.9718387631143014">
            <text:p>0.9718387631143014</text:p>
          </table:table-cell>
          <table:table-cell office:value-type="float" office:value="0.8980885692657078">
            <text:p>0.8980885692657078</text:p>
          </table:table-cell>
          <table:table-cell office:value-type="float" office:value="0.9105581708137188">
            <text:p>0.9105581708137188</text:p>
          </table:table-cell>
          <table:table-cell office:value-type="float" office:value="0.8805233805233804">
            <text:p>0.8805233805233804</text:p>
          </table:table-cell>
          <table:table-cell office:value-type="float" office:value="0.9343542514457056">
            <text:p>0.9343542514457056</text:p>
          </table:table-cell>
          <table:table-cell office:value-type="float" office:value="0.8673621460506706">
            <text:p>0.8673621460506706</text:p>
          </table:table-cell>
          <table:table-cell office:value-type="float" office:value="0.9209773447769272">
            <text:p>0.9209773447769272</text:p>
          </table:table-cell>
          <table:table-cell office:value-type="float" office:value="0.9218490189557698">
            <text:p>0.9218490189557698</text:p>
          </table:table-cell>
          <table:table-cell office:value-type="float" office:value="0.9263678200102267">
            <text:p>0.9263678200102267</text:p>
          </table:table-cell>
          <table:table-cell office:value-type="float" office:value="0.8265389134954352">
            <text:p>0.8265389134954352</text:p>
          </table:table-cell>
          <table:table-cell office:value-type="float" office:value="0.9434881455017863">
            <text:p>0.9434881455017863</text:p>
          </table:table-cell>
          <table:table-cell office:value-type="float" office:value="0.9463148316651501">
            <text:p>0.9463148316651501</text:p>
          </table:table-cell>
          <table:table-cell office:value-type="float" office:value="0.9124551867699779">
            <text:p>0.9124551867699779</text:p>
          </table:table-cell>
          <table:table-cell office:value-type="float" office:value="0.9657869012707722">
            <text:p>0.9657869012707722</text:p>
          </table:table-cell>
          <table:table-cell office:value-type="float" office:value="0.9834008097165992">
            <text:p>0.9834008097165992</text:p>
          </table:table-cell>
          <table:table-cell office:value-type="float" office:value="0.8885768638463628">
            <text:p>0.8885768638463628</text:p>
          </table:table-cell>
          <table:table-cell office:value-type="float" office:value="0.9362499999999999">
            <text:p>0.9362499999999999</text:p>
          </table:table-cell>
          <table:table-cell office:value-type="float" office:value="0.954736211031175">
            <text:p>0.954736211031175</text:p>
          </table:table-cell>
          <table:table-cell office:value-type="float" office:value="0.8587874136607827">
            <text:p>0.8587874136607827</text:p>
          </table:table-cell>
          <table:table-cell office:value-type="float" office:value="0.9347266394063304">
            <text:p>0.9347266394063304</text:p>
          </table:table-cell>
          <table:table-cell office:value-type="float" office:value="0.9139072847682118">
            <text:p>0.9139072847682118</text:p>
          </table:table-cell>
          <table:table-cell office:value-type="float" office:value="0.9056043214044563">
            <text:p>0.9056043214044563</text:p>
          </table:table-cell>
          <table:table-cell office:value-type="float" office:value="0.9677484787018255">
            <text:p>0.9677484787018255</text:p>
          </table:table-cell>
          <table:table-cell office:value-type="float" office:value="0.9448757763975155">
            <text:p>0.9448757763975155</text:p>
          </table:table-cell>
          <table:table-cell office:value-type="float" office:value="0.9539691289966923">
            <text:p>0.9539691289966923</text:p>
          </table:table-cell>
          <table:table-cell office:value-type="float" office:value="0.9029818496110631">
            <text:p>0.9029818496110631</text:p>
          </table:table-cell>
          <table:table-cell office:value-type="float" office:value="0.9190486742004579">
            <text:p>0.9190486742004579</text:p>
          </table:table-cell>
          <table:table-cell office:value-type="float" office:value="0.8208762886597938">
            <text:p>0.8208762886597938</text:p>
          </table:table-cell>
          <table:table-cell office:value-type="float" office:value="0.8089197224975222">
            <text:p>0.8089197224975222</text:p>
          </table:table-cell>
          <table:table-cell office:value-type="float" office:value="0.8842105263157894">
            <text:p>0.8842105263157894</text:p>
          </table:table-cell>
          <table:table-cell office:value-type="float" office:value="0.896677471636953">
            <text:p>0.896677471636953</text:p>
          </table:table-cell>
          <table:table-cell office:value-type="float" office:value="0.884090909090909">
            <text:p>0.884090909090909</text:p>
          </table:table-cell>
          <table:table-cell office:value-type="float" office:value="0.8944146901300688">
            <text:p>0.8944146901300688</text:p>
          </table:table-cell>
          <table:table-cell office:value-type="float" office:value="0.9178773204196933">
            <text:p>0.9178773204196933</text:p>
          </table:table-cell>
          <table:table-cell office:value-type="float" office:value="0.9581911262798635">
            <text:p>0.9581911262798635</text:p>
          </table:table-cell>
          <table:table-cell office:value-type="float" office:value="0.9247693399574165">
            <text:p>0.9247693399574165</text:p>
          </table:table-cell>
          <table:table-cell office:value-type="float" office:value="0.9076637959228169">
            <text:p>0.9076637959228169</text:p>
          </table:table-cell>
          <table:table-cell office:value-type="float" office:value="0.9373873873873874">
            <text:p>0.9373873873873874</text:p>
          </table:table-cell>
          <table:table-cell office:value-type="float" office:value="0.9667953667953667">
            <text:p>0.9667953667953667</text:p>
          </table:table-cell>
          <table:table-cell office:value-type="float" office:value="0.9226331360946745">
            <text:p>0.9226331360946745</text:p>
          </table:table-cell>
          <table:table-cell office:value-type="float" office:value="0.862729449321628">
            <text:p>0.862729449321628</text:p>
          </table:table-cell>
          <table:table-cell office:value-type="float" office:value="0.9473283990672209">
            <text:p>0.9473283990672209</text:p>
          </table:table-cell>
          <table:table-cell office:value-type="float" office:value="0.9397794741306191">
            <text:p>0.9397794741306191</text:p>
          </table:table-cell>
          <table:table-cell office:value-type="float" office:value="0.925868554990042">
            <text:p>0.925868554990042</text:p>
          </table:table-cell>
          <table:table-cell office:value-type="float" office:value="0.9189643577673167">
            <text:p>0.9189643577673167</text:p>
          </table:table-cell>
          <table:table-cell office:value-type="float" office:value="0.9449618966977138">
            <text:p>0.9449618966977138</text:p>
          </table:table-cell>
          <table:table-cell office:value-type="float" office:value="0.9557507987220447">
            <text:p>0.9557507987220447</text:p>
          </table:table-cell>
          <table:table-cell office:value-type="float" office:value="0.8514957264957265">
            <text:p>0.8514957264957265</text:p>
          </table:table-cell>
          <table:table-cell office:value-type="float" office:value="0.9083183105845994">
            <text:p>0.9083183105845994</text:p>
          </table:table-cell>
          <table:table-cell office:value-type="float" office:value="0.8350029463759575">
            <text:p>0.8350029463759575</text:p>
          </table:table-cell>
          <table:table-cell office:value-type="float" office:value="0.9528688524590163">
            <text:p>0.9528688524590163</text:p>
          </table:table-cell>
          <table:table-cell office:value-type="float" office:value="0.9557862360630526">
            <text:p>0.9557862360630526</text:p>
          </table:table-cell>
          <table:table-cell office:value-type="float" office:value="0.906854130052724">
            <text:p>0.906854130052724</text:p>
          </table:table-cell>
          <table:table-cell office:value-type="float" office:value="0.9314763821224317">
            <text:p>0.9314763821224317</text:p>
          </table:table-cell>
          <table:table-cell office:value-type="float" office:value="0.9907457811649428">
            <text:p>0.9907457811649428</text:p>
          </table:table-cell>
          <table:table-cell office:value-type="float" office:value="0.9045628067624067">
            <text:p>0.9045628067624067</text:p>
          </table:table-cell>
          <table:table-cell office:value-type="float" office:value="0.9665676077265972">
            <text:p>0.9665676077265972</text:p>
          </table:table-cell>
          <table:table-cell office:value-type="float" office:value="0.9525222551928783">
            <text:p>0.9525222551928783</text:p>
          </table:table-cell>
          <table:table-cell office:value-type="float" office:value="0.911529933481153">
            <text:p>0.911529933481153</text:p>
          </table:table-cell>
          <table:table-cell office:value-type="float" office:value="0.9165281405841842">
            <text:p>0.9165281405841842</text:p>
          </table:table-cell>
          <table:table-cell office:value-type="float" office:value="0.8533921445074564">
            <text:p>0.8533921445074564</text:p>
          </table:table-cell>
          <table:table-cell office:value-type="float" office:value="0.9672943508424182">
            <text:p>0.9672943508424182</text:p>
          </table:table-cell>
          <table:table-cell office:value-type="float" office:value="0.9880273660205244">
            <text:p>0.9880273660205244</text:p>
          </table:table-cell>
          <table:table-cell office:value-type="float" office:value="0.9534828807556079">
            <text:p>0.9534828807556079</text:p>
          </table:table-cell>
          <table:table-cell office:value-type="float" office:value="0.9541737649063032">
            <text:p>0.9541737649063032</text:p>
          </table:table-cell>
          <table:table-cell office:value-type="float" office:value="0.9609726928443292">
            <text:p>0.9609726928443292</text:p>
          </table:table-cell>
          <table:table-cell office:value-type="float" office:value="0.9281901989325569">
            <text:p>0.9281901989325569</text:p>
          </table:table-cell>
          <table:table-cell office:value-type="float" office:value="0.9402355422745649">
            <text:p>0.9402355422745649</text:p>
          </table:table-cell>
          <table:table-cell office:value-type="float" office:value="0.9546294740379767">
            <text:p>0.9546294740379767</text:p>
          </table:table-cell>
          <table:table-cell office:value-type="float" office:value="0.04367654797403964">
            <text:p>0.04367654797403964</text:p>
          </table:table-cell>
          <table:table-cell office:value-type="float" office:value="0.0">
            <text:p/>
          </table:table-cell>
          <table:table-cell office:value-type="float" office:value="0.6746799299990789">
            <text:p>0.6746799299990789</text:p>
          </table:table-cell>
          <table:table-cell office:value-type="float" office:value="0.81021839630161">
            <text:p>0.81021839630161</text:p>
          </table:table-cell>
          <table:table-cell office:value-type="float" office:value="0.43052391799544415">
            <text:p>0.43052391799544415</text:p>
          </table:table-cell>
          <table:table-cell office:value-type="float" office:value="0.32296901172529313">
            <text:p>0.32296901172529313</text:p>
          </table:table-cell>
          <table:table-cell office:value-type="float" office:value="0.0">
            <text:p/>
          </table:table-cell>
          <table:table-cell office:value-type="float" office:value="0.7138148860203241">
            <text:p>0.7138148860203241</text:p>
          </table:table-cell>
        </table:table-row>
        <table:table-row>
          <table:table-cell office:value-type="string" office:string-value="ratio_FS">
            <text:p>ratio_FS</text:p>
          </table:table-cell>
          <table:table-cell office:value-type="float" office:value="0.5">
            <text:p>0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4304345129068204">
            <text:p>0.4304345129068204</text:p>
          </table:table-cell>
          <table:table-cell office:value-type="float" office:value="0.7931914921815939">
            <text:p>0.7931914921815939</text:p>
          </table:table-cell>
          <table:table-cell office:value-type="float" office:value="0.23841821100950086">
            <text:p>0.23841821100950086</text:p>
          </table:table-cell>
          <table:table-cell office:value-type="float" office:value="0.12833231901355255">
            <text:p>0.12833231901355255</text:p>
          </table:table-cell>
          <table:table-cell office:value-type="float" office:value="0.2560306241879782">
            <text:p>0.2560306241879782</text:p>
          </table:table-cell>
          <table:table-cell office:value-type="float" office:value="0.2393956269521064">
            <text:p>0.2393956269521064</text:p>
          </table:table-cell>
          <table:table-cell office:value-type="float" office:value="0.414879947237428">
            <text:p>0.414879947237428</text:p>
          </table:table-cell>
          <table:table-cell office:value-type="float" office:value="0.2041855282247917">
            <text:p>0.2041855282247917</text:p>
          </table:table-cell>
          <table:table-cell office:value-type="float" office:value="0.19750108213341266">
            <text:p>0.19750108213341266</text:p>
          </table:table-cell>
          <table:table-cell office:value-type="float" office:value="0.4499629698751322">
            <text:p>0.4499629698751322</text:p>
          </table:table-cell>
          <table:table-cell office:value-type="float" office:value="0.29091854927314237">
            <text:p>0.29091854927314237</text:p>
          </table:table-cell>
          <table:table-cell office:value-type="float" office:value="0.266442944090947">
            <text:p>0.266442944090947</text:p>
          </table:table-cell>
          <table:table-cell office:value-type="float" office:value="0.4301363240160159">
            <text:p>0.4301363240160159</text:p>
          </table:table-cell>
          <table:table-cell office:value-type="float" office:value="0.24714110538630596">
            <text:p>0.24714110538630596</text:p>
          </table:table-cell>
          <table:table-cell office:value-type="float" office:value="0.2802767796286589">
            <text:p>0.2802767796286589</text:p>
          </table:table-cell>
          <table:table-cell office:value-type="float" office:value="0.43154072086508666">
            <text:p>0.43154072086508666</text:p>
          </table:table-cell>
          <table:table-cell office:value-type="float" office:value="0.359239889125385">
            <text:p>0.359239889125385</text:p>
          </table:table-cell>
          <table:table-cell office:value-type="float" office:value="0.17983830076883148">
            <text:p>0.17983830076883148</text:p>
          </table:table-cell>
          <table:table-cell office:value-type="float" office:value="0.29704717968020683">
            <text:p>0.29704717968020683</text:p>
          </table:table-cell>
          <table:table-cell office:value-type="float" office:value="0.35083938064184667">
            <text:p>0.35083938064184667</text:p>
          </table:table-cell>
          <table:table-cell office:value-type="float" office:value="0.36277534623585367">
            <text:p>0.36277534623585367</text:p>
          </table:table-cell>
          <table:table-cell office:value-type="float" office:value="0.7007910774151359">
            <text:p>0.7007910774151359</text:p>
          </table:table-cell>
          <table:table-cell office:value-type="float" office:value="0.49055110968944776">
            <text:p>0.49055110968944776</text:p>
          </table:table-cell>
          <table:table-cell office:value-type="float" office:value="0.523844835498858">
            <text:p>0.523844835498858</text:p>
          </table:table-cell>
          <table:table-cell office:value-type="float" office:value="0.4828451171344632">
            <text:p>0.4828451171344632</text:p>
          </table:table-cell>
          <table:table-cell office:value-type="float" office:value="0.10137393247375644">
            <text:p>0.10137393247375644</text:p>
          </table:table-cell>
          <table:table-cell office:value-type="float" office:value="0.4501414369972642">
            <text:p>0.4501414369972642</text:p>
          </table:table-cell>
          <table:table-cell office:value-type="float" office:value="0.2967090042446219">
            <text:p>0.2967090042446219</text:p>
          </table:table-cell>
          <table:table-cell office:value-type="float" office:value="0.5984489292981306">
            <text:p>0.5984489292981306</text:p>
          </table:table-cell>
          <table:table-cell office:value-type="float" office:value="0.08034509027180149">
            <text:p>0.08034509027180149</text:p>
          </table:table-cell>
          <table:table-cell office:value-type="float" office:value="0.24704577931629765">
            <text:p>0.24704577931629765</text:p>
          </table:table-cell>
          <table:table-cell office:value-type="float" office:value="0.5455314762709591">
            <text:p>0.5455314762709591</text:p>
          </table:table-cell>
          <table:table-cell office:value-type="float" office:value="0.4573007649080561">
            <text:p>0.4573007649080561</text:p>
          </table:table-cell>
          <table:table-cell office:value-type="float" office:value="0.2728837754762483">
            <text:p>0.2728837754762483</text:p>
          </table:table-cell>
          <table:table-cell office:value-type="float" office:value="0.5546067310133846">
            <text:p>0.5546067310133846</text:p>
          </table:table-cell>
          <table:table-cell office:value-type="float" office:value="0.2428922617996274">
            <text:p>0.2428922617996274</text:p>
          </table:table-cell>
          <table:table-cell office:value-type="float" office:value="0.2672137097146542">
            <text:p>0.2672137097146542</text:p>
          </table:table-cell>
          <table:table-cell office:value-type="float" office:value="0.4974013247151754">
            <text:p>0.4974013247151754</text:p>
          </table:table-cell>
          <table:table-cell office:value-type="float" office:value="0.1860200529247769">
            <text:p>0.1860200529247769</text:p>
          </table:table-cell>
          <table:table-cell office:value-type="float" office:value="0.4304345129068204">
            <text:p>0.4304345129068204</text:p>
          </table:table-cell>
          <table:table-cell office:value-type="float" office:value="0.48846903073574954">
            <text:p>0.48846903073574954</text:p>
          </table:table-cell>
          <table:table-cell office:value-type="float" office:value="0.16114113688115986">
            <text:p>0.16114113688115986</text:p>
          </table:table-cell>
          <table:table-cell office:value-type="float" office:value="0.7702206477175413">
            <text:p>0.7702206477175413</text:p>
          </table:table-cell>
          <table:table-cell office:value-type="float" office:value="0.2806645167796985">
            <text:p>0.2806645167796985</text:p>
          </table:table-cell>
          <table:table-cell office:value-type="float" office:value="0.5659114973315391">
            <text:p>0.5659114973315391</text:p>
          </table:table-cell>
          <table:table-cell office:value-type="float" office:value="0.16914322190628198">
            <text:p>0.16914322190628198</text:p>
          </table:table-cell>
          <table:table-cell office:value-type="float" office:value="0.0">
            <text:p/>
          </table:table-cell>
          <table:table-cell office:value-type="float" office:value="0.44689784933770665">
            <text:p>0.44689784933770665</text:p>
          </table:table-cell>
          <table:table-cell office:value-type="float" office:value="0.5744397263988524">
            <text:p>0.5744397263988524</text:p>
          </table:table-cell>
          <table:table-cell office:value-type="float" office:value="0.12278487124700743">
            <text:p>0.12278487124700743</text:p>
          </table:table-cell>
          <table:table-cell office:value-type="float" office:value="0.37970809015688894">
            <text:p>0.37970809015688894</text:p>
          </table:table-cell>
          <table:table-cell office:value-type="float" office:value="1">
            <text:p>1</text:p>
          </table:table-cell>
          <table:table-cell office:value-type="float" office:value="0.49466339581713875">
            <text:p>0.49466339581713875</text:p>
          </table:table-cell>
          <table:table-cell office:value-type="float" office:value="0.2046712104707647">
            <text:p>0.2046712104707647</text:p>
          </table:table-cell>
          <table:table-cell office:value-type="float" office:value="0.16015024454090876">
            <text:p>0.16015024454090876</text:p>
          </table:table-cell>
          <table:table-cell office:value-type="float" office:value="0.05400399341121046">
            <text:p>0.05400399341121046</text:p>
          </table:table-cell>
          <table:table-cell office:value-type="float" office:value="0.09193566166791281">
            <text:p>0.09193566166791281</text:p>
          </table:table-cell>
          <table:table-cell office:value-type="float" office:value="0.7314980556654148">
            <text:p>0.7314980556654148</text:p>
          </table:table-cell>
          <table:table-cell office:value-type="float" office:value="0.1697007394945487">
            <text:p>0.1697007394945487</text:p>
          </table:table-cell>
          <table:table-cell office:value-type="float" office:value="1.0">
            <text:p>1.0</text:p>
          </table:table-cell>
          <table:table-cell office:value-type="float" office:value="0.05790690692940846">
            <text:p>0.05790690692940846</text:p>
          </table:table-cell>
          <table:table-cell office:value-type="float" office:value="0.3003717441231811">
            <text:p>0.3003717441231811</text:p>
          </table:table-cell>
          <table:table-cell office:value-type="float" office:value="0.18412911501391604">
            <text:p>0.18412911501391604</text:p>
          </table:table-cell>
          <table:table-cell office:value-type="float" office:value="0.06407342222662411">
            <text:p>0.06407342222662411</text:p>
          </table:table-cell>
          <table:table-cell office:value-type="float" office:value="0.3344047530437448">
            <text:p>0.3344047530437448</text:p>
          </table:table-cell>
          <table:table-cell office:value-type="float" office:value="0.033306930485500756">
            <text:p>0.033306930485500756</text:p>
          </table:table-cell>
          <table:table-cell office:value-type="float" office:value="0.06104147220522911">
            <text:p>0.06104147220522911</text:p>
          </table:table-cell>
          <table:table-cell office:value-type="float" office:value="0.11768794833746173">
            <text:p>0.11768794833746173</text:p>
          </table:table-cell>
          <table:table-cell office:value-type="float" office:value="0.11793661244733429">
            <text:p>0.11793661244733429</text:p>
          </table:table-cell>
          <table:table-cell office:value-type="float" office:value="0.5546859126655821">
            <text:p>0.5546859126655821</text:p>
          </table:table-cell>
          <table:table-cell office:value-type="float" office:value="0.14925991573040726">
            <text:p>0.14925991573040726</text:p>
          </table:table-cell>
          <table:table-cell office:value-type="float" office:value="0.12337106432959309">
            <text:p>0.12337106432959309</text:p>
          </table:table-cell>
          <table:table-cell office:value-type="float" office:value="0.6957401796152346">
            <text:p>0.6957401796152346</text:p>
          </table:table-cell>
          <table:table-cell office:value-type="float" office:value="0.18104802797094538">
            <text:p>0.18104802797094538</text:p>
          </table:table-cell>
          <table:table-cell office:value-type="float" office:value="0.3799397303358131">
            <text:p>0.3799397303358131</text:p>
          </table:table-cell>
          <table:table-cell office:value-type="float" office:value="0.22743240962248637">
            <text:p>0.22743240962248637</text:p>
          </table:table-cell>
          <table:table-cell office:value-type="float" office:value="0.06805812868587235">
            <text:p>0.06805812868587235</text:p>
          </table:table-cell>
          <table:table-cell office:value-type="float" office:value="0.537294832165404">
            <text:p>0.537294832165404</text:p>
          </table:table-cell>
          <table:table-cell office:value-type="float" office:value="0.44504050006659546">
            <text:p>0.44504050006659546</text:p>
          </table:table-cell>
          <table:table-cell office:value-type="float" office:value="0.3412054745640129">
            <text:p>0.3412054745640129</text:p>
          </table:table-cell>
          <table:table-cell office:value-type="float" office:value="0.5553049731682257">
            <text:p>0.5553049731682257</text:p>
          </table:table-cell>
          <table:table-cell office:value-type="float" office:value="0.2761071917392222">
            <text:p>0.2761071917392222</text:p>
          </table:table-cell>
          <table:table-cell office:value-type="float" office:value="0.15307792200519643">
            <text:p>0.15307792200519643</text:p>
          </table:table-cell>
          <table:table-cell office:value-type="float" office:value="0.34926000616183545">
            <text:p>0.34926000616183545</text:p>
          </table:table-cell>
          <table:table-cell office:value-type="float" office:value="0.29678472846298126">
            <text:p>0.29678472846298126</text:p>
          </table:table-cell>
          <table:table-cell office:value-type="float" office:value="0.5516975310756186">
            <text:p>0.5516975310756186</text:p>
          </table:table-cell>
          <table:table-cell office:value-type="float" office:value="0.4411559857087948">
            <text:p>0.4411559857087948</text:p>
          </table:table-cell>
          <table:table-cell office:value-type="float" office:value="0.31279536256389695">
            <text:p>0.31279536256389695</text:p>
          </table:table-cell>
          <table:table-cell office:value-type="float" office:value="0.6351862261554033">
            <text:p>0.6351862261554033</text:p>
          </table:table-cell>
          <table:table-cell office:value-type="float" office:value="0.18810909632344303">
            <text:p>0.18810909632344303</text:p>
          </table:table-cell>
          <table:table-cell office:value-type="float" office:value="0.15465938041252678">
            <text:p>0.15465938041252678</text:p>
          </table:table-cell>
          <table:table-cell office:value-type="float" office:value="0.3419918865707511">
            <text:p>0.3419918865707511</text:p>
          </table:table-cell>
          <table:table-cell office:value-type="float" office:value="0.28301974078010894">
            <text:p>0.28301974078010894</text:p>
          </table:table-cell>
          <table:table-cell office:value-type="float" office:value="0.4220722335735651">
            <text:p>0.4220722335735651</text:p>
          </table:table-cell>
          <table:table-cell office:value-type="float" office:value="0.3143683864057967">
            <text:p>0.3143683864057967</text:p>
          </table:table-cell>
          <table:table-cell office:value-type="float" office:value="0.33422269264751947">
            <text:p>0.33422269264751947</text:p>
          </table:table-cell>
          <table:table-cell office:value-type="float" office:value="0.461815571996917">
            <text:p>0.461815571996917</text:p>
          </table:table-cell>
          <table:table-cell office:value-type="float" office:value="0.6447822338105516">
            <text:p>0.6447822338105516</text:p>
          </table:table-cell>
          <table:table-cell office:value-type="float" office:value="0.2813700985908663">
            <text:p>0.2813700985908663</text:p>
          </table:table-cell>
          <table:table-cell office:value-type="float" office:value="0.5201127166427308">
            <text:p>0.5201127166427308</text:p>
          </table:table-cell>
          <table:table-cell office:value-type="float" office:value="0.5900333361195214">
            <text:p>0.5900333361195214</text:p>
          </table:table-cell>
          <table:table-cell office:value-type="float" office:value="0.4815121075161743">
            <text:p>0.4815121075161743</text:p>
          </table:table-cell>
          <table:table-cell office:value-type="float" office:value="0.9723502809871231">
            <text:p>0.9723502809871231</text:p>
          </table:table-cell>
          <table:table-cell office:value-type="float" office:value="0.28840937630949676">
            <text:p>0.28840937630949676</text:p>
          </table:table-cell>
          <table:table-cell office:value-type="float" office:value="0.17400450466623946">
            <text:p>0.17400450466623946</text:p>
          </table:table-cell>
          <table:table-cell office:value-type="float" office:value="0.5192623576050012">
            <text:p>0.5192623576050012</text:p>
          </table:table-cell>
          <table:table-cell office:value-type="float" office:value="0.14706883081450153">
            <text:p>0.14706883081450153</text:p>
          </table:table-cell>
          <table:table-cell office:value-type="float" office:value="0.3836212036741093">
            <text:p>0.3836212036741093</text:p>
          </table:table-cell>
          <table:table-cell office:value-type="float" office:value="0.34346320423298066">
            <text:p>0.34346320423298066</text:p>
          </table:table-cell>
          <table:table-cell office:value-type="float" office:value="0.47477126989639196">
            <text:p>0.47477126989639196</text:p>
          </table:table-cell>
          <table:table-cell office:value-type="float" office:value="0.2072878298898459">
            <text:p>0.2072878298898459</text:p>
          </table:table-cell>
          <table:table-cell office:value-type="float" office:value="1.0">
            <text:p>1.0</text:p>
          </table:table-cell>
          <table:table-cell office:value-type="float" office:value="0.7284643744627652">
            <text:p>0.7284643744627652</text:p>
          </table:table-cell>
          <table:table-cell office:value-type="float" office:value="0.030565159562957675">
            <text:p>0.030565159562957675</text:p>
          </table:table-cell>
          <table:table-cell office:value-type="float" office:value="0.3167413566704752">
            <text:p>0.3167413566704752</text:p>
          </table:table-cell>
          <table:table-cell office:value-type="float" office:value="0.21261065587674077">
            <text:p>0.21261065587674077</text:p>
          </table:table-cell>
          <table:table-cell office:value-type="float" office:value="0.12427454461169882">
            <text:p>0.12427454461169882</text:p>
          </table:table-cell>
          <table:table-cell office:value-type="float" office:value="0.46480965931570967">
            <text:p>0.46480965931570967</text:p>
          </table:table-cell>
          <table:table-cell office:value-type="float" office:value="0.5893122974153499">
            <text:p>0.5893122974153499</text:p>
          </table:table-cell>
          <table:table-cell office:value-type="float" office:value="0.5814158227479653">
            <text:p>0.5814158227479653</text:p>
          </table:table-cell>
          <table:table-cell office:value-type="float" office:value="0.3813549174223425">
            <text:p>0.3813549174223425</text:p>
          </table:table-cell>
          <table:table-cell office:value-type="float" office:value="0.16636617422212033">
            <text:p>0.16636617422212033</text:p>
          </table:table-cell>
          <table:table-cell office:value-type="float" office:value="0.5148360970377552">
            <text:p>0.5148360970377552</text:p>
          </table:table-cell>
          <table:table-cell office:value-type="float" office:value="0.32250744257815545">
            <text:p>0.32250744257815545</text:p>
          </table:table-cell>
          <table:table-cell office:value-type="float" office:value="0.47182758523474744">
            <text:p>0.47182758523474744</text:p>
          </table:table-cell>
          <table:table-cell office:value-type="float" office:value="0.4866203864656132">
            <text:p>0.4866203864656132</text:p>
          </table:table-cell>
          <table:table-cell office:value-type="float" office:value="0.6533240803009619">
            <text:p>0.6533240803009619</text:p>
          </table:table-cell>
          <table:table-cell office:value-type="float" office:value="0.3571584769223732">
            <text:p>0.3571584769223732</text:p>
          </table:table-cell>
          <table:table-cell office:value-type="float" office:value="0.5032538616171346">
            <text:p>0.5032538616171346</text:p>
          </table:table-cell>
          <table:table-cell office:value-type="float" office:value="0.3541673234545699">
            <text:p>0.3541673234545699</text:p>
          </table:table-cell>
          <table:table-cell office:value-type="float" office:value="0.3676337296314959">
            <text:p>0.3676337296314959</text:p>
          </table:table-cell>
          <table:table-cell office:value-type="float" office:value="0.31624064434959165">
            <text:p>0.31624064434959165</text:p>
          </table:table-cell>
          <table:table-cell office:value-type="float" office:value="0.07562174716928977">
            <text:p>0.07562174716928977</text:p>
          </table:table-cell>
          <table:table-cell office:value-type="float" office:value="0.012049581593632277">
            <text:p>0.012049581593632277</text:p>
          </table:table-cell>
          <table:table-cell office:value-type="float" office:value="0.19611607840408268">
            <text:p>0.19611607840408268</text:p>
          </table:table-cell>
          <table:table-cell office:value-type="float" office:value="0.17059067643031497">
            <text:p>0.17059067643031497</text:p>
          </table:table-cell>
          <table:table-cell office:value-type="float" office:value="0.13630825626397297">
            <text:p>0.13630825626397297</text:p>
          </table:table-cell>
          <table:table-cell office:value-type="float" office:value="0.401574437645764">
            <text:p>0.401574437645764</text:p>
          </table:table-cell>
          <table:table-cell office:value-type="float" office:value="0.06330223455031667">
            <text:p>0.06330223455031667</text:p>
          </table:table-cell>
          <table:table-cell office:value-type="float" office:value="0.149360096501955">
            <text:p>0.149360096501955</text:p>
          </table:table-cell>
          <table:table-cell office:value-type="float" office:value="0.446722807637561">
            <text:p>0.446722807637561</text:p>
          </table:table-cell>
          <table:table-cell office:value-type="float" office:value="0.21841204621016655">
            <text:p>0.21841204621016655</text:p>
          </table:table-cell>
          <table:table-cell office:value-type="float" office:value="0.35312740471286247">
            <text:p>0.35312740471286247</text:p>
          </table:table-cell>
          <table:table-cell office:value-type="float" office:value="0.21242957707344393">
            <text:p>0.21242957707344393</text:p>
          </table:table-cell>
          <table:table-cell office:value-type="float" office:value="0.1934137122980462">
            <text:p>0.1934137122980462</text:p>
          </table:table-cell>
          <table:table-cell office:value-type="float" office:value="0.3434763252152105">
            <text:p>0.3434763252152105</text:p>
          </table:table-cell>
          <table:table-cell office:value-type="float" office:value="0.41681180251727057">
            <text:p>0.41681180251727057</text:p>
          </table:table-cell>
          <table:table-cell office:value-type="float" office:value="0.10465340592887373">
            <text:p>0.10465340592887373</text:p>
          </table:table-cell>
          <table:table-cell office:value-type="float" office:value="0.1445755600600207">
            <text:p>0.1445755600600207</text:p>
          </table:table-cell>
          <table:table-cell office:value-type="float" office:value="0.35170045590635834">
            <text:p>0.35170045590635834</text:p>
          </table:table-cell>
          <table:table-cell office:value-type="float" office:value="0.3026204824989602">
            <text:p>0.3026204824989602</text:p>
          </table:table-cell>
          <table:table-cell office:value-type="float" office:value="0.3454382357233985">
            <text:p>0.3454382357233985</text:p>
          </table:table-cell>
          <table:table-cell office:value-type="float" office:value="0.7454140237635518">
            <text:p>0.7454140237635518</text:p>
          </table:table-cell>
          <table:table-cell office:value-type="float" office:value="0.12502161169692388">
            <text:p>0.12502161169692388</text:p>
          </table:table-cell>
          <table:table-cell office:value-type="float" office:value="0.503795688403215">
            <text:p>0.503795688403215</text:p>
          </table:table-cell>
          <table:table-cell office:value-type="float" office:value="0.7194727864603554">
            <text:p>0.7194727864603554</text:p>
          </table:table-cell>
          <table:table-cell office:value-type="float" office:value="0.29518036456095575">
            <text:p>0.29518036456095575</text:p>
          </table:table-cell>
          <table:table-cell office:value-type="float" office:value="0.33209545457095213">
            <text:p>0.33209545457095213</text:p>
          </table:table-cell>
          <table:table-cell office:value-type="float" office:value="0.3457445520170213">
            <text:p>0.3457445520170213</text:p>
          </table:table-cell>
          <table:table-cell office:value-type="float" office:value="0.4867924528301887">
            <text:p>0.4867924528301887</text:p>
          </table:table-cell>
          <table:table-cell office:value-type="float" office:value="0.1317280512800807">
            <text:p>0.1317280512800807</text:p>
          </table:table-cell>
          <table:table-cell office:value-type="float" office:value="0.6088759370830489">
            <text:p>0.6088759370830489</text:p>
          </table:table-cell>
          <table:table-cell office:value-type="float" office:value="0.15298904436684008">
            <text:p>0.15298904436684008</text:p>
          </table:table-cell>
          <table:table-cell office:value-type="float" office:value="0.19276033445122245">
            <text:p>0.19276033445122245</text:p>
          </table:table-cell>
          <table:table-cell office:value-type="float" office:value="0.47803610024144527">
            <text:p>0.47803610024144527</text:p>
          </table:table-cell>
          <table:table-cell office:value-type="float" office:value="0.14717237669272576">
            <text:p>0.14717237669272576</text:p>
          </table:table-cell>
          <table:table-cell office:value-type="float" office:value="0.5937365024592843">
            <text:p>0.5937365024592843</text:p>
          </table:table-cell>
          <table:table-cell office:value-type="float" office:value="0.3524060558464167">
            <text:p>0.3524060558464167</text:p>
          </table:table-cell>
          <table:table-cell office:value-type="float" office:value="0.1400880944434303">
            <text:p>0.1400880944434303</text:p>
          </table:table-cell>
          <table:table-cell office:value-type="float" office:value="0.36336393916429793">
            <text:p>0.36336393916429793</text:p>
          </table:table-cell>
          <table:table-cell office:value-type="float" office:value="0.19430371190392776">
            <text:p>0.19430371190392776</text:p>
          </table:table-cell>
          <table:table-cell office:value-type="float" office:value="0.2811832907965078">
            <text:p>0.2811832907965078</text:p>
          </table:table-cell>
          <table:table-cell office:value-type="float" office:value="0.16313760124850477">
            <text:p>0.16313760124850477</text:p>
          </table:table-cell>
          <table:table-cell office:value-type="float" office:value="0.4979859279237944">
            <text:p>0.4979859279237944</text:p>
          </table:table-cell>
          <table:table-cell office:value-type="float" office:value="0.8347345125915182">
            <text:p>0.8347345125915182</text:p>
          </table:table-cell>
          <table:table-cell office:value-type="float" office:value="0.3323544268673529">
            <text:p>0.3323544268673529</text:p>
          </table:table-cell>
          <table:table-cell office:value-type="float" office:value="0.27664630457435463">
            <text:p>0.27664630457435463</text:p>
          </table:table-cell>
          <table:table-cell office:value-type="float" office:value="0.3714243599715944">
            <text:p>0.3714243599715944</text:p>
          </table:table-cell>
          <table:table-cell office:value-type="float" office:value="0.3108184056441302">
            <text:p>0.3108184056441302</text:p>
          </table:table-cell>
          <table:table-cell office:value-type="float" office:value="0.7732626136811251">
            <text:p>0.7732626136811251</text:p>
          </table:table-cell>
          <table:table-cell office:value-type="float" office:value="0.2643671007162977">
            <text:p>0.2643671007162977</text:p>
          </table:table-cell>
          <table:table-cell office:value-type="float" office:value="0.2927421637970883">
            <text:p>0.2927421637970883</text:p>
          </table:table-cell>
          <table:table-cell office:value-type="float" office:value="0.48850056946032516">
            <text:p>0.48850056946032516</text:p>
          </table:table-cell>
          <table:table-cell office:value-type="float" office:value="0.0">
            <text:p/>
          </table:table-cell>
          <table:table-cell office:value-type="float" office:value="0.07824680615163371">
            <text:p>0.07824680615163371</text:p>
          </table:table-cell>
          <table:table-cell office:value-type="float" office:value="0.06071676377483039">
            <text:p>0.06071676377483039</text:p>
          </table:table-cell>
          <table:table-cell office:value-type="float" office:value="0.17210626251997047">
            <text:p>0.17210626251997047</text:p>
          </table:table-cell>
          <table:table-cell office:value-type="float" office:value="0.6334057872663826">
            <text:p>0.6334057872663826</text:p>
          </table:table-cell>
          <table:table-cell office:value-type="float" office:value="0.1014754612877298">
            <text:p>0.1014754612877298</text:p>
          </table:table-cell>
          <table:table-cell office:value-type="float" office:value="0.24687574966972012">
            <text:p>0.24687574966972012</text:p>
          </table:table-cell>
          <table:table-cell office:value-type="float" office:value="0.22726840792056535">
            <text:p>0.22726840792056535</text:p>
          </table:table-cell>
          <table:table-cell office:value-type="float" office:value="0.28801114861553495">
            <text:p>0.28801114861553495</text:p>
          </table:table-cell>
          <table:table-cell office:value-type="float" office:value="0.6946672686314749">
            <text:p>0.6946672686314749</text:p>
          </table:table-cell>
          <table:table-cell office:value-type="float" office:value="0.3714097526791233">
            <text:p>0.3714097526791233</text:p>
          </table:table-cell>
          <table:table-cell office:value-type="float" office:value="0.5361762219963712">
            <text:p>0.5361762219963712</text:p>
          </table:table-cell>
          <table:table-cell office:value-type="float" office:value="0.38431898646568424">
            <text:p>0.38431898646568424</text:p>
          </table:table-cell>
          <table:table-cell office:value-type="float" office:value="0.2055753722952096">
            <text:p>0.2055753722952096</text:p>
          </table:table-cell>
          <table:table-cell office:value-type="float" office:value="0.44011725775160393">
            <text:p>0.44011725775160393</text:p>
          </table:table-cell>
          <table:table-cell office:value-type="float" office:value="0.08026463857247335">
            <text:p>0.08026463857247335</text:p>
          </table:table-cell>
          <table:table-cell office:value-type="float" office:value="0.6029186803130604">
            <text:p>0.6029186803130604</text:p>
          </table:table-cell>
          <table:table-cell office:value-type="float" office:value="0.20659777176980423">
            <text:p>0.20659777176980423</text:p>
          </table:table-cell>
          <table:table-cell office:value-type="float" office:value="0.12275412569192565">
            <text:p>0.12275412569192565</text:p>
          </table:table-cell>
          <table:table-cell office:value-type="float" office:value="0.0">
            <text:p/>
          </table:table-cell>
          <table:table-cell office:value-type="float" office:value="0.741626723786665">
            <text:p>0.741626723786665</text:p>
          </table:table-cell>
          <table:table-cell office:value-type="float" office:value="0.34201596906909026">
            <text:p>0.34201596906909026</text:p>
          </table:table-cell>
          <table:table-cell office:value-type="float" office:value="0.17211225647767978">
            <text:p>0.17211225647767978</text:p>
          </table:table-cell>
          <table:table-cell office:value-type="float" office:value="0.053065583509829754">
            <text:p>0.053065583509829754</text:p>
          </table:table-cell>
          <table:table-cell office:value-type="float" office:value="0.1596188936359632">
            <text:p>0.1596188936359632</text:p>
          </table:table-cell>
          <table:table-cell office:value-type="float" office:value="0.43632012726020886">
            <text:p>0.43632012726020886</text:p>
          </table:table-cell>
          <table:table-cell office:value-type="float" office:value="0.7416288608994869">
            <text:p>0.7416288608994869</text:p>
          </table:table-cell>
          <table:table-cell office:value-type="float" office:value="0.40819051667563977">
            <text:p>0.40819051667563977</text:p>
          </table:table-cell>
          <table:table-cell office:value-type="float" office:value="0.1343364320658533">
            <text:p>0.1343364320658533</text:p>
          </table:table-cell>
          <table:table-cell office:value-type="float" office:value="0.17261011750135316">
            <text:p>0.17261011750135316</text:p>
          </table:table-cell>
          <table:table-cell office:value-type="float" office:value="0.3775334600050741">
            <text:p>0.3775334600050741</text:p>
          </table:table-cell>
          <table:table-cell office:value-type="float" office:value="0.19302791979163839">
            <text:p>0.19302791979163839</text:p>
          </table:table-cell>
          <table:table-cell office:value-type="float" office:value="0.20715183703896012">
            <text:p>0.20715183703896012</text:p>
          </table:table-cell>
          <table:table-cell office:value-type="float" office:value="0.1260489743157814">
            <text:p>0.1260489743157814</text:p>
          </table:table-cell>
          <table:table-cell office:value-type="float" office:value="0.2183427068638304">
            <text:p>0.2183427068638304</text:p>
          </table:table-cell>
          <table:table-cell office:value-type="float" office:value="0.2428090788878503">
            <text:p>0.2428090788878503</text:p>
          </table:table-cell>
          <table:table-cell office:value-type="float" office:value="0.7307883667873022">
            <text:p>0.7307883667873022</text:p>
          </table:table-cell>
          <table:table-cell office:value-type="float" office:value="0.3709676743864496">
            <text:p>0.3709676743864496</text:p>
          </table:table-cell>
          <table:table-cell office:value-type="float" office:value="0.5564667483287684">
            <text:p>0.5564667483287684</text:p>
          </table:table-cell>
          <table:table-cell office:value-type="float" office:value="0.2495739868867631">
            <text:p>0.2495739868867631</text:p>
          </table:table-cell>
          <table:table-cell office:value-type="float" office:value="0.28054218604325243">
            <text:p>0.28054218604325243</text:p>
          </table:table-cell>
          <table:table-cell office:value-type="float" office:value="1">
            <text:p>1</text:p>
          </table:table-cell>
          <table:table-cell office:value-type="float" office:value="0.4257049304168787">
            <text:p>0.4257049304168787</text:p>
          </table:table-cell>
          <table:table-cell office:value-type="float" office:value="0.6106698506101003">
            <text:p>0.6106698506101003</text:p>
          </table:table-cell>
          <table:table-cell office:value-type="float" office:value="0.5819586009317657">
            <text:p>0.5819586009317657</text:p>
          </table:table-cell>
          <table:table-cell office:value-type="float" office:value="0.2528636374607155">
            <text:p>0.2528636374607155</text:p>
          </table:table-cell>
          <table:table-cell office:value-type="float" office:value="0.28090791387596464">
            <text:p>0.28090791387596464</text:p>
          </table:table-cell>
          <table:table-cell office:value-type="float" office:value="0.7426912589623684">
            <text:p>0.7426912589623684</text:p>
          </table:table-cell>
          <table:table-cell office:value-type="float" office:value="1.0">
            <text:p>1.0</text:p>
          </table:table-cell>
          <table:table-cell office:value-type="float" office:value="0.3027087036677697">
            <text:p>0.3027087036677697</text:p>
          </table:table-cell>
          <table:table-cell office:value-type="float" office:value="0.18668464967819007">
            <text:p>0.18668464967819007</text:p>
          </table:table-cell>
          <table:table-cell office:value-type="float" office:value="0.38370193516861234">
            <text:p>0.38370193516861234</text:p>
          </table:table-cell>
          <table:table-cell office:value-type="float" office:value="0.5429044339252702">
            <text:p>0.5429044339252702</text:p>
          </table:table-cell>
          <table:table-cell office:value-type="float" office:value="0.1874906571778734">
            <text:p>0.1874906571778734</text:p>
          </table:table-cell>
          <table:table-cell office:value-type="float" office:value="0.17140251214304095">
            <text:p>0.17140251214304095</text:p>
          </table:table-cell>
          <table:table-cell office:value-type="float" office:value="0.291215125997877">
            <text:p>0.291215125997877</text:p>
          </table:table-cell>
          <table:table-cell office:value-type="float" office:value="0.3509539142776785">
            <text:p>0.3509539142776785</text:p>
          </table:table-cell>
          <table:table-cell office:value-type="float" office:value="0.7212548999832109">
            <text:p>0.7212548999832109</text:p>
          </table:table-cell>
          <table:table-cell office:value-type="float" office:value="0.16526612481081224">
            <text:p>0.16526612481081224</text:p>
          </table:table-cell>
          <table:table-cell office:value-type="float" office:value="0.18506839383356583">
            <text:p>0.18506839383356583</text:p>
          </table:table-cell>
          <table:table-cell office:value-type="float" office:value="0.1567419639887027">
            <text:p>0.1567419639887027</text:p>
          </table:table-cell>
          <table:table-cell office:value-type="float" office:value="0.7636151379945177">
            <text:p>0.7636151379945177</text:p>
          </table:table-cell>
          <table:table-cell office:value-type="float" office:value="0.25270400246601604">
            <text:p>0.25270400246601604</text:p>
          </table:table-cell>
          <table:table-cell office:value-type="float" office:value="0.39752881244966287">
            <text:p>0.39752881244966287</text:p>
          </table:table-cell>
          <table:table-cell office:value-type="float" office:value="0.21383916651707383">
            <text:p>0.21383916651707383</text:p>
          </table:table-cell>
          <table:table-cell office:value-type="float" office:value="0.6132117473444939">
            <text:p>0.6132117473444939</text:p>
          </table:table-cell>
          <table:table-cell office:value-type="float" office:value="0.08486793975291548">
            <text:p>0.08486793975291548</text:p>
          </table:table-cell>
          <table:table-cell office:value-type="float" office:value="0.16170791807993942">
            <text:p>0.16170791807993942</text:p>
          </table:table-cell>
          <table:table-cell office:value-type="float" office:value="1.0">
            <text:p>1.0</text:p>
          </table:table-cell>
          <table:table-cell office:value-type="float" office:value="0.6928700583709683">
            <text:p>0.6928700583709683</text:p>
          </table:table-cell>
          <table:table-cell office:value-type="float" office:value="0.1725901671937317">
            <text:p>0.1725901671937317</text:p>
          </table:table-cell>
          <table:table-cell office:value-type="float" office:value="0.5696097902400264">
            <text:p>0.5696097902400264</text:p>
          </table:table-cell>
          <table:table-cell office:value-type="float" office:value="0.7527349831859388">
            <text:p>0.7527349831859388</text:p>
          </table:table-cell>
          <table:table-cell office:value-type="float" office:value="0.36088811358058986">
            <text:p>0.36088811358058986</text:p>
          </table:table-cell>
          <table:table-cell office:value-type="float" office:value="0.16014803540765396">
            <text:p>0.16014803540765396</text:p>
          </table:table-cell>
          <table:table-cell office:value-type="float" office:value="0.22839650611590537">
            <text:p>0.22839650611590537</text:p>
          </table:table-cell>
          <table:table-cell office:value-type="float" office:value="0.6257977389211582">
            <text:p>0.6257977389211582</text:p>
          </table:table-cell>
          <table:table-cell office:value-type="float" office:value="0.1009521945031608">
            <text:p>0.1009521945031608</text:p>
          </table:table-cell>
          <table:table-cell office:value-type="float" office:value="0.20467403422812835">
            <text:p>0.20467403422812835</text:p>
          </table:table-cell>
          <table:table-cell office:value-type="float" office:value="0.3413051479793823">
            <text:p>0.3413051479793823</text:p>
          </table:table-cell>
          <table:table-cell office:value-type="float" office:value="0.037015592918249726">
            <text:p>0.037015592918249726</text:p>
          </table:table-cell>
          <table:table-cell office:value-type="float" office:value="0.2729159108969397">
            <text:p>0.2729159108969397</text:p>
          </table:table-cell>
          <table:table-cell office:value-type="float" office:value="0.30930552684557633">
            <text:p>0.30930552684557633</text:p>
          </table:table-cell>
          <table:table-cell office:value-type="float" office:value="0.16384405344652675">
            <text:p>0.16384405344652675</text:p>
          </table:table-cell>
          <table:table-cell office:value-type="float" office:value="1">
            <text:p>1</text:p>
          </table:table-cell>
          <table:table-cell office:value-type="float" office:value="0.39418517173683526">
            <text:p>0.39418517173683526</text:p>
          </table:table-cell>
          <table:table-cell office:value-type="float" office:value="0.5376499716917843">
            <text:p>0.5376499716917843</text:p>
          </table:table-cell>
          <table:table-cell office:value-type="float" office:value="0.3625697577846784">
            <text:p>0.3625697577846784</text:p>
          </table:table-cell>
          <table:table-cell office:value-type="float" office:value="0.2398596916813599">
            <text:p>0.2398596916813599</text:p>
          </table:table-cell>
          <table:table-cell office:value-type="float" office:value="0.8111294014063888">
            <text:p>0.8111294014063888</text:p>
          </table:table-cell>
          <table:table-cell office:value-type="float" office:value="0.683481020478905">
            <text:p>0.683481020478905</text:p>
          </table:table-cell>
          <table:table-cell office:value-type="float" office:value="1">
            <text:p>1</text:p>
          </table:table-cell>
          <table:table-cell office:value-type="float" office:value="0.20586364933835902">
            <text:p>0.20586364933835902</text:p>
          </table:table-cell>
          <table:table-cell office:value-type="float" office:value="0.35671297535717067">
            <text:p>0.35671297535717067</text:p>
          </table:table-cell>
          <table:table-cell office:value-type="float" office:value="0.28729945905018167">
            <text:p>0.28729945905018167</text:p>
          </table:table-cell>
          <table:table-cell office:value-type="float" office:value="0.30878583079280036">
            <text:p>0.30878583079280036</text:p>
          </table:table-cell>
          <table:table-cell office:value-type="float" office:value="0.4383132257593327">
            <text:p>0.4383132257593327</text:p>
          </table:table-cell>
          <table:table-cell office:value-type="float" office:value="0.8188096831756946">
            <text:p>0.8188096831756946</text:p>
          </table:table-cell>
          <table:table-cell office:value-type="float" office:value="0.19615547769220412">
            <text:p>0.19615547769220412</text:p>
          </table:table-cell>
          <table:table-cell office:value-type="float" office:value="0.47083790741762593">
            <text:p>0.47083790741762593</text:p>
          </table:table-cell>
          <table:table-cell office:value-type="float" office:value="0.20754599922992636">
            <text:p>0.20754599922992636</text:p>
          </table:table-cell>
          <table:table-cell office:value-type="float" office:value="0.38403566997082594">
            <text:p>0.38403566997082594</text:p>
          </table:table-cell>
          <table:table-cell office:value-type="float" office:value="0.08347994746744844">
            <text:p>0.08347994746744844</text:p>
          </table:table-cell>
          <table:table-cell office:value-type="float" office:value="0.2347139481998297">
            <text:p>0.2347139481998297</text:p>
          </table:table-cell>
          <table:table-cell office:value-type="float" office:value="0.6834702519854154">
            <text:p>0.6834702519854154</text:p>
          </table:table-cell>
          <table:table-cell office:value-type="float" office:value="0.3543227406824562">
            <text:p>0.3543227406824562</text:p>
          </table:table-cell>
          <table:table-cell office:value-type="float" office:value="0.24444606847413786">
            <text:p>0.24444606847413786</text:p>
          </table:table-cell>
          <table:table-cell office:value-type="float" office:value="0.18405961426857906">
            <text:p>0.18405961426857906</text:p>
          </table:table-cell>
          <table:table-cell office:value-type="float" office:value="0.23959990888778543">
            <text:p>0.23959990888778543</text:p>
          </table:table-cell>
          <table:table-cell office:value-type="float" office:value="0.1873201899455132">
            <text:p>0.1873201899455132</text:p>
          </table:table-cell>
          <table:table-cell office:value-type="float" office:value="0.1720698267602792">
            <text:p>0.1720698267602792</text:p>
          </table:table-cell>
          <table:table-cell office:value-type="float" office:value="0.5909713943661808">
            <text:p>0.5909713943661808</text:p>
          </table:table-cell>
          <table:table-cell office:value-type="float" office:value="0.6897826137007281">
            <text:p>0.6897826137007281</text:p>
          </table:table-cell>
          <table:table-cell office:value-type="float" office:value="0.5556881518145294">
            <text:p>0.5556881518145294</text:p>
          </table:table-cell>
          <table:table-cell office:value-type="float" office:value="0.11391577818628529">
            <text:p>0.11391577818628529</text:p>
          </table:table-cell>
          <table:table-cell office:value-type="float" office:value="0.3073647893277451">
            <text:p>0.3073647893277451</text:p>
          </table:table-cell>
          <table:table-cell office:value-type="float" office:value="0.9294325133397188">
            <text:p>0.9294325133397188</text:p>
          </table:table-cell>
          <table:table-cell office:value-type="float" office:value="0.6933635697569329">
            <text:p>0.6933635697569329</text:p>
          </table:table-cell>
          <table:table-cell office:value-type="float" office:value="0.179199130457172">
            <text:p>0.179199130457172</text:p>
          </table:table-cell>
          <table:table-cell office:value-type="float" office:value="0.49257900109137953">
            <text:p>0.49257900109137953</text:p>
          </table:table-cell>
          <table:table-cell office:value-type="float" office:value="0.1778323051515007">
            <text:p>0.1778323051515007</text:p>
          </table:table-cell>
          <table:table-cell office:value-type="float" office:value="0.28078234978787586">
            <text:p>0.28078234978787586</text:p>
          </table:table-cell>
          <table:table-cell office:value-type="float" office:value="0.8590344169702717">
            <text:p>0.8590344169702717</text:p>
          </table:table-cell>
          <table:table-cell office:value-type="float" office:value="0.4295512869546209">
            <text:p>0.4295512869546209</text:p>
          </table:table-cell>
          <table:table-cell office:value-type="float" office:value="0.3772142559786939">
            <text:p>0.3772142559786939</text:p>
          </table:table-cell>
          <table:table-cell office:value-type="float" office:value="0.6529558788565245">
            <text:p>0.6529558788565245</text:p>
          </table:table-cell>
          <table:table-cell office:value-type="float" office:value="0.3559374966596541">
            <text:p>0.3559374966596541</text:p>
          </table:table-cell>
          <table:table-cell office:value-type="float" office:value="0.24084695639100204">
            <text:p>0.24084695639100204</text:p>
          </table:table-cell>
          <table:table-cell office:value-type="float" office:value="0.3054753128729585">
            <text:p>0.3054753128729585</text:p>
          </table:table-cell>
          <table:table-cell office:value-type="float" office:value="0.41420134105826417">
            <text:p>0.41420134105826417</text:p>
          </table:table-cell>
          <table:table-cell office:value-type="float" office:value="0.662523684826808">
            <text:p>0.662523684826808</text:p>
          </table:table-cell>
          <table:table-cell office:value-type="float" office:value="0.6890413936059001">
            <text:p>0.6890413936059001</text:p>
          </table:table-cell>
          <table:table-cell office:value-type="float" office:value="0.39337797113779">
            <text:p>0.39337797113779</text:p>
          </table:table-cell>
          <table:table-cell office:value-type="float" office:value="0.3896062645025352">
            <text:p>0.3896062645025352</text:p>
          </table:table-cell>
          <table:table-cell office:value-type="float" office:value="0.09590055691877515">
            <text:p>0.09590055691877515</text:p>
          </table:table-cell>
          <table:table-cell office:value-type="float" office:value="0.4775062675918529">
            <text:p>0.4775062675918529</text:p>
          </table:table-cell>
          <table:table-cell office:value-type="float" office:value="0.15191909280407664">
            <text:p>0.15191909280407664</text:p>
          </table:table-cell>
          <table:table-cell office:value-type="float" office:value="0.758629954248065">
            <text:p>0.758629954248065</text:p>
          </table:table-cell>
          <table:table-cell office:value-type="float" office:value="0.7423169896377837">
            <text:p>0.7423169896377837</text:p>
          </table:table-cell>
          <table:table-cell office:value-type="float" office:value="0.3826072267936638">
            <text:p>0.3826072267936638</text:p>
          </table:table-cell>
          <table:table-cell office:value-type="float" office:value="1">
            <text:p>1</text:p>
          </table:table-cell>
          <table:table-cell office:value-type="float" office:value="0.1759988204804">
            <text:p>0.1759988204804</text:p>
          </table:table-cell>
          <table:table-cell office:value-type="float" office:value="0.1655683264000917">
            <text:p>0.1655683264000917</text:p>
          </table:table-cell>
          <table:table-cell office:value-type="float" office:value="0.38537737110549813">
            <text:p>0.38537737110549813</text:p>
          </table:table-cell>
          <table:table-cell office:value-type="float" office:value="1.0">
            <text:p>1.0</text:p>
          </table:table-cell>
          <table:table-cell office:value-type="float" office:value="0.298604475517895">
            <text:p>0.298604475517895</text:p>
          </table:table-cell>
          <table:table-cell office:value-type="float" office:value="0.43816293255389144">
            <text:p>0.43816293255389144</text:p>
          </table:table-cell>
          <table:table-cell office:value-type="float" office:value="0.298046877235076">
            <text:p>0.298046877235076</text:p>
          </table:table-cell>
          <table:table-cell office:value-type="float" office:value="0.39782642381380573">
            <text:p>0.39782642381380573</text:p>
          </table:table-cell>
          <table:table-cell office:value-type="float" office:value="0.20956050369812682">
            <text:p>0.20956050369812682</text:p>
          </table:table-cell>
          <table:table-cell office:value-type="float" office:value="0.1705550475371241">
            <text:p>0.1705550475371241</text:p>
          </table:table-cell>
          <table:table-cell office:value-type="float" office:value="0">
            <text:p/>
          </table:table-cell>
          <table:table-cell office:value-type="float" office:value="0.1889433364309383">
            <text:p>0.1889433364309383</text:p>
          </table:table-cell>
          <table:table-cell office:value-type="float" office:value="0.7283980882330687">
            <text:p>0.7283980882330687</text:p>
          </table:table-cell>
          <table:table-cell office:value-type="float" office:value="0.5701085912936097">
            <text:p>0.5701085912936097</text:p>
          </table:table-cell>
          <table:table-cell office:value-type="float" office:value="0.7940062216570316">
            <text:p>0.7940062216570316</text:p>
          </table:table-cell>
          <table:table-cell office:value-type="float" office:value="0.8535177028003622">
            <text:p>0.8535177028003622</text:p>
          </table:table-cell>
          <table:table-cell office:value-type="float" office:value="0.18508599540833784">
            <text:p>0.18508599540833784</text:p>
          </table:table-cell>
          <table:table-cell office:value-type="float" office:value="0.21853450054895254">
            <text:p>0.21853450054895254</text:p>
          </table:table-cell>
          <table:table-cell office:value-type="float" office:value="0.2509577993360594">
            <text:p>0.2509577993360594</text:p>
          </table:table-cell>
          <table:table-cell office:value-type="float" office:value="0.27430671706600446">
            <text:p>0.27430671706600446</text:p>
          </table:table-cell>
          <table:table-cell office:value-type="float" office:value="0.6372625871429186">
            <text:p>0.6372625871429186</text:p>
          </table:table-cell>
          <table:table-cell office:value-type="float" office:value="0.25863368455145397">
            <text:p>0.25863368455145397</text:p>
          </table:table-cell>
          <table:table-cell office:value-type="float" office:value="0.4536703293114561">
            <text:p>0.4536703293114561</text:p>
          </table:table-cell>
          <table:table-cell office:value-type="float" office:value="0.8502422098139919">
            <text:p>0.8502422098139919</text:p>
          </table:table-cell>
          <table:table-cell office:value-type="float" office:value="0.3527430655990058">
            <text:p>0.3527430655990058</text:p>
          </table:table-cell>
          <table:table-cell office:value-type="float" office:value="0.74431098884271">
            <text:p>0.74431098884271</text:p>
          </table:table-cell>
          <table:table-cell office:value-type="float" office:value="0.23062963475830145">
            <text:p>0.23062963475830145</text:p>
          </table:table-cell>
          <table:table-cell office:value-type="float" office:value="0.5524706917962822">
            <text:p>0.5524706917962822</text:p>
          </table:table-cell>
          <table:table-cell office:value-type="float" office:value="0.6421933447803544">
            <text:p>0.6421933447803544</text:p>
          </table:table-cell>
          <table:table-cell office:value-type="float" office:value="0.3137241317429399">
            <text:p>0.3137241317429399</text:p>
          </table:table-cell>
          <table:table-cell office:value-type="float" office:value="0.40704706820243425">
            <text:p>0.40704706820243425</text:p>
          </table:table-cell>
          <table:table-cell office:value-type="float" office:value="0.772259373560087">
            <text:p>0.772259373560087</text:p>
          </table:table-cell>
          <table:table-cell office:value-type="float" office:value="0.24982380039238783">
            <text:p>0.24982380039238783</text:p>
          </table:table-cell>
          <table:table-cell office:value-type="float" office:value="0.3866548759264365">
            <text:p>0.3866548759264365</text:p>
          </table:table-cell>
          <table:table-cell office:value-type="float" office:value="0.396262402414507">
            <text:p>0.396262402414507</text:p>
          </table:table-cell>
          <table:table-cell office:value-type="float" office:value="0.2698053940590096">
            <text:p>0.2698053940590096</text:p>
          </table:table-cell>
          <table:table-cell office:value-type="float" office:value="0.4709474219438779">
            <text:p>0.4709474219438779</text:p>
          </table:table-cell>
          <table:table-cell office:value-type="float" office:value="0.24141309533488783">
            <text:p>0.24141309533488783</text:p>
          </table:table-cell>
          <table:table-cell office:value-type="float" office:value="0.8414680927476627">
            <text:p>0.8414680927476627</text:p>
          </table:table-cell>
          <table:table-cell office:value-type="float" office:value="0.15840908161610384">
            <text:p>0.15840908161610384</text:p>
          </table:table-cell>
          <table:table-cell office:value-type="float" office:value="0.2365909336785016">
            <text:p>0.2365909336785016</text:p>
          </table:table-cell>
          <table:table-cell office:value-type="float" office:value="0.3744047099606374">
            <text:p>0.3744047099606374</text:p>
          </table:table-cell>
          <table:table-cell office:value-type="float" office:value="0.7059553390444836">
            <text:p>0.7059553390444836</text:p>
          </table:table-cell>
          <table:table-cell office:value-type="float" office:value="0.2789063110974038">
            <text:p>0.2789063110974038</text:p>
          </table:table-cell>
          <table:table-cell office:value-type="float" office:value="0.5553992504786135">
            <text:p>0.5553992504786135</text:p>
          </table:table-cell>
          <table:table-cell office:value-type="float" office:value="0.2462814629803983">
            <text:p>0.2462814629803983</text:p>
          </table:table-cell>
          <table:table-cell office:value-type="float" office:value="0.8047756704579748">
            <text:p>0.8047756704579748</text:p>
          </table:table-cell>
          <table:table-cell office:value-type="float" office:value="0.17365332263981528">
            <text:p>0.17365332263981528</text:p>
          </table:table-cell>
          <table:table-cell office:value-type="float" office:value="0.4406043225488642">
            <text:p>0.4406043225488642</text:p>
          </table:table-cell>
          <table:table-cell office:value-type="float" office:value="0.4418794673905944">
            <text:p>0.4418794673905944</text:p>
          </table:table-cell>
          <table:table-cell office:value-type="float" office:value="0.50262414113761">
            <text:p>0.50262414113761</text:p>
          </table:table-cell>
          <table:table-cell office:value-type="float" office:value="0.7307053842257221">
            <text:p>0.7307053842257221</text:p>
          </table:table-cell>
          <table:table-cell office:value-type="float" office:value="0.6318860429010826">
            <text:p>0.6318860429010826</text:p>
          </table:table-cell>
          <table:table-cell office:value-type="float" office:value="0.4998160838762515">
            <text:p>0.4998160838762515</text:p>
          </table:table-cell>
          <table:table-cell office:value-type="float" office:value="0.4164717661664523">
            <text:p>0.4164717661664523</text:p>
          </table:table-cell>
          <table:table-cell office:value-type="float" office:value="0.7259746288345654">
            <text:p>0.7259746288345654</text:p>
          </table:table-cell>
          <table:table-cell office:value-type="float" office:value="0.4595194703281347">
            <text:p>0.4595194703281347</text:p>
          </table:table-cell>
          <table:table-cell office:value-type="float" office:value="0.3183062607716487">
            <text:p>0.3183062607716487</text:p>
          </table:table-cell>
          <table:table-cell office:value-type="float" office:value="0.4515398573772533">
            <text:p>0.4515398573772533</text:p>
          </table:table-cell>
          <table:table-cell office:value-type="float" office:value="0.2917264457388498">
            <text:p>0.2917264457388498</text:p>
          </table:table-cell>
          <table:table-cell office:value-type="float" office:value="0.5770700736856916">
            <text:p>0.5770700736856916</text:p>
          </table:table-cell>
          <table:table-cell office:value-type="float" office:value="0.8300299554556338">
            <text:p>0.8300299554556338</text:p>
          </table:table-cell>
          <table:table-cell office:value-type="float" office:value="0.7260729238046716">
            <text:p>0.7260729238046716</text:p>
          </table:table-cell>
          <table:table-cell office:value-type="float" office:value="0.37093723225599684">
            <text:p>0.37093723225599684</text:p>
          </table:table-cell>
          <table:table-cell office:value-type="float" office:value="0.38381776953055013">
            <text:p>0.38381776953055013</text:p>
          </table:table-cell>
          <table:table-cell office:value-type="float" office:value="0.8485227573929801">
            <text:p>0.8485227573929801</text:p>
          </table:table-cell>
          <table:table-cell office:value-type="float" office:value="0.3432195182872669">
            <text:p>0.3432195182872669</text:p>
          </table:table-cell>
          <table:table-cell office:value-type="float" office:value="0.42402357237054705">
            <text:p>0.42402357237054705</text:p>
          </table:table-cell>
          <table:table-cell office:value-type="float" office:value="0.5930086060020938">
            <text:p>0.5930086060020938</text:p>
          </table:table-cell>
          <table:table-cell office:value-type="float" office:value="0.5393422267736281">
            <text:p>0.5393422267736281</text:p>
          </table:table-cell>
          <table:table-cell office:value-type="float" office:value="0.215568596280181">
            <text:p>0.215568596280181</text:p>
          </table:table-cell>
          <table:table-cell office:value-type="float" office:value="0.14626938491082236">
            <text:p>0.14626938491082236</text:p>
          </table:table-cell>
          <table:table-cell office:value-type="float" office:value="0.20930912221179088">
            <text:p>0.20930912221179088</text:p>
          </table:table-cell>
          <table:table-cell office:value-type="float" office:value="0.3336845591307753">
            <text:p>0.3336845591307753</text:p>
          </table:table-cell>
          <table:table-cell office:value-type="float" office:value="0.6656126482213439">
            <text:p>0.6656126482213439</text:p>
          </table:table-cell>
          <table:table-cell office:value-type="float" office:value="0.27584444947279063">
            <text:p>0.27584444947279063</text:p>
          </table:table-cell>
          <table:table-cell office:value-type="float" office:value="0.41565329179279265">
            <text:p>0.41565329179279265</text:p>
          </table:table-cell>
          <table:table-cell office:value-type="float" office:value="0.1573477241376584">
            <text:p>0.1573477241376584</text:p>
          </table:table-cell>
          <table:table-cell office:value-type="float" office:value="0.23673102399465118">
            <text:p>0.23673102399465118</text:p>
          </table:table-cell>
          <table:table-cell office:value-type="float" office:value="0.22750206974312334">
            <text:p>0.22750206974312334</text:p>
          </table:table-cell>
          <table:table-cell office:value-type="float" office:value="0.19349989089095374">
            <text:p>0.19349989089095374</text:p>
          </table:table-cell>
          <table:table-cell office:value-type="float" office:value="0.3198174609718873">
            <text:p>0.3198174609718873</text:p>
          </table:table-cell>
          <table:table-cell office:value-type="float" office:value="0.5987962298372421">
            <text:p>0.5987962298372421</text:p>
          </table:table-cell>
          <table:table-cell office:value-type="float" office:value="0.7767261616541162">
            <text:p>0.7767261616541162</text:p>
          </table:table-cell>
          <table:table-cell office:value-type="float" office:value="0.3647694495925021">
            <text:p>0.3647694495925021</text:p>
          </table:table-cell>
          <table:table-cell office:value-type="float" office:value="0.21785896175486086">
            <text:p>0.21785896175486086</text:p>
          </table:table-cell>
          <table:table-cell office:value-type="float" office:value="0.4478051053105439">
            <text:p>0.4478051053105439</text:p>
          </table:table-cell>
          <table:table-cell office:value-type="float" office:value="0.41863885390407124">
            <text:p>0.41863885390407124</text:p>
          </table:table-cell>
          <table:table-cell office:value-type="float" office:value="0.2861881481086119">
            <text:p>0.2861881481086119</text:p>
          </table:table-cell>
          <table:table-cell office:value-type="float" office:value="0.5866587049151448">
            <text:p>0.5866587049151448</text:p>
          </table:table-cell>
          <table:table-cell office:value-type="float" office:value="0.3961887552448878">
            <text:p>0.3961887552448878</text:p>
          </table:table-cell>
          <table:table-cell office:value-type="float" office:value="0.515820135336701">
            <text:p>0.515820135336701</text:p>
          </table:table-cell>
          <table:table-cell office:value-type="float" office:value="0.4796431057904186">
            <text:p>0.4796431057904186</text:p>
          </table:table-cell>
          <table:table-cell office:value-type="float" office:value="0.3415146815316956">
            <text:p>0.3415146815316956</text:p>
          </table:table-cell>
          <table:table-cell office:value-type="float" office:value="0.5637546528867594">
            <text:p>0.5637546528867594</text:p>
          </table:table-cell>
          <table:table-cell office:value-type="float" office:value="0.3715217977124129">
            <text:p>0.3715217977124129</text:p>
          </table:table-cell>
          <table:table-cell office:value-type="float" office:value="0.4095251313638872">
            <text:p>0.4095251313638872</text:p>
          </table:table-cell>
          <table:table-cell office:value-type="float" office:value="0.4088497309551904">
            <text:p>0.4088497309551904</text:p>
          </table:table-cell>
          <table:table-cell office:value-type="float" office:value="0.1834463117965707">
            <text:p>0.1834463117965707</text:p>
          </table:table-cell>
          <table:table-cell office:value-type="float" office:value="0.401706868017907">
            <text:p>0.401706868017907</text:p>
          </table:table-cell>
          <table:table-cell office:value-type="float" office:value="0.25543017365087956">
            <text:p>0.25543017365087956</text:p>
          </table:table-cell>
          <table:table-cell office:value-type="float" office:value="0.1951885172500249">
            <text:p>0.1951885172500249</text:p>
          </table:table-cell>
          <table:table-cell office:value-type="float" office:value="0.21218359686000401">
            <text:p>0.21218359686000401</text:p>
          </table:table-cell>
          <table:table-cell office:value-type="float" office:value="0.3251685622247919">
            <text:p>0.3251685622247919</text:p>
          </table:table-cell>
          <table:table-cell office:value-type="float" office:value="0.21920945622823074">
            <text:p>0.21920945622823074</text:p>
          </table:table-cell>
          <table:table-cell office:value-type="float" office:value="0.4816442609067976">
            <text:p>0.4816442609067976</text:p>
          </table:table-cell>
          <table:table-cell office:value-type="float" office:value="0.10932281265640147">
            <text:p>0.10932281265640147</text:p>
          </table:table-cell>
          <table:table-cell office:value-type="float" office:value="0.36518194604860266">
            <text:p>0.36518194604860266</text:p>
          </table:table-cell>
          <table:table-cell office:value-type="float" office:value="0.31778741001241223">
            <text:p>0.31778741001241223</text:p>
          </table:table-cell>
          <table:table-cell office:value-type="float" office:value="0.23781840576456834">
            <text:p>0.23781840576456834</text:p>
          </table:table-cell>
          <table:table-cell office:value-type="float" office:value="0.5665268966946976">
            <text:p>0.5665268966946976</text:p>
          </table:table-cell>
          <table:table-cell office:value-type="float" office:value="0.6679474142223089">
            <text:p>0.6679474142223089</text:p>
          </table:table-cell>
          <table:table-cell office:value-type="float" office:value="0.2974422893917654">
            <text:p>0.2974422893917654</text:p>
          </table:table-cell>
          <table:table-cell office:value-type="float" office:value="0.41195126561064027">
            <text:p>0.41195126561064027</text:p>
          </table:table-cell>
          <table:table-cell office:value-type="float" office:value="0.2169492856759701">
            <text:p>0.2169492856759701</text:p>
          </table:table-cell>
          <table:table-cell office:value-type="float" office:value="0.17363822892126593">
            <text:p>0.17363822892126593</text:p>
          </table:table-cell>
          <table:table-cell office:value-type="float" office:value="0.22641206586846066">
            <text:p>0.22641206586846066</text:p>
          </table:table-cell>
          <table:table-cell office:value-type="float" office:value="0.5170147514614384">
            <text:p>0.5170147514614384</text:p>
          </table:table-cell>
          <table:table-cell office:value-type="float" office:value="0.23840292439008398">
            <text:p>0.23840292439008398</text:p>
          </table:table-cell>
          <table:table-cell office:value-type="float" office:value="0.4212553080563478">
            <text:p>0.4212553080563478</text:p>
          </table:table-cell>
          <table:table-cell office:value-type="float" office:value="0.2824169021030574">
            <text:p>0.2824169021030574</text:p>
          </table:table-cell>
          <table:table-cell office:value-type="float" office:value="0.31350207901228255">
            <text:p>0.31350207901228255</text:p>
          </table:table-cell>
          <table:table-cell office:value-type="float" office:value="0.30087517265895763">
            <text:p>0.30087517265895763</text:p>
          </table:table-cell>
          <table:table-cell office:value-type="float" office:value="0.23766588436908576">
            <text:p>0.23766588436908576</text:p>
          </table:table-cell>
          <table:table-cell office:value-type="float" office:value="0.36960721561722154">
            <text:p>0.36960721561722154</text:p>
          </table:table-cell>
          <table:table-cell office:value-type="float" office:value="0.17332560973718383">
            <text:p>0.17332560973718383</text:p>
          </table:table-cell>
          <table:table-cell office:value-type="float" office:value="0.2521373628606895">
            <text:p>0.2521373628606895</text:p>
          </table:table-cell>
          <table:table-cell office:value-type="float" office:value="0.3006171453584758">
            <text:p>0.3006171453584758</text:p>
          </table:table-cell>
          <table:table-cell office:value-type="float" office:value="0.29201666551556044">
            <text:p>0.29201666551556044</text:p>
          </table:table-cell>
          <table:table-cell office:value-type="float" office:value="0.17955432785208753">
            <text:p>0.17955432785208753</text:p>
          </table:table-cell>
          <table:table-cell office:value-type="float" office:value="0.21937145396173954">
            <text:p>0.21937145396173954</text:p>
          </table:table-cell>
          <table:table-cell office:value-type="float" office:value="0.2957998663449905">
            <text:p>0.2957998663449905</text:p>
          </table:table-cell>
          <table:table-cell office:value-type="float" office:value="0.1702562907118685">
            <text:p>0.1702562907118685</text:p>
          </table:table-cell>
          <table:table-cell office:value-type="float" office:value="0.22816250031085214">
            <text:p>0.22816250031085214</text:p>
          </table:table-cell>
          <table:table-cell office:value-type="float" office:value="0.483217632271866">
            <text:p>0.483217632271866</text:p>
          </table:table-cell>
          <table:table-cell office:value-type="float" office:value="0.4263942350851683">
            <text:p>0.4263942350851683</text:p>
          </table:table-cell>
          <table:table-cell office:value-type="float" office:value="0.24369320590617968">
            <text:p>0.24369320590617968</text:p>
          </table:table-cell>
          <table:table-cell office:value-type="float" office:value="0.4424368236016581">
            <text:p>0.4424368236016581</text:p>
          </table:table-cell>
          <table:table-cell office:value-type="float" office:value="0.2411680582460908">
            <text:p>0.2411680582460908</text:p>
          </table:table-cell>
          <table:table-cell office:value-type="float" office:value="0.2897202567307932">
            <text:p>0.2897202567307932</text:p>
          </table:table-cell>
          <table:table-cell office:value-type="float" office:value="0.2592377761431091">
            <text:p>0.2592377761431091</text:p>
          </table:table-cell>
          <table:table-cell office:value-type="float" office:value="0.1802688529050103">
            <text:p>0.1802688529050103</text:p>
          </table:table-cell>
          <table:table-cell office:value-type="float" office:value="0.49370743958405794">
            <text:p>0.49370743958405794</text:p>
          </table:table-cell>
          <table:table-cell office:value-type="float" office:value="0.31629463646478173">
            <text:p>0.31629463646478173</text:p>
          </table:table-cell>
          <table:table-cell office:value-type="float" office:value="0.16948033942970273">
            <text:p>0.16948033942970273</text:p>
          </table:table-cell>
          <table:table-cell office:value-type="float" office:value="0.4564877290866444">
            <text:p>0.4564877290866444</text:p>
          </table:table-cell>
          <table:table-cell office:value-type="float" office:value="0.18978853458562633">
            <text:p>0.18978853458562633</text:p>
          </table:table-cell>
          <table:table-cell office:value-type="float" office:value="0.3217004753015155">
            <text:p>0.3217004753015155</text:p>
          </table:table-cell>
          <table:table-cell office:value-type="float" office:value="0.3188860893583872">
            <text:p>0.3188860893583872</text:p>
          </table:table-cell>
          <table:table-cell office:value-type="float" office:value="0.3093680233276576">
            <text:p>0.3093680233276576</text:p>
          </table:table-cell>
          <table:table-cell office:value-type="float" office:value="0.35400394057572904">
            <text:p>0.35400394057572904</text:p>
          </table:table-cell>
          <table:table-cell office:value-type="float" office:value="0.6447559064561843">
            <text:p>0.6447559064561843</text:p>
          </table:table-cell>
          <table:table-cell office:value-type="float" office:value="0.16609058546092595">
            <text:p>0.16609058546092595</text:p>
          </table:table-cell>
          <table:table-cell office:value-type="float" office:value="0.3096658744336821">
            <text:p>0.3096658744336821</text:p>
          </table:table-cell>
          <table:table-cell office:value-type="float" office:value="0.4624746087313713">
            <text:p>0.4624746087313713</text:p>
          </table:table-cell>
          <table:table-cell office:value-type="float" office:value="0.24536653930534616">
            <text:p>0.24536653930534616</text:p>
          </table:table-cell>
          <table:table-cell office:value-type="float" office:value="0.26663992979564305">
            <text:p>0.26663992979564305</text:p>
          </table:table-cell>
          <table:table-cell office:value-type="float" office:value="0.1747116769345914">
            <text:p>0.1747116769345914</text:p>
          </table:table-cell>
          <table:table-cell office:value-type="float" office:value="0.43750280781029216">
            <text:p>0.43750280781029216</text:p>
          </table:table-cell>
          <table:table-cell office:value-type="float" office:value="0.4383053444093362">
            <text:p>0.4383053444093362</text:p>
          </table:table-cell>
          <table:table-cell office:value-type="float" office:value="0.30816725049266847">
            <text:p>0.30816725049266847</text:p>
          </table:table-cell>
          <table:table-cell office:value-type="float" office:value="0.33589752609495077">
            <text:p>0.33589752609495077</text:p>
          </table:table-cell>
          <table:table-cell office:value-type="float" office:value="0.25819089026505615">
            <text:p>0.25819089026505615</text:p>
          </table:table-cell>
          <table:table-cell office:value-type="float" office:value="0.21347405488338184">
            <text:p>0.21347405488338184</text:p>
          </table:table-cell>
          <table:table-cell office:value-type="float" office:value="0.27649411072525115">
            <text:p>0.27649411072525115</text:p>
          </table:table-cell>
          <table:table-cell office:value-type="float" office:value="0.38302106117129286">
            <text:p>0.38302106117129286</text:p>
          </table:table-cell>
          <table:table-cell office:value-type="float" office:value="0.018798888887409514">
            <text:p>0.018798888887409514</text:p>
          </table:table-cell>
          <table:table-cell office:value-type="float" office:value="0.0">
            <text:p/>
          </table:table-cell>
          <table:table-cell office:value-type="float" office:value="0.5584919023091728">
            <text:p>0.5584919023091728</text:p>
          </table:table-cell>
          <table:table-cell office:value-type="float" office:value="0.650770759981899">
            <text:p>0.650770759981899</text:p>
          </table:table-cell>
          <table:table-cell office:value-type="float" office:value="0.3637877399351505">
            <text:p>0.3637877399351505</text:p>
          </table:table-cell>
          <table:table-cell office:value-type="float" office:value="0.09243720357636268">
            <text:p>0.09243720357636268</text:p>
          </table:table-cell>
          <table:table-cell office:value-type="float" office:value="0.0">
            <text:p/>
          </table:table-cell>
          <table:table-cell office:value-type="float" office:value="0.6121954279118499">
            <text:p>0.6121954279118499</text:p>
          </table:table-cell>
        </table:table-row>
        <table:table-row>
          <table:table-cell office:value-type="string" office:string-value="diff_FS">
            <text:p>diff_FS</text:p>
          </table:table-cell>
          <table:table-cell office:value-type="float" office:value="1.0">
            <text:p>1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998.4061032863849">
            <text:p>998.4061032863849</text:p>
          </table:table-cell>
          <table:table-cell office:value-type="float" office:value="323.2237442922374">
            <text:p>323.2237442922374</text:p>
          </table:table-cell>
          <table:table-cell office:value-type="float" office:value="167.66614501825768">
            <text:p>167.66614501825768</text:p>
          </table:table-cell>
          <table:table-cell office:value-type="float" office:value="289.56281407035175">
            <text:p>289.56281407035175</text:p>
          </table:table-cell>
          <table:table-cell office:value-type="float" office:value="168.14553990610327">
            <text:p>168.14553990610327</text:p>
          </table:table-cell>
          <table:table-cell office:value-type="float" office:value="325.6827133479212">
            <text:p>325.6827133479212</text:p>
          </table:table-cell>
          <table:table-cell office:value-type="float" office:value="162.02324580284113">
            <text:p>162.02324580284113</text:p>
          </table:table-cell>
          <table:table-cell office:value-type="float" office:value="61.42266041700339">
            <text:p>61.42266041700339</text:p>
          </table:table-cell>
          <table:table-cell office:value-type="float" office:value="154.411316211878">
            <text:p>154.411316211878</text:p>
          </table:table-cell>
          <table:table-cell office:value-type="float" office:value="48.94212523719165">
            <text:p>48.94212523719165</text:p>
          </table:table-cell>
          <table:table-cell office:value-type="float" office:value="81.18190161527166">
            <text:p>81.18190161527166</text:p>
          </table:table-cell>
          <table:table-cell office:value-type="float" office:value="295.0170873786407">
            <text:p>295.0170873786407</text:p>
          </table:table-cell>
          <table:table-cell office:value-type="float" office:value="181.100147275405">
            <text:p>181.100147275405</text:p>
          </table:table-cell>
          <table:table-cell office:value-type="float" office:value="80.01545273027172">
            <text:p>80.01545273027172</text:p>
          </table:table-cell>
          <table:table-cell office:value-type="float" office:value="261.9458975277678">
            <text:p>261.9458975277678</text:p>
          </table:table-cell>
          <table:table-cell office:value-type="float" office:value="185.8419173890872">
            <text:p>185.8419173890872</text:p>
          </table:table-cell>
          <table:table-cell office:value-type="float" office:value="100.47118341434381">
            <text:p>100.47118341434381</text:p>
          </table:table-cell>
          <table:table-cell office:value-type="float" office:value="529.0834845735027">
            <text:p>529.0834845735027</text:p>
          </table:table-cell>
          <table:table-cell office:value-type="float" office:value="183.33259717314488">
            <text:p>183.33259717314488</text:p>
          </table:table-cell>
          <table:table-cell office:value-type="float" office:value="61.20058565153733">
            <text:p>61.20058565153733</text:p>
          </table:table-cell>
          <table:table-cell office:value-type="float" office:value="714.3113207547169">
            <text:p>714.3113207547169</text:p>
          </table:table-cell>
          <table:table-cell office:value-type="float" office:value="66.38425129087778">
            <text:p>66.38425129087778</text:p>
          </table:table-cell>
          <table:table-cell office:value-type="float" office:value="22.12000325653342">
            <text:p>22.12000325653342</text:p>
          </table:table-cell>
          <table:table-cell office:value-type="float" office:value="100.66820809248554">
            <text:p>100.66820809248554</text:p>
          </table:table-cell>
          <table:table-cell office:value-type="float" office:value="406.8189102564102">
            <text:p>406.8189102564102</text:p>
          </table:table-cell>
          <table:table-cell office:value-type="float" office:value="50.99932629687851">
            <text:p>50.99932629687851</text:p>
          </table:table-cell>
          <table:table-cell office:value-type="float" office:value="11.78343949044586">
            <text:p>11.78343949044586</text:p>
          </table:table-cell>
          <table:table-cell office:value-type="float" office:value="179.5291709314227">
            <text:p>179.5291709314227</text:p>
          </table:table-cell>
          <table:table-cell office:value-type="float" office:value="120.23688663282572">
            <text:p>120.23688663282572</text:p>
          </table:table-cell>
          <table:table-cell office:value-type="float" office:value="128.20127750177429">
            <text:p>128.20127750177429</text:p>
          </table:table-cell>
          <table:table-cell office:value-type="float" office:value="210.28582202111613">
            <text:p>210.28582202111613</text:p>
          </table:table-cell>
          <table:table-cell office:value-type="float" office:value="99.44064636420136">
            <text:p>99.44064636420136</text:p>
          </table:table-cell>
          <table:table-cell office:value-type="float" office:value="240.56503198294243">
            <text:p>240.56503198294243</text:p>
          </table:table-cell>
          <table:table-cell office:value-type="float" office:value="95.68792934249264">
            <text:p>95.68792934249264</text:p>
          </table:table-cell>
          <table:table-cell office:value-type="float" office:value="105.51901294498381">
            <text:p>105.51901294498381</text:p>
          </table:table-cell>
          <table:table-cell office:value-type="float" office:value="710.8490566037735">
            <text:p>710.8490566037735</text:p>
          </table:table-cell>
          <table:table-cell office:value-type="float" office:value="120.18669778296382">
            <text:p>120.18669778296382</text:p>
          </table:table-cell>
          <table:table-cell office:value-type="float" office:value="85.205329153605">
            <text:p>85.205329153605</text:p>
          </table:table-cell>
          <table:table-cell office:value-type="float" office:value="84.26070362917216">
            <text:p>84.26070362917216</text:p>
          </table:table-cell>
          <table:table-cell office:value-type="float" office:value="998.4061032863849">
            <text:p>998.4061032863849</text:p>
          </table:table-cell>
          <table:table-cell office:value-type="float" office:value="30.108901515151512">
            <text:p>30.108901515151512</text:p>
          </table:table-cell>
          <table:table-cell office:value-type="float" office:value="46.130769230769225">
            <text:p>46.130769230769225</text:p>
          </table:table-cell>
          <table:table-cell office:value-type="float" office:value="17.48251748251748">
            <text:p>17.48251748251748</text:p>
          </table:table-cell>
          <table:table-cell office:value-type="float" office:value="555.7191697191697">
            <text:p>555.7191697191697</text:p>
          </table:table-cell>
          <table:table-cell office:value-type="float" office:value="36.72166427546628">
            <text:p>36.72166427546628</text:p>
          </table:table-cell>
          <table:table-cell office:value-type="float" office:value="477.3626893939394">
            <text:p>477.3626893939394</text:p>
          </table:table-cell>
          <table:table-cell office:value-type="float" office:value="1705.7689133425033">
            <text:p>1705.7689133425033</text:p>
          </table:table-cell>
          <table:table-cell office:value-type="float" office:value="95.30718954248366">
            <text:p>95.30718954248366</text:p>
          </table:table-cell>
          <table:table-cell office:value-type="float" office:value="20.720684039087946">
            <text:p>20.720684039087946</text:p>
          </table:table-cell>
          <table:table-cell office:value-type="float" office:value="780.2606516290726">
            <text:p>780.2606516290726</text:p>
          </table:table-cell>
          <table:table-cell office:value-type="float" office:value="22.542519958347793">
            <text:p>22.542519958347793</text:p>
          </table:table-cell>
          <table:table-cell office:value-type="float" office:value="0">
            <text:p/>
          </table:table-cell>
          <table:table-cell office:value-type="float" office:value="45.94827586206896">
            <text:p>45.94827586206896</text:p>
          </table:table-cell>
          <table:table-cell office:value-type="float" office:value="1335.6482861400893">
            <text:p>1335.6482861400893</text:p>
          </table:table-cell>
          <table:table-cell office:value-type="float" office:value="1208.2339561332249">
            <text:p>1208.2339561332249</text:p>
          </table:table-cell>
          <table:table-cell office:value-type="float" office:value="322.1711668451963">
            <text:p>322.1711668451963</text:p>
          </table:table-cell>
          <table:table-cell office:value-type="float" office:value="830.7128670120898">
            <text:p>830.7128670120898</text:p>
          </table:table-cell>
          <table:table-cell office:value-type="float" office:value="115.27568922305764">
            <text:p>115.27568922305764</text:p>
          </table:table-cell>
          <table:table-cell office:value-type="float" office:value="31.170593779453345">
            <text:p>31.170593779453345</text:p>
          </table:table-cell>
          <table:table-cell office:value-type="float" office:value="0.0">
            <text:p/>
          </table:table-cell>
          <table:table-cell office:value-type="float" office:value="662476.3328921243">
            <text:p>662476.3328921243</text:p>
          </table:table-cell>
          <table:table-cell office:value-type="float" office:value="544.7204968944098">
            <text:p>544.7204968944098</text:p>
          </table:table-cell>
          <table:table-cell office:value-type="float" office:value="97.77037037037036">
            <text:p>97.77037037037036</text:p>
          </table:table-cell>
          <table:table-cell office:value-type="float" office:value="1330.7274862960062">
            <text:p>1330.7274862960062</text:p>
          </table:table-cell>
          <table:table-cell office:value-type="float" office:value="46.85946462715105">
            <text:p>46.85946462715105</text:p>
          </table:table-cell>
          <table:table-cell office:value-type="float" office:value="705.4754901960783">
            <text:p>705.4754901960783</text:p>
          </table:table-cell>
          <table:table-cell office:value-type="float" office:value="1237.1515458692345">
            <text:p>1237.1515458692345</text:p>
          </table:table-cell>
          <table:table-cell office:value-type="float" office:value="1037.9865771812078">
            <text:p>1037.9865771812078</text:p>
          </table:table-cell>
          <table:table-cell office:value-type="float" office:value="2510.345911949685">
            <text:p>2510.345911949685</text:p>
          </table:table-cell>
          <table:table-cell office:value-type="float" office:value="376.67714884696016">
            <text:p>376.67714884696016</text:p>
          </table:table-cell>
          <table:table-cell office:value-type="float" office:value="778.75">
            <text:p>778.75</text:p>
          </table:table-cell>
          <table:table-cell office:value-type="float" office:value="1018.9891304347825">
            <text:p>1018.9891304347825</text:p>
          </table:table-cell>
          <table:table-cell office:value-type="float" office:value="10.49917172832689">
            <text:p>10.49917172832689</text:p>
          </table:table-cell>
          <table:table-cell office:value-type="float" office:value="82.40753828032979">
            <text:p>82.40753828032979</text:p>
          </table:table-cell>
          <table:table-cell office:value-type="float" office:value="1673.3402005963674">
            <text:p>1673.3402005963674</text:p>
          </table:table-cell>
          <table:table-cell office:value-type="float" office:value="1104.5627376425855">
            <text:p>1104.5627376425855</text:p>
          </table:table-cell>
          <table:table-cell office:value-type="float" office:value="719.9134426229508">
            <text:p>719.9134426229508</text:p>
          </table:table-cell>
          <table:table-cell office:value-type="float" office:value="37.200466200466195">
            <text:p>37.200466200466195</text:p>
          </table:table-cell>
          <table:table-cell office:value-type="float" office:value="57.40851063829787">
            <text:p>57.40851063829787</text:p>
          </table:table-cell>
          <table:table-cell office:value-type="float" office:value="625.1857142857142">
            <text:p>625.1857142857142</text:p>
          </table:table-cell>
          <table:table-cell office:value-type="float" office:value="37.977186311787065">
            <text:p>37.977186311787065</text:p>
          </table:table-cell>
          <table:table-cell office:value-type="float" office:value="1698.873225648556">
            <text:p>1698.873225648556</text:p>
          </table:table-cell>
          <table:table-cell office:value-type="float" office:value="62.28913043478261">
            <text:p>62.28913043478261</text:p>
          </table:table-cell>
          <table:table-cell office:value-type="float" office:value="49.47192642787996">
            <text:p>49.47192642787996</text:p>
          </table:table-cell>
          <table:table-cell office:value-type="float" office:value="785.7594936708861">
            <text:p>785.7594936708861</text:p>
          </table:table-cell>
          <table:table-cell office:value-type="float" office:value="537.1019843101061">
            <text:p>537.1019843101061</text:p>
          </table:table-cell>
          <table:table-cell office:value-type="float" office:value="814.5133505598621">
            <text:p>814.5133505598621</text:p>
          </table:table-cell>
          <table:table-cell office:value-type="float" office:value="711.8070362473347">
            <text:p>711.8070362473347</text:p>
          </table:table-cell>
          <table:table-cell office:value-type="float" office:value="509.4339622641509">
            <text:p>509.4339622641509</text:p>
          </table:table-cell>
          <table:table-cell office:value-type="float" office:value="1274.669603524229">
            <text:p>1274.669603524229</text:p>
          </table:table-cell>
          <table:table-cell office:value-type="float" office:value="1435.4806259314455">
            <text:p>1435.4806259314455</text:p>
          </table:table-cell>
          <table:table-cell office:value-type="float" office:value="362.8254847645429">
            <text:p>362.8254847645429</text:p>
          </table:table-cell>
          <table:table-cell office:value-type="float" office:value="889.8434898434898">
            <text:p>889.8434898434898</text:p>
          </table:table-cell>
          <table:table-cell office:value-type="float" office:value="527.0454545454545">
            <text:p>527.0454545454545</text:p>
          </table:table-cell>
          <table:table-cell office:value-type="float" office:value="528.0612244897959">
            <text:p>528.0612244897959</text:p>
          </table:table-cell>
          <table:table-cell office:value-type="float" office:value="1204.0506612867068">
            <text:p>1204.0506612867068</text:p>
          </table:table-cell>
          <table:table-cell office:value-type="float" office:value="1041.9718309859154">
            <text:p>1041.9718309859154</text:p>
          </table:table-cell>
          <table:table-cell office:value-type="float" office:value="420.4081632653061">
            <text:p>420.4081632653061</text:p>
          </table:table-cell>
          <table:table-cell office:value-type="float" office:value="955.0706713780918">
            <text:p>955.0706713780918</text:p>
          </table:table-cell>
          <table:table-cell office:value-type="float" office:value="742.5997425997425">
            <text:p>742.5997425997425</text:p>
          </table:table-cell>
          <table:table-cell office:value-type="float" office:value="1917.391304347826">
            <text:p>1917.391304347826</text:p>
          </table:table-cell>
          <table:table-cell office:value-type="float" office:value="708.8274044795784">
            <text:p>708.8274044795784</text:p>
          </table:table-cell>
          <table:table-cell office:value-type="float" office:value="12.389380530973451">
            <text:p>12.389380530973451</text:p>
          </table:table-cell>
          <table:table-cell office:value-type="float" office:value="751.2742099898063">
            <text:p>751.2742099898063</text:p>
          </table:table-cell>
          <table:table-cell office:value-type="float" office:value="897.9170576093074">
            <text:p>897.9170576093074</text:p>
          </table:table-cell>
          <table:table-cell office:value-type="float" office:value="545.8940011648223">
            <text:p>545.8940011648223</text:p>
          </table:table-cell>
          <table:table-cell office:value-type="float" office:value="1136.8015414258189">
            <text:p>1136.8015414258189</text:p>
          </table:table-cell>
          <table:table-cell office:value-type="float" office:value="800.211044671122">
            <text:p>800.211044671122</text:p>
          </table:table-cell>
          <table:table-cell office:value-type="float" office:value="476.66666666666663">
            <text:p>476.66666666666663</text:p>
          </table:table-cell>
          <table:table-cell office:value-type="float" office:value="326.7670915411355">
            <text:p>326.7670915411355</text:p>
          </table:table-cell>
          <table:table-cell office:value-type="float" office:value="852.1814006888633">
            <text:p>852.1814006888633</text:p>
          </table:table-cell>
          <table:table-cell office:value-type="float" office:value="0.0">
            <text:p/>
          </table:table-cell>
          <table:table-cell office:value-type="float" office:value="103.05028854080791">
            <text:p>103.05028854080791</text:p>
          </table:table-cell>
          <table:table-cell office:value-type="float" office:value="1722.376695437731">
            <text:p>1722.376695437731</text:p>
          </table:table-cell>
          <table:table-cell office:value-type="float" office:value="1174.5680375379518">
            <text:p>1174.5680375379518</text:p>
          </table:table-cell>
          <table:table-cell office:value-type="float" office:value="875.4816317299673">
            <text:p>875.4816317299673</text:p>
          </table:table-cell>
          <table:table-cell office:value-type="float" office:value="1051.6962843295637">
            <text:p>1051.6962843295637</text:p>
          </table:table-cell>
          <table:table-cell office:value-type="float" office:value="1559.9022004889976">
            <text:p>1559.9022004889976</text:p>
          </table:table-cell>
          <table:table-cell office:value-type="float" office:value="556.3218390804598">
            <text:p>556.3218390804598</text:p>
          </table:table-cell>
          <table:table-cell office:value-type="float" office:value="330.3261977573904">
            <text:p>330.3261977573904</text:p>
          </table:table-cell>
          <table:table-cell office:value-type="float" office:value="1576.7475035663338">
            <text:p>1576.7475035663338</text:p>
          </table:table-cell>
          <table:table-cell office:value-type="float" office:value="1480.8355899419728">
            <text:p>1480.8355899419728</text:p>
          </table:table-cell>
          <table:table-cell office:value-type="float" office:value="2172.995780590717">
            <text:p>2172.995780590717</text:p>
          </table:table-cell>
          <table:table-cell office:value-type="float" office:value="518.4313725490196">
            <text:p>518.4313725490196</text:p>
          </table:table-cell>
          <table:table-cell office:value-type="float" office:value="564.3586979952576">
            <text:p>564.3586979952576</text:p>
          </table:table-cell>
          <table:table-cell office:value-type="float" office:value="557.4803149606298">
            <text:p>557.4803149606298</text:p>
          </table:table-cell>
          <table:table-cell office:value-type="float" office:value="414.62241462241457">
            <text:p>414.62241462241457</text:p>
          </table:table-cell>
          <table:table-cell office:value-type="float" office:value="645.6273946360153">
            <text:p>645.6273946360153</text:p>
          </table:table-cell>
          <table:table-cell office:value-type="float" office:value="371.36747588959093">
            <text:p>371.36747588959093</text:p>
          </table:table-cell>
          <table:table-cell office:value-type="float" office:value="690.1133484186487">
            <text:p>690.1133484186487</text:p>
          </table:table-cell>
          <table:table-cell office:value-type="float" office:value="1361.1026200873362">
            <text:p>1361.1026200873362</text:p>
          </table:table-cell>
          <table:table-cell office:value-type="float" office:value="1651.127341498559">
            <text:p>1651.127341498559</text:p>
          </table:table-cell>
          <table:table-cell office:value-type="float" office:value="534.9342949015817">
            <text:p>534.9342949015817</text:p>
          </table:table-cell>
          <table:table-cell office:value-type="float" office:value="463.6901479814613">
            <text:p>463.6901479814613</text:p>
          </table:table-cell>
          <table:table-cell office:value-type="float" office:value="1161.2946912242685">
            <text:p>1161.2946912242685</text:p>
          </table:table-cell>
          <table:table-cell office:value-type="float" office:value="1758.770925110132">
            <text:p>1758.770925110132</text:p>
          </table:table-cell>
          <table:table-cell office:value-type="float" office:value="578.5313725490196">
            <text:p>578.5313725490196</text:p>
          </table:table-cell>
          <table:table-cell office:value-type="float" office:value="1248.7003058103974">
            <text:p>1248.7003058103974</text:p>
          </table:table-cell>
          <table:table-cell office:value-type="float" office:value="2255.0964130683114">
            <text:p>2255.0964130683114</text:p>
          </table:table-cell>
          <table:table-cell office:value-type="float" office:value="587.7180094786729">
            <text:p>587.7180094786729</text:p>
          </table:table-cell>
          <table:table-cell office:value-type="float" office:value="1350.373920552677">
            <text:p>1350.373920552677</text:p>
          </table:table-cell>
          <table:table-cell office:value-type="float" office:value="2758.14501300954">
            <text:p>2758.14501300954</text:p>
          </table:table-cell>
          <table:table-cell office:value-type="float" office:value="951.0518934081346">
            <text:p>951.0518934081346</text:p>
          </table:table-cell>
          <table:table-cell office:value-type="float" office:value="1957.4343891402714">
            <text:p>1957.4343891402714</text:p>
          </table:table-cell>
          <table:table-cell office:value-type="float" office:value="622.8399001109877">
            <text:p>622.8399001109877</text:p>
          </table:table-cell>
          <table:table-cell office:value-type="float" office:value="667.5415676959619">
            <text:p>667.5415676959619</text:p>
          </table:table-cell>
          <table:table-cell office:value-type="float" office:value="418.4698608964451">
            <text:p>418.4698608964451</text:p>
          </table:table-cell>
          <table:table-cell office:value-type="float" office:value="502.8962326503635">
            <text:p>502.8962326503635</text:p>
          </table:table-cell>
          <table:table-cell office:value-type="float" office:value="1400.4739364889153">
            <text:p>1400.4739364889153</text:p>
          </table:table-cell>
          <table:table-cell office:value-type="float" office:value="595.6210902591599">
            <text:p>595.6210902591599</text:p>
          </table:table-cell>
          <table:table-cell office:value-type="float" office:value="814.599451303155">
            <text:p>814.599451303155</text:p>
          </table:table-cell>
          <table:table-cell office:value-type="float" office:value="765.8798979828425">
            <text:p>765.8798979828425</text:p>
          </table:table-cell>
          <table:table-cell office:value-type="float" office:value="266.66666666666663">
            <text:p>266.66666666666663</text:p>
          </table:table-cell>
          <table:table-cell office:value-type="float" office:value="2036.8047480620153">
            <text:p>2036.8047480620153</text:p>
          </table:table-cell>
          <table:table-cell office:value-type="float" office:value="532.974193548387">
            <text:p>532.974193548387</text:p>
          </table:table-cell>
          <table:table-cell office:value-type="float" office:value="554.8090185676392">
            <text:p>554.8090185676392</text:p>
          </table:table-cell>
          <table:table-cell office:value-type="float" office:value="1534.155216284987">
            <text:p>1534.155216284987</text:p>
          </table:table-cell>
          <table:table-cell office:value-type="float" office:value="562.8947368421052">
            <text:p>562.8947368421052</text:p>
          </table:table-cell>
          <table:table-cell office:value-type="float" office:value="674.054054054054">
            <text:p>674.054054054054</text:p>
          </table:table-cell>
          <table:table-cell office:value-type="float" office:value="433.9622641509434">
            <text:p>433.9622641509434</text:p>
          </table:table-cell>
          <table:table-cell office:value-type="float" office:value="554.3243967828417">
            <text:p>554.3243967828417</text:p>
          </table:table-cell>
          <table:table-cell office:value-type="float" office:value="502.59795570698464">
            <text:p>502.59795570698464</text:p>
          </table:table-cell>
          <table:table-cell office:value-type="float" office:value="572.9495501285346">
            <text:p>572.9495501285346</text:p>
          </table:table-cell>
          <table:table-cell office:value-type="float" office:value="1762.8458498023715">
            <text:p>1762.8458498023715</text:p>
          </table:table-cell>
          <table:table-cell office:value-type="float" office:value="1102.06684733514">
            <text:p>1102.06684733514</text:p>
          </table:table-cell>
          <table:table-cell office:value-type="float" office:value="1212.4334626186971">
            <text:p>1212.4334626186971</text:p>
          </table:table-cell>
          <table:table-cell office:value-type="float" office:value="501.3432835820895">
            <text:p>501.3432835820895</text:p>
          </table:table-cell>
          <table:table-cell office:value-type="float" office:value="1050.6956708101156">
            <text:p>1050.6956708101156</text:p>
          </table:table-cell>
          <table:table-cell office:value-type="float" office:value="2049.3341404358353">
            <text:p>2049.3341404358353</text:p>
          </table:table-cell>
          <table:table-cell office:value-type="float" office:value="2265.780945757997">
            <text:p>2265.780945757997</text:p>
          </table:table-cell>
          <table:table-cell office:value-type="float" office:value="555.4324517512508">
            <text:p>555.4324517512508</text:p>
          </table:table-cell>
          <table:table-cell office:value-type="float" office:value="1753.6405460060666">
            <text:p>1753.6405460060666</text:p>
          </table:table-cell>
          <table:table-cell office:value-type="float" office:value="2154.1462450592885">
            <text:p>2154.1462450592885</text:p>
          </table:table-cell>
          <table:table-cell office:value-type="float" office:value="1132.985590778098">
            <text:p>1132.985590778098</text:p>
          </table:table-cell>
          <table:table-cell office:value-type="float" office:value="160.74074074074073">
            <text:p>160.74074074074073</text:p>
          </table:table-cell>
          <table:table-cell office:value-type="float" office:value="1385.0119284294233">
            <text:p>1385.0119284294233</text:p>
          </table:table-cell>
          <table:table-cell office:value-type="float" office:value="2150.2316017316016">
            <text:p>2150.2316017316016</text:p>
          </table:table-cell>
          <table:table-cell office:value-type="float" office:value="876.6913793103448">
            <text:p>876.6913793103448</text:p>
          </table:table-cell>
          <table:table-cell office:value-type="float" office:value="925.3994638069704">
            <text:p>925.3994638069704</text:p>
          </table:table-cell>
          <table:table-cell office:value-type="float" office:value="147.28682170542635">
            <text:p>147.28682170542635</text:p>
          </table:table-cell>
          <table:table-cell office:value-type="float" office:value="1392.4965986394557">
            <text:p>1392.4965986394557</text:p>
          </table:table-cell>
          <table:table-cell office:value-type="float" office:value="1665.9577677224736">
            <text:p>1665.9577677224736</text:p>
          </table:table-cell>
          <table:table-cell office:value-type="float" office:value="849.0545454545454">
            <text:p>849.0545454545454</text:p>
          </table:table-cell>
          <table:table-cell office:value-type="float" office:value="502.58715596330273">
            <text:p>502.58715596330273</text:p>
          </table:table-cell>
          <table:table-cell office:value-type="float" office:value="526.3412844036696">
            <text:p>526.3412844036696</text:p>
          </table:table-cell>
          <table:table-cell office:value-type="float" office:value="1776.975647830159">
            <text:p>1776.975647830159</text:p>
          </table:table-cell>
          <table:table-cell office:value-type="float" office:value="1357.3522231909328">
            <text:p>1357.3522231909328</text:p>
          </table:table-cell>
          <table:table-cell office:value-type="float" office:value="458.3333333333333">
            <text:p>458.3333333333333</text:p>
          </table:table-cell>
          <table:table-cell office:value-type="float" office:value="1688.9086409568981">
            <text:p>1688.9086409568981</text:p>
          </table:table-cell>
          <table:table-cell office:value-type="float" office:value="935.340909090909">
            <text:p>935.340909090909</text:p>
          </table:table-cell>
          <table:table-cell office:value-type="float" office:value="1259.8279454022988">
            <text:p>1259.8279454022988</text:p>
          </table:table-cell>
          <table:table-cell office:value-type="float" office:value="711.368343787535">
            <text:p>711.368343787535</text:p>
          </table:table-cell>
          <table:table-cell office:value-type="float" office:value="740.7407407407406">
            <text:p>740.7407407407406</text:p>
          </table:table-cell>
          <table:table-cell office:value-type="float" office:value="1416.1450599657337">
            <text:p>1416.1450599657337</text:p>
          </table:table-cell>
          <table:table-cell office:value-type="float" office:value="384.0312837108953">
            <text:p>384.0312837108953</text:p>
          </table:table-cell>
          <table:table-cell office:value-type="float" office:value="535.9445843828714">
            <text:p>535.9445843828714</text:p>
          </table:table-cell>
          <table:table-cell office:value-type="float" office:value="2732.0579110651497">
            <text:p>2732.0579110651497</text:p>
          </table:table-cell>
          <table:table-cell office:value-type="float" office:value="1343.4552332912988">
            <text:p>1343.4552332912988</text:p>
          </table:table-cell>
          <table:table-cell office:value-type="float" office:value="1685.2943859649122">
            <text:p>1685.2943859649122</text:p>
          </table:table-cell>
          <table:table-cell office:value-type="float" office:value="707.3202614379085">
            <text:p>707.3202614379085</text:p>
          </table:table-cell>
          <table:table-cell office:value-type="float" office:value="1644.3459915611813">
            <text:p>1644.3459915611813</text:p>
          </table:table-cell>
          <table:table-cell office:value-type="float" office:value="2693.254901960784">
            <text:p>2693.254901960784</text:p>
          </table:table-cell>
          <table:table-cell office:value-type="float" office:value="1034.6447368421052">
            <text:p>1034.6447368421052</text:p>
          </table:table-cell>
          <table:table-cell office:value-type="float" office:value="866.5511265164644">
            <text:p>866.5511265164644</text:p>
          </table:table-cell>
          <table:table-cell office:value-type="float" office:value="693.4128045867176">
            <text:p>693.4128045867176</text:p>
          </table:table-cell>
          <table:table-cell office:value-type="float" office:value="1038.6178107606677">
            <text:p>1038.6178107606677</text:p>
          </table:table-cell>
          <table:table-cell office:value-type="float" office:value="1425.445109780439">
            <text:p>1425.445109780439</text:p>
          </table:table-cell>
          <table:table-cell office:value-type="float" office:value="1277.8383928571427">
            <text:p>1277.8383928571427</text:p>
          </table:table-cell>
          <table:table-cell office:value-type="float" office:value="631.0263965623082">
            <text:p>631.0263965623082</text:p>
          </table:table-cell>
          <table:table-cell office:value-type="float" office:value="566.4591977869985">
            <text:p>566.4591977869985</text:p>
          </table:table-cell>
          <table:table-cell office:value-type="float" office:value="1576.043068640646">
            <text:p>1576.043068640646</text:p>
          </table:table-cell>
          <table:table-cell office:value-type="float" office:value="1664.338178582023">
            <text:p>1664.338178582023</text:p>
          </table:table-cell>
          <table:table-cell office:value-type="float" office:value="1967.6059751972941">
            <text:p>1967.6059751972941</text:p>
          </table:table-cell>
          <table:table-cell office:value-type="float" office:value="1812.7596439169138">
            <text:p>1812.7596439169138</text:p>
          </table:table-cell>
          <table:table-cell office:value-type="float" office:value="2232.7378277153557">
            <text:p>2232.7378277153557</text:p>
          </table:table-cell>
          <table:table-cell office:value-type="float" office:value="1237.623049823855">
            <text:p>1237.623049823855</text:p>
          </table:table-cell>
          <table:table-cell office:value-type="float" office:value="1311.953047404063">
            <text:p>1311.953047404063</text:p>
          </table:table-cell>
          <table:table-cell office:value-type="float" office:value="1042.6136363636363">
            <text:p>1042.6136363636363</text:p>
          </table:table-cell>
          <table:table-cell office:value-type="float" office:value="2599.9678249678245">
            <text:p>2599.9678249678245</text:p>
          </table:table-cell>
          <table:table-cell office:value-type="float" office:value="87.70917484131563">
            <text:p>87.70917484131563</text:p>
          </table:table-cell>
          <table:table-cell office:value-type="float" office:value="910.971766848816">
            <text:p>910.971766848816</text:p>
          </table:table-cell>
          <table:table-cell office:value-type="float" office:value="256.31009615384613">
            <text:p>256.31009615384613</text:p>
          </table:table-cell>
          <table:table-cell office:value-type="float" office:value="751.9886578449905">
            <text:p>751.9886578449905</text:p>
          </table:table-cell>
          <table:table-cell office:value-type="float" office:value="941.535682426405">
            <text:p>941.535682426405</text:p>
          </table:table-cell>
          <table:table-cell office:value-type="float" office:value="0">
            <text:p/>
          </table:table-cell>
          <table:table-cell office:value-type="float" office:value="577.9933554817275">
            <text:p>577.9933554817275</text:p>
          </table:table-cell>
          <table:table-cell office:value-type="float" office:value="575.801282051282">
            <text:p>575.801282051282</text:p>
          </table:table-cell>
          <table:table-cell office:value-type="float" office:value="534.065934065934">
            <text:p>534.065934065934</text:p>
          </table:table-cell>
          <table:table-cell office:value-type="float" office:value="2137.315195753152">
            <text:p>2137.315195753152</text:p>
          </table:table-cell>
          <table:table-cell office:value-type="float" office:value="672.6141592920353">
            <text:p>672.6141592920353</text:p>
          </table:table-cell>
          <table:table-cell office:value-type="float" office:value="715.0104821802935">
            <text:p>715.0104821802935</text:p>
          </table:table-cell>
          <table:table-cell office:value-type="float" office:value="0.0">
            <text:p/>
          </table:table-cell>
          <table:table-cell office:value-type="float" office:value="284.66878513810803">
            <text:p>284.66878513810803</text:p>
          </table:table-cell>
          <table:table-cell office:value-type="float" office:value="1386.3142991977347">
            <text:p>1386.3142991977347</text:p>
          </table:table-cell>
          <table:table-cell office:value-type="float" office:value="1073.440615835777">
            <text:p>1073.440615835777</text:p>
          </table:table-cell>
          <table:table-cell office:value-type="float" office:value="964.6836847946726">
            <text:p>964.6836847946726</text:p>
          </table:table-cell>
          <table:table-cell office:value-type="float" office:value="1144.6918859649122">
            <text:p>1144.6918859649122</text:p>
          </table:table-cell>
          <table:table-cell office:value-type="float" office:value="908.6973365617433">
            <text:p>908.6973365617433</text:p>
          </table:table-cell>
          <table:table-cell office:value-type="float" office:value="2935.4996405463694">
            <text:p>2935.4996405463694</text:p>
          </table:table-cell>
          <table:table-cell office:value-type="float" office:value="474.21524663677127">
            <text:p>474.21524663677127</text:p>
          </table:table-cell>
          <table:table-cell office:value-type="float" office:value="224.4565217391304">
            <text:p>224.4565217391304</text:p>
          </table:table-cell>
          <table:table-cell office:value-type="float" office:value="1610.3397876327294">
            <text:p>1610.3397876327294</text:p>
          </table:table-cell>
          <table:table-cell office:value-type="float" office:value="331.8649270031038">
            <text:p>331.8649270031038</text:p>
          </table:table-cell>
          <table:table-cell office:value-type="float" office:value="1423.58124635993">
            <text:p>1423.58124635993</text:p>
          </table:table-cell>
          <table:table-cell office:value-type="float" office:value="230.8282208588957">
            <text:p>230.8282208588957</text:p>
          </table:table-cell>
          <table:table-cell office:value-type="float" office:value="979.9755884917174">
            <text:p>979.9755884917174</text:p>
          </table:table-cell>
          <table:table-cell office:value-type="float" office:value="1249.0979253112032">
            <text:p>1249.0979253112032</text:p>
          </table:table-cell>
          <table:table-cell office:value-type="float" office:value="679.291300877893">
            <text:p>679.291300877893</text:p>
          </table:table-cell>
          <table:table-cell office:value-type="float" office:value="368.1333333333333">
            <text:p>368.1333333333333</text:p>
          </table:table-cell>
          <table:table-cell office:value-type="float" office:value="1595.9120813397128">
            <text:p>1595.9120813397128</text:p>
          </table:table-cell>
          <table:table-cell office:value-type="float" office:value="782.5116858237548">
            <text:p>782.5116858237548</text:p>
          </table:table-cell>
          <table:table-cell office:value-type="float" office:value="0.0">
            <text:p/>
          </table:table-cell>
          <table:table-cell office:value-type="float" office:value="400.05341880341877">
            <text:p>400.05341880341877</text:p>
          </table:table-cell>
          <table:table-cell office:value-type="float" office:value="538.6291999033115">
            <text:p>538.6291999033115</text:p>
          </table:table-cell>
          <table:table-cell office:value-type="float" office:value="972.6962457337884">
            <text:p>972.6962457337884</text:p>
          </table:table-cell>
          <table:table-cell office:value-type="float" office:value="258.3798882681564">
            <text:p>258.3798882681564</text:p>
          </table:table-cell>
          <table:table-cell office:value-type="float" office:value="323.67692307692306">
            <text:p>323.67692307692306</text:p>
          </table:table-cell>
          <table:table-cell office:value-type="float" office:value="1419.4321475625823">
            <text:p>1419.4321475625823</text:p>
          </table:table-cell>
          <table:table-cell office:value-type="float" office:value="1995.5371900826444">
            <text:p>1995.5371900826444</text:p>
          </table:table-cell>
          <table:table-cell office:value-type="float" office:value="483.01168072680076">
            <text:p>483.01168072680076</text:p>
          </table:table-cell>
          <table:table-cell office:value-type="float" office:value="2468.7013996889577">
            <text:p>2468.7013996889577</text:p>
          </table:table-cell>
          <table:table-cell office:value-type="float" office:value="1246.337201805287">
            <text:p>1246.337201805287</text:p>
          </table:table-cell>
          <table:table-cell office:value-type="float" office:value="1025.985110470701">
            <text:p>1025.985110470701</text:p>
          </table:table-cell>
          <table:table-cell office:value-type="float" office:value="657.8259428097803">
            <text:p>657.8259428097803</text:p>
          </table:table-cell>
          <table:table-cell office:value-type="float" office:value="1308.9413035649982">
            <text:p>1308.9413035649982</text:p>
          </table:table-cell>
          <table:table-cell office:value-type="float" office:value="630.2868852459015">
            <text:p>630.2868852459015</text:p>
          </table:table-cell>
          <table:table-cell office:value-type="float" office:value="1761.5742205677059">
            <text:p>1761.5742205677059</text:p>
          </table:table-cell>
          <table:table-cell office:value-type="float" office:value="0">
            <text:p/>
          </table:table-cell>
          <table:table-cell office:value-type="float" office:value="430.9036144578313">
            <text:p>430.9036144578313</text:p>
          </table:table-cell>
          <table:table-cell office:value-type="float" office:value="277.95454545454544">
            <text:p>277.95454545454544</text:p>
          </table:table-cell>
          <table:table-cell office:value-type="float" office:value="363.89675516224185">
            <text:p>363.89675516224185</text:p>
          </table:table-cell>
          <table:table-cell office:value-type="float" office:value="662.1028037383177">
            <text:p>662.1028037383177</text:p>
          </table:table-cell>
          <table:table-cell office:value-type="float" office:value="79.31404072883171">
            <text:p>79.31404072883171</text:p>
          </table:table-cell>
          <table:table-cell office:value-type="float" office:value="184.6984536082474">
            <text:p>184.6984536082474</text:p>
          </table:table-cell>
          <table:table-cell office:value-type="float" office:value="0">
            <text:p/>
          </table:table-cell>
          <table:table-cell office:value-type="float" office:value="1372.2478576137112">
            <text:p>1372.2478576137112</text:p>
          </table:table-cell>
          <table:table-cell office:value-type="float" office:value="177.7340608845491">
            <text:p>177.7340608845491</text:p>
          </table:table-cell>
          <table:table-cell office:value-type="float" office:value="1386.8927129398191">
            <text:p>1386.8927129398191</text:p>
          </table:table-cell>
          <table:table-cell office:value-type="float" office:value="1125.9867374005305">
            <text:p>1125.9867374005305</text:p>
          </table:table-cell>
          <table:table-cell office:value-type="float" office:value="834.4814090019569">
            <text:p>834.4814090019569</text:p>
          </table:table-cell>
          <table:table-cell office:value-type="float" office:value="612.5827814569536">
            <text:p>612.5827814569536</text:p>
          </table:table-cell>
          <table:table-cell office:value-type="float" office:value="1218.3739456419867">
            <text:p>1218.3739456419867</text:p>
          </table:table-cell>
          <table:table-cell office:value-type="float" office:value="2682.314410480349">
            <text:p>2682.314410480349</text:p>
          </table:table-cell>
          <table:table-cell office:value-type="float" office:value="1726.3414405986903">
            <text:p>1726.3414405986903</text:p>
          </table:table-cell>
          <table:table-cell office:value-type="float" office:value="605.3532608695651">
            <text:p>605.3532608695651</text:p>
          </table:table-cell>
          <table:table-cell office:value-type="float" office:value="559.0782652043868">
            <text:p>559.0782652043868</text:p>
          </table:table-cell>
          <table:table-cell office:value-type="float" office:value="677.9156773956676">
            <text:p>677.9156773956676</text:p>
          </table:table-cell>
          <table:table-cell office:value-type="float" office:value="381.14512471655325">
            <text:p>381.14512471655325</text:p>
          </table:table-cell>
          <table:table-cell office:value-type="float" office:value="800.1722723543888">
            <text:p>800.1722723543888</text:p>
          </table:table-cell>
          <table:table-cell office:value-type="float" office:value="771.9172267421294">
            <text:p>771.9172267421294</text:p>
          </table:table-cell>
          <table:table-cell office:value-type="float" office:value="1772.5945692883895">
            <text:p>1772.5945692883895</text:p>
          </table:table-cell>
          <table:table-cell office:value-type="float" office:value="2838.0150987224156">
            <text:p>2838.0150987224156</text:p>
          </table:table-cell>
          <table:table-cell office:value-type="float" office:value="860.3526530612245">
            <text:p>860.3526530612245</text:p>
          </table:table-cell>
          <table:table-cell office:value-type="float" office:value="1065.0774932614554">
            <text:p>1065.0774932614554</text:p>
          </table:table-cell>
          <table:table-cell office:value-type="float" office:value="341.9575871819038">
            <text:p>341.9575871819038</text:p>
          </table:table-cell>
          <table:table-cell office:value-type="float" office:value="215.7973345588235">
            <text:p>215.7973345588235</text:p>
          </table:table-cell>
          <table:table-cell office:value-type="float" office:value="417.0482522796352">
            <text:p>417.0482522796352</text:p>
          </table:table-cell>
          <table:table-cell office:value-type="float" office:value="1849.4380475594492">
            <text:p>1849.4380475594492</text:p>
          </table:table-cell>
          <table:table-cell office:value-type="float" office:value="1089.026178010471">
            <text:p>1089.026178010471</text:p>
          </table:table-cell>
          <table:table-cell office:value-type="float" office:value="66.74757281553397">
            <text:p>66.74757281553397</text:p>
          </table:table-cell>
          <table:table-cell office:value-type="float" office:value="486.04269293924466">
            <text:p>486.04269293924466</text:p>
          </table:table-cell>
          <table:table-cell office:value-type="float" office:value="584.6399482870071">
            <text:p>584.6399482870071</text:p>
          </table:table-cell>
          <table:table-cell office:value-type="float" office:value="268.89647577092506">
            <text:p>268.89647577092506</text:p>
          </table:table-cell>
          <table:table-cell office:value-type="float" office:value="1023.2215239591516">
            <text:p>1023.2215239591516</text:p>
          </table:table-cell>
          <table:table-cell office:value-type="float" office:value="733.7227949599084">
            <text:p>733.7227949599084</text:p>
          </table:table-cell>
          <table:table-cell office:value-type="float" office:value="14.658369408369408">
            <text:p>14.658369408369408</text:p>
          </table:table-cell>
          <table:table-cell office:value-type="float" office:value="1413.037667071689">
            <text:p>1413.037667071689</text:p>
          </table:table-cell>
          <table:table-cell office:value-type="float" office:value="1633.8134218289085">
            <text:p>1633.8134218289085</text:p>
          </table:table-cell>
          <table:table-cell office:value-type="float" office:value="443.8446132596685">
            <text:p>443.8446132596685</text:p>
          </table:table-cell>
          <table:table-cell office:value-type="float" office:value="433.3894736842105">
            <text:p>433.3894736842105</text:p>
          </table:table-cell>
          <table:table-cell office:value-type="float" office:value="916.3351282863478">
            <text:p>916.3351282863478</text:p>
          </table:table-cell>
          <table:table-cell office:value-type="float" office:value="467.80438448566605">
            <text:p>467.80438448566605</text:p>
          </table:table-cell>
          <table:table-cell office:value-type="float" office:value="760.6314152410575">
            <text:p>760.6314152410575</text:p>
          </table:table-cell>
          <table:table-cell office:value-type="float" office:value="83.52941176470587">
            <text:p>83.52941176470587</text:p>
          </table:table-cell>
          <table:table-cell office:value-type="float" office:value="586.8009708737864">
            <text:p>586.8009708737864</text:p>
          </table:table-cell>
          <table:table-cell office:value-type="float" office:value="423.1582715085253">
            <text:p>423.1582715085253</text:p>
          </table:table-cell>
          <table:table-cell office:value-type="float" office:value="1139.021164021164">
            <text:p>1139.021164021164</text:p>
          </table:table-cell>
          <table:table-cell office:value-type="float" office:value="776.9691613388492">
            <text:p>776.9691613388492</text:p>
          </table:table-cell>
          <table:table-cell office:value-type="float" office:value="985.8783783783783">
            <text:p>985.8783783783783</text:p>
          </table:table-cell>
          <table:table-cell office:value-type="float" office:value="1379.159886086249">
            <text:p>1379.159886086249</text:p>
          </table:table-cell>
          <table:table-cell office:value-type="float" office:value="369.7674418604651">
            <text:p>369.7674418604651</text:p>
          </table:table-cell>
          <table:table-cell office:value-type="float" office:value="158.47860538827257">
            <text:p>158.47860538827257</text:p>
          </table:table-cell>
          <table:table-cell office:value-type="float" office:value="1348.109561752988">
            <text:p>1348.109561752988</text:p>
          </table:table-cell>
          <table:table-cell office:value-type="float" office:value="0">
            <text:p/>
          </table:table-cell>
          <table:table-cell office:value-type="float" office:value="1463.1360663983903">
            <text:p>1463.1360663983903</text:p>
          </table:table-cell>
          <table:table-cell office:value-type="float" office:value="492.52615844544096">
            <text:p>492.52615844544096</text:p>
          </table:table-cell>
          <table:table-cell office:value-type="float" office:value="674.3347639484978">
            <text:p>674.3347639484978</text:p>
          </table:table-cell>
          <table:table-cell office:value-type="float" office:value="0.0">
            <text:p/>
          </table:table-cell>
          <table:table-cell office:value-type="float" office:value="1420.9687092568447">
            <text:p>1420.9687092568447</text:p>
          </table:table-cell>
          <table:table-cell office:value-type="float" office:value="1032.2398190045249">
            <text:p>1032.2398190045249</text:p>
          </table:table-cell>
          <table:table-cell office:value-type="float" office:value="2494.713261648745">
            <text:p>2494.713261648745</text:p>
          </table:table-cell>
          <table:table-cell office:value-type="float" office:value="933.0309484193011">
            <text:p>933.0309484193011</text:p>
          </table:table-cell>
          <table:table-cell office:value-type="float" office:value="1205.1756885090217">
            <text:p>1205.1756885090217</text:p>
          </table:table-cell>
          <table:table-cell office:value-type="float" office:value="526.4366729678638">
            <text:p>526.4366729678638</text:p>
          </table:table-cell>
          <table:table-cell office:value-type="float" office:value="1219.3430656934306">
            <text:p>1219.3430656934306</text:p>
          </table:table-cell>
          <table:table-cell office:value-type="float" office:value="1842.0064153969527">
            <text:p>1842.0064153969527</text:p>
          </table:table-cell>
          <table:table-cell office:value-type="float" office:value="214.02905198776756">
            <text:p>214.02905198776756</text:p>
          </table:table-cell>
          <table:table-cell office:value-type="float" office:value="666.779574468085">
            <text:p>666.779574468085</text:p>
          </table:table-cell>
          <table:table-cell office:value-type="float" office:value="146.82779456193353">
            <text:p>146.82779456193353</text:p>
          </table:table-cell>
          <table:table-cell office:value-type="float" office:value="99.29906542056074">
            <text:p>99.29906542056074</text:p>
          </table:table-cell>
          <table:table-cell office:value-type="float" office:value="1079.6462841015991">
            <text:p>1079.6462841015991</text:p>
          </table:table-cell>
          <table:table-cell office:value-type="float" office:value="742.3728813559321">
            <text:p>742.3728813559321</text:p>
          </table:table-cell>
          <table:table-cell office:value-type="float" office:value="1684.5725734639357">
            <text:p>1684.5725734639357</text:p>
          </table:table-cell>
          <table:table-cell office:value-type="float" office:value="226.63788027477918">
            <text:p>226.63788027477918</text:p>
          </table:table-cell>
          <table:table-cell office:value-type="float" office:value="784.2481827622014">
            <text:p>784.2481827622014</text:p>
          </table:table-cell>
          <table:table-cell office:value-type="float" office:value="908.9609053497942">
            <text:p>908.9609053497942</text:p>
          </table:table-cell>
          <table:table-cell office:value-type="float" office:value="978.7714457108577">
            <text:p>978.7714457108577</text:p>
          </table:table-cell>
          <table:table-cell office:value-type="float" office:value="131.72994652406416">
            <text:p>131.72994652406416</text:p>
          </table:table-cell>
          <table:table-cell office:value-type="float" office:value="1268.6963696369635">
            <text:p>1268.6963696369635</text:p>
          </table:table-cell>
          <table:table-cell office:value-type="float" office:value="74.55489614243322">
            <text:p>74.55489614243322</text:p>
          </table:table-cell>
          <table:table-cell office:value-type="float" office:value="2947.644539614561">
            <text:p>2947.644539614561</text:p>
          </table:table-cell>
          <table:table-cell office:value-type="float" office:value="765.646725440806">
            <text:p>765.646725440806</text:p>
          </table:table-cell>
          <table:table-cell office:value-type="float" office:value="525.5506607929515">
            <text:p>525.5506607929515</text:p>
          </table:table-cell>
          <table:table-cell office:value-type="float" office:value="893.7644110275688">
            <text:p>893.7644110275688</text:p>
          </table:table-cell>
          <table:table-cell office:value-type="float" office:value="1797.685950413223">
            <text:p>1797.685950413223</text:p>
          </table:table-cell>
          <table:table-cell office:value-type="float" office:value="250.0">
            <text:p>250.0</text:p>
          </table:table-cell>
          <table:table-cell office:value-type="float" office:value="1039.2712550607287">
            <text:p>1039.2712550607287</text:p>
          </table:table-cell>
          <table:table-cell office:value-type="float" office:value="1222.5851285615008">
            <text:p>1222.5851285615008</text:p>
          </table:table-cell>
          <table:table-cell office:value-type="float" office:value="1079.052803483941">
            <text:p>1079.052803483941</text:p>
          </table:table-cell>
          <table:table-cell office:value-type="float" office:value="336.02069998638154">
            <text:p>336.02069998638154</text:p>
          </table:table-cell>
          <table:table-cell office:value-type="float" office:value="428.88855979266935">
            <text:p>428.88855979266935</text:p>
          </table:table-cell>
          <table:table-cell office:value-type="float" office:value="1937.3459244532803">
            <text:p>1937.3459244532803</text:p>
          </table:table-cell>
          <table:table-cell office:value-type="float" office:value="258.47685683530676">
            <text:p>258.47685683530676</text:p>
          </table:table-cell>
          <table:table-cell office:value-type="float" office:value="2898.528358208955">
            <text:p>2898.528358208955</text:p>
          </table:table-cell>
          <table:table-cell office:value-type="float" office:value="1106.430448572723">
            <text:p>1106.430448572723</text:p>
          </table:table-cell>
          <table:table-cell office:value-type="float" office:value="2353.623046875">
            <text:p>2353.623046875</text:p>
          </table:table-cell>
          <table:table-cell office:value-type="float" office:value="339.56185567010306">
            <text:p>339.56185567010306</text:p>
          </table:table-cell>
          <table:table-cell office:value-type="float" office:value="1069.6808510638298">
            <text:p>1069.6808510638298</text:p>
          </table:table-cell>
          <table:table-cell office:value-type="float" office:value="167.14285714285714">
            <text:p>167.14285714285714</text:p>
          </table:table-cell>
          <table:table-cell office:value-type="float" office:value="880.2331743508214">
            <text:p>880.2331743508214</text:p>
          </table:table-cell>
          <table:table-cell office:value-type="float" office:value="412.1287128712871">
            <text:p>412.1287128712871</text:p>
          </table:table-cell>
          <table:table-cell office:value-type="float" office:value="1669.354061921143">
            <text:p>1669.354061921143</text:p>
          </table:table-cell>
          <table:table-cell office:value-type="float" office:value="652.8048780487804">
            <text:p>652.8048780487804</text:p>
          </table:table-cell>
          <table:table-cell office:value-type="float" office:value="1075.3932584269662">
            <text:p>1075.3932584269662</text:p>
          </table:table-cell>
          <table:table-cell office:value-type="float" office:value="305.17505470459514">
            <text:p>305.17505470459514</text:p>
          </table:table-cell>
          <table:table-cell office:value-type="float" office:value="321.1319910514541">
            <text:p>321.1319910514541</text:p>
          </table:table-cell>
          <table:table-cell office:value-type="float" office:value="1555.2058111380145">
            <text:p>1555.2058111380145</text:p>
          </table:table-cell>
          <table:table-cell office:value-type="float" office:value="1489.6103896103896">
            <text:p>1489.6103896103896</text:p>
          </table:table-cell>
          <table:table-cell office:value-type="float" office:value="825.8428246013667">
            <text:p>825.8428246013667</text:p>
          </table:table-cell>
          <table:table-cell office:value-type="float" office:value="260.1746724890829">
            <text:p>260.1746724890829</text:p>
          </table:table-cell>
          <table:table-cell office:value-type="float" office:value="756.0759027266027">
            <text:p>756.0759027266027</text:p>
          </table:table-cell>
          <table:table-cell office:value-type="float" office:value="823.6689895470382">
            <text:p>823.6689895470382</text:p>
          </table:table-cell>
          <table:table-cell office:value-type="float" office:value="603.0640668523677">
            <text:p>603.0640668523677</text:p>
          </table:table-cell>
          <table:table-cell office:value-type="float" office:value="567.0927616563416">
            <text:p>567.0927616563416</text:p>
          </table:table-cell>
          <table:table-cell office:value-type="float" office:value="607.0054945054944">
            <text:p>607.0054945054944</text:p>
          </table:table-cell>
          <table:table-cell office:value-type="float" office:value="226.77165354330708">
            <text:p>226.77165354330708</text:p>
          </table:table-cell>
          <table:table-cell office:value-type="float" office:value="892.1717171717171">
            <text:p>892.1717171717171</text:p>
          </table:table-cell>
          <table:table-cell office:value-type="float" office:value="2125.292929292929">
            <text:p>2125.292929292929</text:p>
          </table:table-cell>
          <table:table-cell office:value-type="float" office:value="1296.9488536155202">
            <text:p>1296.9488536155202</text:p>
          </table:table-cell>
          <table:table-cell office:value-type="float" office:value="433.8842975206611">
            <text:p>433.8842975206611</text:p>
          </table:table-cell>
          <table:table-cell office:value-type="float" office:value="2420.437179487179">
            <text:p>2420.437179487179</text:p>
          </table:table-cell>
          <table:table-cell office:value-type="float" office:value="615.7190635451504">
            <text:p>615.7190635451504</text:p>
          </table:table-cell>
          <table:table-cell office:value-type="float" office:value="1016.0695322376738">
            <text:p>1016.0695322376738</text:p>
          </table:table-cell>
          <table:table-cell office:value-type="float" office:value="394.7852760736196">
            <text:p>394.7852760736196</text:p>
          </table:table-cell>
          <table:table-cell office:value-type="float" office:value="1017.1079429735233">
            <text:p>1017.1079429735233</text:p>
          </table:table-cell>
          <table:table-cell office:value-type="float" office:value="570.20886981402">
            <text:p>570.20886981402</text:p>
          </table:table-cell>
          <table:table-cell office:value-type="float" office:value="742.0190023752969">
            <text:p>742.0190023752969</text:p>
          </table:table-cell>
          <table:table-cell office:value-type="float" office:value="507.74205469327416">
            <text:p>507.74205469327416</text:p>
          </table:table-cell>
          <table:table-cell office:value-type="float" office:value="350.0">
            <text:p>350.0</text:p>
          </table:table-cell>
          <table:table-cell office:value-type="float" office:value="1714.8398195149464">
            <text:p>1714.8398195149464</text:p>
          </table:table-cell>
          <table:table-cell office:value-type="float" office:value="699.9260172626387">
            <text:p>699.9260172626387</text:p>
          </table:table-cell>
          <table:table-cell office:value-type="float" office:value="3484.5291723202167">
            <text:p>3484.5291723202167</text:p>
          </table:table-cell>
          <table:table-cell office:value-type="float" office:value="1531.7995537374488">
            <text:p>1531.7995537374488</text:p>
          </table:table-cell>
          <table:table-cell office:value-type="float" office:value="1544.046038151137">
            <text:p>1544.046038151137</text:p>
          </table:table-cell>
          <table:table-cell office:value-type="float" office:value="1843.8914546552996">
            <text:p>1843.8914546552996</text:p>
          </table:table-cell>
          <table:table-cell office:value-type="float" office:value="1303.3028864175933">
            <text:p>1303.3028864175933</text:p>
          </table:table-cell>
          <table:table-cell office:value-type="float" office:value="512.0664451827242">
            <text:p>512.0664451827242</text:p>
          </table:table-cell>
          <table:table-cell office:value-type="float" office:value="158.4327086882453">
            <text:p>158.4327086882453</text:p>
          </table:table-cell>
          <table:table-cell office:value-type="float" office:value="1055.628896377422">
            <text:p>1055.628896377422</text:p>
          </table:table-cell>
          <table:table-cell office:value-type="float" office:value="2116.1048985650664">
            <text:p>2116.1048985650664</text:p>
          </table:table-cell>
          <table:table-cell office:value-type="float" office:value="813.6754643206256">
            <text:p>813.6754643206256</text:p>
          </table:table-cell>
          <table:table-cell office:value-type="float" office:value="573.1965383240506">
            <text:p>573.1965383240506</text:p>
          </table:table-cell>
          <table:table-cell office:value-type="float" office:value="1954.8954329922635">
            <text:p>1954.8954329922635</text:p>
          </table:table-cell>
          <table:table-cell office:value-type="float" office:value="518.3821912788567">
            <text:p>518.3821912788567</text:p>
          </table:table-cell>
          <table:table-cell office:value-type="float" office:value="1345.633761682243">
            <text:p>1345.633761682243</text:p>
          </table:table-cell>
          <table:table-cell office:value-type="float" office:value="1254.5048482952768">
            <text:p>1254.5048482952768</text:p>
          </table:table-cell>
          <table:table-cell office:value-type="float" office:value="850.5683168316831">
            <text:p>850.5683168316831</text:p>
          </table:table-cell>
          <table:table-cell office:value-type="float" office:value="1653.7535858771605">
            <text:p>1653.7535858771605</text:p>
          </table:table-cell>
          <table:table-cell office:value-type="float" office:value="462.44650141198616">
            <text:p>462.44650141198616</text:p>
          </table:table-cell>
          <table:table-cell office:value-type="float" office:value="945.4192307692307">
            <text:p>945.4192307692307</text:p>
          </table:table-cell>
          <table:table-cell office:value-type="float" office:value="718.2098707403055">
            <text:p>718.2098707403055</text:p>
          </table:table-cell>
          <table:table-cell office:value-type="float" office:value="1174.7890668139148">
            <text:p>1174.7890668139148</text:p>
          </table:table-cell>
          <table:table-cell office:value-type="float" office:value="2480.712623012869">
            <text:p>2480.712623012869</text:p>
          </table:table-cell>
          <table:table-cell office:value-type="float" office:value="903.0416946872898">
            <text:p>903.0416946872898</text:p>
          </table:table-cell>
          <table:table-cell office:value-type="float" office:value="1509.9761904761904">
            <text:p>1509.9761904761904</text:p>
          </table:table-cell>
          <table:table-cell office:value-type="float" office:value="2194.0485114585563">
            <text:p>2194.0485114585563</text:p>
          </table:table-cell>
          <table:table-cell office:value-type="float" office:value="1116.2763466042154">
            <text:p>1116.2763466042154</text:p>
          </table:table-cell>
          <table:table-cell office:value-type="float" office:value="1351.75767416686">
            <text:p>1351.75767416686</text:p>
          </table:table-cell>
          <table:table-cell office:value-type="float" office:value="2928.4057199866975">
            <text:p>2928.4057199866975</text:p>
          </table:table-cell>
          <table:table-cell office:value-type="float" office:value="720.3124254303732">
            <text:p>720.3124254303732</text:p>
          </table:table-cell>
          <table:table-cell office:value-type="float" office:value="2235.756033625599">
            <text:p>2235.756033625599</text:p>
          </table:table-cell>
          <table:table-cell office:value-type="float" office:value="1129.3858395582981">
            <text:p>1129.3858395582981</text:p>
          </table:table-cell>
          <table:table-cell office:value-type="float" office:value="1869.911373976342">
            <text:p>1869.911373976342</text:p>
          </table:table-cell>
          <table:table-cell office:value-type="float" office:value="1917.2874985544117">
            <text:p>1917.2874985544117</text:p>
          </table:table-cell>
          <table:table-cell office:value-type="float" office:value="713.4489247311827">
            <text:p>713.4489247311827</text:p>
          </table:table-cell>
          <table:table-cell office:value-type="float" office:value="651.7267206477733">
            <text:p>651.7267206477733</text:p>
          </table:table-cell>
          <table:table-cell office:value-type="float" office:value="2143.035691638735">
            <text:p>2143.035691638735</text:p>
          </table:table-cell>
          <table:table-cell office:value-type="float" office:value="801.3125">
            <text:p>801.3125</text:p>
          </table:table-cell>
          <table:table-cell office:value-type="float" office:value="3148.8172961630694">
            <text:p>3148.8172961630694</text:p>
          </table:table-cell>
          <table:table-cell office:value-type="float" office:value="2849.882770529547">
            <text:p>2849.882770529547</text:p>
          </table:table-cell>
          <table:table-cell office:value-type="float" office:value="3156.0278661214597">
            <text:p>3156.0278661214597</text:p>
          </table:table-cell>
          <table:table-cell office:value-type="float" office:value="602.0824135393672">
            <text:p>602.0824135393672</text:p>
          </table:table-cell>
          <table:table-cell office:value-type="float" office:value="1786.176502363268">
            <text:p>1786.176502363268</text:p>
          </table:table-cell>
          <table:table-cell office:value-type="float" office:value="1062.0647058823529">
            <text:p>1062.0647058823529</text:p>
          </table:table-cell>
          <table:table-cell office:value-type="float" office:value="2229.7748447204967">
            <text:p>2229.7748447204967</text:p>
          </table:table-cell>
          <table:table-cell office:value-type="float" office:value="1514.5818632855567">
            <text:p>1514.5818632855567</text:p>
          </table:table-cell>
          <table:table-cell office:value-type="float" office:value="2113.052938634399">
            <text:p>2113.052938634399</text:p>
          </table:table-cell>
          <table:table-cell office:value-type="float" office:value="1611.5757687667724">
            <text:p>1611.5757687667724</text:p>
          </table:table-cell>
          <table:table-cell office:value-type="float" office:value="1629.4561855670102">
            <text:p>1629.4561855670102</text:p>
          </table:table-cell>
          <table:table-cell office:value-type="float" office:value="2890.388701684836">
            <text:p>2890.388701684836</text:p>
          </table:table-cell>
          <table:table-cell office:value-type="float" office:value="3299.297773279352">
            <text:p>3299.297773279352</text:p>
          </table:table-cell>
          <table:table-cell office:value-type="float" office:value="1636.1977309562399">
            <text:p>1636.1977309562399</text:p>
          </table:table-cell>
          <table:table-cell office:value-type="float" office:value="1847.9696969696968">
            <text:p>1847.9696969696968</text:p>
          </table:table-cell>
          <table:table-cell office:value-type="float" office:value="4328.837031369548">
            <text:p>4328.837031369548</text:p>
          </table:table-cell>
          <table:table-cell office:value-type="float" office:value="3486.8650121065375">
            <text:p>3486.8650121065375</text:p>
          </table:table-cell>
          <table:table-cell office:value-type="float" office:value="2221.6774744027302">
            <text:p>2221.6774744027302</text:p>
          </table:table-cell>
          <table:table-cell office:value-type="float" office:value="5089.302342086586">
            <text:p>5089.302342086586</text:p>
          </table:table-cell>
          <table:table-cell office:value-type="float" office:value="1679.4878447618007">
            <text:p>1679.4878447618007</text:p>
          </table:table-cell>
          <table:table-cell office:value-type="float" office:value="779.4144144144144">
            <text:p>779.4144144144144</text:p>
          </table:table-cell>
          <table:table-cell office:value-type="float" office:value="1625.9125482625482">
            <text:p>1625.9125482625482</text:p>
          </table:table-cell>
          <table:table-cell office:value-type="float" office:value="2537.4961538461534">
            <text:p>2537.4961538461534</text:p>
          </table:table-cell>
          <table:table-cell office:value-type="float" office:value="856.0654429369513">
            <text:p>856.0654429369513</text:p>
          </table:table-cell>
          <table:table-cell office:value-type="float" office:value="1913.3348752914933">
            <text:p>1913.3348752914933</text:p>
          </table:table-cell>
          <table:table-cell office:value-type="float" office:value="1394.2748091603053">
            <text:p>1394.2748091603053</text:p>
          </table:table-cell>
          <table:table-cell office:value-type="float" office:value="1428.3100243416684">
            <text:p>1428.3100243416684</text:p>
          </table:table-cell>
          <table:table-cell office:value-type="float" office:value="3710.3106926698047">
            <text:p>3710.3106926698047</text:p>
          </table:table-cell>
          <table:table-cell office:value-type="float" office:value="1080.9110922946654">
            <text:p>1080.9110922946654</text:p>
          </table:table-cell>
          <table:table-cell office:value-type="float" office:value="2135.495527156549">
            <text:p>2135.495527156549</text:p>
          </table:table-cell>
          <table:table-cell office:value-type="float" office:value="6006.845512820512">
            <text:p>6006.845512820512</text:p>
          </table:table-cell>
          <table:table-cell office:value-type="float" office:value="1706.355910378573">
            <text:p>1706.355910378573</text:p>
          </table:table-cell>
          <table:table-cell office:value-type="float" office:value="2292.291298369672">
            <text:p>2292.291298369672</text:p>
          </table:table-cell>
          <table:table-cell office:value-type="float" office:value="1712.3861566484516">
            <text:p>1712.3861566484516</text:p>
          </table:table-cell>
          <table:table-cell office:value-type="float" office:value="2275.7412533640904">
            <text:p>2275.7412533640904</text:p>
          </table:table-cell>
          <table:table-cell office:value-type="float" office:value="1401.4650263620385">
            <text:p>1401.4650263620385</text:p>
          </table:table-cell>
          <table:table-cell office:value-type="float" office:value="1948.0181105697943">
            <text:p>1948.0181105697943</text:p>
          </table:table-cell>
          <table:table-cell office:value-type="float" office:value="476.32008709853017">
            <text:p>476.32008709853017</text:p>
          </table:table-cell>
          <table:table-cell office:value-type="float" office:value="4958.217596800581">
            <text:p>4958.217596800581</text:p>
          </table:table-cell>
          <table:table-cell office:value-type="float" office:value="2303.207033184745">
            <text:p>2303.207033184745</text:p>
          </table:table-cell>
          <table:table-cell office:value-type="float" office:value="1919.3615232443124">
            <text:p>1919.3615232443124</text:p>
          </table:table-cell>
          <table:table-cell office:value-type="float" office:value="4237.387583148558">
            <text:p>4237.387583148558</text:p>
          </table:table-cell>
          <table:table-cell office:value-type="float" office:value="1400.8761576822606">
            <text:p>1400.8761576822606</text:p>
          </table:table-cell>
          <table:table-cell office:value-type="float" office:value="3190.569418189456">
            <text:p>3190.569418189456</text:p>
          </table:table-cell>
          <table:table-cell office:value-type="float" office:value="1553.9425173439047">
            <text:p>1553.9425173439047</text:p>
          </table:table-cell>
          <table:table-cell office:value-type="float" office:value="1457.7137970353476">
            <text:p>1457.7137970353476</text:p>
          </table:table-cell>
          <table:table-cell office:value-type="float" office:value="1368.8396694214875">
            <text:p>1368.8396694214875</text:p>
          </table:table-cell>
          <table:table-cell office:value-type="float" office:value="2104.8599659284496">
            <text:p>2104.8599659284496</text:p>
          </table:table-cell>
          <table:table-cell office:value-type="float" office:value="1790.6148827320442">
            <text:p>1790.6148827320442</text:p>
          </table:table-cell>
          <table:table-cell office:value-type="float" office:value="3021.6784327996115">
            <text:p>3021.6784327996115</text:p>
          </table:table-cell>
          <table:table-cell office:value-type="float" office:value="2446.7992617331693">
            <text:p>2446.7992617331693</text:p>
          </table:table-cell>
          <table:table-cell office:value-type="float" office:value="1373.072256763569">
            <text:p>1373.072256763569</text:p>
          </table:table-cell>
          <table:table-cell office:value-type="float" office:value="575.1236625153481">
            <text:p>575.1236625153481</text:p>
          </table:table-cell>
          <table:table-cell office:value-type="float" office:value="220.54317910370253">
            <text:p>220.54317910370253</text:p>
          </table:table-cell>
          <table:table-cell office:value-type="float" office:value="177.85760338951826">
            <text:p>177.85760338951826</text:p>
          </table:table-cell>
          <table:table-cell office:value-type="float" office:value="187.42228598756574">
            <text:p>187.42228598756574</text:p>
          </table:table-cell>
          <table:table-cell office:value-type="float" office:value="231.6074616757988">
            <text:p>231.6074616757988</text:p>
          </table:table-cell>
          <table:table-cell office:value-type="float" office:value="575.9389656616415">
            <text:p>575.9389656616415</text:p>
          </table:table-cell>
          <table:table-cell office:value-type="float" office:value="746.3637849321784">
            <text:p>746.3637849321784</text:p>
          </table:table-cell>
          <table:table-cell office:value-type="float" office:value="349.26302297903504">
            <text:p>349.263022979035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